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337cm"/>
    </style:style>
    <style:style style:name="co11" style:family="table-column">
      <style:table-column-properties fo:break-before="auto" style:column-width="3.029cm"/>
    </style:style>
    <style:style style:name="co12" style:family="table-column">
      <style:table-column-properties fo:break-before="auto" style:column-width="2.946cm"/>
    </style:style>
    <style:style style:name="co13" style:family="table-column">
      <style:table-column-properties fo:break-before="auto" style:column-width="2.39cm"/>
    </style:style>
    <style:style style:name="co14" style:family="table-column">
      <style:table-column-properties fo:break-before="auto" style:column-width="4.417cm"/>
    </style:style>
    <style:style style:name="co15" style:family="table-column">
      <style:table-column-properties fo:break-before="auto" style:column-width="4.805cm"/>
    </style:style>
    <style:style style:name="co16" style:family="table-column">
      <style:table-column-properties fo:break-before="auto" style:column-width="4.888cm"/>
    </style:style>
    <style:style style:name="co17" style:family="table-column">
      <style:table-column-properties fo:break-before="auto" style:column-width="5.415cm"/>
    </style:style>
    <style:style style:name="co18" style:family="table-column">
      <style:table-column-properties fo:break-before="auto" style:column-width="5.498cm"/>
    </style:style>
    <style:style style:name="co19" style:family="table-column">
      <style:table-column-properties fo:break-before="auto" style:column-width="3.612cm"/>
    </style:style>
    <style:style style:name="co20" style:family="table-column">
      <style:table-column-properties fo:break-before="auto" style:column-width="4.223cm"/>
    </style:style>
    <style:style style:name="co21" style:family="table-column">
      <style:table-column-properties fo:break-before="auto" style:column-width="4.36cm"/>
    </style:style>
    <style:style style:name="co22" style:family="table-column">
      <style:table-column-properties fo:break-before="auto" style:column-width="3.944cm"/>
    </style:style>
    <style:style style:name="co23" style:family="table-column">
      <style:table-column-properties fo:break-before="auto" style:column-width="5.472cm"/>
    </style:style>
    <style:style style:name="co24" style:family="table-column">
      <style:table-column-properties fo:break-before="auto" style:column-width="5.443cm"/>
    </style:style>
    <style:style style:name="co25" style:family="table-column">
      <style:table-column-properties fo:break-before="auto" style:column-width="3.168cm"/>
    </style:style>
    <style:style style:name="co26" style:family="table-column">
      <style:table-column-properties fo:break-before="auto" style:column-width="2.835cm"/>
    </style:style>
    <style:style style:name="co27" style:family="table-column">
      <style:table-column-properties fo:break-before="auto" style:column-width="3.39cm"/>
    </style:style>
    <style:style style:name="co28" style:family="table-column">
      <style:table-column-properties fo:break-before="auto" style:column-width="3.334cm"/>
    </style:style>
    <style:style style:name="co29" style:family="table-column">
      <style:table-column-properties fo:break-before="auto" style:column-width="3.223cm"/>
    </style:style>
    <style:style style:name="co30" style:family="table-column">
      <style:table-column-properties fo:break-before="auto" style:column-width="3.307cm"/>
    </style:style>
    <style:style style:name="co31" style:family="table-column">
      <style:table-column-properties fo:break-before="auto" style:column-width="3.445cm"/>
    </style:style>
    <style:style style:name="co32" style:family="table-column">
      <style:table-column-properties fo:break-before="auto" style:column-width="4.583cm"/>
    </style:style>
    <style:style style:name="co33" style:family="table-column">
      <style:table-column-properties fo:break-before="auto" style:column-width="5.304cm"/>
    </style:style>
    <style:style style:name="co34" style:family="table-column">
      <style:table-column-properties fo:break-before="auto" style:column-width="3.057cm"/>
    </style:style>
    <style:style style:name="co35" style:family="table-column">
      <style:table-column-properties fo:break-before="auto" style:column-width="3.279cm"/>
    </style:style>
    <style:style style:name="co36" style:family="table-column">
      <style:table-column-properties fo:break-before="auto" style:column-width="4.999cm"/>
    </style:style>
    <style:style style:name="co37" style:family="table-column">
      <style:table-column-properties fo:break-before="auto" style:column-width="3.833cm"/>
    </style:style>
    <style:style style:name="co3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115"/>
    <style:style style:name="ce4" style:family="table-cell" style:parent-style-name="Default" style:data-style-name="N2"/>
    <style:style style:name="ce5" style:family="table-cell" style:parent-style-name="Default" style:data-style-name="N107"/>
    <style:style style:name="ce6" style:family="table-cell" style:parent-style-name="Default" style:data-style-name="N112"/>
    <style:style style:name="ce7" style:family="table-cell" style:parent-style-name="Default" style:data-style-name="N109"/>
    <style:style style:name="ce8" style:family="table-cell" style:parent-style-name="Default" style:data-style-name="N108"/>
    <style:style style:name="ce9" style:family="table-cell" style:parent-style-name="Default" style:data-style-name="N1"/>
    <style:style style:name="ce10" style:family="table-cell" style:parent-style-name="Default" style:data-style-name="N100"/>
    <style:style style:name="ce11" style:family="table-cell" style:parent-style-name="Default" style:data-style-name="N110"/>
    <style:style style:name="ce12" style:family="table-cell" style:parent-style-name="Default" style:data-style-name="N162"/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15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</office:automatic-styles>
  <office:body>
    <office:spreadsheet>
      <table:table table:name="Full Periodic T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5"/>
        <table:table-column table:style-name="co13" table:default-cell-style-name="ce6"/>
        <table:table-column table:style-name="co14" table:default-cell-style-name="ce4"/>
        <table:table-column table:style-name="co15" table:default-cell-style-name="ce7"/>
        <table:table-column table:style-name="co16" table:default-cell-style-name="ce8"/>
        <table:table-column table:style-name="co15" table:default-cell-style-name="ce8"/>
        <table:table-column table:style-name="co17" table:default-cell-style-name="ce9"/>
        <table:table-column table:style-name="co18" table:default-cell-style-name="Default"/>
        <table:table-column table:style-name="co17" table:default-cell-style-name="Default"/>
        <table:table-column table:style-name="co19" table:default-cell-style-name="ce8"/>
        <table:table-column table:style-name="co20" table:default-cell-style-name="ce9"/>
        <table:table-column table:style-name="co21" table:default-cell-style-name="ce1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Default"/>
        <table:table-column table:style-name="co29" table:default-cell-style-name="Default"/>
        <table:table-column table:style-name="co30" table:default-cell-style-name="ce5"/>
        <table:table-column table:style-name="co31" table:number-columns-repeated="3" table:default-cell-style-name="Default"/>
        <table:table-column table:style-name="co32" table:default-cell-style-name="ce4"/>
        <table:table-column table:style-name="co18" table:default-cell-style-name="ce11"/>
        <table:table-column table:style-name="co19" table:default-cell-style-name="ce8"/>
        <table:table-column table:style-name="co22" table:default-cell-style-name="ce11"/>
        <table:table-column table:style-name="co16" table:default-cell-style-name="ce11"/>
        <table:table-column table:style-name="co33" table:default-cell-style-name="ce11"/>
        <table:table-column table:style-name="co34" table:default-cell-style-name="ce8"/>
        <table:table-column table:style-name="co35" table:default-cell-style-name="ce8"/>
        <table:table-column table:style-name="co21" table:default-cell-style-name="ce9"/>
        <table:table-column table:style-name="co36" table:default-cell-style-name="ce12"/>
        <table:table-column table:style-name="co37" table:default-cell-style-name="Default"/>
        <table:table-row table:style-name="ro1">
          <table:table-cell office:value-type="string">
            <text:p>English element name</text:p>
          </table:table-cell>
          <table:table-cell office:value-type="string">
            <text:p>atomic symbol</text:p>
          </table:table-cell>
          <table:table-cell table:style-name="Default" office:value-type="string">
            <text:p>atomic #</text:p>
          </table:table-cell>
          <table:table-cell office:value-type="string">
            <text:p>German element name</text:p>
          </table:table-cell>
          <table:table-cell office:value-type="string">
            <text:p>French element name</text:p>
          </table:table-cell>
          <table:table-cell office:value-type="string">
            <text:p>Spanish element name</text:p>
          </table:table-cell>
          <table:table-cell office:value-type="string">
            <text:p>Italian element name</text:p>
          </table:table-cell>
          <table:table-cell office:value-type="string">
            <text:p>atomic mass (NIST 2016)</text:p>
          </table:table-cell>
          <table:table-cell office:value-type="string">
            <text:p>Group #</text:p>
          </table:table-cell>
          <table:table-cell office:value-type="string">
            <text:p>Period</text:p>
          </table:table-cell>
          <table:table-cell table:style-name="Default" office:value-type="string">
            <text:p>Melting Point, °C</text:p>
          </table:table-cell>
          <table:table-cell table:style-name="Default" office:value-type="string">
            <text:p>Boiling Point, °C</text:p>
          </table:table-cell>
          <table:table-cell table:style-name="Default" office:value-type="string">
            <text:p>density g/mL</text:p>
          </table:table-cell>
          <table:table-cell table:style-name="Default" office:value-type="string">
            <text:p>electronegativity (Pauling)</text:p>
          </table:table-cell>
          <table:table-cell table:style-name="Default" office:value-type="string">
            <text:p>1st ionization potential (eV) </text:p>
          </table:table-cell>
          <table:table-cell table:style-name="Default" office:value-type="string">
            <text:p>2nd ionization potential (eV) </text:p>
          </table:table-cell>
          <table:table-cell table:style-name="Default" office:value-type="string">
            <text:p>3rd ionization potential (eV) </text:p>
          </table:table-cell>
          <table:table-cell table:style-name="Default" office:value-type="string">
            <text:p>1st ionization potential (kJ/mol) </text:p>
          </table:table-cell>
          <table:table-cell office:value-type="string">
            <text:p>2nd ionization potential (kJ/mol) </text:p>
          </table:table-cell>
          <table:table-cell office:value-type="string">
            <text:p>3rd ionization potential (kJ/mol) </text:p>
          </table:table-cell>
          <table:table-cell table:style-name="Default" office:value-type="string">
            <text:p>Electron Affinity (eV)</text:p>
          </table:table-cell>
          <table:table-cell table:style-name="Default" office:value-type="string">
            <text:p>Electron Affinity (kJ/mol)</text:p>
          </table:table-cell>
          <table:table-cell table:style-name="Default" office:value-type="string">
            <text:p>common oxidation states</text:p>
          </table:table-cell>
          <table:table-cell office:value-type="string">
            <text:p>ions commonly formed</text:p>
          </table:table-cell>
          <table:table-cell office:value-type="string">
            <text:p>Predicted Electron Configuration</text:p>
          </table:table-cell>
          <table:table-cell office:value-type="string">
            <text:p>Observed Electron Configuration</text:p>
          </table:table-cell>
          <table:table-cell table:style-name="Default" office:value-type="string">
            <text:p>atomic radius (Å) </text:p>
          </table:table-cell>
          <table:table-cell table:style-name="Default" office:value-type="string">
            <text:p>ionic radius (Å) </text:p>
          </table:table-cell>
          <table:table-cell table:style-name="Default" office:value-type="string">
            <text:p>covalent radius (Å) </text:p>
          </table:table-cell>
          <table:table-cell office:value-type="string">
            <text:p>radius (2- ion)/(pm)</text:p>
          </table:table-cell>
          <table:table-cell office:value-type="string">
            <text:p>radius(1- ion)/(pm)</text:p>
          </table:table-cell>
          <table:table-cell table:style-name="Default" office:value-type="string">
            <text:p>atomic radius (pm)</text:p>
          </table:table-cell>
          <table:table-cell office:value-type="string">
            <text:p>radius (1+ ion)/(pm)</text:p>
          </table:table-cell>
          <table:table-cell office:value-type="string">
            <text:p>radius (2+ ion)/(pm)</text:p>
          </table:table-cell>
          <table:table-cell office:value-type="string">
            <text:p>radius (3+ ion)/(pm)</text:p>
          </table:table-cell>
          <table:table-cell table:style-name="Default" office:value-type="string">
            <text:p>atomic volume (cm^3/mol) </text:p>
          </table:table-cell>
          <table:table-cell table:style-name="Default" office:value-type="string">
            <text:p>electrical conductivity (mho/cm) </text:p>
          </table:table-cell>
          <table:table-cell table:style-name="Default" office:value-type="string">
            <text:p>specific heat (J/g K) </text:p>
          </table:table-cell>
          <table:table-cell table:style-name="Default" office:value-type="string">
            <text:p>heat of fusion (kJ/mol) </text:p>
          </table:table-cell>
          <table:table-cell table:style-name="Default" office:value-type="string">
            <text:p>heat of vaporization (kJ/mol) </text:p>
          </table:table-cell>
          <table:table-cell table:style-name="Default" office:value-type="string">
            <text:p>thermal conductivity (W/(m K)) </text:p>
          </table:table-cell>
          <table:table-cell table:style-name="Default" office:value-type="string">
            <text:p>Hardness (mohs)</text:p>
          </table:table-cell>
          <table:table-cell table:style-name="Default" office:value-type="string">
            <text:p>Polarizability (A^3)</text:p>
          </table:table-cell>
          <table:table-cell table:style-name="Default" office:value-type="string">
            <text:p>heat atomization (kJ/mol)</text:p>
          </table:table-cell>
          <table:table-cell table:style-name="Default" office:value-type="string">
            <text:p>rel. abund. solar system (log)</text:p>
          </table:table-cell>
          <table:table-cell office:value-type="string">
            <text:p>Metallic (astrophisics)</text:p>
          </table:table-cell>
        </table:table-row>
        <table:table-row table:style-name="ro1">
          <table:table-cell office:value-type="string">
            <text:p>hydrogen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Wasserstoff</text:p>
          </table:table-cell>
          <table:table-cell office:value-type="string">
            <text:p>hydrogène</text:p>
          </table:table-cell>
          <table:table-cell office:value-type="string">
            <text:p>hidrógeno</text:p>
          </table:table-cell>
          <table:table-cell office:value-type="string">
            <text:p>idrogeno</text:p>
          </table:table-cell>
          <table:table-cell office:value-type="float" office:value="1.0078250321">
            <text:p>1.0078250321</text:p>
          </table:table-cell>
          <table:table-cell table:number-columns-repeated="2" office:value-type="float" office:value="1">
            <text:p>1</text:p>
          </table:table-cell>
          <table:table-cell office:value-type="float" office:value="-259.1">
            <text:p>-259.10</text:p>
          </table:table-cell>
          <table:table-cell office:value-type="float" office:value="-252.9">
            <text:p>-252.9</text:p>
          </table:table-cell>
          <table:table-cell office:value-type="float" office:value="0.0000699">
            <text:p>0.0000699</text:p>
          </table:table-cell>
          <table:table-cell office:value-type="float" office:value="2.2">
            <text:p>2.20</text:p>
          </table:table-cell>
          <table:table-cell office:value-type="float" office:value="13.5984">
            <text:p>13.5984</text:p>
          </table:table-cell>
          <table:table-cell office:value-type="string">
            <text:p><text:s/></text:p>
          </table:table-cell>
          <table:table-cell/>
          <table:table-cell office:value-type="float" office:value="1312">
            <text:p>1312</text:p>
          </table:table-cell>
          <table:table-cell table:number-columns-repeated="2"/>
          <table:table-cell office:value-type="float" office:value="0.75">
            <text:p>0.750</text:p>
          </table:table-cell>
          <table:table-cell office:value-type="float" office:value="72">
            <text:p>72</text:p>
          </table:table-cell>
          <table:table-cell office:value-type="string">
            <text:p>-1, +1</text:p>
          </table:table-cell>
          <table:table-cell table:style-name="ce10" office:value-type="string">
            <text:p>-1, +1</text:p>
          </table:table-cell>
          <table:table-cell table:number-columns-repeated="2" office:value-type="string">
            <text:p>1s1</text:p>
          </table:table-cell>
          <table:table-cell office:value-type="float" office:value="0.79">
            <text:p>0.79</text:p>
          </table:table-cell>
          <table:table-cell office:value-type="float" office:value="1.54">
            <text:p>1.54</text:p>
          </table:table-cell>
          <table:table-cell office:value-type="float" office:value="0.32">
            <text:p>0.32</text:p>
          </table:table-cell>
          <table:table-cell table:number-columns-repeated="2"/>
          <table:table-cell office:value-type="float" office:value="37.1">
            <text:p>37.1</text:p>
          </table:table-cell>
          <table:table-cell table:number-columns-repeated="3"/>
          <table:table-cell office:value-type="float" office:value="14.4">
            <text:p>14.40</text:p>
          </table:table-cell>
          <table:table-cell/>
          <table:table-cell office:value-type="float" office:value="14.304">
            <text:p>14.304</text:p>
          </table:table-cell>
          <table:table-cell office:value-type="float" office:value="0.05868">
            <text:p>0.05868</text:p>
          </table:table-cell>
          <table:table-cell office:value-type="float" office:value="0.44936">
            <text:p>0.44936</text:p>
          </table:table-cell>
          <table:table-cell office:value-type="float" office:value="0.1815">
            <text:p>0.18150</text:p>
          </table:table-cell>
          <table:table-cell/>
          <table:table-cell office:value-type="float" office:value="0.7">
            <text:p>0.700</text:p>
          </table:table-cell>
          <table:table-cell office:value-type="float" office:value="218">
            <text:p>218</text:p>
          </table:table-cell>
          <table:table-cell office:value-type="float" office:value="10.4456042032736">
            <text:p>10.44560420327360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Deuterium</text:p>
          </table:table-cell>
          <table:table-cell office:value-type="string">
            <text:p>H_2</text:p>
          </table:table-cell>
          <table:table-cell table:style-name="Default" office:value-type="string">
            <text:p>1_2</text:p>
          </table:table-cell>
          <table:table-cell office:value-type="string">
            <text:p>Deuterium</text:p>
          </table:table-cell>
          <table:table-cell office:value-type="string">
            <text:p>deutérium</text:p>
          </table:table-cell>
          <table:table-cell table:number-columns-repeated="2" office:value-type="string">
            <text:p>deuterio</text:p>
          </table:table-cell>
          <table:table-cell office:value-type="float" office:value="2.014101778">
            <text:p>2.014101778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False</text:p>
          </table:table-cell>
        </table:table-row>
        <table:table-row table:style-name="ro1">
          <table:table-cell office:value-type="string">
            <text:p>Tritium</text:p>
          </table:table-cell>
          <table:table-cell office:value-type="string">
            <text:p>H_3</text:p>
          </table:table-cell>
          <table:table-cell office:value-type="string">
            <text:p>1_3</text:p>
          </table:table-cell>
          <table:table-cell table:number-columns-repeated="2" office:value-type="string">
            <text:p>Tritium</text:p>
          </table:table-cell>
          <table:table-cell office:value-type="string">
            <text:p>Tritio</text:p>
          </table:table-cell>
          <table:table-cell office:value-type="string">
            <text:p>trizio</text:p>
          </table:table-cell>
          <table:table-cell office:value-type="float" office:value="3.0160492675">
            <text:p>3.0160492675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False</text:p>
          </table:table-cell>
        </table:table-row>
        <table:table-row table:style-name="ro1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string">
            <text:p>Helium</text:p>
          </table:table-cell>
          <table:table-cell office:value-type="string">
            <text:p>hélium</text:p>
          </table:table-cell>
          <table:table-cell office:value-type="string">
            <text:p>helio</text:p>
          </table:table-cell>
          <table:table-cell office:value-type="string">
            <text:p>elio</text:p>
          </table:table-cell>
          <table:table-cell office:value-type="float" office:value="4.0026032497">
            <text:p>4.002603249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-272.2">
            <text:p>-272.20</text:p>
          </table:table-cell>
          <table:table-cell office:value-type="float" office:value="-268.9">
            <text:p>-268.9</text:p>
          </table:table-cell>
          <table:table-cell office:value-type="float" office:value="0.000179">
            <text:p>0.0001790</text:p>
          </table:table-cell>
          <table:table-cell/>
          <table:table-cell office:value-type="float" office:value="24.5874">
            <text:p>24.5874</text:p>
          </table:table-cell>
          <table:table-cell office:value-type="float" office:value="54.416">
            <text:p>54.416</text:p>
          </table:table-cell>
          <table:table-cell/>
          <table:table-cell office:value-type="float" office:value="2372">
            <text:p>2372</text:p>
          </table:table-cell>
          <table:table-cell office:value-type="float" office:value="5250">
            <text:p>5250</text:p>
          </table:table-cell>
          <table:table-cell/>
          <table:table-cell table:style-name="Default"/>
          <table:table-cell/>
          <table:table-cell table:style-name="Default"/>
          <table:table-cell/>
          <table:table-cell table:number-columns-repeated="2" office:value-type="string">
            <text:p>1s2</text:p>
          </table:table-cell>
          <table:table-cell office:value-type="float" office:value="0.49">
            <text:p>0.49</text:p>
          </table:table-cell>
          <table:table-cell/>
          <table:table-cell office:value-type="float" office:value="0.93">
            <text:p>0.93</text:p>
          </table:table-cell>
          <table:table-cell table:number-columns-repeated="2"/>
          <table:table-cell office:value-type="float" office:value="31">
            <text:p>31.0</text:p>
          </table:table-cell>
          <table:table-cell table:number-columns-repeated="3"/>
          <table:table-cell office:value-type="float" office:value="19.5">
            <text:p>19.50</text:p>
          </table:table-cell>
          <table:table-cell/>
          <table:table-cell office:value-type="float" office:value="5.193">
            <text:p>5.193</text:p>
          </table:table-cell>
          <table:table-cell/>
          <table:table-cell office:value-type="float" office:value="0.0845">
            <text:p>0.08450</text:p>
          </table:table-cell>
          <table:table-cell office:value-type="float" office:value="0.152">
            <text:p>0.15200</text:p>
          </table:table-cell>
          <table:table-cell/>
          <table:table-cell office:value-type="float" office:value="0.198">
            <text:p>0.198</text:p>
          </table:table-cell>
          <table:table-cell office:value-type="float" office:value="0">
            <text:p>0</text:p>
          </table:table-cell>
          <table:table-cell office:value-type="float" office:value="9.4345689040342">
            <text:p>9.43456890403420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elium_3</text:p>
          </table:table-cell>
          <table:table-cell office:value-type="string">
            <text:p>He_3</text:p>
          </table:table-cell>
          <table:table-cell office:value-type="string">
            <text:p>2_3</text:p>
          </table:table-cell>
          <table:table-cell office:value-type="string">
            <text:p>Helium_3</text:p>
          </table:table-cell>
          <table:table-cell office:value-type="string">
            <text:p>Hélium_3</text:p>
          </table:table-cell>
          <table:table-cell office:value-type="string">
            <text:p>Helio_3</text:p>
          </table:table-cell>
          <table:table-cell office:value-type="string">
            <text:p>Elio_3</text:p>
          </table:table-cell>
          <table:table-cell office:value-type="float" office:value="3.01602931">
            <text:p>3.0160293100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number-columns-repeated="22"/>
          <table:table-cell office:value-type="string">
            <text:p>False</text:p>
          </table:table-cell>
        </table:table-row>
        <table:table-row table:style-name="ro1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string">
            <text:p>Lithium</text:p>
          </table:table-cell>
          <table:table-cell office:value-type="string">
            <text:p>lithium</text:p>
          </table:table-cell>
          <table:table-cell table:number-columns-repeated="2" office:value-type="string">
            <text:p>litio</text:p>
          </table:table-cell>
          <table:table-cell office:value-type="float" office:value="7.016004">
            <text:p>7.016004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0.5">
            <text:p>180.50</text:p>
          </table:table-cell>
          <table:table-cell office:value-type="float" office:value="1342">
            <text:p>1342.0</text:p>
          </table:table-cell>
          <table:table-cell office:value-type="float" office:value="0.543">
            <text:p>0.5430000</text:p>
          </table:table-cell>
          <table:table-cell office:value-type="float" office:value="0.98">
            <text:p>0.98</text:p>
          </table:table-cell>
          <table:table-cell office:value-type="float" office:value="5.3917">
            <text:p>5.3917</text:p>
          </table:table-cell>
          <table:table-cell office:value-type="float" office:value="76.638">
            <text:p>76.638</text:p>
          </table:table-cell>
          <table:table-cell office:value-type="float" office:value="122.451">
            <text:p>122.451</text:p>
          </table:table-cell>
          <table:table-cell office:value-type="float" office:value="520">
            <text:p>520</text:p>
          </table:table-cell>
          <table:table-cell office:value-type="float" office:value="7394">
            <text:p>7394</text:p>
          </table:table-cell>
          <table:table-cell office:value-type="float" office:value="11815">
            <text:p>11815</text:p>
          </table:table-cell>
          <table:table-cell office:value-type="float" office:value="0.62">
            <text:p>0.62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+1</text:p>
          </table:table-cell>
          <table:table-cell table:number-columns-repeated="2" office:value-type="string">
            <text:p>[He] 2s1</text:p>
          </table:table-cell>
          <table:table-cell office:value-type="float" office:value="2.05">
            <text:p>2.05</text:p>
          </table:table-cell>
          <table:table-cell office:value-type="float" office:value="0.76">
            <text:p>0.76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52">
            <text:p>152.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3.1">
            <text:p>13.10</text:p>
          </table:table-cell>
          <table:table-cell office:value-type="float" office:value="0.108">
            <text:p>0.10800</text:p>
          </table:table-cell>
          <table:table-cell office:value-type="float" office:value="3.6">
            <text:p>3.600</text:p>
          </table:table-cell>
          <table:table-cell office:value-type="float" office:value="3">
            <text:p>3.00000</text:p>
          </table:table-cell>
          <table:table-cell office:value-type="float" office:value="145.92">
            <text:p>145.92000</text:p>
          </table:table-cell>
          <table:table-cell office:value-type="float" office:value="84.7">
            <text:p>84.70000</text:p>
          </table:table-cell>
          <table:table-cell office:value-type="float" office:value="0.6">
            <text:p>0.600</text:p>
          </table:table-cell>
          <table:table-cell office:value-type="float" office:value="24.3">
            <text:p>24.300</text:p>
          </table:table-cell>
          <table:table-cell office:value-type="float" office:value="161">
            <text:p>161</text:p>
          </table:table-cell>
          <table:table-cell office:value-type="float" office:value="1.75663610824585">
            <text:p>1.7566361082458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lithium_6</text:p>
          </table:table-cell>
          <table:table-cell office:value-type="string">
            <text:p>Li_6</text:p>
          </table:table-cell>
          <table:table-cell office:value-type="string">
            <text:p>3_6</text:p>
          </table:table-cell>
          <table:table-cell table:number-columns-repeated="2" office:value-type="string">
            <text:p>Lithium_6</text:p>
          </table:table-cell>
          <table:table-cell table:number-columns-repeated="2" office:value-type="string">
            <text:p>Litio_6</text:p>
          </table:table-cell>
          <table:table-cell office:value-type="float" office:value="6.0151223">
            <text:p>6.0151223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office:value-type="string">
            <text:p>Beryllium</text:p>
          </table:table-cell>
          <table:table-cell office:value-type="string">
            <text:p>béryllium</text:p>
          </table:table-cell>
          <table:table-cell office:value-type="string">
            <text:p>berilio</text:p>
          </table:table-cell>
          <table:table-cell office:value-type="string">
            <text:p>berillio</text:p>
          </table:table-cell>
          <table:table-cell office:value-type="float" office:value="9.0121821">
            <text:p>9.0121821000</text:p>
          </table:table-cell>
          <table:table-cell table:number-columns-repeated="2" office:value-type="float" office:value="2">
            <text:p>2</text:p>
          </table:table-cell>
          <table:table-cell office:value-type="float" office:value="1278">
            <text:p>1278.00</text:p>
          </table:table-cell>
          <table:table-cell office:value-type="float" office:value="2970">
            <text:p>2970.0</text:p>
          </table:table-cell>
          <table:table-cell office:value-type="float" office:value="1.85">
            <text:p>1.8500000</text:p>
          </table:table-cell>
          <table:table-cell office:value-type="float" office:value="1.57">
            <text:p>1.57</text:p>
          </table:table-cell>
          <table:table-cell office:value-type="float" office:value="9.3226">
            <text:p>9.3226</text:p>
          </table:table-cell>
          <table:table-cell office:value-type="float" office:value="18.211">
            <text:p>18.211</text:p>
          </table:table-cell>
          <table:table-cell office:value-type="float" office:value="153.893">
            <text:p>153.893</text:p>
          </table:table-cell>
          <table:table-cell office:value-type="float" office:value="899">
            <text:p>899</text:p>
          </table:table-cell>
          <table:table-cell office:value-type="float" office:value="1757">
            <text:p>1757</text:p>
          </table:table-cell>
          <table:table-cell office:value-type="float" office:value="14848">
            <text:p>14848</text:p>
          </table:table-cell>
          <table:table-cell table:style-name="Default"/>
          <table:table-cell/>
          <table:table-cell table:number-columns-repeated="2" office:value-type="string">
            <text:p>+2</text:p>
          </table:table-cell>
          <table:table-cell table:number-columns-repeated="2" office:value-type="string">
            <text:p>[He] 2s2</text:p>
          </table:table-cell>
          <table:table-cell office:value-type="float" office:value="1.4">
            <text:p>1.40</text:p>
          </table:table-cell>
          <table:table-cell office:value-type="float" office:value="0.45">
            <text:p>0.45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112">
            <text:p>112.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5">
            <text:p>5.00</text:p>
          </table:table-cell>
          <table:table-cell office:value-type="float" office:value="0.313">
            <text:p>0.31300</text:p>
          </table:table-cell>
          <table:table-cell office:value-type="float" office:value="1.82">
            <text:p>1.820</text:p>
          </table:table-cell>
          <table:table-cell office:value-type="float" office:value="12.2">
            <text:p>12.20000</text:p>
          </table:table-cell>
          <table:table-cell office:value-type="float" office:value="292.4">
            <text:p>292.40000</text:p>
          </table:table-cell>
          <table:table-cell office:value-type="float" office:value="200">
            <text:p>200.00000</text:p>
          </table:table-cell>
          <table:table-cell/>
          <table:table-cell office:value-type="float" office:value="5.6">
            <text:p>5.600</text:p>
          </table:table-cell>
          <table:table-cell office:value-type="float" office:value="324">
            <text:p>324</text:p>
          </table:table-cell>
          <table:table-cell office:value-type="float" office:value="-0.136677139879544">
            <text:p>-0.13667713987954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string">
            <text:p>Bor</text:p>
          </table:table-cell>
          <table:table-cell office:value-type="string">
            <text:p>bore</text:p>
          </table:table-cell>
          <table:table-cell table:number-columns-repeated="2" office:value-type="string">
            <text:p>boro</text:p>
          </table:table-cell>
          <table:table-cell office:value-type="float" office:value="11.0093055">
            <text:p>11.00930550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79">
            <text:p>2079.00</text:p>
          </table:table-cell>
          <table:table-cell office:value-type="float" office:value="2550">
            <text:p>2550.0</text:p>
          </table:table-cell>
          <table:table-cell office:value-type="float" office:value="2.34">
            <text:p>2.3400000</text:p>
          </table:table-cell>
          <table:table-cell office:value-type="float" office:value="2.04">
            <text:p>2.04</text:p>
          </table:table-cell>
          <table:table-cell office:value-type="float" office:value="8.298">
            <text:p>8.2980</text:p>
          </table:table-cell>
          <table:table-cell office:value-type="float" office:value="25.154">
            <text:p>25.154</text:p>
          </table:table-cell>
          <table:table-cell office:value-type="float" office:value="37.93">
            <text:p>37.930</text:p>
          </table:table-cell>
          <table:table-cell office:value-type="float" office:value="801">
            <text:p>801</text:p>
          </table:table-cell>
          <table:table-cell office:value-type="float" office:value="2427">
            <text:p>2427</text:p>
          </table:table-cell>
          <table:table-cell office:value-type="float" office:value="3660">
            <text:p>3660</text:p>
          </table:table-cell>
          <table:table-cell office:value-type="float" office:value="0.28">
            <text:p>0.280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+3</text:p>
          </table:table-cell>
          <table:table-cell table:number-columns-repeated="2" office:value-type="string">
            <text:p>[He] 2s2 2p1</text:p>
          </table:table-cell>
          <table:table-cell office:value-type="float" office:value="1.17">
            <text:p>1.17</text:p>
          </table:table-cell>
          <table:table-cell office:value-type="float" office:value="0.23">
            <text:p>0.23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85">
            <text:p>85.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.6">
            <text:p>4.60</text:p>
          </table:table-cell>
          <table:table-cell office:value-type="float" office:value="0.000000000001">
            <text:p>0.00000</text:p>
          </table:table-cell>
          <table:table-cell office:value-type="float" office:value="1.02">
            <text:p>1.020</text:p>
          </table:table-cell>
          <table:table-cell office:value-type="float" office:value="50.2">
            <text:p>50.20000</text:p>
          </table:table-cell>
          <table:table-cell office:value-type="float" office:value="489.7">
            <text:p>489.70000</text:p>
          </table:table-cell>
          <table:table-cell office:value-type="float" office:value="27">
            <text:p>27.00000</text:p>
          </table:table-cell>
          <table:table-cell office:value-type="float" office:value="9.5">
            <text:p>9.500</text:p>
          </table:table-cell>
          <table:table-cell office:value-type="float" office:value="3">
            <text:p>3.000</text:p>
          </table:table-cell>
          <table:table-cell office:value-type="float" office:value="573">
            <text:p>573</text:p>
          </table:table-cell>
          <table:table-cell office:value-type="float" office:value="1.32633586092875">
            <text:p>1.3263358609287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oron_10</text:p>
          </table:table-cell>
          <table:table-cell office:value-type="string">
            <text:p>B_10</text:p>
          </table:table-cell>
          <table:table-cell office:value-type="string">
            <text:p>5_10</text:p>
          </table:table-cell>
          <table:table-cell office:value-type="string">
            <text:p>Bor_10</text:p>
          </table:table-cell>
          <table:table-cell office:value-type="string">
            <text:p>Bore_10</text:p>
          </table:table-cell>
          <table:table-cell table:number-columns-repeated="2" office:value-type="string">
            <text:p>Boro_10</text:p>
          </table:table-cell>
          <table:table-cell office:value-type="float" office:value="10.012937">
            <text:p>10.012937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string">
            <text:p>Kohlenlstoff</text:p>
          </table:table-cell>
          <table:table-cell office:value-type="string">
            <text:p>carbone</text:p>
          </table:table-cell>
          <table:table-cell office:value-type="string">
            <text:p>carbono</text:p>
          </table:table-cell>
          <table:table-cell office:value-type="string">
            <text:p>carbonio</text:p>
          </table:table-cell>
          <table:table-cell office:value-type="float" office:value="12">
            <text:p>12.00000000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367">
            <text:p>3367.00</text:p>
          </table:table-cell>
          <table:table-cell office:value-type="float" office:value="4827">
            <text:p>4827.0</text:p>
          </table:table-cell>
          <table:table-cell office:value-type="float" office:value="2.25">
            <text:p>2.2500000</text:p>
          </table:table-cell>
          <table:table-cell office:value-type="float" office:value="2.55">
            <text:p>2.55</text:p>
          </table:table-cell>
          <table:table-cell office:value-type="float" office:value="11.2603">
            <text:p>11.2603</text:p>
          </table:table-cell>
          <table:table-cell office:value-type="float" office:value="24.383">
            <text:p>24.383</text:p>
          </table:table-cell>
          <table:table-cell office:value-type="float" office:value="47.887">
            <text:p>47.887</text:p>
          </table:table-cell>
          <table:table-cell office:value-type="float" office:value="1086">
            <text:p>1086</text:p>
          </table:table-cell>
          <table:table-cell office:value-type="float" office:value="2353">
            <text:p>2353</text:p>
          </table:table-cell>
          <table:table-cell office:value-type="float" office:value="4620">
            <text:p>4620</text:p>
          </table:table-cell>
          <table:table-cell office:value-type="float" office:value="1.26">
            <text:p>1.260</text:p>
          </table:table-cell>
          <table:table-cell office:value-type="float" office:value="122">
            <text:p>122</text:p>
          </table:table-cell>
          <table:table-cell office:value-type="string">
            <text:p>-4, +4</text:p>
          </table:table-cell>
          <table:table-cell office:value-type="string">
            <text:p>−4</text:p>
          </table:table-cell>
          <table:table-cell table:number-columns-repeated="2" office:value-type="string">
            <text:p>[He] 2s2 2p2</text:p>
          </table:table-cell>
          <table:table-cell office:value-type="float" office:value="0.91">
            <text:p>0.91</text:p>
          </table:table-cell>
          <table:table-cell office:value-type="float" office:value="0.16">
            <text:p>0.16</text:p>
          </table:table-cell>
          <table:table-cell office:value-type="float" office:value="0.77">
            <text:p>0.77</text:p>
          </table:table-cell>
          <table:table-cell table:number-columns-repeated="2"/>
          <table:table-cell office:value-type="float" office:value="77.2">
            <text:p>77.2</text:p>
          </table:table-cell>
          <table:table-cell table:number-columns-repeated="3"/>
          <table:table-cell office:value-type="float" office:value="4.58">
            <text:p>4.58</text:p>
          </table:table-cell>
          <table:table-cell office:value-type="float" office:value="0.00061">
            <text:p>0.00061</text:p>
          </table:table-cell>
          <table:table-cell office:value-type="float" office:value="0.71">
            <text:p>0.710</text:p>
          </table:table-cell>
          <table:table-cell/>
          <table:table-cell office:value-type="float" office:value="355.8">
            <text:p>355.80000</text:p>
          </table:table-cell>
          <table:table-cell office:value-type="float" office:value="129">
            <text:p>129.00000</text:p>
          </table:table-cell>
          <table:table-cell office:value-type="float" office:value="0.8">
            <text:p>0.800</text:p>
          </table:table-cell>
          <table:table-cell office:value-type="float" office:value="1.8">
            <text:p>1.800</text:p>
          </table:table-cell>
          <table:table-cell office:value-type="float" office:value="717">
            <text:p>717</text:p>
          </table:table-cell>
          <table:table-cell office:value-type="float" office:value="7.00432137378264">
            <text:p>7.00432137378264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arbon_13</text:p>
          </table:table-cell>
          <table:table-cell office:value-type="string">
            <text:p>C_13</text:p>
          </table:table-cell>
          <table:table-cell office:value-type="string">
            <text:p>6_13</text:p>
          </table:table-cell>
          <table:table-cell office:value-type="string">
            <text:p>Kohlenlstoff_13</text:p>
          </table:table-cell>
          <table:table-cell office:value-type="string">
            <text:p>Carbone_13</text:p>
          </table:table-cell>
          <table:table-cell office:value-type="string">
            <text:p>Carbono_13</text:p>
          </table:table-cell>
          <table:table-cell office:value-type="string">
            <text:p>Carbonio_13</text:p>
          </table:table-cell>
          <table:table-cell office:value-type="float" office:value="13.0033548378">
            <text:p>13.0033548378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rbon_14</text:p>
          </table:table-cell>
          <table:table-cell office:value-type="string">
            <text:p>C_14</text:p>
          </table:table-cell>
          <table:table-cell office:value-type="string">
            <text:p>6_14</text:p>
          </table:table-cell>
          <table:table-cell office:value-type="string">
            <text:p>Kohlenlstoff_14</text:p>
          </table:table-cell>
          <table:table-cell office:value-type="string">
            <text:p>Carbone_14</text:p>
          </table:table-cell>
          <table:table-cell office:value-type="string">
            <text:p>Carbono_14</text:p>
          </table:table-cell>
          <table:table-cell office:value-type="string">
            <text:p>Carbonio_14</text:p>
          </table:table-cell>
          <table:table-cell office:value-type="float" office:value="14.003241988">
            <text:p>14.003241988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string">
            <text:p>Stickstoff</text:p>
          </table:table-cell>
          <table:table-cell office:value-type="string">
            <text:p>azote</text:p>
          </table:table-cell>
          <table:table-cell office:value-type="string">
            <text:p>nitrógeno</text:p>
          </table:table-cell>
          <table:table-cell office:value-type="string">
            <text:p>azoto</text:p>
          </table:table-cell>
          <table:table-cell office:value-type="float" office:value="14.0030740052">
            <text:p>14.003074005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-209.9">
            <text:p>-209.90</text:p>
          </table:table-cell>
          <table:table-cell office:value-type="float" office:value="-195.8">
            <text:p>-195.8</text:p>
          </table:table-cell>
          <table:table-cell office:value-type="float" office:value="0.00125">
            <text:p>0.0012500</text:p>
          </table:table-cell>
          <table:table-cell office:value-type="float" office:value="3.04">
            <text:p>3.04</text:p>
          </table:table-cell>
          <table:table-cell office:value-type="float" office:value="14.5341">
            <text:p>14.5341</text:p>
          </table:table-cell>
          <table:table-cell office:value-type="float" office:value="29.601">
            <text:p>29.601</text:p>
          </table:table-cell>
          <table:table-cell office:value-type="float" office:value="47.448">
            <text:p>47.448</text:p>
          </table:table-cell>
          <table:table-cell office:value-type="float" office:value="1402">
            <text:p>1402</text:p>
          </table:table-cell>
          <table:table-cell office:value-type="float" office:value="2856">
            <text:p>2856</text:p>
          </table:table-cell>
          <table:table-cell office:value-type="float" office:value="4578">
            <text:p>4578</text:p>
          </table:table-cell>
          <table:table-cell table:style-name="Default"/>
          <table:table-cell/>
          <table:table-cell table:number-columns-repeated="2" office:value-type="string">
            <text:p>−3</text:p>
          </table:table-cell>
          <table:table-cell table:number-columns-repeated="2" office:value-type="string">
            <text:p>[He] 2s2 2p3</text:p>
          </table:table-cell>
          <table:table-cell office:value-type="float" office:value="0.75">
            <text:p>0.75</text:p>
          </table:table-cell>
          <table:table-cell office:value-type="float" office:value="1.71">
            <text:p>1.71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70">
            <text:p>70.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7.3">
            <text:p>17.30</text:p>
          </table:table-cell>
          <table:table-cell/>
          <table:table-cell office:value-type="float" office:value="1.04">
            <text:p>1.040</text:p>
          </table:table-cell>
          <table:table-cell office:value-type="float" office:value="0.3604">
            <text:p>0.36040</text:p>
          </table:table-cell>
          <table:table-cell office:value-type="float" office:value="2.7928">
            <text:p>2.79280</text:p>
          </table:table-cell>
          <table:table-cell office:value-type="float" office:value="0.02598">
            <text:p>0.02598</text:p>
          </table:table-cell>
          <table:table-cell/>
          <table:table-cell office:value-type="float" office:value="1.1">
            <text:p>1.100</text:p>
          </table:table-cell>
          <table:table-cell office:value-type="float" office:value="473">
            <text:p>473</text:p>
          </table:table-cell>
          <table:table-cell office:value-type="float" office:value="6.49554433754645">
            <text:p>6.4955443375464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itrogen_15</text:p>
          </table:table-cell>
          <table:table-cell office:value-type="string">
            <text:p>N_15</text:p>
          </table:table-cell>
          <table:table-cell office:value-type="string">
            <text:p>7_15</text:p>
          </table:table-cell>
          <table:table-cell office:value-type="string">
            <text:p>Stickstoff_15</text:p>
          </table:table-cell>
          <table:table-cell office:value-type="string">
            <text:p>Azote_15</text:p>
          </table:table-cell>
          <table:table-cell office:value-type="string">
            <text:p>Nitrógeno_15</text:p>
          </table:table-cell>
          <table:table-cell office:value-type="string">
            <text:p>Azoto_15</text:p>
          </table:table-cell>
          <table:table-cell office:value-type="float" office:value="15.0001088984">
            <text:p>15.0001088984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string">
            <text:p>Sauerstoff</text:p>
          </table:table-cell>
          <table:table-cell office:value-type="string">
            <text:p>oxygène</text:p>
          </table:table-cell>
          <table:table-cell office:value-type="string">
            <text:p>oxígeno</text:p>
          </table:table-cell>
          <table:table-cell office:value-type="string">
            <text:p>ossigeno</text:p>
          </table:table-cell>
          <table:table-cell office:value-type="float" office:value="15.9949146221">
            <text:p>15.994914622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-218.4">
            <text:p>-218.40</text:p>
          </table:table-cell>
          <table:table-cell office:value-type="float" office:value="-183">
            <text:p>-183.0</text:p>
          </table:table-cell>
          <table:table-cell office:value-type="float" office:value="0.00143">
            <text:p>0.0014300</text:p>
          </table:table-cell>
          <table:table-cell office:value-type="float" office:value="3.44">
            <text:p>3.44</text:p>
          </table:table-cell>
          <table:table-cell office:value-type="float" office:value="13.6181">
            <text:p>13.6181</text:p>
          </table:table-cell>
          <table:table-cell office:value-type="float" office:value="35.117">
            <text:p>35.117</text:p>
          </table:table-cell>
          <table:table-cell office:value-type="float" office:value="54.934">
            <text:p>54.934</text:p>
          </table:table-cell>
          <table:table-cell office:value-type="float" office:value="1314">
            <text:p>1314</text:p>
          </table:table-cell>
          <table:table-cell office:value-type="float" office:value="3388">
            <text:p>3388</text:p>
          </table:table-cell>
          <table:table-cell office:value-type="float" office:value="5300">
            <text:p>5300</text:p>
          </table:table-cell>
          <table:table-cell office:value-type="float" office:value="1.46">
            <text:p>1.460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−2</text:p>
          </table:table-cell>
          <table:table-cell table:number-columns-repeated="2" office:value-type="string">
            <text:p>[He] 2s2 2p4</text:p>
          </table:table-cell>
          <table:table-cell office:value-type="float" office:value="0.65">
            <text:p>0.65</text:p>
          </table:table-cell>
          <table:table-cell office:value-type="float" office:value="1.4">
            <text:p>1.40</text:p>
          </table:table-cell>
          <table:table-cell office:value-type="float" office:value="0.73">
            <text:p>0.73</text:p>
          </table:table-cell>
          <table:table-cell office:value-type="float" office:value="126">
            <text:p>126</text:p>
          </table:table-cell>
          <table:table-cell/>
          <table:table-cell office:value-type="float" office:value="73">
            <text:p>73.0</text:p>
          </table:table-cell>
          <table:table-cell table:number-columns-repeated="3"/>
          <table:table-cell office:value-type="float" office:value="14">
            <text:p>14.00</text:p>
          </table:table-cell>
          <table:table-cell/>
          <table:table-cell office:value-type="float" office:value="0.92">
            <text:p>0.920</text:p>
          </table:table-cell>
          <table:table-cell office:value-type="float" office:value="0.22259">
            <text:p>0.22259</text:p>
          </table:table-cell>
          <table:table-cell office:value-type="float" office:value="3.4099">
            <text:p>3.40990</text:p>
          </table:table-cell>
          <table:table-cell office:value-type="float" office:value="0.02674">
            <text:p>0.02674</text:p>
          </table:table-cell>
          <table:table-cell/>
          <table:table-cell office:value-type="float" office:value="0.793">
            <text:p>0.793</text:p>
          </table:table-cell>
          <table:table-cell office:value-type="float" office:value="249">
            <text:p>249</text:p>
          </table:table-cell>
          <table:table-cell office:value-type="float" office:value="7.37657695705651">
            <text:p>7.37657695705651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xygen_17</text:p>
          </table:table-cell>
          <table:table-cell office:value-type="string">
            <text:p>O_17</text:p>
          </table:table-cell>
          <table:table-cell office:value-type="string">
            <text:p>8_17</text:p>
          </table:table-cell>
          <table:table-cell office:value-type="string">
            <text:p>Sauerstoff_17</text:p>
          </table:table-cell>
          <table:table-cell office:value-type="string">
            <text:p>Oxygène_17</text:p>
          </table:table-cell>
          <table:table-cell office:value-type="string">
            <text:p>Oxígeno_17</text:p>
          </table:table-cell>
          <table:table-cell office:value-type="string">
            <text:p>Ossigeno_17</text:p>
          </table:table-cell>
          <table:table-cell office:value-type="float" office:value="16.9991315">
            <text:p>16.9991315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oxygen_18</text:p>
          </table:table-cell>
          <table:table-cell office:value-type="string">
            <text:p>O_18</text:p>
          </table:table-cell>
          <table:table-cell office:value-type="string">
            <text:p>8_18</text:p>
          </table:table-cell>
          <table:table-cell office:value-type="string">
            <text:p>Sauerstoff_18</text:p>
          </table:table-cell>
          <table:table-cell office:value-type="string">
            <text:p>Oxygène_18</text:p>
          </table:table-cell>
          <table:table-cell office:value-type="string">
            <text:p>Oxígeno_18</text:p>
          </table:table-cell>
          <table:table-cell office:value-type="string">
            <text:p>Ossigeno_18</text:p>
          </table:table-cell>
          <table:table-cell office:value-type="float" office:value="17.9991604">
            <text:p>17.9991604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Fluor</text:p>
          </table:table-cell>
          <table:table-cell office:value-type="string">
            <text:p>fluor</text:p>
          </table:table-cell>
          <table:table-cell office:value-type="string">
            <text:p>flúor</text:p>
          </table:table-cell>
          <table:table-cell office:value-type="string">
            <text:p>fluoro</text:p>
          </table:table-cell>
          <table:table-cell office:value-type="float" office:value="18.9984032">
            <text:p>18.99840320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-219.8">
            <text:p>-219.80</text:p>
          </table:table-cell>
          <table:table-cell office:value-type="float" office:value="-188.1">
            <text:p>-188.1</text:p>
          </table:table-cell>
          <table:table-cell office:value-type="float" office:value="0.0017">
            <text:p>0.0017000</text:p>
          </table:table-cell>
          <table:table-cell office:value-type="float" office:value="3.98">
            <text:p>3.98</text:p>
          </table:table-cell>
          <table:table-cell office:value-type="float" office:value="17.4228">
            <text:p>17.4228</text:p>
          </table:table-cell>
          <table:table-cell office:value-type="float" office:value="34.97">
            <text:p>34.970</text:p>
          </table:table-cell>
          <table:table-cell office:value-type="float" office:value="62.707">
            <text:p>62.707</text:p>
          </table:table-cell>
          <table:table-cell office:value-type="float" office:value="1681">
            <text:p>1681</text:p>
          </table:table-cell>
          <table:table-cell office:value-type="float" office:value="3374">
            <text:p>3374</text:p>
          </table:table-cell>
          <table:table-cell office:value-type="float" office:value="6050">
            <text:p>6050</text:p>
          </table:table-cell>
          <table:table-cell office:value-type="float" office:value="3.4">
            <text:p>3.400</text:p>
          </table:table-cell>
          <table:table-cell office:value-type="float" office:value="328">
            <text:p>328</text:p>
          </table:table-cell>
          <table:table-cell table:number-columns-repeated="2" office:value-type="string">
            <text:p>−1</text:p>
          </table:table-cell>
          <table:table-cell table:number-columns-repeated="2" office:value-type="string">
            <text:p>[He] 2s2 2p5</text:p>
          </table:table-cell>
          <table:table-cell office:value-type="float" office:value="0.57">
            <text:p>0.57</text:p>
          </table:table-cell>
          <table:table-cell office:value-type="float" office:value="1.33">
            <text:p>1.33</text:p>
          </table:table-cell>
          <table:table-cell office:value-type="float" office:value="0.72">
            <text:p>0.72</text:p>
          </table:table-cell>
          <table:table-cell/>
          <table:table-cell office:value-type="float" office:value="119">
            <text:p>119</text:p>
          </table:table-cell>
          <table:table-cell office:value-type="float" office:value="72">
            <text:p>72.0</text:p>
          </table:table-cell>
          <table:table-cell table:number-columns-repeated="3"/>
          <table:table-cell office:value-type="float" office:value="12.6">
            <text:p>12.60</text:p>
          </table:table-cell>
          <table:table-cell/>
          <table:table-cell office:value-type="float" office:value="0.82">
            <text:p>0.820</text:p>
          </table:table-cell>
          <table:table-cell office:value-type="float" office:value="0.2552">
            <text:p>0.25520</text:p>
          </table:table-cell>
          <table:table-cell office:value-type="float" office:value="3.2698">
            <text:p>3.26980</text:p>
          </table:table-cell>
          <table:table-cell office:value-type="float" office:value="0.0279">
            <text:p>0.02790</text:p>
          </table:table-cell>
          <table:table-cell/>
          <table:table-cell office:value-type="float" office:value="0.634">
            <text:p>0.634</text:p>
          </table:table-cell>
          <table:table-cell office:value-type="float" office:value="79">
            <text:p>79</text:p>
          </table:table-cell>
          <table:table-cell office:value-type="float" office:value="2.92582757462474">
            <text:p>2.92582757462474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string">
            <text:p>Neon</text:p>
          </table:table-cell>
          <table:table-cell office:value-type="string">
            <text:p>néon</text:p>
          </table:table-cell>
          <table:table-cell office:value-type="string">
            <text:p>neón</text:p>
          </table:table-cell>
          <table:table-cell office:value-type="string">
            <text:p>neon</text:p>
          </table:table-cell>
          <table:table-cell office:value-type="float" office:value="19.9924401759">
            <text:p>19.992440175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-248">
            <text:p>-248.00</text:p>
          </table:table-cell>
          <table:table-cell office:value-type="float" office:value="-248.7">
            <text:p>-248.7</text:p>
          </table:table-cell>
          <table:table-cell office:value-type="float" office:value="0.0009">
            <text:p>0.0009000</text:p>
          </table:table-cell>
          <table:table-cell/>
          <table:table-cell office:value-type="float" office:value="21.5645">
            <text:p>21.5645</text:p>
          </table:table-cell>
          <table:table-cell office:value-type="float" office:value="40.962">
            <text:p>40.962</text:p>
          </table:table-cell>
          <table:table-cell office:value-type="float" office:value="63.45">
            <text:p>63.450</text:p>
          </table:table-cell>
          <table:table-cell office:value-type="float" office:value="2081">
            <text:p>2081</text:p>
          </table:table-cell>
          <table:table-cell office:value-type="float" office:value="3952">
            <text:p>3952</text:p>
          </table:table-cell>
          <table:table-cell office:value-type="float" office:value="6122">
            <text:p>6122</text:p>
          </table:table-cell>
          <table:table-cell table:style-name="Default"/>
          <table:table-cell/>
          <table:table-cell office:value-type="string">
            <text:p>0</text:p>
          </table:table-cell>
          <table:table-cell/>
          <table:table-cell table:number-columns-repeated="2" office:value-type="string">
            <text:p>[He] 2s2 2p6</text:p>
          </table:table-cell>
          <table:table-cell office:value-type="float" office:value="0.51">
            <text:p>0.51</text:p>
          </table:table-cell>
          <table:table-cell/>
          <table:table-cell office:value-type="float" office:value="0.71">
            <text:p>0.71</text:p>
          </table:table-cell>
          <table:table-cell table:number-columns-repeated="2"/>
          <table:table-cell office:value-type="float" office:value="71">
            <text:p>71.0</text:p>
          </table:table-cell>
          <table:table-cell table:number-columns-repeated="3"/>
          <table:table-cell office:value-type="float" office:value="17.3">
            <text:p>17.30</text:p>
          </table:table-cell>
          <table:table-cell/>
          <table:table-cell office:value-type="float" office:value="0.904">
            <text:p>0.904</text:p>
          </table:table-cell>
          <table:table-cell office:value-type="float" office:value="0.3317">
            <text:p>0.33170</text:p>
          </table:table-cell>
          <table:table-cell office:value-type="float" office:value="1.7326">
            <text:p>1.73260</text:p>
          </table:table-cell>
          <table:table-cell office:value-type="float" office:value="0.0493">
            <text:p>0.04930</text:p>
          </table:table-cell>
          <table:table-cell/>
          <table:table-cell office:value-type="float" office:value="0.396">
            <text:p>0.396</text:p>
          </table:table-cell>
          <table:table-cell office:value-type="float" office:value="0">
            <text:p>0</text:p>
          </table:table-cell>
          <table:table-cell office:value-type="float" office:value="6.53655844257153">
            <text:p>6.53655844257153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eon_21</text:p>
          </table:table-cell>
          <table:table-cell office:value-type="string">
            <text:p>Ne_21</text:p>
          </table:table-cell>
          <table:table-cell office:value-type="string">
            <text:p>10_21</text:p>
          </table:table-cell>
          <table:table-cell office:value-type="string">
            <text:p>Neon_21</text:p>
          </table:table-cell>
          <table:table-cell office:value-type="string">
            <text:p>Néon_21</text:p>
          </table:table-cell>
          <table:table-cell office:value-type="string">
            <text:p>Neón_21</text:p>
          </table:table-cell>
          <table:table-cell office:value-type="string">
            <text:p>Neon_21</text:p>
          </table:table-cell>
          <table:table-cell office:value-type="float" office:value="20.99384674">
            <text:p>20.99384674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neon_22</text:p>
          </table:table-cell>
          <table:table-cell office:value-type="string">
            <text:p>Ne_22</text:p>
          </table:table-cell>
          <table:table-cell office:value-type="string">
            <text:p>10_22</text:p>
          </table:table-cell>
          <table:table-cell office:value-type="string">
            <text:p>Neon_22</text:p>
          </table:table-cell>
          <table:table-cell office:value-type="string">
            <text:p>Néon_22</text:p>
          </table:table-cell>
          <table:table-cell office:value-type="string">
            <text:p>Neón_22</text:p>
          </table:table-cell>
          <table:table-cell office:value-type="string">
            <text:p>Neon_22</text:p>
          </table:table-cell>
          <table:table-cell office:value-type="float" office:value="21.99138551">
            <text:p>21.99138551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string">
            <text:p>Natrium</text:p>
          </table:table-cell>
          <table:table-cell office:value-type="string">
            <text:p>sodium</text:p>
          </table:table-cell>
          <table:table-cell table:number-columns-repeated="2" office:value-type="string">
            <text:p>sodio</text:p>
          </table:table-cell>
          <table:table-cell office:value-type="float" office:value="22.98976967">
            <text:p>22.98976967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.8">
            <text:p>97.80</text:p>
          </table:table-cell>
          <table:table-cell office:value-type="float" office:value="883">
            <text:p>883.0</text:p>
          </table:table-cell>
          <table:table-cell office:value-type="float" office:value="0.971">
            <text:p>0.9710000</text:p>
          </table:table-cell>
          <table:table-cell office:value-type="float" office:value="0.93">
            <text:p>0.93</text:p>
          </table:table-cell>
          <table:table-cell office:value-type="float" office:value="5.1391">
            <text:p>5.1391</text:p>
          </table:table-cell>
          <table:table-cell office:value-type="float" office:value="47.286">
            <text:p>47.286</text:p>
          </table:table-cell>
          <table:table-cell office:value-type="float" office:value="71.641">
            <text:p>71.641</text:p>
          </table:table-cell>
          <table:table-cell office:value-type="float" office:value="496">
            <text:p>496</text:p>
          </table:table-cell>
          <table:table-cell office:value-type="float" office:value="4562">
            <text:p>4562</text:p>
          </table:table-cell>
          <table:table-cell office:value-type="float" office:value="6912">
            <text:p>6912</text:p>
          </table:table-cell>
          <table:table-cell office:value-type="float" office:value="0.55">
            <text:p>0.550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+1</text:p>
          </table:table-cell>
          <table:table-cell table:number-columns-repeated="2" office:value-type="string">
            <text:p>[Ne] 3s1</text:p>
          </table:table-cell>
          <table:table-cell office:value-type="float" office:value="2.23">
            <text:p>2.23</text:p>
          </table:table-cell>
          <table:table-cell office:value-type="float" office:value="1.02">
            <text:p>1.02</text:p>
          </table:table-cell>
          <table:table-cell office:value-type="float" office:value="1.54">
            <text:p>1.54</text:p>
          </table:table-cell>
          <table:table-cell table:number-columns-repeated="2"/>
          <table:table-cell office:value-type="float" office:value="186">
            <text:p>186.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float" office:value="23.7">
            <text:p>23.70</text:p>
          </table:table-cell>
          <table:table-cell office:value-type="float" office:value="0.21">
            <text:p>0.21000</text:p>
          </table:table-cell>
          <table:table-cell office:value-type="float" office:value="1.23">
            <text:p>1.230</text:p>
          </table:table-cell>
          <table:table-cell office:value-type="float" office:value="2.598">
            <text:p>2.59800</text:p>
          </table:table-cell>
          <table:table-cell office:value-type="float" office:value="96.96">
            <text:p>96.96000</text:p>
          </table:table-cell>
          <table:table-cell office:value-type="float" office:value="141">
            <text:p>141.00000</text:p>
          </table:table-cell>
          <table:table-cell office:value-type="float" office:value="0.4">
            <text:p>0.400</text:p>
          </table:table-cell>
          <table:table-cell office:value-type="float" office:value="23.6">
            <text:p>23.600</text:p>
          </table:table-cell>
          <table:table-cell office:value-type="float" office:value="109">
            <text:p>109</text:p>
          </table:table-cell>
          <table:table-cell office:value-type="float" office:value="4.75891189239797">
            <text:p>4.75891189239797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string">
            <text:p>Magnesium</text:p>
          </table:table-cell>
          <table:table-cell office:value-type="string">
            <text:p>magnésium</text:p>
          </table:table-cell>
          <table:table-cell table:number-columns-repeated="2" office:value-type="string">
            <text:p>magnesio</text:p>
          </table:table-cell>
          <table:table-cell office:value-type="float" office:value="23.9850419">
            <text:p>23.9850419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49">
            <text:p>649.00</text:p>
          </table:table-cell>
          <table:table-cell office:value-type="float" office:value="1090">
            <text:p>1090.0</text:p>
          </table:table-cell>
          <table:table-cell office:value-type="float" office:value="1.74">
            <text:p>1.7400000</text:p>
          </table:table-cell>
          <table:table-cell office:value-type="float" office:value="1.31">
            <text:p>1.31</text:p>
          </table:table-cell>
          <table:table-cell office:value-type="float" office:value="7.6462">
            <text:p>7.6462</text:p>
          </table:table-cell>
          <table:table-cell office:value-type="float" office:value="15.035">
            <text:p>15.035</text:p>
          </table:table-cell>
          <table:table-cell office:value-type="float" office:value="80.143">
            <text:p>80.143</text:p>
          </table:table-cell>
          <table:table-cell office:value-type="float" office:value="738">
            <text:p>738</text:p>
          </table:table-cell>
          <table:table-cell office:value-type="float" office:value="1451">
            <text:p>1451</text:p>
          </table:table-cell>
          <table:table-cell office:value-type="float" office:value="7733">
            <text:p>7733</text:p>
          </table:table-cell>
          <table:table-cell table:style-name="Default"/>
          <table:table-cell/>
          <table:table-cell table:number-columns-repeated="2" office:value-type="string">
            <text:p>+2</text:p>
          </table:table-cell>
          <table:table-cell table:number-columns-repeated="2" office:value-type="string">
            <text:p>[Ne] 3s2</text:p>
          </table:table-cell>
          <table:table-cell office:value-type="float" office:value="1.72">
            <text:p>1.72</text:p>
          </table:table-cell>
          <table:table-cell office:value-type="float" office:value="0.72">
            <text:p>0.72</text:p>
          </table:table-cell>
          <table:table-cell office:value-type="float" office:value="1.36">
            <text:p>1.36</text:p>
          </table:table-cell>
          <table:table-cell table:number-columns-repeated="2"/>
          <table:table-cell office:value-type="float" office:value="160">
            <text:p>160.0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13.97">
            <text:p>13.97</text:p>
          </table:table-cell>
          <table:table-cell office:value-type="float" office:value="0.226">
            <text:p>0.22600</text:p>
          </table:table-cell>
          <table:table-cell office:value-type="float" office:value="1.02">
            <text:p>1.020</text:p>
          </table:table-cell>
          <table:table-cell office:value-type="float" office:value="8.954">
            <text:p>8.95400</text:p>
          </table:table-cell>
          <table:table-cell office:value-type="float" office:value="127.4">
            <text:p>127.40000</text:p>
          </table:table-cell>
          <table:table-cell office:value-type="float" office:value="156">
            <text:p>156.00000</text:p>
          </table:table-cell>
          <table:table-cell office:value-type="float" office:value="2">
            <text:p>2.000</text:p>
          </table:table-cell>
          <table:table-cell office:value-type="float" office:value="10.6">
            <text:p>10.600</text:p>
          </table:table-cell>
          <table:table-cell office:value-type="float" office:value="148">
            <text:p>148</text:p>
          </table:table-cell>
          <table:table-cell office:value-type="float" office:value="6.03100428136354">
            <text:p>6.03100428136354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agnesium_25</text:p>
          </table:table-cell>
          <table:table-cell office:value-type="string">
            <text:p>Mg_25</text:p>
          </table:table-cell>
          <table:table-cell office:value-type="string">
            <text:p>12_25</text:p>
          </table:table-cell>
          <table:table-cell office:value-type="string">
            <text:p>Magnesium_25</text:p>
          </table:table-cell>
          <table:table-cell office:value-type="string">
            <text:p>Magnésium_25</text:p>
          </table:table-cell>
          <table:table-cell table:number-columns-repeated="2" office:value-type="string">
            <text:p>Magnesio_25</text:p>
          </table:table-cell>
          <table:table-cell office:value-type="float" office:value="24.98583702">
            <text:p>24.98583702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magnesium_26</text:p>
          </table:table-cell>
          <table:table-cell office:value-type="string">
            <text:p>Mg_26</text:p>
          </table:table-cell>
          <table:table-cell office:value-type="string">
            <text:p>12_26</text:p>
          </table:table-cell>
          <table:table-cell office:value-type="string">
            <text:p>Magnesium_26</text:p>
          </table:table-cell>
          <table:table-cell office:value-type="string">
            <text:p>Magnésium_26</text:p>
          </table:table-cell>
          <table:table-cell table:number-columns-repeated="2" office:value-type="string">
            <text:p>Magnesio_26</text:p>
          </table:table-cell>
          <table:table-cell office:value-type="float" office:value="25.98259304">
            <text:p>25.98259304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string">
            <text:p>Aluminium</text:p>
          </table:table-cell>
          <table:table-cell office:value-type="string">
            <text:p>aluminium</text:p>
          </table:table-cell>
          <table:table-cell office:value-type="string">
            <text:p>aluminio</text:p>
          </table:table-cell>
          <table:table-cell office:value-type="string">
            <text:p>alluminio</text:p>
          </table:table-cell>
          <table:table-cell office:value-type="float" office:value="26.98153844">
            <text:p>26.98153844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60">
            <text:p>660.00</text:p>
          </table:table-cell>
          <table:table-cell office:value-type="float" office:value="2467">
            <text:p>2467.0</text:p>
          </table:table-cell>
          <table:table-cell office:value-type="float" office:value="2.7">
            <text:p>2.7000000</text:p>
          </table:table-cell>
          <table:table-cell office:value-type="float" office:value="1.61">
            <text:p>1.61</text:p>
          </table:table-cell>
          <table:table-cell office:value-type="float" office:value="5.9858">
            <text:p>5.9858</text:p>
          </table:table-cell>
          <table:table-cell office:value-type="float" office:value="18.828">
            <text:p>18.828</text:p>
          </table:table-cell>
          <table:table-cell office:value-type="float" office:value="28.447">
            <text:p>28.447</text:p>
          </table:table-cell>
          <table:table-cell office:value-type="float" office:value="578">
            <text:p>578</text:p>
          </table:table-cell>
          <table:table-cell office:value-type="float" office:value="1817">
            <text:p>1817</text:p>
          </table:table-cell>
          <table:table-cell office:value-type="float" office:value="2745">
            <text:p>2745</text:p>
          </table:table-cell>
          <table:table-cell office:value-type="float" office:value="0.44">
            <text:p>0.440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+3</text:p>
          </table:table-cell>
          <table:table-cell table:number-columns-repeated="2" office:value-type="string">
            <text:p>[Ne] 3s2 3p1</text:p>
          </table:table-cell>
          <table:table-cell office:value-type="float" office:value="1.82">
            <text:p>1.82</text:p>
          </table:table-cell>
          <table:table-cell office:value-type="float" office:value="0.54">
            <text:p>0.54</text:p>
          </table:table-cell>
          <table:table-cell office:value-type="float" office:value="1.18">
            <text:p>1.18</text:p>
          </table:table-cell>
          <table:table-cell table:number-columns-repeated="2"/>
          <table:table-cell office:value-type="float" office:value="143">
            <text:p>143.0</text:p>
          </table:table-cell>
          <table:table-cell table:number-columns-repeated="2"/>
          <table:table-cell office:value-type="float" office:value="67.5">
            <text:p>67.5</text:p>
          </table:table-cell>
          <table:table-cell office:value-type="float" office:value="10">
            <text:p>10.00</text:p>
          </table:table-cell>
          <table:table-cell office:value-type="float" office:value="0.377">
            <text:p>0.37700</text:p>
          </table:table-cell>
          <table:table-cell office:value-type="float" office:value="0.9">
            <text:p>0.900</text:p>
          </table:table-cell>
          <table:table-cell office:value-type="float" office:value="10.79">
            <text:p>10.79000</text:p>
          </table:table-cell>
          <table:table-cell office:value-type="float" office:value="293.4">
            <text:p>293.40000</text:p>
          </table:table-cell>
          <table:table-cell office:value-type="float" office:value="237">
            <text:p>237.00000</text:p>
          </table:table-cell>
          <table:table-cell office:value-type="float" office:value="2.8">
            <text:p>2.800</text:p>
          </table:table-cell>
          <table:table-cell office:value-type="float" office:value="8.3">
            <text:p>8.300</text:p>
          </table:table-cell>
          <table:table-cell office:value-type="float" office:value="326">
            <text:p>326</text:p>
          </table:table-cell>
          <table:table-cell office:value-type="float" office:value="4.92890769024395">
            <text:p>4.9289076902439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string">
            <text:p>Silizium</text:p>
          </table:table-cell>
          <table:table-cell office:value-type="string">
            <text:p>silicium</text:p>
          </table:table-cell>
          <table:table-cell table:number-columns-repeated="2" office:value-type="string">
            <text:p>silicio</text:p>
          </table:table-cell>
          <table:table-cell office:value-type="float" office:value="27.9769265327">
            <text:p>27.976926532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10">
            <text:p>1410.00</text:p>
          </table:table-cell>
          <table:table-cell office:value-type="float" office:value="2355">
            <text:p>2355.0</text:p>
          </table:table-cell>
          <table:table-cell office:value-type="float" office:value="2.33">
            <text:p>2.3300000</text:p>
          </table:table-cell>
          <table:table-cell office:value-type="float" office:value="1.9">
            <text:p>1.90</text:p>
          </table:table-cell>
          <table:table-cell office:value-type="float" office:value="8.1517">
            <text:p>8.1517</text:p>
          </table:table-cell>
          <table:table-cell office:value-type="float" office:value="16.345">
            <text:p>16.345</text:p>
          </table:table-cell>
          <table:table-cell office:value-type="float" office:value="33.492">
            <text:p>33.492</text:p>
          </table:table-cell>
          <table:table-cell office:value-type="float" office:value="787">
            <text:p>787</text:p>
          </table:table-cell>
          <table:table-cell office:value-type="float" office:value="1577">
            <text:p>1577</text:p>
          </table:table-cell>
          <table:table-cell office:value-type="float" office:value="3231">
            <text:p>3231</text:p>
          </table:table-cell>
          <table:table-cell office:value-type="float" office:value="1.39">
            <text:p>1.390</text:p>
          </table:table-cell>
          <table:table-cell office:value-type="float" office:value="134">
            <text:p>134</text:p>
          </table:table-cell>
          <table:table-cell office:value-type="string">
            <text:p>-4, +4</text:p>
          </table:table-cell>
          <table:table-cell office:value-type="string">
            <text:p>−4</text:p>
          </table:table-cell>
          <table:table-cell table:number-columns-repeated="2" office:value-type="string">
            <text:p>[Ne] 3s2 3p2</text:p>
          </table:table-cell>
          <table:table-cell office:value-type="float" office:value="1.46">
            <text:p>1.46</text:p>
          </table:table-cell>
          <table:table-cell office:value-type="float" office:value="0.26">
            <text:p>0.26</text:p>
          </table:table-cell>
          <table:table-cell office:value-type="float" office:value="1.11">
            <text:p>1.11</text:p>
          </table:table-cell>
          <table:table-cell table:number-columns-repeated="2"/>
          <table:table-cell office:value-type="float" office:value="117.6">
            <text:p>117.6</text:p>
          </table:table-cell>
          <table:table-cell table:number-columns-repeated="3"/>
          <table:table-cell office:value-type="float" office:value="12.1">
            <text:p>12.10</text:p>
          </table:table-cell>
          <table:table-cell office:value-type="float" office:value="0.00000000000252">
            <text:p>0.00000</text:p>
          </table:table-cell>
          <table:table-cell office:value-type="float" office:value="0.71">
            <text:p>0.710</text:p>
          </table:table-cell>
          <table:table-cell office:value-type="float" office:value="50.55">
            <text:p>50.55000</text:p>
          </table:table-cell>
          <table:table-cell office:value-type="float" office:value="384.22">
            <text:p>384.22000</text:p>
          </table:table-cell>
          <table:table-cell office:value-type="float" office:value="148">
            <text:p>148.00000</text:p>
          </table:table-cell>
          <table:table-cell office:value-type="float" office:value="7">
            <text:p>7.000</text:p>
          </table:table-cell>
          <table:table-cell office:value-type="float" office:value="5.4">
            <text:p>5.400</text:p>
          </table:table-cell>
          <table:table-cell office:value-type="float" office:value="452">
            <text:p>452</text:p>
          </table:table-cell>
          <table:table-cell office:value-type="float" office:value="6">
            <text:p>6.00000000000000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ilicon_29</text:p>
          </table:table-cell>
          <table:table-cell office:value-type="string">
            <text:p>Si_29</text:p>
          </table:table-cell>
          <table:table-cell office:value-type="string">
            <text:p>14_29</text:p>
          </table:table-cell>
          <table:table-cell office:value-type="string">
            <text:p>Silizium_29</text:p>
          </table:table-cell>
          <table:table-cell office:value-type="string">
            <text:p>Silicium_29</text:p>
          </table:table-cell>
          <table:table-cell table:number-columns-repeated="2" office:value-type="string">
            <text:p>Silicio_29</text:p>
          </table:table-cell>
          <table:table-cell office:value-type="float" office:value="28.97649472">
            <text:p>28.97649472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ilicon_30</text:p>
          </table:table-cell>
          <table:table-cell office:value-type="string">
            <text:p>Si_30</text:p>
          </table:table-cell>
          <table:table-cell office:value-type="string">
            <text:p>14_30</text:p>
          </table:table-cell>
          <table:table-cell office:value-type="string">
            <text:p>Silizium_30</text:p>
          </table:table-cell>
          <table:table-cell office:value-type="string">
            <text:p>Silicium_30</text:p>
          </table:table-cell>
          <table:table-cell table:number-columns-repeated="2" office:value-type="string">
            <text:p>Silicio_30</text:p>
          </table:table-cell>
          <table:table-cell office:value-type="float" office:value="29.97377022">
            <text:p>29.97377022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string">
            <text:p>Phosphor</text:p>
          </table:table-cell>
          <table:table-cell office:value-type="string">
            <text:p>phosphore</text:p>
          </table:table-cell>
          <table:table-cell office:value-type="string">
            <text:p>fósforo</text:p>
          </table:table-cell>
          <table:table-cell office:value-type="string">
            <text:p>fosforo</text:p>
          </table:table-cell>
          <table:table-cell office:value-type="float" office:value="30.97376151">
            <text:p>30.97376151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4.1">
            <text:p>44.10</text:p>
          </table:table-cell>
          <table:table-cell office:value-type="float" office:value="280">
            <text:p>280.0</text:p>
          </table:table-cell>
          <table:table-cell office:value-type="float" office:value="1.82">
            <text:p>1.8200000</text:p>
          </table:table-cell>
          <table:table-cell office:value-type="float" office:value="2.19">
            <text:p>2.19</text:p>
          </table:table-cell>
          <table:table-cell office:value-type="float" office:value="10.4867">
            <text:p>10.4867</text:p>
          </table:table-cell>
          <table:table-cell office:value-type="float" office:value="19.725">
            <text:p>19.725</text:p>
          </table:table-cell>
          <table:table-cell office:value-type="float" office:value="30.18">
            <text:p>30.180</text:p>
          </table:table-cell>
          <table:table-cell office:value-type="float" office:value="1012">
            <text:p>1012</text:p>
          </table:table-cell>
          <table:table-cell office:value-type="float" office:value="1903">
            <text:p>1903</text:p>
          </table:table-cell>
          <table:table-cell office:value-type="float" office:value="2912">
            <text:p>2912</text:p>
          </table:table-cell>
          <table:table-cell office:value-type="float" office:value="0.75">
            <text:p>0.750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−3</text:p>
          </table:table-cell>
          <table:table-cell table:number-columns-repeated="2" office:value-type="string">
            <text:p>[Ne] 3s2 3p3</text:p>
          </table:table-cell>
          <table:table-cell office:value-type="float" office:value="1.23">
            <text:p>1.23</text:p>
          </table:table-cell>
          <table:table-cell office:value-type="float" office:value="0.17">
            <text:p>0.17</text:p>
          </table:table-cell>
          <table:table-cell office:value-type="float" office:value="1.06">
            <text:p>1.06</text:p>
          </table:table-cell>
          <table:table-cell table:number-columns-repeated="2"/>
          <table:table-cell office:value-type="float" office:value="110">
            <text:p>110.0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17">
            <text:p>17.00</text:p>
          </table:table-cell>
          <table:table-cell office:value-type="float" office:value="1E-017">
            <text:p>0.00000</text:p>
          </table:table-cell>
          <table:table-cell office:value-type="float" office:value="0.77">
            <text:p>0.770</text:p>
          </table:table-cell>
          <table:table-cell office:value-type="float" office:value="0.657">
            <text:p>0.65700</text:p>
          </table:table-cell>
          <table:table-cell office:value-type="float" office:value="12.129">
            <text:p>12.12900</text:p>
          </table:table-cell>
          <table:table-cell office:value-type="float" office:value="0.235">
            <text:p>0.23500</text:p>
          </table:table-cell>
          <table:table-cell office:value-type="float" office:value="0.5">
            <text:p>0.500</text:p>
          </table:table-cell>
          <table:table-cell office:value-type="float" office:value="3.6">
            <text:p>3.600</text:p>
          </table:table-cell>
          <table:table-cell office:value-type="float" office:value="315">
            <text:p>315</text:p>
          </table:table-cell>
          <table:table-cell office:value-type="float" office:value="4.01703333929878">
            <text:p>4.01703333929878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string">
            <text:p>Schwefel</text:p>
          </table:table-cell>
          <table:table-cell office:value-type="string">
            <text:p>soufre</text:p>
          </table:table-cell>
          <table:table-cell office:value-type="string">
            <text:p>azufre</text:p>
          </table:table-cell>
          <table:table-cell office:value-type="string">
            <text:p>zolfo</text:p>
          </table:table-cell>
          <table:table-cell office:value-type="float" office:value="31.97207069">
            <text:p>31.97207069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2.8">
            <text:p>112.80</text:p>
          </table:table-cell>
          <table:table-cell office:value-type="float" office:value="444.7">
            <text:p>444.7</text:p>
          </table:table-cell>
          <table:table-cell office:value-type="float" office:value="2.07">
            <text:p>2.0700000</text:p>
          </table:table-cell>
          <table:table-cell office:value-type="float" office:value="2.58">
            <text:p>2.58</text:p>
          </table:table-cell>
          <table:table-cell office:value-type="float" office:value="10.36">
            <text:p>10.3600</text:p>
          </table:table-cell>
          <table:table-cell office:value-type="float" office:value="23.33">
            <text:p>23.330</text:p>
          </table:table-cell>
          <table:table-cell office:value-type="float" office:value="34.83">
            <text:p>34.830</text:p>
          </table:table-cell>
          <table:table-cell office:value-type="float" office:value="1000">
            <text:p>1000</text:p>
          </table:table-cell>
          <table:table-cell office:value-type="float" office:value="2251">
            <text:p>2251</text:p>
          </table:table-cell>
          <table:table-cell office:value-type="float" office:value="3361">
            <text:p>3361</text:p>
          </table:table-cell>
          <table:table-cell office:value-type="float" office:value="2.08">
            <text:p>2.080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−2</text:p>
          </table:table-cell>
          <table:table-cell table:number-columns-repeated="2" office:value-type="string">
            <text:p>[Ne] 3s2 3p4</text:p>
          </table:table-cell>
          <table:table-cell office:value-type="float" office:value="1.09">
            <text:p>1.09</text:p>
          </table:table-cell>
          <table:table-cell office:value-type="float" office:value="0.29">
            <text:p>0.29</text:p>
          </table:table-cell>
          <table:table-cell office:value-type="float" office:value="1.02">
            <text:p>1.02</text:p>
          </table:table-cell>
          <table:table-cell office:value-type="float" office:value="170">
            <text:p>170</text:p>
          </table:table-cell>
          <table:table-cell/>
          <table:table-cell office:value-type="float" office:value="103">
            <text:p>103.0</text:p>
          </table:table-cell>
          <table:table-cell table:number-columns-repeated="3"/>
          <table:table-cell office:value-type="float" office:value="15.5">
            <text:p>15.50</text:p>
          </table:table-cell>
          <table:table-cell office:value-type="float" office:value="5E-024">
            <text:p>0.00000</text:p>
          </table:table-cell>
          <table:table-cell office:value-type="float" office:value="0.71">
            <text:p>0.710</text:p>
          </table:table-cell>
          <table:table-cell office:value-type="float" office:value="1.7175">
            <text:p>1.71750</text:p>
          </table:table-cell>
          <table:table-cell/>
          <table:table-cell office:value-type="float" office:value="0.269">
            <text:p>0.26900</text:p>
          </table:table-cell>
          <table:table-cell office:value-type="float" office:value="2">
            <text:p>2.000</text:p>
          </table:table-cell>
          <table:table-cell office:value-type="float" office:value="2.9">
            <text:p>2.900</text:p>
          </table:table-cell>
          <table:table-cell office:value-type="float" office:value="279">
            <text:p>279</text:p>
          </table:table-cell>
          <table:table-cell office:value-type="float" office:value="5.71180722904119">
            <text:p>5.71180722904119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ulfur_33</text:p>
          </table:table-cell>
          <table:table-cell office:value-type="string">
            <text:p>S_33</text:p>
          </table:table-cell>
          <table:table-cell office:value-type="string">
            <text:p>16_33</text:p>
          </table:table-cell>
          <table:table-cell office:value-type="string">
            <text:p>Schwefel_33</text:p>
          </table:table-cell>
          <table:table-cell office:value-type="string">
            <text:p>Soufre_33</text:p>
          </table:table-cell>
          <table:table-cell office:value-type="string">
            <text:p>Azufre_33</text:p>
          </table:table-cell>
          <table:table-cell office:value-type="string">
            <text:p>Zolfo_33</text:p>
          </table:table-cell>
          <table:table-cell office:value-type="float" office:value="32.9714585">
            <text:p>32.9714585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ulfur_34</text:p>
          </table:table-cell>
          <table:table-cell office:value-type="string">
            <text:p>S_34</text:p>
          </table:table-cell>
          <table:table-cell office:value-type="string">
            <text:p>16_34</text:p>
          </table:table-cell>
          <table:table-cell office:value-type="string">
            <text:p>Schwefel_34</text:p>
          </table:table-cell>
          <table:table-cell office:value-type="string">
            <text:p>Soufre_34</text:p>
          </table:table-cell>
          <table:table-cell office:value-type="string">
            <text:p>Azufre_34</text:p>
          </table:table-cell>
          <table:table-cell office:value-type="string">
            <text:p>Zolfo_34</text:p>
          </table:table-cell>
          <table:table-cell office:value-type="float" office:value="33.96786683">
            <text:p>33.96786683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ulfur_36</text:p>
          </table:table-cell>
          <table:table-cell office:value-type="string">
            <text:p>S_36</text:p>
          </table:table-cell>
          <table:table-cell office:value-type="string">
            <text:p>16_36</text:p>
          </table:table-cell>
          <table:table-cell office:value-type="string">
            <text:p>Schwefel_36</text:p>
          </table:table-cell>
          <table:table-cell office:value-type="string">
            <text:p>Soufre_36</text:p>
          </table:table-cell>
          <table:table-cell office:value-type="string">
            <text:p>Azufre_36</text:p>
          </table:table-cell>
          <table:table-cell office:value-type="string">
            <text:p>Zolfo_36</text:p>
          </table:table-cell>
          <table:table-cell office:value-type="float" office:value="35.96708088">
            <text:p>35.96708088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string">
            <text:p>Chlor</text:p>
          </table:table-cell>
          <table:table-cell office:value-type="string">
            <text:p>chlore</text:p>
          </table:table-cell>
          <table:table-cell table:number-columns-repeated="2" office:value-type="string">
            <text:p>cloro</text:p>
          </table:table-cell>
          <table:table-cell office:value-type="float" office:value="34.96885271">
            <text:p>34.96885271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-101">
            <text:p>-101.00</text:p>
          </table:table-cell>
          <table:table-cell office:value-type="float" office:value="-34.6">
            <text:p>-34.6</text:p>
          </table:table-cell>
          <table:table-cell office:value-type="float" office:value="0.00321">
            <text:p>0.0032100</text:p>
          </table:table-cell>
          <table:table-cell office:value-type="float" office:value="3.16">
            <text:p>3.16</text:p>
          </table:table-cell>
          <table:table-cell office:value-type="float" office:value="12.9676">
            <text:p>12.9676</text:p>
          </table:table-cell>
          <table:table-cell office:value-type="float" office:value="23.81">
            <text:p>23.810</text:p>
          </table:table-cell>
          <table:table-cell office:value-type="float" office:value="39.611">
            <text:p>39.611</text:p>
          </table:table-cell>
          <table:table-cell office:value-type="float" office:value="1251">
            <text:p>1251</text:p>
          </table:table-cell>
          <table:table-cell office:value-type="float" office:value="2297">
            <text:p>2297</text:p>
          </table:table-cell>
          <table:table-cell office:value-type="float" office:value="3822">
            <text:p>3822</text:p>
          </table:table-cell>
          <table:table-cell office:value-type="float" office:value="3.61">
            <text:p>3.610</text:p>
          </table:table-cell>
          <table:table-cell office:value-type="float" office:value="348">
            <text:p>348</text:p>
          </table:table-cell>
          <table:table-cell table:number-columns-repeated="2" office:value-type="string">
            <text:p>−1</text:p>
          </table:table-cell>
          <table:table-cell table:number-columns-repeated="2" office:value-type="string">
            <text:p>[Ne] 3s2 3p5</text:p>
          </table:table-cell>
          <table:table-cell office:value-type="float" office:value="0.97">
            <text:p>0.97</text:p>
          </table:table-cell>
          <table:table-cell office:value-type="float" office:value="1.81">
            <text:p>1.81</text:p>
          </table:table-cell>
          <table:table-cell office:value-type="float" office:value="0.99">
            <text:p>0.99</text:p>
          </table:table-cell>
          <table:table-cell/>
          <table:table-cell office:value-type="float" office:value="167">
            <text:p>167</text:p>
          </table:table-cell>
          <table:table-cell office:value-type="float" office:value="100">
            <text:p>100.0</text:p>
          </table:table-cell>
          <table:table-cell table:number-columns-repeated="3"/>
          <table:table-cell office:value-type="float" office:value="16.9">
            <text:p>16.90</text:p>
          </table:table-cell>
          <table:table-cell/>
          <table:table-cell office:value-type="float" office:value="0.48">
            <text:p>0.480</text:p>
          </table:table-cell>
          <table:table-cell office:value-type="float" office:value="3.23">
            <text:p>3.23000</text:p>
          </table:table-cell>
          <table:table-cell office:value-type="float" office:value="10.2">
            <text:p>10.20000</text:p>
          </table:table-cell>
          <table:table-cell office:value-type="float" office:value="0.0089">
            <text:p>0.00890</text:p>
          </table:table-cell>
          <table:table-cell/>
          <table:table-cell office:value-type="float" office:value="2.2">
            <text:p>2.200</text:p>
          </table:table-cell>
          <table:table-cell office:value-type="float" office:value="121">
            <text:p>121</text:p>
          </table:table-cell>
          <table:table-cell office:value-type="float" office:value="3.71933128698373">
            <text:p>3.71933128698373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hlorine_37</text:p>
          </table:table-cell>
          <table:table-cell office:value-type="string">
            <text:p>Cl_37</text:p>
          </table:table-cell>
          <table:table-cell office:value-type="string">
            <text:p>17_37</text:p>
          </table:table-cell>
          <table:table-cell office:value-type="string">
            <text:p>Chlor_37</text:p>
          </table:table-cell>
          <table:table-cell office:value-type="string">
            <text:p>Chlore_37</text:p>
          </table:table-cell>
          <table:table-cell table:number-columns-repeated="2" office:value-type="string">
            <text:p>Cloro_37</text:p>
          </table:table-cell>
          <table:table-cell office:value-type="float" office:value="36.9659026">
            <text:p>36.9659026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argon</text:p>
          </table:table-cell>
          <table:table-cell office:value-type="string">
            <text:p>Ar</text:p>
          </table:table-cell>
          <table:table-cell office:value-type="float" office:value="18">
            <text:p>18</text:p>
          </table:table-cell>
          <table:table-cell office:value-type="string">
            <text:p>Argon</text:p>
          </table:table-cell>
          <table:table-cell office:value-type="string">
            <text:p>argon</text:p>
          </table:table-cell>
          <table:table-cell office:value-type="string">
            <text:p>argón</text:p>
          </table:table-cell>
          <table:table-cell office:value-type="string">
            <text:p>argo</text:p>
          </table:table-cell>
          <table:table-cell office:value-type="float" office:value="39.962383123">
            <text:p>39.96238312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-189.2">
            <text:p>-189.20</text:p>
          </table:table-cell>
          <table:table-cell office:value-type="float" office:value="-185.7">
            <text:p>-185.7</text:p>
          </table:table-cell>
          <table:table-cell office:value-type="float" office:value="0.00178">
            <text:p>0.0017800</text:p>
          </table:table-cell>
          <table:table-cell/>
          <table:table-cell office:value-type="float" office:value="15.7596">
            <text:p>15.7596</text:p>
          </table:table-cell>
          <table:table-cell office:value-type="float" office:value="27.629">
            <text:p>27.629</text:p>
          </table:table-cell>
          <table:table-cell office:value-type="float" office:value="40.74">
            <text:p>40.740</text:p>
          </table:table-cell>
          <table:table-cell office:value-type="float" office:value="1521">
            <text:p>1521</text:p>
          </table:table-cell>
          <table:table-cell office:value-type="float" office:value="2666">
            <text:p>2666</text:p>
          </table:table-cell>
          <table:table-cell office:value-type="float" office:value="3931">
            <text:p>3931</text:p>
          </table:table-cell>
          <table:table-cell table:style-name="Default"/>
          <table:table-cell/>
          <table:table-cell office:value-type="string">
            <text:p>0</text:p>
          </table:table-cell>
          <table:table-cell/>
          <table:table-cell table:number-columns-repeated="2" office:value-type="string">
            <text:p>[Ne] 3s2 3p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table:number-columns-repeated="2"/>
          <table:table-cell office:value-type="float" office:value="98">
            <text:p>98.0</text:p>
          </table:table-cell>
          <table:table-cell table:number-columns-repeated="3"/>
          <table:table-cell office:value-type="float" office:value="23.9">
            <text:p>23.90</text:p>
          </table:table-cell>
          <table:table-cell/>
          <table:table-cell office:value-type="float" office:value="0.52">
            <text:p>0.520</text:p>
          </table:table-cell>
          <table:table-cell office:value-type="float" office:value="1.188">
            <text:p>1.18800</text:p>
          </table:table-cell>
          <table:table-cell office:value-type="float" office:value="6.447">
            <text:p>6.44700</text:p>
          </table:table-cell>
          <table:table-cell office:value-type="float" office:value="0.01772">
            <text:p>0.01772</text:p>
          </table:table-cell>
          <table:table-cell/>
          <table:table-cell office:value-type="float" office:value="1.586">
            <text:p>1.586</text:p>
          </table:table-cell>
          <table:table-cell office:value-type="float" office:value="0">
            <text:p>0</text:p>
          </table:table-cell>
          <table:table-cell office:value-type="float" office:value="5.00432137378264">
            <text:p>5.00432137378264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argon_36</text:p>
          </table:table-cell>
          <table:table-cell office:value-type="string">
            <text:p>Ar_36</text:p>
          </table:table-cell>
          <table:table-cell office:value-type="string">
            <text:p>18_36</text:p>
          </table:table-cell>
          <table:table-cell table:number-columns-repeated="2" office:value-type="string">
            <text:p>Argon_36</text:p>
          </table:table-cell>
          <table:table-cell office:value-type="string">
            <text:p>Argón_36</text:p>
          </table:table-cell>
          <table:table-cell office:value-type="string">
            <text:p>Argo_36</text:p>
          </table:table-cell>
          <table:table-cell office:value-type="float" office:value="35.96754628">
            <text:p>35.96754628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argon_38</text:p>
          </table:table-cell>
          <table:table-cell office:value-type="string">
            <text:p>Ar_38</text:p>
          </table:table-cell>
          <table:table-cell office:value-type="string">
            <text:p>18_38</text:p>
          </table:table-cell>
          <table:table-cell table:number-columns-repeated="2" office:value-type="string">
            <text:p>Argon_38</text:p>
          </table:table-cell>
          <table:table-cell office:value-type="string">
            <text:p>Argón_38</text:p>
          </table:table-cell>
          <table:table-cell office:value-type="string">
            <text:p>Argo_38</text:p>
          </table:table-cell>
          <table:table-cell office:value-type="float" office:value="37.9627322">
            <text:p>37.9627322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string">
            <text:p>Kalium</text:p>
          </table:table-cell>
          <table:table-cell office:value-type="string">
            <text:p>potassium</text:p>
          </table:table-cell>
          <table:table-cell office:value-type="string">
            <text:p>potasio</text:p>
          </table:table-cell>
          <table:table-cell office:value-type="string">
            <text:p>potassio</text:p>
          </table:table-cell>
          <table:table-cell office:value-type="float" office:value="38.9637069">
            <text:p>38.9637069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3.25">
            <text:p>63.25</text:p>
          </table:table-cell>
          <table:table-cell office:value-type="float" office:value="760">
            <text:p>760.0</text:p>
          </table:table-cell>
          <table:table-cell office:value-type="float" office:value="0.86">
            <text:p>0.8600000</text:p>
          </table:table-cell>
          <table:table-cell office:value-type="float" office:value="0.82">
            <text:p>0.82</text:p>
          </table:table-cell>
          <table:table-cell office:value-type="float" office:value="4.3407">
            <text:p>4.3407</text:p>
          </table:table-cell>
          <table:table-cell office:value-type="float" office:value="31.625">
            <text:p>31.625</text:p>
          </table:table-cell>
          <table:table-cell office:value-type="float" office:value="45.72">
            <text:p>45.720</text:p>
          </table:table-cell>
          <table:table-cell office:value-type="float" office:value="419">
            <text:p>419</text:p>
          </table:table-cell>
          <table:table-cell office:value-type="float" office:value="3051">
            <text:p>3051</text:p>
          </table:table-cell>
          <table:table-cell office:value-type="float" office:value="4411">
            <text:p>4411</text:p>
          </table:table-cell>
          <table:table-cell office:value-type="float" office:value="0.5">
            <text:p>0.500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+1</text:p>
          </table:table-cell>
          <table:table-cell table:number-columns-repeated="2" office:value-type="string">
            <text:p>[Ar] 4s1</text:p>
          </table:table-cell>
          <table:table-cell office:value-type="float" office:value="2.77">
            <text:p>2.77</text:p>
          </table:table-cell>
          <table:table-cell office:value-type="float" office:value="1.51">
            <text:p>1.51</text:p>
          </table:table-cell>
          <table:table-cell office:value-type="float" office:value="2.03">
            <text:p>2.03</text:p>
          </table:table-cell>
          <table:table-cell table:number-columns-repeated="2"/>
          <table:table-cell office:value-type="float" office:value="227">
            <text:p>227.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float" office:value="45.46">
            <text:p>45.46</text:p>
          </table:table-cell>
          <table:table-cell office:value-type="float" office:value="0.139">
            <text:p>0.13900</text:p>
          </table:table-cell>
          <table:table-cell office:value-type="float" office:value="0.75">
            <text:p>0.750</text:p>
          </table:table-cell>
          <table:table-cell office:value-type="float" office:value="2.334">
            <text:p>2.33400</text:p>
          </table:table-cell>
          <table:table-cell office:value-type="float" office:value="79.87">
            <text:p>79.87000</text:p>
          </table:table-cell>
          <table:table-cell office:value-type="float" office:value="102.4">
            <text:p>102.40000</text:p>
          </table:table-cell>
          <table:table-cell office:value-type="float" office:value="0.5">
            <text:p>0.500</text:p>
          </table:table-cell>
          <table:table-cell office:value-type="float" office:value="43.4">
            <text:p>43.400</text:p>
          </table:table-cell>
          <table:table-cell office:value-type="float" office:value="90">
            <text:p>90</text:p>
          </table:table-cell>
          <table:table-cell office:value-type="float" office:value="3.57634135020579">
            <text:p>3.57634135020579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otassium_40</text:p>
          </table:table-cell>
          <table:table-cell office:value-type="string">
            <text:p>K_40</text:p>
          </table:table-cell>
          <table:table-cell office:value-type="string">
            <text:p>19_40</text:p>
          </table:table-cell>
          <table:table-cell office:value-type="string">
            <text:p>Kalium_40</text:p>
          </table:table-cell>
          <table:table-cell office:value-type="string">
            <text:p>Potassium_40</text:p>
          </table:table-cell>
          <table:table-cell office:value-type="string">
            <text:p>Potasio_40</text:p>
          </table:table-cell>
          <table:table-cell office:value-type="string">
            <text:p>Potassio_40</text:p>
          </table:table-cell>
          <table:table-cell office:value-type="float" office:value="39.96399867">
            <text:p>39.96399867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potassium_41</text:p>
          </table:table-cell>
          <table:table-cell office:value-type="string">
            <text:p>K_41</text:p>
          </table:table-cell>
          <table:table-cell office:value-type="string">
            <text:p>19_41</text:p>
          </table:table-cell>
          <table:table-cell office:value-type="string">
            <text:p>Kalium_41</text:p>
          </table:table-cell>
          <table:table-cell office:value-type="string">
            <text:p>Potassium_41</text:p>
          </table:table-cell>
          <table:table-cell office:value-type="string">
            <text:p>Potasio_41</text:p>
          </table:table-cell>
          <table:table-cell office:value-type="string">
            <text:p>Potassio_41</text:p>
          </table:table-cell>
          <table:table-cell office:value-type="float" office:value="40.96182597">
            <text:p>40.96182597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string">
            <text:p>Kalzium</text:p>
          </table:table-cell>
          <table:table-cell office:value-type="string">
            <text:p>calcium</text:p>
          </table:table-cell>
          <table:table-cell table:number-columns-repeated="2" office:value-type="string">
            <text:p>calcio</text:p>
          </table:table-cell>
          <table:table-cell office:value-type="float" office:value="39.9625912">
            <text:p>39.9625912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39">
            <text:p>839.00</text:p>
          </table:table-cell>
          <table:table-cell office:value-type="float" office:value="1484">
            <text:p>1484.0</text:p>
          </table:table-cell>
          <table:table-cell office:value-type="float" office:value="1.55">
            <text:p>1.5500000</text:p>
          </table:table-cell>
          <table:table-cell office:value-type="float" office:value="1">
            <text:p>1.00</text:p>
          </table:table-cell>
          <table:table-cell office:value-type="float" office:value="6.1132">
            <text:p>6.1132</text:p>
          </table:table-cell>
          <table:table-cell office:value-type="float" office:value="11.871">
            <text:p>11.871</text:p>
          </table:table-cell>
          <table:table-cell office:value-type="float" office:value="50.908">
            <text:p>50.908</text:p>
          </table:table-cell>
          <table:table-cell office:value-type="float" office:value="590">
            <text:p>590</text:p>
          </table:table-cell>
          <table:table-cell office:value-type="float" office:value="1145">
            <text:p>1145</text:p>
          </table:table-cell>
          <table:table-cell office:value-type="float" office:value="4912">
            <text:p>4912</text:p>
          </table:table-cell>
          <table:table-cell office:value-type="float" office:value="0.04">
            <text:p>0.04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+2</text:p>
          </table:table-cell>
          <table:table-cell table:number-columns-repeated="2" office:value-type="string">
            <text:p>[Ar] 4s2</text:p>
          </table:table-cell>
          <table:table-cell office:value-type="float" office:value="2.23">
            <text:p>2.23</text:p>
          </table:table-cell>
          <table:table-cell office:value-type="float" office:value="1">
            <text:p>1.00</text:p>
          </table:table-cell>
          <table:table-cell office:value-type="float" office:value="1.74">
            <text:p>1.74</text:p>
          </table:table-cell>
          <table:table-cell table:number-columns-repeated="2"/>
          <table:table-cell office:value-type="float" office:value="197">
            <text:p>197.0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25.9">
            <text:p>25.90</text:p>
          </table:table-cell>
          <table:table-cell office:value-type="float" office:value="0.298">
            <text:p>0.29800</text:p>
          </table:table-cell>
          <table:table-cell office:value-type="float" office:value="0.63">
            <text:p>0.630</text:p>
          </table:table-cell>
          <table:table-cell office:value-type="float" office:value="8.54">
            <text:p>8.54000</text:p>
          </table:table-cell>
          <table:table-cell office:value-type="float" office:value="153.3">
            <text:p>153.30000</text:p>
          </table:table-cell>
          <table:table-cell office:value-type="float" office:value="200">
            <text:p>200.00000</text:p>
          </table:table-cell>
          <table:table-cell office:value-type="float" office:value="1.5">
            <text:p>1.500</text:p>
          </table:table-cell>
          <table:table-cell office:value-type="float" office:value="22.8">
            <text:p>22.800</text:p>
          </table:table-cell>
          <table:table-cell office:value-type="float" office:value="178">
            <text:p>178</text:p>
          </table:table-cell>
          <table:table-cell office:value-type="float" office:value="4.78604121024255">
            <text:p>4.7860412102425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alcium_42</text:p>
          </table:table-cell>
          <table:table-cell office:value-type="string">
            <text:p>Ca_42</text:p>
          </table:table-cell>
          <table:table-cell office:value-type="string">
            <text:p>20_42</text:p>
          </table:table-cell>
          <table:table-cell office:value-type="string">
            <text:p>Kalzium_42</text:p>
          </table:table-cell>
          <table:table-cell office:value-type="string">
            <text:p>Calcium_42</text:p>
          </table:table-cell>
          <table:table-cell table:number-columns-repeated="2" office:value-type="string">
            <text:p>Calcio_42</text:p>
          </table:table-cell>
          <table:table-cell office:value-type="float" office:value="41.9586183">
            <text:p>41.9586183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lcium_43</text:p>
          </table:table-cell>
          <table:table-cell office:value-type="string">
            <text:p>Ca_43</text:p>
          </table:table-cell>
          <table:table-cell office:value-type="string">
            <text:p>20_43</text:p>
          </table:table-cell>
          <table:table-cell office:value-type="string">
            <text:p>Kalzium_43</text:p>
          </table:table-cell>
          <table:table-cell office:value-type="string">
            <text:p>Calcium_43</text:p>
          </table:table-cell>
          <table:table-cell table:number-columns-repeated="2" office:value-type="string">
            <text:p>Calcio_43</text:p>
          </table:table-cell>
          <table:table-cell office:value-type="float" office:value="42.9587668">
            <text:p>42.9587668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lcium_44</text:p>
          </table:table-cell>
          <table:table-cell office:value-type="string">
            <text:p>Ca_44</text:p>
          </table:table-cell>
          <table:table-cell office:value-type="string">
            <text:p>20_44</text:p>
          </table:table-cell>
          <table:table-cell office:value-type="string">
            <text:p>Kalzium_44</text:p>
          </table:table-cell>
          <table:table-cell office:value-type="string">
            <text:p>Calcium_44</text:p>
          </table:table-cell>
          <table:table-cell table:number-columns-repeated="2" office:value-type="string">
            <text:p>Calcio_44</text:p>
          </table:table-cell>
          <table:table-cell office:value-type="float" office:value="43.9554811">
            <text:p>43.9554811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lcium_46</text:p>
          </table:table-cell>
          <table:table-cell office:value-type="string">
            <text:p>Ca_46</text:p>
          </table:table-cell>
          <table:table-cell office:value-type="string">
            <text:p>20_46</text:p>
          </table:table-cell>
          <table:table-cell office:value-type="string">
            <text:p>Kalzium_46</text:p>
          </table:table-cell>
          <table:table-cell office:value-type="string">
            <text:p>Calcium_46</text:p>
          </table:table-cell>
          <table:table-cell table:number-columns-repeated="2" office:value-type="string">
            <text:p>Calcio_46</text:p>
          </table:table-cell>
          <table:table-cell office:value-type="float" office:value="45.9536928">
            <text:p>45.9536928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lcium_48</text:p>
          </table:table-cell>
          <table:table-cell office:value-type="string">
            <text:p>Ca_48</text:p>
          </table:table-cell>
          <table:table-cell office:value-type="string">
            <text:p>20_48</text:p>
          </table:table-cell>
          <table:table-cell office:value-type="string">
            <text:p>Kalzium_48</text:p>
          </table:table-cell>
          <table:table-cell office:value-type="string">
            <text:p>Calcium_48</text:p>
          </table:table-cell>
          <table:table-cell table:number-columns-repeated="2" office:value-type="string">
            <text:p>Calcio_48</text:p>
          </table:table-cell>
          <table:table-cell office:value-type="float" office:value="47.952534">
            <text:p>47.952534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string">
            <text:p>Skandium</text:p>
          </table:table-cell>
          <table:table-cell office:value-type="string">
            <text:p>scandium</text:p>
          </table:table-cell>
          <table:table-cell office:value-type="string">
            <text:p>escandio</text:p>
          </table:table-cell>
          <table:table-cell office:value-type="string">
            <text:p>scandio</text:p>
          </table:table-cell>
          <table:table-cell office:value-type="float" office:value="44.9559102">
            <text:p>44.9559102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41">
            <text:p>1541.00</text:p>
          </table:table-cell>
          <table:table-cell office:value-type="float" office:value="2832">
            <text:p>2832.0</text:p>
          </table:table-cell>
          <table:table-cell office:value-type="float" office:value="2.99">
            <text:p>2.9900000</text:p>
          </table:table-cell>
          <table:table-cell office:value-type="float" office:value="1.36">
            <text:p>1.36</text:p>
          </table:table-cell>
          <table:table-cell office:value-type="float" office:value="6.5614">
            <text:p>6.5614</text:p>
          </table:table-cell>
          <table:table-cell office:value-type="float" office:value="12.8">
            <text:p>12.800</text:p>
          </table:table-cell>
          <table:table-cell office:value-type="float" office:value="24.76">
            <text:p>24.760</text:p>
          </table:table-cell>
          <table:table-cell office:value-type="float" office:value="633">
            <text:p>633</text:p>
          </table:table-cell>
          <table:table-cell office:value-type="float" office:value="1235">
            <text:p>1235</text:p>
          </table:table-cell>
          <table:table-cell office:value-type="float" office:value="2389">
            <text:p>2389</text:p>
          </table:table-cell>
          <table:table-cell office:value-type="float" office:value="0.19">
            <text:p>0.19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+3</text:p>
          </table:table-cell>
          <table:table-cell table:number-columns-repeated="2" office:value-type="string">
            <text:p>[Ar] 4s2 3d1</text:p>
          </table:table-cell>
          <table:table-cell office:value-type="float" office:value="2.09">
            <text:p>2.09</text:p>
          </table:table-cell>
          <table:table-cell office:value-type="float" office:value="0.75">
            <text:p>0.75</text:p>
          </table:table-cell>
          <table:table-cell office:value-type="float" office:value="1.44">
            <text:p>1.44</text:p>
          </table:table-cell>
          <table:table-cell table:number-columns-repeated="2"/>
          <table:table-cell office:value-type="float" office:value="162">
            <text:p>162.0</text:p>
          </table:table-cell>
          <table:table-cell table:number-columns-repeated="2"/>
          <table:table-cell office:value-type="float" office:value="88.5">
            <text:p>88.5</text:p>
          </table:table-cell>
          <table:table-cell office:value-type="float" office:value="15">
            <text:p>15.00</text:p>
          </table:table-cell>
          <table:table-cell office:value-type="float" office:value="0.0177">
            <text:p>0.01770</text:p>
          </table:table-cell>
          <table:table-cell office:value-type="float" office:value="0.6">
            <text:p>0.600</text:p>
          </table:table-cell>
          <table:table-cell office:value-type="float" office:value="14.1">
            <text:p>14.10000</text:p>
          </table:table-cell>
          <table:table-cell office:value-type="float" office:value="314.2">
            <text:p>314.20000</text:p>
          </table:table-cell>
          <table:table-cell office:value-type="float" office:value="15.8">
            <text:p>15.80000</text:p>
          </table:table-cell>
          <table:table-cell/>
          <table:table-cell office:value-type="float" office:value="17.8">
            <text:p>17.800</text:p>
          </table:table-cell>
          <table:table-cell office:value-type="float" office:value="378">
            <text:p>378</text:p>
          </table:table-cell>
          <table:table-cell office:value-type="float" office:value="1.53402610605614">
            <text:p>1.53402610605614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office:value-type="string">
            <text:p>Titan</text:p>
          </table:table-cell>
          <table:table-cell office:value-type="string">
            <text:p>titane</text:p>
          </table:table-cell>
          <table:table-cell table:number-columns-repeated="2" office:value-type="string">
            <text:p>titanio</text:p>
          </table:table-cell>
          <table:table-cell office:value-type="float" office:value="47.9479471">
            <text:p>47.9479471000</text:p>
          </table:table-cell>
          <table:table-cell table:number-columns-repeated="2" office:value-type="float" office:value="4">
            <text:p>4</text:p>
          </table:table-cell>
          <table:table-cell office:value-type="float" office:value="1660">
            <text:p>1660.00</text:p>
          </table:table-cell>
          <table:table-cell office:value-type="float" office:value="3287">
            <text:p>3287.0</text:p>
          </table:table-cell>
          <table:table-cell office:value-type="float" office:value="4.54">
            <text:p>4.5400000</text:p>
          </table:table-cell>
          <table:table-cell office:value-type="float" office:value="1.54">
            <text:p>1.54</text:p>
          </table:table-cell>
          <table:table-cell office:value-type="float" office:value="6.8282">
            <text:p>6.8282</text:p>
          </table:table-cell>
          <table:table-cell office:value-type="float" office:value="13.58">
            <text:p>13.580</text:p>
          </table:table-cell>
          <table:table-cell office:value-type="float" office:value="27.491">
            <text:p>27.491</text:p>
          </table:table-cell>
          <table:table-cell office:value-type="float" office:value="659">
            <text:p>659</text:p>
          </table:table-cell>
          <table:table-cell office:value-type="float" office:value="1310">
            <text:p>1310</text:p>
          </table:table-cell>
          <table:table-cell office:value-type="float" office:value="2652">
            <text:p>2652</text:p>
          </table:table-cell>
          <table:table-cell office:value-type="float" office:value="0.08">
            <text:p>0.080</text:p>
          </table:table-cell>
          <table:table-cell office:value-type="float" office:value="8">
            <text:p>8</text:p>
          </table:table-cell>
          <table:table-cell office:value-type="string">
            <text:p>+2, +3, +4</text:p>
          </table:table-cell>
          <table:table-cell table:style-name="ce10" office:value-type="string">
            <text:p>+2, +3, +4</text:p>
          </table:table-cell>
          <table:table-cell table:number-columns-repeated="2" office:value-type="string">
            <text:p>[Ar] 4s2 3d2</text:p>
          </table:table-cell>
          <table:table-cell office:value-type="float" office:value="2">
            <text:p>2.00</text:p>
          </table:table-cell>
          <table:table-cell office:value-type="float" office:value="0.61">
            <text:p>0.61</text:p>
          </table:table-cell>
          <table:table-cell office:value-type="float" office:value="1.32">
            <text:p>1.32</text:p>
          </table:table-cell>
          <table:table-cell table:number-columns-repeated="2"/>
          <table:table-cell office:value-type="float" office:value="147">
            <text:p>147.0</text:p>
          </table:table-cell>
          <table:table-cell/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0.64">
            <text:p>10.64</text:p>
          </table:table-cell>
          <table:table-cell office:value-type="float" office:value="0.0234">
            <text:p>0.02340</text:p>
          </table:table-cell>
          <table:table-cell office:value-type="float" office:value="0.52">
            <text:p>0.520</text:p>
          </table:table-cell>
          <table:table-cell office:value-type="float" office:value="15.45">
            <text:p>15.45000</text:p>
          </table:table-cell>
          <table:table-cell office:value-type="float" office:value="421">
            <text:p>421.00000</text:p>
          </table:table-cell>
          <table:table-cell office:value-type="float" office:value="21.9">
            <text:p>21.90000</text:p>
          </table:table-cell>
          <table:table-cell/>
          <table:table-cell office:value-type="float" office:value="14.6">
            <text:p>14.600</text:p>
          </table:table-cell>
          <table:table-cell office:value-type="float" office:value="470">
            <text:p>470</text:p>
          </table:table-cell>
          <table:table-cell office:value-type="float" office:value="3.38021124171161">
            <text:p>3.38021124171161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itanium_46</text:p>
          </table:table-cell>
          <table:table-cell office:value-type="string">
            <text:p>Ti_46</text:p>
          </table:table-cell>
          <table:table-cell office:value-type="string">
            <text:p>22_46</text:p>
          </table:table-cell>
          <table:table-cell office:value-type="string">
            <text:p>Titan_46</text:p>
          </table:table-cell>
          <table:table-cell office:value-type="string">
            <text:p>Titane_46</text:p>
          </table:table-cell>
          <table:table-cell table:number-columns-repeated="2" office:value-type="string">
            <text:p>Titanio_46</text:p>
          </table:table-cell>
          <table:table-cell office:value-type="float" office:value="45.9526295">
            <text:p>45.9526295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tanium_47</text:p>
          </table:table-cell>
          <table:table-cell office:value-type="string">
            <text:p>Ti_47</text:p>
          </table:table-cell>
          <table:table-cell office:value-type="string">
            <text:p>22_47</text:p>
          </table:table-cell>
          <table:table-cell office:value-type="string">
            <text:p>Titan_47</text:p>
          </table:table-cell>
          <table:table-cell office:value-type="string">
            <text:p>Titane_47</text:p>
          </table:table-cell>
          <table:table-cell table:number-columns-repeated="2" office:value-type="string">
            <text:p>Titanio_47</text:p>
          </table:table-cell>
          <table:table-cell office:value-type="float" office:value="46.9517638">
            <text:p>46.951763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tanium_49</text:p>
          </table:table-cell>
          <table:table-cell office:value-type="string">
            <text:p>Ti_49</text:p>
          </table:table-cell>
          <table:table-cell office:value-type="string">
            <text:p>22_49</text:p>
          </table:table-cell>
          <table:table-cell office:value-type="string">
            <text:p>Titan_49</text:p>
          </table:table-cell>
          <table:table-cell office:value-type="string">
            <text:p>Titane_49</text:p>
          </table:table-cell>
          <table:table-cell table:number-columns-repeated="2" office:value-type="string">
            <text:p>Titanio_49</text:p>
          </table:table-cell>
          <table:table-cell office:value-type="float" office:value="48.9478708">
            <text:p>48.947870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tanium_50</text:p>
          </table:table-cell>
          <table:table-cell office:value-type="string">
            <text:p>Ti_50</text:p>
          </table:table-cell>
          <table:table-cell office:value-type="string">
            <text:p>22_50</text:p>
          </table:table-cell>
          <table:table-cell office:value-type="string">
            <text:p>Titan_50</text:p>
          </table:table-cell>
          <table:table-cell office:value-type="string">
            <text:p>Titane_50</text:p>
          </table:table-cell>
          <table:table-cell table:number-columns-repeated="2" office:value-type="string">
            <text:p>Titanio_50</text:p>
          </table:table-cell>
          <table:table-cell office:value-type="float" office:value="49.9447921">
            <text:p>49.9447921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string">
            <text:p>Vanadium</text:p>
          </table:table-cell>
          <table:table-cell office:value-type="string">
            <text:p>vanadium</text:p>
          </table:table-cell>
          <table:table-cell table:number-columns-repeated="2" office:value-type="string">
            <text:p>vanadio</text:p>
          </table:table-cell>
          <table:table-cell office:value-type="float" office:value="50.9439637">
            <text:p>50.9439637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90">
            <text:p>1890.00</text:p>
          </table:table-cell>
          <table:table-cell office:value-type="float" office:value="3380">
            <text:p>3380.0</text:p>
          </table:table-cell>
          <table:table-cell office:value-type="float" office:value="6.11">
            <text:p>6.1100000</text:p>
          </table:table-cell>
          <table:table-cell office:value-type="float" office:value="1.63">
            <text:p>1.63</text:p>
          </table:table-cell>
          <table:table-cell office:value-type="float" office:value="6.7463">
            <text:p>6.7463</text:p>
          </table:table-cell>
          <table:table-cell office:value-type="float" office:value="14.65">
            <text:p>14.650</text:p>
          </table:table-cell>
          <table:table-cell office:value-type="float" office:value="29.31">
            <text:p>29.310</text:p>
          </table:table-cell>
          <table:table-cell office:value-type="float" office:value="651">
            <text:p>651</text:p>
          </table:table-cell>
          <table:table-cell office:value-type="float" office:value="1414">
            <text:p>1414</text:p>
          </table:table-cell>
          <table:table-cell office:value-type="float" office:value="2828">
            <text:p>2828</text:p>
          </table:table-cell>
          <table:table-cell office:value-type="float" office:value="0.53">
            <text:p>0.530</text:p>
          </table:table-cell>
          <table:table-cell office:value-type="float" office:value="51">
            <text:p>51</text:p>
          </table:table-cell>
          <table:table-cell office:value-type="string">
            <text:p>+2, +3, +4, +5</text:p>
          </table:table-cell>
          <table:table-cell table:style-name="ce10" office:value-type="string">
            <text:p>+2, +3, +4, +5</text:p>
          </table:table-cell>
          <table:table-cell table:number-columns-repeated="2" office:value-type="string">
            <text:p>[Ar] 4s2 3d3</text:p>
          </table:table-cell>
          <table:table-cell office:value-type="float" office:value="1.92">
            <text:p>1.92</text:p>
          </table:table-cell>
          <table:table-cell office:value-type="float" office:value="0.54">
            <text:p>0.54</text:p>
          </table:table-cell>
          <table:table-cell office:value-type="float" office:value="1.22">
            <text:p>1.22</text:p>
          </table:table-cell>
          <table:table-cell table:number-columns-repeated="2"/>
          <table:table-cell office:value-type="float" office:value="134">
            <text:p>134.0</text:p>
          </table:table-cell>
          <table:table-cell/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8.78">
            <text:p>8.78</text:p>
          </table:table-cell>
          <table:table-cell office:value-type="float" office:value="0.0489">
            <text:p>0.04890</text:p>
          </table:table-cell>
          <table:table-cell office:value-type="float" office:value="0.49">
            <text:p>0.490</text:p>
          </table:table-cell>
          <table:table-cell office:value-type="float" office:value="20.9">
            <text:p>20.90000</text:p>
          </table:table-cell>
          <table:table-cell office:value-type="float" office:value="0.452">
            <text:p>0.45200</text:p>
          </table:table-cell>
          <table:table-cell office:value-type="float" office:value="30.7">
            <text:p>30.70000</text:p>
          </table:table-cell>
          <table:table-cell/>
          <table:table-cell office:value-type="float" office:value="12.4">
            <text:p>12.400</text:p>
          </table:table-cell>
          <table:table-cell office:value-type="float" office:value="514">
            <text:p>514</text:p>
          </table:table-cell>
          <table:table-cell office:value-type="float" office:value="2.46686762035411">
            <text:p>2.46686762035411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vanadium_50</text:p>
          </table:table-cell>
          <table:table-cell office:value-type="string">
            <text:p>V_50</text:p>
          </table:table-cell>
          <table:table-cell office:value-type="string">
            <text:p>23_50</text:p>
          </table:table-cell>
          <table:table-cell table:number-columns-repeated="2" office:value-type="string">
            <text:p>Vanadium_50</text:p>
          </table:table-cell>
          <table:table-cell table:number-columns-repeated="2" office:value-type="string">
            <text:p>Vanadio_50</text:p>
          </table:table-cell>
          <table:table-cell office:value-type="float" office:value="49.9471628">
            <text:p>49.947162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string">
            <text:p>Chrom</text:p>
          </table:table-cell>
          <table:table-cell office:value-type="string">
            <text:p>chrome</text:p>
          </table:table-cell>
          <table:table-cell table:number-columns-repeated="2" office:value-type="string">
            <text:p>cromo</text:p>
          </table:table-cell>
          <table:table-cell office:value-type="float" office:value="51.9405119">
            <text:p>51.9405119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57">
            <text:p>1857.00</text:p>
          </table:table-cell>
          <table:table-cell office:value-type="float" office:value="2672">
            <text:p>2672.0</text:p>
          </table:table-cell>
          <table:table-cell office:value-type="float" office:value="7.19">
            <text:p>7.1900000</text:p>
          </table:table-cell>
          <table:table-cell office:value-type="float" office:value="1.66">
            <text:p>1.66</text:p>
          </table:table-cell>
          <table:table-cell office:value-type="float" office:value="6.7666">
            <text:p>6.7666</text:p>
          </table:table-cell>
          <table:table-cell office:value-type="float" office:value="16.5">
            <text:p>16.500</text:p>
          </table:table-cell>
          <table:table-cell office:value-type="float" office:value="30.96">
            <text:p>30.960</text:p>
          </table:table-cell>
          <table:table-cell office:value-type="float" office:value="653">
            <text:p>653</text:p>
          </table:table-cell>
          <table:table-cell office:value-type="float" office:value="1592">
            <text:p>1592</text:p>
          </table:table-cell>
          <table:table-cell office:value-type="float" office:value="2987">
            <text:p>2987</text:p>
          </table:table-cell>
          <table:table-cell office:value-type="float" office:value="0.67">
            <text:p>0.670</text:p>
          </table:table-cell>
          <table:table-cell office:value-type="float" office:value="65">
            <text:p>65</text:p>
          </table:table-cell>
          <table:table-cell office:value-type="string">
            <text:p>+2, +3, +6</text:p>
          </table:table-cell>
          <table:table-cell table:style-name="ce10" office:value-type="string">
            <text:p>+2, +3, +6</text:p>
          </table:table-cell>
          <table:table-cell office:value-type="string">
            <text:p>[Ar] 4s2 3d4</text:p>
          </table:table-cell>
          <table:table-cell office:value-type="string">
            <text:p>[Ar] 4s1 3d5</text:p>
          </table:table-cell>
          <table:table-cell office:value-type="float" office:value="1.85">
            <text:p>1.85</text:p>
          </table:table-cell>
          <table:table-cell office:value-type="float" office:value="0.62">
            <text:p>0.62</text:p>
          </table:table-cell>
          <table:table-cell office:value-type="float" office:value="1.18">
            <text:p>1.18</text:p>
          </table:table-cell>
          <table:table-cell table:number-columns-repeated="2"/>
          <table:table-cell office:value-type="float" office:value="128">
            <text:p>128.0</text:p>
          </table:table-cell>
          <table:table-cell/>
          <table:table-cell office:value-type="float" office:value="90.5">
            <text:p>90.5</text:p>
          </table:table-cell>
          <table:table-cell office:value-type="float" office:value="75.5">
            <text:p>75.5</text:p>
          </table:table-cell>
          <table:table-cell office:value-type="float" office:value="7.23">
            <text:p>7.23</text:p>
          </table:table-cell>
          <table:table-cell office:value-type="float" office:value="0.0774">
            <text:p>0.07740</text:p>
          </table:table-cell>
          <table:table-cell office:value-type="float" office:value="0.45">
            <text:p>0.450</text:p>
          </table:table-cell>
          <table:table-cell office:value-type="float" office:value="16.9">
            <text:p>16.90000</text:p>
          </table:table-cell>
          <table:table-cell office:value-type="float" office:value="344.3">
            <text:p>344.30000</text:p>
          </table:table-cell>
          <table:table-cell office:value-type="float" office:value="93.7">
            <text:p>93.70000</text:p>
          </table:table-cell>
          <table:table-cell office:value-type="float" office:value="9">
            <text:p>9.000</text:p>
          </table:table-cell>
          <table:table-cell office:value-type="float" office:value="11.6">
            <text:p>11.600</text:p>
          </table:table-cell>
          <table:table-cell office:value-type="float" office:value="397">
            <text:p>397</text:p>
          </table:table-cell>
          <table:table-cell office:value-type="float" office:value="4.13033376849501">
            <text:p>4.13033376849501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hromium_50</text:p>
          </table:table-cell>
          <table:table-cell office:value-type="string">
            <text:p>Cr_50</text:p>
          </table:table-cell>
          <table:table-cell office:value-type="string">
            <text:p>24_50</text:p>
          </table:table-cell>
          <table:table-cell office:value-type="string">
            <text:p>Chrom_50</text:p>
          </table:table-cell>
          <table:table-cell office:value-type="string">
            <text:p>Chrome_50</text:p>
          </table:table-cell>
          <table:table-cell table:number-columns-repeated="2" office:value-type="string">
            <text:p>Cromo_50</text:p>
          </table:table-cell>
          <table:table-cell office:value-type="float" office:value="49.9460496">
            <text:p>49.9460496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hromium_53</text:p>
          </table:table-cell>
          <table:table-cell office:value-type="string">
            <text:p>Cr_53</text:p>
          </table:table-cell>
          <table:table-cell office:value-type="string">
            <text:p>24_53</text:p>
          </table:table-cell>
          <table:table-cell office:value-type="string">
            <text:p>Chrom_53</text:p>
          </table:table-cell>
          <table:table-cell office:value-type="string">
            <text:p>Chrome_53</text:p>
          </table:table-cell>
          <table:table-cell table:number-columns-repeated="2" office:value-type="string">
            <text:p>Cromo_53</text:p>
          </table:table-cell>
          <table:table-cell office:value-type="float" office:value="52.9406538">
            <text:p>52.940653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hromium_54</text:p>
          </table:table-cell>
          <table:table-cell office:value-type="string">
            <text:p>Cr_54</text:p>
          </table:table-cell>
          <table:table-cell office:value-type="string">
            <text:p>24_54</text:p>
          </table:table-cell>
          <table:table-cell office:value-type="string">
            <text:p>Chrom_54</text:p>
          </table:table-cell>
          <table:table-cell office:value-type="string">
            <text:p>Chrome_54</text:p>
          </table:table-cell>
          <table:table-cell table:number-columns-repeated="2" office:value-type="string">
            <text:p>Cromo_54</text:p>
          </table:table-cell>
          <table:table-cell office:value-type="float" office:value="53.9388849">
            <text:p>53.9388849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string">
            <text:p>Mangan</text:p>
          </table:table-cell>
          <table:table-cell office:value-type="string">
            <text:p>manganèse</text:p>
          </table:table-cell>
          <table:table-cell office:value-type="string">
            <text:p>manganeso</text:p>
          </table:table-cell>
          <table:table-cell office:value-type="string">
            <text:p>manganese</text:p>
          </table:table-cell>
          <table:table-cell office:value-type="float" office:value="54.9380496">
            <text:p>54.93804960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44">
            <text:p>1244.00</text:p>
          </table:table-cell>
          <table:table-cell office:value-type="float" office:value="1962">
            <text:p>1962.0</text:p>
          </table:table-cell>
          <table:table-cell office:value-type="float" office:value="7.43">
            <text:p>7.4300000</text:p>
          </table:table-cell>
          <table:table-cell office:value-type="float" office:value="1.55">
            <text:p>1.55</text:p>
          </table:table-cell>
          <table:table-cell office:value-type="float" office:value="7.434">
            <text:p>7.4340</text:p>
          </table:table-cell>
          <table:table-cell office:value-type="float" office:value="15.64">
            <text:p>15.640</text:p>
          </table:table-cell>
          <table:table-cell office:value-type="float" office:value="33.667">
            <text:p>33.667</text:p>
          </table:table-cell>
          <table:table-cell office:value-type="float" office:value="717">
            <text:p>717</text:p>
          </table:table-cell>
          <table:table-cell office:value-type="float" office:value="1509">
            <text:p>1509</text:p>
          </table:table-cell>
          <table:table-cell office:value-type="float" office:value="3248">
            <text:p>3248</text:p>
          </table:table-cell>
          <table:table-cell table:style-name="Default"/>
          <table:table-cell/>
          <table:table-cell office:value-type="string">
            <text:p>+2, +3, +4, +6, +7</text:p>
          </table:table-cell>
          <table:table-cell table:style-name="ce10" office:value-type="string">
            <text:p>+2, +3, +4, +6, +7</text:p>
          </table:table-cell>
          <table:table-cell table:number-columns-repeated="2" office:value-type="string">
            <text:p>[Ar] 4s2 3d5</text:p>
          </table:table-cell>
          <table:table-cell office:value-type="float" office:value="1.79">
            <text:p>1.79</text:p>
          </table:table-cell>
          <table:table-cell office:value-type="float" office:value="0.67">
            <text:p>0.67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127">
            <text:p>127.0</text:p>
          </table:table-cell>
          <table:table-cell/>
          <table:table-cell office:value-type="float" office:value="89">
            <text:p>89</text:p>
          </table:table-cell>
          <table:table-cell office:value-type="float" office:value="75.3">
            <text:p>75.3</text:p>
          </table:table-cell>
          <table:table-cell office:value-type="float" office:value="7.39">
            <text:p>7.39</text:p>
          </table:table-cell>
          <table:table-cell office:value-type="float" office:value="0.00695">
            <text:p>0.00695</text:p>
          </table:table-cell>
          <table:table-cell office:value-type="float" office:value="0.48">
            <text:p>0.480</text:p>
          </table:table-cell>
          <table:table-cell office:value-type="float" office:value="12.05">
            <text:p>12.05000</text:p>
          </table:table-cell>
          <table:table-cell office:value-type="float" office:value="266">
            <text:p>266.00000</text:p>
          </table:table-cell>
          <table:table-cell office:value-type="float" office:value="7.82">
            <text:p>7.82000</text:p>
          </table:table-cell>
          <table:table-cell office:value-type="float" office:value="5">
            <text:p>5.000</text:p>
          </table:table-cell>
          <table:table-cell office:value-type="float" office:value="9.4">
            <text:p>9.400</text:p>
          </table:table-cell>
          <table:table-cell office:value-type="float" office:value="281">
            <text:p>281</text:p>
          </table:table-cell>
          <table:table-cell office:value-type="float" office:value="3.98000337158375">
            <text:p>3.9800033715837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string">
            <text:p>Eisen</text:p>
          </table:table-cell>
          <table:table-cell office:value-type="string">
            <text:p>fer</text:p>
          </table:table-cell>
          <table:table-cell office:value-type="string">
            <text:p>hierro</text:p>
          </table:table-cell>
          <table:table-cell office:value-type="string">
            <text:p>ferro</text:p>
          </table:table-cell>
          <table:table-cell office:value-type="float" office:value="55.9349421">
            <text:p>55.93494210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35">
            <text:p>1535.00</text:p>
          </table:table-cell>
          <table:table-cell office:value-type="float" office:value="2750">
            <text:p>2750.0</text:p>
          </table:table-cell>
          <table:table-cell office:value-type="float" office:value="7.86">
            <text:p>7.8600000</text:p>
          </table:table-cell>
          <table:table-cell office:value-type="float" office:value="1.83">
            <text:p>1.83</text:p>
          </table:table-cell>
          <table:table-cell office:value-type="float" office:value="7.9024">
            <text:p>7.9024</text:p>
          </table:table-cell>
          <table:table-cell office:value-type="float" office:value="16.18">
            <text:p>16.180</text:p>
          </table:table-cell>
          <table:table-cell office:value-type="float" office:value="30.651">
            <text:p>30.651</text:p>
          </table:table-cell>
          <table:table-cell office:value-type="float" office:value="762">
            <text:p>762</text:p>
          </table:table-cell>
          <table:table-cell office:value-type="float" office:value="1561">
            <text:p>1561</text:p>
          </table:table-cell>
          <table:table-cell office:value-type="float" office:value="2957">
            <text:p>2957</text:p>
          </table:table-cell>
          <table:table-cell office:value-type="float" office:value="0.151">
            <text:p>0.151</text:p>
          </table:table-cell>
          <table:table-cell office:value-type="float" office:value="15">
            <text:p>15</text:p>
          </table:table-cell>
          <table:table-cell office:value-type="string">
            <text:p>+2, +3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Ar] 4s2 3d6</text:p>
          </table:table-cell>
          <table:table-cell office:value-type="float" office:value="1.72">
            <text:p>1.72</text:p>
          </table:table-cell>
          <table:table-cell office:value-type="float" office:value="0.55">
            <text:p>0.55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126">
            <text:p>126.0</text:p>
          </table:table-cell>
          <table:table-cell/>
          <table:table-cell office:value-type="float" office:value="83.5">
            <text:p>83.5</text:p>
          </table:table-cell>
          <table:table-cell office:value-type="float" office:value="73.8">
            <text:p>73.8</text:p>
          </table:table-cell>
          <table:table-cell office:value-type="float" office:value="7.1">
            <text:p>7.10</text:p>
          </table:table-cell>
          <table:table-cell office:value-type="float" office:value="0.0993">
            <text:p>0.09930</text:p>
          </table:table-cell>
          <table:table-cell office:value-type="float" office:value="0.44">
            <text:p>0.440</text:p>
          </table:table-cell>
          <table:table-cell office:value-type="float" office:value="13.8">
            <text:p>13.80000</text:p>
          </table:table-cell>
          <table:table-cell office:value-type="float" office:value="349.6">
            <text:p>349.60000</text:p>
          </table:table-cell>
          <table:table-cell office:value-type="float" office:value="80.2">
            <text:p>80.20000</text:p>
          </table:table-cell>
          <table:table-cell office:value-type="float" office:value="4.5">
            <text:p>4.500</text:p>
          </table:table-cell>
          <table:table-cell office:value-type="float" office:value="8.4">
            <text:p>8.400</text:p>
          </table:table-cell>
          <table:table-cell office:value-type="float" office:value="418">
            <text:p>418</text:p>
          </table:table-cell>
          <table:table-cell office:value-type="float" office:value="5.95424250943932">
            <text:p>5.95424250943932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iron_54</text:p>
          </table:table-cell>
          <table:table-cell office:value-type="string">
            <text:p>Fe_54</text:p>
          </table:table-cell>
          <table:table-cell office:value-type="string">
            <text:p>26_54</text:p>
          </table:table-cell>
          <table:table-cell office:value-type="string">
            <text:p>Eisen_54</text:p>
          </table:table-cell>
          <table:table-cell office:value-type="string">
            <text:p>Fer_54</text:p>
          </table:table-cell>
          <table:table-cell office:value-type="string">
            <text:p>Hierro_54</text:p>
          </table:table-cell>
          <table:table-cell office:value-type="string">
            <text:p>Ferro_54</text:p>
          </table:table-cell>
          <table:table-cell office:value-type="float" office:value="53.9396148">
            <text:p>53.939614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iron_57</text:p>
          </table:table-cell>
          <table:table-cell office:value-type="string">
            <text:p>Fe_57</text:p>
          </table:table-cell>
          <table:table-cell office:value-type="string">
            <text:p>26_57</text:p>
          </table:table-cell>
          <table:table-cell office:value-type="string">
            <text:p>Eisen_57</text:p>
          </table:table-cell>
          <table:table-cell office:value-type="string">
            <text:p>Fer_57</text:p>
          </table:table-cell>
          <table:table-cell office:value-type="string">
            <text:p>Hierro_57</text:p>
          </table:table-cell>
          <table:table-cell office:value-type="string">
            <text:p>Ferro_57</text:p>
          </table:table-cell>
          <table:table-cell office:value-type="float" office:value="56.9353987">
            <text:p>56.9353987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iron_58</text:p>
          </table:table-cell>
          <table:table-cell office:value-type="string">
            <text:p>Fe_58</text:p>
          </table:table-cell>
          <table:table-cell office:value-type="string">
            <text:p>26_58</text:p>
          </table:table-cell>
          <table:table-cell office:value-type="string">
            <text:p>Eisen_58</text:p>
          </table:table-cell>
          <table:table-cell office:value-type="string">
            <text:p>Fer_58</text:p>
          </table:table-cell>
          <table:table-cell office:value-type="string">
            <text:p>Hierro_58</text:p>
          </table:table-cell>
          <table:table-cell office:value-type="string">
            <text:p>Ferro_58</text:p>
          </table:table-cell>
          <table:table-cell office:value-type="float" office:value="57.9332805">
            <text:p>57.9332805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string">
            <text:p>Kobalt</text:p>
          </table:table-cell>
          <table:table-cell office:value-type="string">
            <text:p>cobalt</text:p>
          </table:table-cell>
          <table:table-cell table:number-columns-repeated="2" office:value-type="string">
            <text:p>cobalto</text:p>
          </table:table-cell>
          <table:table-cell office:value-type="float" office:value="58.9332002">
            <text:p>58.93320020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95">
            <text:p>1495.00</text:p>
          </table:table-cell>
          <table:table-cell office:value-type="float" office:value="2870">
            <text:p>2870.0</text:p>
          </table:table-cell>
          <table:table-cell office:value-type="float" office:value="8.9">
            <text:p>8.9000000</text:p>
          </table:table-cell>
          <table:table-cell office:value-type="float" office:value="1.88">
            <text:p>1.88</text:p>
          </table:table-cell>
          <table:table-cell office:value-type="float" office:value="7.881">
            <text:p>7.8810</text:p>
          </table:table-cell>
          <table:table-cell office:value-type="float" office:value="17.06">
            <text:p>17.060</text:p>
          </table:table-cell>
          <table:table-cell office:value-type="float" office:value="33.5">
            <text:p>33.500</text:p>
          </table:table-cell>
          <table:table-cell office:value-type="float" office:value="760">
            <text:p>760</text:p>
          </table:table-cell>
          <table:table-cell office:value-type="float" office:value="1646">
            <text:p>1646</text:p>
          </table:table-cell>
          <table:table-cell office:value-type="float" office:value="3232">
            <text:p>3232</text:p>
          </table:table-cell>
          <table:table-cell office:value-type="float" office:value="0.66">
            <text:p>0.660</text:p>
          </table:table-cell>
          <table:table-cell office:value-type="float" office:value="64">
            <text:p>64</text:p>
          </table:table-cell>
          <table:table-cell office:value-type="string">
            <text:p>+2, +4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Ar] 4s2 3d7</text:p>
          </table:table-cell>
          <table:table-cell office:value-type="float" office:value="1.67">
            <text:p>1.67</text:p>
          </table:table-cell>
          <table:table-cell office:value-type="float" office:value="0.65">
            <text:p>0.65</text:p>
          </table:table-cell>
          <table:table-cell office:value-type="float" office:value="1.16">
            <text:p>1.16</text:p>
          </table:table-cell>
          <table:table-cell table:number-columns-repeated="2"/>
          <table:table-cell office:value-type="float" office:value="125">
            <text:p>125.0</text:p>
          </table:table-cell>
          <table:table-cell/>
          <table:table-cell office:value-type="float" office:value="83.8">
            <text:p>83.8</text:p>
          </table:table-cell>
          <table:table-cell office:value-type="float" office:value="71.8">
            <text:p>71.8</text:p>
          </table:table-cell>
          <table:table-cell office:value-type="float" office:value="6.7">
            <text:p>6.70</text:p>
          </table:table-cell>
          <table:table-cell office:value-type="float" office:value="0.172">
            <text:p>0.17200</text:p>
          </table:table-cell>
          <table:table-cell office:value-type="float" office:value="0.42">
            <text:p>0.420</text:p>
          </table:table-cell>
          <table:table-cell office:value-type="float" office:value="16.19">
            <text:p>16.19000</text:p>
          </table:table-cell>
          <table:table-cell office:value-type="float" office:value="376.5">
            <text:p>376.50000</text:p>
          </table:table-cell>
          <table:table-cell office:value-type="float" office:value="100">
            <text:p>100.00000</text:p>
          </table:table-cell>
          <table:table-cell/>
          <table:table-cell office:value-type="float" office:value="7.5">
            <text:p>7.500</text:p>
          </table:table-cell>
          <table:table-cell office:value-type="float" office:value="425">
            <text:p>425</text:p>
          </table:table-cell>
          <table:table-cell office:value-type="float" office:value="3.35218251811136">
            <text:p>3.35218251811136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string">
            <text:p>Nickel</text:p>
          </table:table-cell>
          <table:table-cell office:value-type="string">
            <text:p>nickel</text:p>
          </table:table-cell>
          <table:table-cell office:value-type="string">
            <text:p>níquel</text:p>
          </table:table-cell>
          <table:table-cell office:value-type="string">
            <text:p>nichelio</text:p>
          </table:table-cell>
          <table:table-cell office:value-type="float" office:value="57.9353479">
            <text:p>57.9353479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53">
            <text:p>1453.00</text:p>
          </table:table-cell>
          <table:table-cell office:value-type="float" office:value="2730">
            <text:p>2730.0</text:p>
          </table:table-cell>
          <table:table-cell office:value-type="float" office:value="8.9">
            <text:p>8.9000000</text:p>
          </table:table-cell>
          <table:table-cell office:value-type="float" office:value="1.91">
            <text:p>1.91</text:p>
          </table:table-cell>
          <table:table-cell office:value-type="float" office:value="7.6398">
            <text:p>7.6398</text:p>
          </table:table-cell>
          <table:table-cell office:value-type="float" office:value="18.168">
            <text:p>18.168</text:p>
          </table:table-cell>
          <table:table-cell office:value-type="float" office:value="35.17">
            <text:p>35.170</text:p>
          </table:table-cell>
          <table:table-cell office:value-type="float" office:value="737">
            <text:p>737</text:p>
          </table:table-cell>
          <table:table-cell office:value-type="float" office:value="1753">
            <text:p>1753</text:p>
          </table:table-cell>
          <table:table-cell office:value-type="float" office:value="3393">
            <text:p>3393</text:p>
          </table:table-cell>
          <table:table-cell office:value-type="float" office:value="1.16">
            <text:p>1.160</text:p>
          </table:table-cell>
          <table:table-cell office:value-type="float" office:value="112">
            <text:p>112</text:p>
          </table:table-cell>
          <table:table-cell office:value-type="string">
            <text:p>+2, +5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Ar] 4s2 3d8</text:p>
          </table:table-cell>
          <table:table-cell office:value-type="float" office:value="1.62">
            <text:p>1.62</text:p>
          </table:table-cell>
          <table:table-cell office:value-type="float" office:value="0.69">
            <text:p>0.69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24">
            <text:p>124.0</text:p>
          </table:table-cell>
          <table:table-cell/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6.59">
            <text:p>6.59</text:p>
          </table:table-cell>
          <table:table-cell office:value-type="float" office:value="0.143">
            <text:p>0.14300</text:p>
          </table:table-cell>
          <table:table-cell office:value-type="float" office:value="0.44">
            <text:p>0.440</text:p>
          </table:table-cell>
          <table:table-cell office:value-type="float" office:value="17.47">
            <text:p>17.47000</text:p>
          </table:table-cell>
          <table:table-cell office:value-type="float" office:value="370.4">
            <text:p>370.40000</text:p>
          </table:table-cell>
          <table:table-cell office:value-type="float" office:value="90.7">
            <text:p>90.70000</text:p>
          </table:table-cell>
          <table:table-cell/>
          <table:table-cell office:value-type="float" office:value="6.8">
            <text:p>6.800</text:p>
          </table:table-cell>
          <table:table-cell office:value-type="float" office:value="430">
            <text:p>430</text:p>
          </table:table-cell>
          <table:table-cell office:value-type="float" office:value="4.69284691927723">
            <text:p>4.69284691927723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ickel_60</text:p>
          </table:table-cell>
          <table:table-cell office:value-type="string">
            <text:p>Ni_60</text:p>
          </table:table-cell>
          <table:table-cell office:value-type="string">
            <text:p>28_60</text:p>
          </table:table-cell>
          <table:table-cell table:number-columns-repeated="2" office:value-type="string">
            <text:p>Nickel_60</text:p>
          </table:table-cell>
          <table:table-cell office:value-type="string">
            <text:p>Níquel_60</text:p>
          </table:table-cell>
          <table:table-cell office:value-type="string">
            <text:p>Nichelio_60</text:p>
          </table:table-cell>
          <table:table-cell office:value-type="float" office:value="59.9307906">
            <text:p>59.9307906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nickel_61</text:p>
          </table:table-cell>
          <table:table-cell office:value-type="string">
            <text:p>Ni_61</text:p>
          </table:table-cell>
          <table:table-cell office:value-type="string">
            <text:p>28_61</text:p>
          </table:table-cell>
          <table:table-cell table:number-columns-repeated="2" office:value-type="string">
            <text:p>Nickel_61</text:p>
          </table:table-cell>
          <table:table-cell office:value-type="string">
            <text:p>Níquel_61</text:p>
          </table:table-cell>
          <table:table-cell office:value-type="string">
            <text:p>Nichelio_61</text:p>
          </table:table-cell>
          <table:table-cell office:value-type="float" office:value="60.9310604">
            <text:p>60.9310604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nickel_62</text:p>
          </table:table-cell>
          <table:table-cell office:value-type="string">
            <text:p>Ni_62</text:p>
          </table:table-cell>
          <table:table-cell office:value-type="string">
            <text:p>28_62</text:p>
          </table:table-cell>
          <table:table-cell table:number-columns-repeated="2" office:value-type="string">
            <text:p>Nickel_62</text:p>
          </table:table-cell>
          <table:table-cell office:value-type="string">
            <text:p>Níquel_62</text:p>
          </table:table-cell>
          <table:table-cell office:value-type="string">
            <text:p>Nichelio_62</text:p>
          </table:table-cell>
          <table:table-cell office:value-type="float" office:value="61.9283488">
            <text:p>61.928348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nickel_64</text:p>
          </table:table-cell>
          <table:table-cell office:value-type="string">
            <text:p>Ni_64</text:p>
          </table:table-cell>
          <table:table-cell office:value-type="string">
            <text:p>28_64</text:p>
          </table:table-cell>
          <table:table-cell table:number-columns-repeated="2" office:value-type="string">
            <text:p>Nickel_64</text:p>
          </table:table-cell>
          <table:table-cell office:value-type="string">
            <text:p>Níquel_64</text:p>
          </table:table-cell>
          <table:table-cell office:value-type="string">
            <text:p>Nichelio_64</text:p>
          </table:table-cell>
          <table:table-cell office:value-type="float" office:value="63.9279696">
            <text:p>63.9279696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string">
            <text:p>Kupfer</text:p>
          </table:table-cell>
          <table:table-cell office:value-type="string">
            <text:p>cuivre</text:p>
          </table:table-cell>
          <table:table-cell office:value-type="string">
            <text:p>cobre</text:p>
          </table:table-cell>
          <table:table-cell office:value-type="string">
            <text:p>rame</text:p>
          </table:table-cell>
          <table:table-cell office:value-type="float" office:value="62.9296011">
            <text:p>62.92960110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83">
            <text:p>1083.00</text:p>
          </table:table-cell>
          <table:table-cell office:value-type="float" office:value="2567">
            <text:p>2567.0</text:p>
          </table:table-cell>
          <table:table-cell office:value-type="float" office:value="8.96">
            <text:p>8.9600000</text:p>
          </table:table-cell>
          <table:table-cell office:value-type="float" office:value="1.9">
            <text:p>1.90</text:p>
          </table:table-cell>
          <table:table-cell office:value-type="float" office:value="7.7264">
            <text:p>7.7264</text:p>
          </table:table-cell>
          <table:table-cell office:value-type="float" office:value="20.292">
            <text:p>20.292</text:p>
          </table:table-cell>
          <table:table-cell office:value-type="float" office:value="36.83">
            <text:p>36.830</text:p>
          </table:table-cell>
          <table:table-cell office:value-type="float" office:value="745">
            <text:p>745</text:p>
          </table:table-cell>
          <table:table-cell office:value-type="float" office:value="1958">
            <text:p>1958</text:p>
          </table:table-cell>
          <table:table-cell office:value-type="float" office:value="3554">
            <text:p>3554</text:p>
          </table:table-cell>
          <table:table-cell office:value-type="float" office:value="1.24">
            <text:p>1.240</text:p>
          </table:table-cell>
          <table:table-cell office:value-type="float" office:value="120">
            <text:p>120</text:p>
          </table:table-cell>
          <table:table-cell office:value-type="string">
            <text:p>+1, +2</text:p>
          </table:table-cell>
          <table:table-cell table:style-name="ce10" office:value-type="string">
            <text:p>+1, +2</text:p>
          </table:table-cell>
          <table:table-cell office:value-type="string">
            <text:p>[Ar] 4s2 3d9</text:p>
          </table:table-cell>
          <table:table-cell office:value-type="string">
            <text:p>[Ar] 4s1 3d10</text:p>
          </table:table-cell>
          <table:table-cell office:value-type="float" office:value="1.57">
            <text:p>1.57</text:p>
          </table:table-cell>
          <table:table-cell office:value-type="float" office:value="0.73">
            <text:p>0.73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128">
            <text:p>128.0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7.1">
            <text:p>7.10</text:p>
          </table:table-cell>
          <table:table-cell office:value-type="float" office:value="0.596">
            <text:p>0.59600</text:p>
          </table:table-cell>
          <table:table-cell office:value-type="float" office:value="0.38">
            <text:p>0.380</text:p>
          </table:table-cell>
          <table:table-cell office:value-type="float" office:value="13.05">
            <text:p>13.05000</text:p>
          </table:table-cell>
          <table:table-cell office:value-type="float" office:value="300.3">
            <text:p>300.30000</text:p>
          </table:table-cell>
          <table:table-cell office:value-type="float" office:value="401">
            <text:p>401.00000</text:p>
          </table:table-cell>
          <table:table-cell office:value-type="float" office:value="2.75">
            <text:p>2.750</text:p>
          </table:table-cell>
          <table:table-cell office:value-type="float" office:value="6.7">
            <text:p>6.700</text:p>
          </table:table-cell>
          <table:table-cell office:value-type="float" office:value="338">
            <text:p>338</text:p>
          </table:table-cell>
          <table:table-cell office:value-type="float" office:value="2.71767050300226">
            <text:p>2.71767050300226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opper_65</text:p>
          </table:table-cell>
          <table:table-cell office:value-type="string">
            <text:p>Cu_65</text:p>
          </table:table-cell>
          <table:table-cell office:value-type="string">
            <text:p>29_65</text:p>
          </table:table-cell>
          <table:table-cell office:value-type="string">
            <text:p>Kupfer_65</text:p>
          </table:table-cell>
          <table:table-cell office:value-type="string">
            <text:p>Cuivre_65</text:p>
          </table:table-cell>
          <table:table-cell office:value-type="string">
            <text:p>Cobre_65</text:p>
          </table:table-cell>
          <table:table-cell office:value-type="string">
            <text:p>Rame_65</text:p>
          </table:table-cell>
          <table:table-cell office:value-type="float" office:value="64.9277937">
            <text:p>64.9277937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string">
            <text:p>Zink</text:p>
          </table:table-cell>
          <table:table-cell table:number-columns-repeated="2" office:value-type="string">
            <text:p>zinc</text:p>
          </table:table-cell>
          <table:table-cell office:value-type="string">
            <text:p>zinco</text:p>
          </table:table-cell>
          <table:table-cell office:value-type="float" office:value="63.9291466">
            <text:p>63.92914660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19.6">
            <text:p>419.60</text:p>
          </table:table-cell>
          <table:table-cell office:value-type="float" office:value="906">
            <text:p>906.0</text:p>
          </table:table-cell>
          <table:table-cell office:value-type="float" office:value="7.13">
            <text:p>7.1300000</text:p>
          </table:table-cell>
          <table:table-cell office:value-type="float" office:value="1.65">
            <text:p>1.65</text:p>
          </table:table-cell>
          <table:table-cell office:value-type="float" office:value="9.3941">
            <text:p>9.3941</text:p>
          </table:table-cell>
          <table:table-cell office:value-type="float" office:value="17.964">
            <text:p>17.964</text:p>
          </table:table-cell>
          <table:table-cell office:value-type="float" office:value="39.722">
            <text:p>39.722</text:p>
          </table:table-cell>
          <table:table-cell office:value-type="float" office:value="906">
            <text:p>906</text:p>
          </table:table-cell>
          <table:table-cell office:value-type="float" office:value="1733">
            <text:p>1733</text:p>
          </table:table-cell>
          <table:table-cell office:value-type="float" office:value="3833">
            <text:p>3833</text:p>
          </table:table-cell>
          <table:table-cell table:style-name="Default"/>
          <table:table-cell/>
          <table:table-cell table:number-columns-repeated="2" office:value-type="string">
            <text:p>+2</text:p>
          </table:table-cell>
          <table:table-cell table:number-columns-repeated="2" office:value-type="string">
            <text:p>[Ar] 4s2 3d10</text:p>
          </table:table-cell>
          <table:table-cell office:value-type="float" office:value="1.53">
            <text:p>1.53</text:p>
          </table:table-cell>
          <table:table-cell office:value-type="float" office:value="0.74">
            <text:p>0.74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34">
            <text:p>134.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9.2">
            <text:p>9.20</text:p>
          </table:table-cell>
          <table:table-cell office:value-type="float" office:value="0.166">
            <text:p>0.16600</text:p>
          </table:table-cell>
          <table:table-cell office:value-type="float" office:value="0.39">
            <text:p>0.390</text:p>
          </table:table-cell>
          <table:table-cell office:value-type="float" office:value="7.322">
            <text:p>7.32200</text:p>
          </table:table-cell>
          <table:table-cell office:value-type="float" office:value="115.3">
            <text:p>115.30000</text:p>
          </table:table-cell>
          <table:table-cell office:value-type="float" office:value="116">
            <text:p>116.00000</text:p>
          </table:table-cell>
          <table:table-cell office:value-type="float" office:value="2.5">
            <text:p>2.500</text:p>
          </table:table-cell>
          <table:table-cell office:value-type="float" office:value="6.4">
            <text:p>6.400</text:p>
          </table:table-cell>
          <table:table-cell office:value-type="float" office:value="131">
            <text:p>131</text:p>
          </table:table-cell>
          <table:table-cell office:value-type="float" office:value="3.10037054511756">
            <text:p>3.10037054511756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zinc_66</text:p>
          </table:table-cell>
          <table:table-cell office:value-type="string">
            <text:p>Zn_66</text:p>
          </table:table-cell>
          <table:table-cell office:value-type="string">
            <text:p>30_66</text:p>
          </table:table-cell>
          <table:table-cell office:value-type="string">
            <text:p>Zink_66</text:p>
          </table:table-cell>
          <table:table-cell table:number-columns-repeated="2" office:value-type="string">
            <text:p>Zinc_66</text:p>
          </table:table-cell>
          <table:table-cell office:value-type="string">
            <text:p>Zinco_66</text:p>
          </table:table-cell>
          <table:table-cell office:value-type="float" office:value="65.9260368">
            <text:p>65.9260368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zinc_67</text:p>
          </table:table-cell>
          <table:table-cell office:value-type="string">
            <text:p>Zn_67</text:p>
          </table:table-cell>
          <table:table-cell office:value-type="string">
            <text:p>30_67</text:p>
          </table:table-cell>
          <table:table-cell office:value-type="string">
            <text:p>Zink_67</text:p>
          </table:table-cell>
          <table:table-cell table:number-columns-repeated="2" office:value-type="string">
            <text:p>Zinc_67</text:p>
          </table:table-cell>
          <table:table-cell office:value-type="string">
            <text:p>Zinco_67</text:p>
          </table:table-cell>
          <table:table-cell office:value-type="float" office:value="66.9271309">
            <text:p>66.9271309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zinc_68</text:p>
          </table:table-cell>
          <table:table-cell office:value-type="string">
            <text:p>Zn_68</text:p>
          </table:table-cell>
          <table:table-cell office:value-type="string">
            <text:p>30_68</text:p>
          </table:table-cell>
          <table:table-cell office:value-type="string">
            <text:p>Zink_68</text:p>
          </table:table-cell>
          <table:table-cell table:number-columns-repeated="2" office:value-type="string">
            <text:p>Zinc_68</text:p>
          </table:table-cell>
          <table:table-cell office:value-type="string">
            <text:p>Zinco_68</text:p>
          </table:table-cell>
          <table:table-cell office:value-type="float" office:value="67.9248476">
            <text:p>67.9248476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zinc_70</text:p>
          </table:table-cell>
          <table:table-cell office:value-type="string">
            <text:p>Zn_70</text:p>
          </table:table-cell>
          <table:table-cell office:value-type="string">
            <text:p>30_70</text:p>
          </table:table-cell>
          <table:table-cell office:value-type="string">
            <text:p>Zink_70</text:p>
          </table:table-cell>
          <table:table-cell table:number-columns-repeated="2" office:value-type="string">
            <text:p>Zinc_70</text:p>
          </table:table-cell>
          <table:table-cell office:value-type="string">
            <text:p>Zinco_70</text:p>
          </table:table-cell>
          <table:table-cell office:value-type="float" office:value="69.925325">
            <text:p>69.925325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string">
            <text:p>Gallium</text:p>
          </table:table-cell>
          <table:table-cell office:value-type="string">
            <text:p>gallium</text:p>
          </table:table-cell>
          <table:table-cell office:value-type="string">
            <text:p>galio</text:p>
          </table:table-cell>
          <table:table-cell office:value-type="string">
            <text:p>gallio</text:p>
          </table:table-cell>
          <table:table-cell office:value-type="float" office:value="68.925581">
            <text:p>68.92558100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9.8">
            <text:p>29.80</text:p>
          </table:table-cell>
          <table:table-cell office:value-type="float" office:value="2403">
            <text:p>2403.0</text:p>
          </table:table-cell>
          <table:table-cell office:value-type="float" office:value="5.9">
            <text:p>5.9000000</text:p>
          </table:table-cell>
          <table:table-cell office:value-type="float" office:value="1.81">
            <text:p>1.81</text:p>
          </table:table-cell>
          <table:table-cell office:value-type="float" office:value="5.9993">
            <text:p>5.9993</text:p>
          </table:table-cell>
          <table:table-cell office:value-type="float" office:value="20.51">
            <text:p>20.510</text:p>
          </table:table-cell>
          <table:table-cell office:value-type="float" office:value="30.71">
            <text:p>30.710</text:p>
          </table:table-cell>
          <table:table-cell office:value-type="float" office:value="579">
            <text:p>579</text:p>
          </table:table-cell>
          <table:table-cell office:value-type="float" office:value="1979">
            <text:p>1979</text:p>
          </table:table-cell>
          <table:table-cell office:value-type="float" office:value="2963">
            <text:p>2963</text:p>
          </table:table-cell>
          <table:table-cell office:value-type="float" office:value="0.3">
            <text:p>0.300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+3</text:p>
          </table:table-cell>
          <table:table-cell table:number-columns-repeated="2" office:value-type="string">
            <text:p>[Ar] 4s2 3d10 4p1</text:p>
          </table:table-cell>
          <table:table-cell office:value-type="float" office:value="1.81">
            <text:p>1.81</text:p>
          </table:table-cell>
          <table:table-cell office:value-type="float" office:value="0.62">
            <text:p>0.62</text:p>
          </table:table-cell>
          <table:table-cell office:value-type="float" office:value="1.26">
            <text:p>1.26</text:p>
          </table:table-cell>
          <table:table-cell table:number-columns-repeated="2"/>
          <table:table-cell office:value-type="float" office:value="135">
            <text:p>135.0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11.8">
            <text:p>11.80</text:p>
          </table:table-cell>
          <table:table-cell office:value-type="float" office:value="0.0678">
            <text:p>0.06780</text:p>
          </table:table-cell>
          <table:table-cell office:value-type="float" office:value="0.37">
            <text:p>0.370</text:p>
          </table:table-cell>
          <table:table-cell office:value-type="float" office:value="5.59">
            <text:p>5.59000</text:p>
          </table:table-cell>
          <table:table-cell office:value-type="float" office:value="258.7">
            <text:p>258.70000</text:p>
          </table:table-cell>
          <table:table-cell office:value-type="float" office:value="40.6">
            <text:p>40.60000</text:p>
          </table:table-cell>
          <table:table-cell office:value-type="float" office:value="1.5">
            <text:p>1.500</text:p>
          </table:table-cell>
          <table:table-cell office:value-type="float" office:value="8.1">
            <text:p>8.100</text:p>
          </table:table-cell>
          <table:table-cell office:value-type="float" office:value="286">
            <text:p>286</text:p>
          </table:table-cell>
          <table:table-cell office:value-type="float" office:value="1.57749179983723">
            <text:p>1.57749179983723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allium_71</text:p>
          </table:table-cell>
          <table:table-cell office:value-type="string">
            <text:p>Ga_71</text:p>
          </table:table-cell>
          <table:table-cell office:value-type="string">
            <text:p>31_71</text:p>
          </table:table-cell>
          <table:table-cell table:number-columns-repeated="2" office:value-type="string">
            <text:p>Gallium_71</text:p>
          </table:table-cell>
          <table:table-cell office:value-type="string">
            <text:p>Galio_71</text:p>
          </table:table-cell>
          <table:table-cell office:value-type="string">
            <text:p>Gallio_71</text:p>
          </table:table-cell>
          <table:table-cell office:value-type="float" office:value="70.924705">
            <text:p>70.924705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string">
            <text:p>Germanium</text:p>
          </table:table-cell>
          <table:table-cell office:value-type="string">
            <text:p>germanium</text:p>
          </table:table-cell>
          <table:table-cell table:number-columns-repeated="2" office:value-type="string">
            <text:p>germanio</text:p>
          </table:table-cell>
          <table:table-cell office:value-type="float" office:value="69.9242504">
            <text:p>69.92425040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47.4">
            <text:p>947.40</text:p>
          </table:table-cell>
          <table:table-cell office:value-type="float" office:value="2830">
            <text:p>2830.0</text:p>
          </table:table-cell>
          <table:table-cell office:value-type="float" office:value="5.32">
            <text:p>5.3200000</text:p>
          </table:table-cell>
          <table:table-cell office:value-type="float" office:value="2.01">
            <text:p>2.01</text:p>
          </table:table-cell>
          <table:table-cell office:value-type="float" office:value="7.9">
            <text:p>7.9000</text:p>
          </table:table-cell>
          <table:table-cell office:value-type="float" office:value="15.934">
            <text:p>15.934</text:p>
          </table:table-cell>
          <table:table-cell office:value-type="float" office:value="34.22">
            <text:p>34.220</text:p>
          </table:table-cell>
          <table:table-cell office:value-type="float" office:value="762">
            <text:p>762</text:p>
          </table:table-cell>
          <table:table-cell office:value-type="float" office:value="1537">
            <text:p>1537</text:p>
          </table:table-cell>
          <table:table-cell office:value-type="float" office:value="3302">
            <text:p>3302</text:p>
          </table:table-cell>
          <table:table-cell office:value-type="float" office:value="1.23">
            <text:p>1.230</text:p>
          </table:table-cell>
          <table:table-cell office:value-type="float" office:value="119">
            <text:p>119</text:p>
          </table:table-cell>
          <table:table-cell office:value-type="string">
            <text:p>+2, +4</text:p>
          </table:table-cell>
          <table:table-cell table:style-name="ce10" office:value-type="string">
            <text:p>+2, +4</text:p>
          </table:table-cell>
          <table:table-cell table:number-columns-repeated="2" office:value-type="string">
            <text:p>[Ar] 4s2 3d10 4p2</text:p>
          </table:table-cell>
          <table:table-cell office:value-type="float" office:value="1.52">
            <text:p>1.52</text:p>
          </table:table-cell>
          <table:table-cell office:value-type="float" office:value="0.53">
            <text:p>0.53</text:p>
          </table:table-cell>
          <table:table-cell office:value-type="float" office:value="1.22">
            <text:p>1.22</text:p>
          </table:table-cell>
          <table:table-cell table:number-columns-repeated="2"/>
          <table:table-cell office:value-type="float" office:value="122.3">
            <text:p>122.3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13.6">
            <text:p>13.60</text:p>
          </table:table-cell>
          <table:table-cell office:value-type="float" office:value="0.0000000145">
            <text:p>0.00000</text:p>
          </table:table-cell>
          <table:table-cell office:value-type="float" office:value="0.32">
            <text:p>0.320</text:p>
          </table:table-cell>
          <table:table-cell office:value-type="float" office:value="36.94">
            <text:p>36.94000</text:p>
          </table:table-cell>
          <table:table-cell office:value-type="float" office:value="330.9">
            <text:p>330.90000</text:p>
          </table:table-cell>
          <table:table-cell office:value-type="float" office:value="59.9">
            <text:p>59.90000</text:p>
          </table:table-cell>
          <table:table-cell/>
          <table:table-cell office:value-type="float" office:value="6.1">
            <text:p>6.100</text:p>
          </table:table-cell>
          <table:table-cell office:value-type="float" office:value="377">
            <text:p>377</text:p>
          </table:table-cell>
          <table:table-cell office:value-type="float" office:value="2.07554696139253">
            <text:p>2.07554696139253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ermanium_72</text:p>
          </table:table-cell>
          <table:table-cell office:value-type="string">
            <text:p>Ge_72</text:p>
          </table:table-cell>
          <table:table-cell office:value-type="string">
            <text:p>32_72</text:p>
          </table:table-cell>
          <table:table-cell table:number-columns-repeated="2" office:value-type="string">
            <text:p>Germanium_72</text:p>
          </table:table-cell>
          <table:table-cell table:number-columns-repeated="2" office:value-type="string">
            <text:p>Germanio_72</text:p>
          </table:table-cell>
          <table:table-cell office:value-type="float" office:value="71.9220762">
            <text:p>71.9220762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germanium_73</text:p>
          </table:table-cell>
          <table:table-cell office:value-type="string">
            <text:p>Ge_73</text:p>
          </table:table-cell>
          <table:table-cell office:value-type="string">
            <text:p>32_73</text:p>
          </table:table-cell>
          <table:table-cell table:number-columns-repeated="2" office:value-type="string">
            <text:p>Germanium_73</text:p>
          </table:table-cell>
          <table:table-cell table:number-columns-repeated="2" office:value-type="string">
            <text:p>Germanio_73</text:p>
          </table:table-cell>
          <table:table-cell office:value-type="float" office:value="72.9234594">
            <text:p>72.9234594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germanium_74</text:p>
          </table:table-cell>
          <table:table-cell office:value-type="string">
            <text:p>Ge_74</text:p>
          </table:table-cell>
          <table:table-cell office:value-type="string">
            <text:p>32_74</text:p>
          </table:table-cell>
          <table:table-cell table:number-columns-repeated="2" office:value-type="string">
            <text:p>Germanium_74</text:p>
          </table:table-cell>
          <table:table-cell table:number-columns-repeated="2" office:value-type="string">
            <text:p>Germanio_74</text:p>
          </table:table-cell>
          <table:table-cell office:value-type="float" office:value="73.9211782">
            <text:p>73.9211782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germanium_76</text:p>
          </table:table-cell>
          <table:table-cell office:value-type="string">
            <text:p>Ge_76</text:p>
          </table:table-cell>
          <table:table-cell office:value-type="string">
            <text:p>32_76</text:p>
          </table:table-cell>
          <table:table-cell table:number-columns-repeated="2" office:value-type="string">
            <text:p>Germanium_76</text:p>
          </table:table-cell>
          <table:table-cell table:number-columns-repeated="2" office:value-type="string">
            <text:p>Germanio_76</text:p>
          </table:table-cell>
          <table:table-cell office:value-type="float" office:value="75.9214027">
            <text:p>75.9214027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string">
            <text:p>Arsen</text:p>
          </table:table-cell>
          <table:table-cell office:value-type="string">
            <text:p>arsenic</text:p>
          </table:table-cell>
          <table:table-cell office:value-type="string">
            <text:p>arsénico</text:p>
          </table:table-cell>
          <table:table-cell office:value-type="string">
            <text:p>arsenico</text:p>
          </table:table-cell>
          <table:table-cell office:value-type="float" office:value="74.9215964">
            <text:p>74.92159640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17">
            <text:p>817.00</text:p>
          </table:table-cell>
          <table:table-cell office:value-type="float" office:value="617">
            <text:p>617.0</text:p>
          </table:table-cell>
          <table:table-cell office:value-type="float" office:value="5.73">
            <text:p>5.7300000</text:p>
          </table:table-cell>
          <table:table-cell office:value-type="float" office:value="2.18">
            <text:p>2.18</text:p>
          </table:table-cell>
          <table:table-cell office:value-type="float" office:value="9.8152">
            <text:p>9.8152</text:p>
          </table:table-cell>
          <table:table-cell office:value-type="float" office:value="18.633">
            <text:p>18.633</text:p>
          </table:table-cell>
          <table:table-cell office:value-type="float" office:value="28.351">
            <text:p>28.351</text:p>
          </table:table-cell>
          <table:table-cell office:value-type="float" office:value="947">
            <text:p>947</text:p>
          </table:table-cell>
          <table:table-cell office:value-type="float" office:value="1798">
            <text:p>1798</text:p>
          </table:table-cell>
          <table:table-cell office:value-type="float" office:value="2735">
            <text:p>2735</text:p>
          </table:table-cell>
          <table:table-cell office:value-type="float" office:value="0.81">
            <text:p>0.810</text:p>
          </table:table-cell>
          <table:table-cell office:value-type="float" office:value="78">
            <text:p>78</text:p>
          </table:table-cell>
          <table:table-cell office:value-type="string">
            <text:p>-3, +3, +5</text:p>
          </table:table-cell>
          <table:table-cell office:value-type="string">
            <text:p>−3</text:p>
          </table:table-cell>
          <table:table-cell table:number-columns-repeated="2" office:value-type="string">
            <text:p>[Ar] 4s2 3d10 4p3</text:p>
          </table:table-cell>
          <table:table-cell office:value-type="float" office:value="1.33">
            <text:p>1.33</text:p>
          </table:table-cell>
          <table:table-cell office:value-type="float" office:value="0.58">
            <text:p>0.58</text:p>
          </table:table-cell>
          <table:table-cell office:value-type="float" office:value="1.2">
            <text:p>1.20</text:p>
          </table:table-cell>
          <table:table-cell table:number-columns-repeated="2"/>
          <table:table-cell office:value-type="float" office:value="120">
            <text:p>120.0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13.1">
            <text:p>13.10</text:p>
          </table:table-cell>
          <table:table-cell office:value-type="float" office:value="0.0345">
            <text:p>0.03450</text:p>
          </table:table-cell>
          <table:table-cell office:value-type="float" office:value="0.33">
            <text:p>0.330</text:p>
          </table:table-cell>
          <table:table-cell/>
          <table:table-cell office:value-type="float" office:value="34.76">
            <text:p>34.76000</text:p>
          </table:table-cell>
          <table:table-cell office:value-type="float" office:value="50">
            <text:p>50.00000</text:p>
          </table:table-cell>
          <table:table-cell office:value-type="float" office:value="3.5">
            <text:p>3.500</text:p>
          </table:table-cell>
          <table:table-cell office:value-type="float" office:value="4.3">
            <text:p>4.300</text:p>
          </table:table-cell>
          <table:table-cell office:value-type="float" office:value="302">
            <text:p>302</text:p>
          </table:table-cell>
          <table:table-cell office:value-type="float" office:value="0.81690383937566">
            <text:p>0.81690383937566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string">
            <text:p>Selen</text:p>
          </table:table-cell>
          <table:table-cell office:value-type="string">
            <text:p>sélénium</text:p>
          </table:table-cell>
          <table:table-cell table:number-columns-repeated="2" office:value-type="string">
            <text:p>selenio</text:p>
          </table:table-cell>
          <table:table-cell office:value-type="float" office:value="79.9165218">
            <text:p>79.91652180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17">
            <text:p>217.00</text:p>
          </table:table-cell>
          <table:table-cell office:value-type="float" office:value="685">
            <text:p>685.0</text:p>
          </table:table-cell>
          <table:table-cell office:value-type="float" office:value="4.79">
            <text:p>4.7900000</text:p>
          </table:table-cell>
          <table:table-cell office:value-type="float" office:value="2.55">
            <text:p>2.55</text:p>
          </table:table-cell>
          <table:table-cell office:value-type="float" office:value="9.7524">
            <text:p>9.7524</text:p>
          </table:table-cell>
          <table:table-cell office:value-type="float" office:value="21.19">
            <text:p>21.190</text:p>
          </table:table-cell>
          <table:table-cell office:value-type="float" office:value="30.82">
            <text:p>30.820</text:p>
          </table:table-cell>
          <table:table-cell office:value-type="float" office:value="941">
            <text:p>941</text:p>
          </table:table-cell>
          <table:table-cell office:value-type="float" office:value="2045">
            <text:p>2045</text:p>
          </table:table-cell>
          <table:table-cell office:value-type="float" office:value="2974">
            <text:p>2974</text:p>
          </table:table-cell>
          <table:table-cell office:value-type="float" office:value="2.02">
            <text:p>2.020</text:p>
          </table:table-cell>
          <table:table-cell office:value-type="float" office:value="195">
            <text:p>195</text:p>
          </table:table-cell>
          <table:table-cell office:value-type="string">
            <text:p>-2, +4, +6</text:p>
          </table:table-cell>
          <table:table-cell office:value-type="string">
            <text:p>−2</text:p>
          </table:table-cell>
          <table:table-cell table:number-columns-repeated="2" office:value-type="string">
            <text:p>[Ar] 4s2 3d10 4p4</text:p>
          </table:table-cell>
          <table:table-cell office:value-type="float" office:value="1.22">
            <text:p>1.22</text:p>
          </table:table-cell>
          <table:table-cell office:value-type="float" office:value="0.5">
            <text:p>0.50</text:p>
          </table:table-cell>
          <table:table-cell office:value-type="float" office:value="1.16">
            <text:p>1.16</text:p>
          </table:table-cell>
          <table:table-cell office:value-type="float" office:value="184">
            <text:p>184</text:p>
          </table:table-cell>
          <table:table-cell/>
          <table:table-cell office:value-type="float" office:value="119">
            <text:p>119.0</text:p>
          </table:table-cell>
          <table:table-cell table:number-columns-repeated="3"/>
          <table:table-cell office:value-type="float" office:value="16.45">
            <text:p>16.45</text:p>
          </table:table-cell>
          <table:table-cell office:value-type="float" office:value="0.000000000001">
            <text:p>0.00000</text:p>
          </table:table-cell>
          <table:table-cell office:value-type="float" office:value="0.32">
            <text:p>0.320</text:p>
          </table:table-cell>
          <table:table-cell office:value-type="float" office:value="6.694">
            <text:p>6.69400</text:p>
          </table:table-cell>
          <table:table-cell office:value-type="float" office:value="37.7">
            <text:p>37.70000</text:p>
          </table:table-cell>
          <table:table-cell office:value-type="float" office:value="2.04">
            <text:p>2.04000</text:p>
          </table:table-cell>
          <table:table-cell office:value-type="float" office:value="2">
            <text:p>2.000</text:p>
          </table:table-cell>
          <table:table-cell office:value-type="float" office:value="3.8">
            <text:p>3.800</text:p>
          </table:table-cell>
          <table:table-cell office:value-type="float" office:value="227">
            <text:p>227</text:p>
          </table:table-cell>
          <table:table-cell office:value-type="float" office:value="1.79309160017658">
            <text:p>1.79309160017658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elenium_74</text:p>
          </table:table-cell>
          <table:table-cell office:value-type="string">
            <text:p>Se_74</text:p>
          </table:table-cell>
          <table:table-cell office:value-type="string">
            <text:p>34_74</text:p>
          </table:table-cell>
          <table:table-cell office:value-type="string">
            <text:p>Selen_74</text:p>
          </table:table-cell>
          <table:table-cell office:value-type="string">
            <text:p>Sélénium_74</text:p>
          </table:table-cell>
          <table:table-cell table:number-columns-repeated="2" office:value-type="string">
            <text:p>Selenio_74</text:p>
          </table:table-cell>
          <table:table-cell office:value-type="float" office:value="73.9224766">
            <text:p>73.9224766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elenium_76</text:p>
          </table:table-cell>
          <table:table-cell office:value-type="string">
            <text:p>Se_76</text:p>
          </table:table-cell>
          <table:table-cell office:value-type="string">
            <text:p>34_76</text:p>
          </table:table-cell>
          <table:table-cell office:value-type="string">
            <text:p>Selen_76</text:p>
          </table:table-cell>
          <table:table-cell office:value-type="string">
            <text:p>Sélénium_76</text:p>
          </table:table-cell>
          <table:table-cell table:number-columns-repeated="2" office:value-type="string">
            <text:p>Selenio_76</text:p>
          </table:table-cell>
          <table:table-cell office:value-type="float" office:value="75.9192141">
            <text:p>75.9192141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elenium_77</text:p>
          </table:table-cell>
          <table:table-cell office:value-type="string">
            <text:p>Se_77</text:p>
          </table:table-cell>
          <table:table-cell office:value-type="string">
            <text:p>34_77</text:p>
          </table:table-cell>
          <table:table-cell office:value-type="string">
            <text:p>Selen_77</text:p>
          </table:table-cell>
          <table:table-cell office:value-type="string">
            <text:p>Sélénium_77</text:p>
          </table:table-cell>
          <table:table-cell table:number-columns-repeated="2" office:value-type="string">
            <text:p>Selenio_77</text:p>
          </table:table-cell>
          <table:table-cell office:value-type="float" office:value="76.9199146">
            <text:p>76.9199146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elenium_78</text:p>
          </table:table-cell>
          <table:table-cell office:value-type="string">
            <text:p>Se_78</text:p>
          </table:table-cell>
          <table:table-cell office:value-type="string">
            <text:p>34_78</text:p>
          </table:table-cell>
          <table:table-cell office:value-type="string">
            <text:p>Selen_78</text:p>
          </table:table-cell>
          <table:table-cell office:value-type="string">
            <text:p>Sélénium_78</text:p>
          </table:table-cell>
          <table:table-cell table:number-columns-repeated="2" office:value-type="string">
            <text:p>Selenio_78</text:p>
          </table:table-cell>
          <table:table-cell office:value-type="float" office:value="77.9173095">
            <text:p>77.9173095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elenium_82</text:p>
          </table:table-cell>
          <table:table-cell office:value-type="string">
            <text:p>Se_82</text:p>
          </table:table-cell>
          <table:table-cell office:value-type="string">
            <text:p>34_82</text:p>
          </table:table-cell>
          <table:table-cell office:value-type="string">
            <text:p>Selen_82</text:p>
          </table:table-cell>
          <table:table-cell office:value-type="string">
            <text:p>Sélénium_82</text:p>
          </table:table-cell>
          <table:table-cell table:number-columns-repeated="2" office:value-type="string">
            <text:p>Selenio_82</text:p>
          </table:table-cell>
          <table:table-cell office:value-type="float" office:value="81.9167">
            <text:p>81.91670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string">
            <text:p>Brom</text:p>
          </table:table-cell>
          <table:table-cell office:value-type="string">
            <text:p>brome</text:p>
          </table:table-cell>
          <table:table-cell table:number-columns-repeated="2" office:value-type="string">
            <text:p>bromo</text:p>
          </table:table-cell>
          <table:table-cell office:value-type="float" office:value="78.9183376">
            <text:p>78.918337600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-7.2">
            <text:p>-7.20</text:p>
          </table:table-cell>
          <table:table-cell office:value-type="float" office:value="58.8">
            <text:p>58.8</text:p>
          </table:table-cell>
          <table:table-cell office:value-type="float" office:value="3.12">
            <text:p>3.1200000</text:p>
          </table:table-cell>
          <table:table-cell office:value-type="float" office:value="2.96">
            <text:p>2.96</text:p>
          </table:table-cell>
          <table:table-cell office:value-type="float" office:value="11.8138">
            <text:p>11.8138</text:p>
          </table:table-cell>
          <table:table-cell office:value-type="float" office:value="21.8">
            <text:p>21.800</text:p>
          </table:table-cell>
          <table:table-cell office:value-type="float" office:value="36">
            <text:p>36.000</text:p>
          </table:table-cell>
          <table:table-cell office:value-type="float" office:value="1140">
            <text:p>1140</text:p>
          </table:table-cell>
          <table:table-cell office:value-type="float" office:value="2103">
            <text:p>2103</text:p>
          </table:table-cell>
          <table:table-cell office:value-type="float" office:value="3473">
            <text:p>3473</text:p>
          </table:table-cell>
          <table:table-cell office:value-type="float" office:value="3.36">
            <text:p>3.360</text:p>
          </table:table-cell>
          <table:table-cell office:value-type="float" office:value="324">
            <text:p>324</text:p>
          </table:table-cell>
          <table:table-cell office:value-type="string">
            <text:p>-1, +1, +5</text:p>
          </table:table-cell>
          <table:table-cell office:value-type="string">
            <text:p>−1</text:p>
          </table:table-cell>
          <table:table-cell table:number-columns-repeated="2" office:value-type="string">
            <text:p>[Ar] 4s2 3d10 4p5</text:p>
          </table:table-cell>
          <table:table-cell office:value-type="float" office:value="1.12">
            <text:p>1.12</text:p>
          </table:table-cell>
          <table:table-cell office:value-type="float" office:value="1.96">
            <text:p>1.96</text:p>
          </table:table-cell>
          <table:table-cell office:value-type="float" office:value="1.14">
            <text:p>1.14</text:p>
          </table:table-cell>
          <table:table-cell/>
          <table:table-cell office:value-type="float" office:value="182">
            <text:p>182</text:p>
          </table:table-cell>
          <table:table-cell office:value-type="float" office:value="114">
            <text:p>114.0</text:p>
          </table:table-cell>
          <table:table-cell table:number-columns-repeated="3"/>
          <table:table-cell office:value-type="float" office:value="25.6">
            <text:p>25.60</text:p>
          </table:table-cell>
          <table:table-cell/>
          <table:table-cell office:value-type="float" office:value="0.473">
            <text:p>0.473</text:p>
          </table:table-cell>
          <table:table-cell office:value-type="float" office:value="5.286">
            <text:p>5.28600</text:p>
          </table:table-cell>
          <table:table-cell office:value-type="float" office:value="15.438">
            <text:p>15.43800</text:p>
          </table:table-cell>
          <table:table-cell office:value-type="float" office:value="0.122">
            <text:p>0.12200</text:p>
          </table:table-cell>
          <table:table-cell/>
          <table:table-cell office:value-type="float" office:value="3.1">
            <text:p>3.100</text:p>
          </table:table-cell>
          <table:table-cell office:value-type="float" office:value="112">
            <text:p>112</text:p>
          </table:table-cell>
          <table:table-cell office:value-type="float" office:value="1.07188200730613">
            <text:p>1.07188200730613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romine_81</text:p>
          </table:table-cell>
          <table:table-cell office:value-type="string">
            <text:p>Br_81</text:p>
          </table:table-cell>
          <table:table-cell office:value-type="string">
            <text:p>35_81</text:p>
          </table:table-cell>
          <table:table-cell office:value-type="string">
            <text:p>Brom_81</text:p>
          </table:table-cell>
          <table:table-cell office:value-type="string">
            <text:p>Brome_81</text:p>
          </table:table-cell>
          <table:table-cell table:number-columns-repeated="2" office:value-type="string">
            <text:p>Bromo_81</text:p>
          </table:table-cell>
          <table:table-cell office:value-type="float" office:value="80.916291">
            <text:p>80.916291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string">
            <text:p>Krypton</text:p>
          </table:table-cell>
          <table:table-cell office:value-type="string">
            <text:p>krypton</text:p>
          </table:table-cell>
          <table:table-cell office:value-type="string">
            <text:p>criptón</text:p>
          </table:table-cell>
          <table:table-cell office:value-type="string">
            <text:p>kripto</text:p>
          </table:table-cell>
          <table:table-cell office:value-type="float" office:value="83.911507">
            <text:p>83.911507000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-157">
            <text:p>-157.00</text:p>
          </table:table-cell>
          <table:table-cell office:value-type="float" office:value="-152">
            <text:p>-152.0</text:p>
          </table:table-cell>
          <table:table-cell office:value-type="float" office:value="0.00374">
            <text:p>0.0037400</text:p>
          </table:table-cell>
          <table:table-cell office:value-type="float" office:value="3">
            <text:p>3.00</text:p>
          </table:table-cell>
          <table:table-cell office:value-type="float" office:value="13.9996">
            <text:p>13.9996</text:p>
          </table:table-cell>
          <table:table-cell office:value-type="float" office:value="24.359">
            <text:p>24.359</text:p>
          </table:table-cell>
          <table:table-cell office:value-type="float" office:value="36.95">
            <text:p>36.950</text:p>
          </table:table-cell>
          <table:table-cell office:value-type="float" office:value="1351">
            <text:p>1351</text:p>
          </table:table-cell>
          <table:table-cell office:value-type="float" office:value="2350">
            <text:p>2350</text:p>
          </table:table-cell>
          <table:table-cell office:value-type="float" office:value="3565">
            <text:p>3565</text:p>
          </table:table-cell>
          <table:table-cell table:style-name="Default"/>
          <table:table-cell/>
          <table:table-cell office:value-type="string">
            <text:p>0</text:p>
          </table:table-cell>
          <table:table-cell/>
          <table:table-cell table:number-columns-repeated="2" office:value-type="string">
            <text:p>[Ar] 4s2 3d10 4p6</text:p>
          </table:table-cell>
          <table:table-cell office:value-type="float" office:value="1.03">
            <text:p>1.03</text:p>
          </table:table-cell>
          <table:table-cell/>
          <table:table-cell office:value-type="float" office:value="1.12">
            <text:p>1.12</text:p>
          </table:table-cell>
          <table:table-cell table:number-columns-repeated="2"/>
          <table:table-cell office:value-type="float" office:value="112">
            <text:p>112.0</text:p>
          </table:table-cell>
          <table:table-cell table:number-columns-repeated="3"/>
          <table:table-cell office:value-type="float" office:value="38.9">
            <text:p>38.90</text:p>
          </table:table-cell>
          <table:table-cell/>
          <table:table-cell office:value-type="float" office:value="0.248">
            <text:p>0.248</text:p>
          </table:table-cell>
          <table:table-cell office:value-type="float" office:value="1.638">
            <text:p>1.63800</text:p>
          </table:table-cell>
          <table:table-cell office:value-type="float" office:value="9.029">
            <text:p>9.02900</text:p>
          </table:table-cell>
          <table:table-cell office:value-type="float" office:value="0.00949">
            <text:p>0.00949</text:p>
          </table:table-cell>
          <table:table-cell/>
          <table:table-cell office:value-type="float" office:value="2.5">
            <text:p>2.500</text:p>
          </table:table-cell>
          <table:table-cell office:value-type="float" office:value="0">
            <text:p>0</text:p>
          </table:table-cell>
          <table:table-cell office:value-type="float" office:value="1.65321251377534">
            <text:p>1.65321251377534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krypton_78</text:p>
          </table:table-cell>
          <table:table-cell office:value-type="string">
            <text:p>Kr_78</text:p>
          </table:table-cell>
          <table:table-cell office:value-type="string">
            <text:p>36_78</text:p>
          </table:table-cell>
          <table:table-cell table:number-columns-repeated="2" office:value-type="string">
            <text:p>Krypton_78</text:p>
          </table:table-cell>
          <table:table-cell office:value-type="string">
            <text:p>Criptón_78</text:p>
          </table:table-cell>
          <table:table-cell office:value-type="string">
            <text:p>Kripto_78</text:p>
          </table:table-cell>
          <table:table-cell office:value-type="float" office:value="77.920386">
            <text:p>77.920386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krypton_80</text:p>
          </table:table-cell>
          <table:table-cell office:value-type="string">
            <text:p>Kr_80</text:p>
          </table:table-cell>
          <table:table-cell office:value-type="string">
            <text:p>36_80</text:p>
          </table:table-cell>
          <table:table-cell table:number-columns-repeated="2" office:value-type="string">
            <text:p>Krypton_80</text:p>
          </table:table-cell>
          <table:table-cell office:value-type="string">
            <text:p>Criptón_80</text:p>
          </table:table-cell>
          <table:table-cell office:value-type="string">
            <text:p>Kripto_80</text:p>
          </table:table-cell>
          <table:table-cell office:value-type="float" office:value="79.916378">
            <text:p>79.916378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krypton_82</text:p>
          </table:table-cell>
          <table:table-cell office:value-type="string">
            <text:p>Kr_82</text:p>
          </table:table-cell>
          <table:table-cell office:value-type="string">
            <text:p>36_82</text:p>
          </table:table-cell>
          <table:table-cell table:number-columns-repeated="2" office:value-type="string">
            <text:p>Krypton_82</text:p>
          </table:table-cell>
          <table:table-cell office:value-type="string">
            <text:p>Criptón_82</text:p>
          </table:table-cell>
          <table:table-cell office:value-type="string">
            <text:p>Kripto_82</text:p>
          </table:table-cell>
          <table:table-cell office:value-type="float" office:value="81.9134846">
            <text:p>81.9134846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krypton_83</text:p>
          </table:table-cell>
          <table:table-cell office:value-type="string">
            <text:p>Kr_83</text:p>
          </table:table-cell>
          <table:table-cell office:value-type="string">
            <text:p>36_83</text:p>
          </table:table-cell>
          <table:table-cell table:number-columns-repeated="2" office:value-type="string">
            <text:p>Krypton_83</text:p>
          </table:table-cell>
          <table:table-cell office:value-type="string">
            <text:p>Criptón_83</text:p>
          </table:table-cell>
          <table:table-cell office:value-type="string">
            <text:p>Kripto_83</text:p>
          </table:table-cell>
          <table:table-cell office:value-type="float" office:value="82.914136">
            <text:p>82.914136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krypton_86</text:p>
          </table:table-cell>
          <table:table-cell office:value-type="string">
            <text:p>Kr_86</text:p>
          </table:table-cell>
          <table:table-cell office:value-type="string">
            <text:p>36_86</text:p>
          </table:table-cell>
          <table:table-cell table:number-columns-repeated="2" office:value-type="string">
            <text:p>Krypton_86</text:p>
          </table:table-cell>
          <table:table-cell office:value-type="string">
            <text:p>Criptón_86</text:p>
          </table:table-cell>
          <table:table-cell office:value-type="string">
            <text:p>Kripto_86</text:p>
          </table:table-cell>
          <table:table-cell office:value-type="float" office:value="85.9106103">
            <text:p>85.9106103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string">
            <text:p>Rubidium</text:p>
          </table:table-cell>
          <table:table-cell office:value-type="string">
            <text:p>rubidium</text:p>
          </table:table-cell>
          <table:table-cell table:number-columns-repeated="2" office:value-type="string">
            <text:p>rubidio</text:p>
          </table:table-cell>
          <table:table-cell office:value-type="float" office:value="84.9117893">
            <text:p>84.9117893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.9">
            <text:p>38.90</text:p>
          </table:table-cell>
          <table:table-cell office:value-type="float" office:value="686">
            <text:p>686.0</text:p>
          </table:table-cell>
          <table:table-cell office:value-type="float" office:value="1.53">
            <text:p>1.5300000</text:p>
          </table:table-cell>
          <table:table-cell office:value-type="float" office:value="0.82">
            <text:p>0.82</text:p>
          </table:table-cell>
          <table:table-cell office:value-type="float" office:value="4.1771">
            <text:p>4.1771</text:p>
          </table:table-cell>
          <table:table-cell office:value-type="float" office:value="27.28">
            <text:p>27.280</text:p>
          </table:table-cell>
          <table:table-cell office:value-type="float" office:value="40">
            <text:p>40.000</text:p>
          </table:table-cell>
          <table:table-cell office:value-type="float" office:value="403">
            <text:p>403</text:p>
          </table:table-cell>
          <table:table-cell office:value-type="float" office:value="2632">
            <text:p>2632</text:p>
          </table:table-cell>
          <table:table-cell office:value-type="float" office:value="3859">
            <text:p>3859</text:p>
          </table:table-cell>
          <table:table-cell office:value-type="float" office:value="0.49">
            <text:p>0.490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+1</text:p>
          </table:table-cell>
          <table:table-cell table:number-columns-repeated="2" office:value-type="string">
            <text:p>[Kr] 5s2</text:p>
          </table:table-cell>
          <table:table-cell office:value-type="float" office:value="2.98">
            <text:p>2.98</text:p>
          </table:table-cell>
          <table:table-cell office:value-type="float" office:value="1.61">
            <text:p>1.61</text:p>
          </table:table-cell>
          <table:table-cell office:value-type="float" office:value="2.16">
            <text:p>2.16</text:p>
          </table:table-cell>
          <table:table-cell table:number-columns-repeated="2"/>
          <table:table-cell office:value-type="float" office:value="248">
            <text:p>248.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float" office:value="55.9">
            <text:p>55.90</text:p>
          </table:table-cell>
          <table:table-cell office:value-type="float" office:value="0.0779">
            <text:p>0.07790</text:p>
          </table:table-cell>
          <table:table-cell office:value-type="float" office:value="0.363">
            <text:p>0.363</text:p>
          </table:table-cell>
          <table:table-cell office:value-type="float" office:value="2.192">
            <text:p>2.19200</text:p>
          </table:table-cell>
          <table:table-cell office:value-type="float" office:value="72.216">
            <text:p>72.21600</text:p>
          </table:table-cell>
          <table:table-cell office:value-type="float" office:value="58.2">
            <text:p>58.20000</text:p>
          </table:table-cell>
          <table:table-cell office:value-type="float" office:value="0.3">
            <text:p>0.300</text:p>
          </table:table-cell>
          <table:table-cell office:value-type="float" office:value="47.3">
            <text:p>47.300</text:p>
          </table:table-cell>
          <table:table-cell office:value-type="float" office:value="86">
            <text:p>86</text:p>
          </table:table-cell>
          <table:table-cell office:value-type="float" office:value="0.850646235183067">
            <text:p>0.850646235183067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rubidium_87</text:p>
          </table:table-cell>
          <table:table-cell office:value-type="string">
            <text:p>Rb_87</text:p>
          </table:table-cell>
          <table:table-cell office:value-type="string">
            <text:p>37_87</text:p>
          </table:table-cell>
          <table:table-cell table:number-columns-repeated="2" office:value-type="string">
            <text:p>Rubidium_87</text:p>
          </table:table-cell>
          <table:table-cell table:number-columns-repeated="2" office:value-type="string">
            <text:p>Rubidio_87</text:p>
          </table:table-cell>
          <table:table-cell office:value-type="float" office:value="86.9091835">
            <text:p>86.9091835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string">
            <text:p>Strontium</text:p>
          </table:table-cell>
          <table:table-cell office:value-type="string">
            <text:p>strontium</text:p>
          </table:table-cell>
          <table:table-cell office:value-type="string">
            <text:p>estroncio</text:p>
          </table:table-cell>
          <table:table-cell office:value-type="string">
            <text:p>stronzio</text:p>
          </table:table-cell>
          <table:table-cell office:value-type="float" office:value="87.9056143">
            <text:p>87.90561430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69">
            <text:p>769.00</text:p>
          </table:table-cell>
          <table:table-cell office:value-type="float" office:value="1384">
            <text:p>1384.0</text:p>
          </table:table-cell>
          <table:table-cell office:value-type="float" office:value="2.54">
            <text:p>2.5400000</text:p>
          </table:table-cell>
          <table:table-cell office:value-type="float" office:value="0.95">
            <text:p>0.95</text:p>
          </table:table-cell>
          <table:table-cell office:value-type="float" office:value="5.6948">
            <text:p>5.6948</text:p>
          </table:table-cell>
          <table:table-cell office:value-type="float" office:value="11.03">
            <text:p>11.030</text:p>
          </table:table-cell>
          <table:table-cell office:value-type="float" office:value="43.6">
            <text:p>43.600</text:p>
          </table:table-cell>
          <table:table-cell office:value-type="float" office:value="549">
            <text:p>549</text:p>
          </table:table-cell>
          <table:table-cell office:value-type="float" office:value="1064">
            <text:p>1064</text:p>
          </table:table-cell>
          <table:table-cell office:value-type="float" office:value="4207">
            <text:p>4207</text:p>
          </table:table-cell>
          <table:table-cell office:value-type="float" office:value="0.11">
            <text:p>0.11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+2</text:p>
          </table:table-cell>
          <table:table-cell table:number-columns-repeated="2" office:value-type="string">
            <text:p>[Kr] 5s2</text:p>
          </table:table-cell>
          <table:table-cell office:value-type="float" office:value="2.45">
            <text:p>2.45</text:p>
          </table:table-cell>
          <table:table-cell office:value-type="float" office:value="1.26">
            <text:p>1.26</text:p>
          </table:table-cell>
          <table:table-cell office:value-type="float" office:value="1.91">
            <text:p>1.91</text:p>
          </table:table-cell>
          <table:table-cell table:number-columns-repeated="2"/>
          <table:table-cell office:value-type="float" office:value="215">
            <text:p>215.0</text:p>
          </table:table-cell>
          <table:table-cell/>
          <table:table-cell office:value-type="float" office:value="132">
            <text:p>132</text:p>
          </table:table-cell>
          <table:table-cell/>
          <table:table-cell office:value-type="float" office:value="33.7">
            <text:p>33.70</text:p>
          </table:table-cell>
          <table:table-cell office:value-type="float" office:value="0.0762">
            <text:p>0.07620</text:p>
          </table:table-cell>
          <table:table-cell office:value-type="float" office:value="0.3">
            <text:p>0.300</text:p>
          </table:table-cell>
          <table:table-cell office:value-type="float" office:value="8.3">
            <text:p>8.30000</text:p>
          </table:table-cell>
          <table:table-cell office:value-type="float" office:value="144">
            <text:p>144.00000</text:p>
          </table:table-cell>
          <table:table-cell office:value-type="float" office:value="35.3">
            <text:p>35.30000</text:p>
          </table:table-cell>
          <table:table-cell office:value-type="float" office:value="1.8">
            <text:p>1.800</text:p>
          </table:table-cell>
          <table:table-cell office:value-type="float" office:value="27.6">
            <text:p>27.600</text:p>
          </table:table-cell>
          <table:table-cell office:value-type="float" office:value="164">
            <text:p>164</text:p>
          </table:table-cell>
          <table:table-cell office:value-type="float" office:value="1.37106786227174">
            <text:p>1.37106786227174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trontium_84</text:p>
          </table:table-cell>
          <table:table-cell office:value-type="string">
            <text:p>Sr_84</text:p>
          </table:table-cell>
          <table:table-cell office:value-type="string">
            <text:p>38_84</text:p>
          </table:table-cell>
          <table:table-cell table:number-columns-repeated="2" office:value-type="string">
            <text:p>Strontium_84</text:p>
          </table:table-cell>
          <table:table-cell office:value-type="string">
            <text:p>Estroncio_84</text:p>
          </table:table-cell>
          <table:table-cell office:value-type="string">
            <text:p>Stronzio_84</text:p>
          </table:table-cell>
          <table:table-cell office:value-type="float" office:value="83.913425">
            <text:p>83.913425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trontium_86</text:p>
          </table:table-cell>
          <table:table-cell office:value-type="string">
            <text:p>Sr_86</text:p>
          </table:table-cell>
          <table:table-cell office:value-type="string">
            <text:p>38_86</text:p>
          </table:table-cell>
          <table:table-cell table:number-columns-repeated="2" office:value-type="string">
            <text:p>Strontium_86</text:p>
          </table:table-cell>
          <table:table-cell office:value-type="string">
            <text:p>Estroncio_86</text:p>
          </table:table-cell>
          <table:table-cell office:value-type="string">
            <text:p>Stronzio_86</text:p>
          </table:table-cell>
          <table:table-cell office:value-type="float" office:value="85.9092624">
            <text:p>85.9092624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trontium_87</text:p>
          </table:table-cell>
          <table:table-cell office:value-type="string">
            <text:p>Sr_87</text:p>
          </table:table-cell>
          <table:table-cell office:value-type="string">
            <text:p>38_87</text:p>
          </table:table-cell>
          <table:table-cell table:number-columns-repeated="2" office:value-type="string">
            <text:p>Strontium_87</text:p>
          </table:table-cell>
          <table:table-cell office:value-type="string">
            <text:p>Estroncio_87</text:p>
          </table:table-cell>
          <table:table-cell office:value-type="string">
            <text:p>Stronzio_87</text:p>
          </table:table-cell>
          <table:table-cell office:value-type="float" office:value="86.9088793">
            <text:p>86.9088793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string">
            <text:p>Yttrium</text:p>
          </table:table-cell>
          <table:table-cell office:value-type="string">
            <text:p>yttrium</text:p>
          </table:table-cell>
          <table:table-cell office:value-type="string">
            <text:p>itrio</text:p>
          </table:table-cell>
          <table:table-cell office:value-type="string">
            <text:p>ittrio</text:p>
          </table:table-cell>
          <table:table-cell office:value-type="float" office:value="88.9058479">
            <text:p>88.90584790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23">
            <text:p>1523.00</text:p>
          </table:table-cell>
          <table:table-cell office:value-type="float" office:value="3337">
            <text:p>3337.0</text:p>
          </table:table-cell>
          <table:table-cell office:value-type="float" office:value="4.47">
            <text:p>4.4700000</text:p>
          </table:table-cell>
          <table:table-cell office:value-type="float" office:value="1.22">
            <text:p>1.22</text:p>
          </table:table-cell>
          <table:table-cell office:value-type="float" office:value="6.217">
            <text:p>6.2170</text:p>
          </table:table-cell>
          <table:table-cell office:value-type="float" office:value="12.24">
            <text:p>12.240</text:p>
          </table:table-cell>
          <table:table-cell office:value-type="float" office:value="20.52">
            <text:p>20.520</text:p>
          </table:table-cell>
          <table:table-cell office:value-type="float" office:value="600">
            <text:p>600</text:p>
          </table:table-cell>
          <table:table-cell office:value-type="float" office:value="1181">
            <text:p>1181</text:p>
          </table:table-cell>
          <table:table-cell office:value-type="float" office:value="1980">
            <text:p>1980</text:p>
          </table:table-cell>
          <table:table-cell office:value-type="float" office:value="0.31">
            <text:p>0.31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+3</text:p>
          </table:table-cell>
          <table:table-cell table:number-columns-repeated="2" office:value-type="string">
            <text:p>[Kr] 5s2 4d1</text:p>
          </table:table-cell>
          <table:table-cell office:value-type="float" office:value="2.27">
            <text:p>2.27</text:p>
          </table:table-cell>
          <table:table-cell office:value-type="float" office:value="1.02">
            <text:p>1.02</text:p>
          </table:table-cell>
          <table:table-cell office:value-type="float" office:value="1.62">
            <text:p>1.62</text:p>
          </table:table-cell>
          <table:table-cell table:number-columns-repeated="2"/>
          <table:table-cell office:value-type="float" office:value="180">
            <text:p>180.0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19.8">
            <text:p>19.80</text:p>
          </table:table-cell>
          <table:table-cell office:value-type="float" office:value="0.0166">
            <text:p>0.01660</text:p>
          </table:table-cell>
          <table:table-cell office:value-type="float" office:value="0.3">
            <text:p>0.300</text:p>
          </table:table-cell>
          <table:table-cell office:value-type="float" office:value="11.4">
            <text:p>11.40000</text:p>
          </table:table-cell>
          <table:table-cell office:value-type="float" office:value="363">
            <text:p>363.00000</text:p>
          </table:table-cell>
          <table:table-cell office:value-type="float" office:value="17.2">
            <text:p>17.20000</text:p>
          </table:table-cell>
          <table:table-cell/>
          <table:table-cell office:value-type="float" office:value="22.7">
            <text:p>22.700</text:p>
          </table:table-cell>
          <table:table-cell office:value-type="float" office:value="423">
            <text:p>423</text:p>
          </table:table-cell>
          <table:table-cell office:value-type="float" office:value="0.666517980554881">
            <text:p>0.66651798055488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string">
            <text:p>Zirkonium</text:p>
          </table:table-cell>
          <table:table-cell office:value-type="string">
            <text:p>zirconium</text:p>
          </table:table-cell>
          <table:table-cell office:value-type="string">
            <text:p>circonio</text:p>
          </table:table-cell>
          <table:table-cell office:value-type="string">
            <text:p>zirconio</text:p>
          </table:table-cell>
          <table:table-cell office:value-type="float" office:value="89.9047037">
            <text:p>89.9047037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52">
            <text:p>1852.00</text:p>
          </table:table-cell>
          <table:table-cell office:value-type="float" office:value="4377">
            <text:p>4377.0</text:p>
          </table:table-cell>
          <table:table-cell office:value-type="float" office:value="6.51">
            <text:p>6.5100000</text:p>
          </table:table-cell>
          <table:table-cell office:value-type="float" office:value="1.33">
            <text:p>1.33</text:p>
          </table:table-cell>
          <table:table-cell office:value-type="float" office:value="6.6339">
            <text:p>6.6339</text:p>
          </table:table-cell>
          <table:table-cell office:value-type="float" office:value="13.13">
            <text:p>13.130</text:p>
          </table:table-cell>
          <table:table-cell office:value-type="float" office:value="22.99">
            <text:p>22.990</text:p>
          </table:table-cell>
          <table:table-cell office:value-type="float" office:value="640">
            <text:p>640</text:p>
          </table:table-cell>
          <table:table-cell office:value-type="float" office:value="1267">
            <text:p>1267</text:p>
          </table:table-cell>
          <table:table-cell office:value-type="float" office:value="2218">
            <text:p>2218</text:p>
          </table:table-cell>
          <table:table-cell office:value-type="float" office:value="0.43">
            <text:p>0.430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+4</text:p>
          </table:table-cell>
          <table:table-cell table:number-columns-repeated="2" office:value-type="string">
            <text:p>[Kr] 5s2 4d2</text:p>
          </table:table-cell>
          <table:table-cell office:value-type="float" office:value="2.16">
            <text:p>2.16</text:p>
          </table:table-cell>
          <table:table-cell office:value-type="float" office:value="0.84">
            <text:p>0.84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160">
            <text:p>160.0</text:p>
          </table:table-cell>
          <table:table-cell table:number-columns-repeated="3"/>
          <table:table-cell office:value-type="float" office:value="14.1">
            <text:p>14.10</text:p>
          </table:table-cell>
          <table:table-cell office:value-type="float" office:value="0.0236">
            <text:p>0.02360</text:p>
          </table:table-cell>
          <table:table-cell office:value-type="float" office:value="0.27">
            <text:p>0.270</text:p>
          </table:table-cell>
          <table:table-cell office:value-type="float" office:value="16.9">
            <text:p>16.90000</text:p>
          </table:table-cell>
          <table:table-cell office:value-type="float" office:value="58.2">
            <text:p>58.20000</text:p>
          </table:table-cell>
          <table:table-cell office:value-type="float" office:value="22.7">
            <text:p>22.70000</text:p>
          </table:table-cell>
          <table:table-cell/>
          <table:table-cell office:value-type="float" office:value="17.9">
            <text:p>17.900</text:p>
          </table:table-cell>
          <table:table-cell office:value-type="float" office:value="609">
            <text:p>609</text:p>
          </table:table-cell>
          <table:table-cell office:value-type="float" office:value="1.05690485133647">
            <text:p>1.05690485133647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zirconium_91</text:p>
          </table:table-cell>
          <table:table-cell office:value-type="string">
            <text:p>Zr_91</text:p>
          </table:table-cell>
          <table:table-cell office:value-type="string">
            <text:p>40_91</text:p>
          </table:table-cell>
          <table:table-cell office:value-type="string">
            <text:p>Zirkonium_91</text:p>
          </table:table-cell>
          <table:table-cell office:value-type="string">
            <text:p>Zirconium_91</text:p>
          </table:table-cell>
          <table:table-cell office:value-type="string">
            <text:p>Circonio_91</text:p>
          </table:table-cell>
          <table:table-cell office:value-type="string">
            <text:p>Zirconio_91</text:p>
          </table:table-cell>
          <table:table-cell office:value-type="float" office:value="90.905645">
            <text:p>90.905645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zirconium_92</text:p>
          </table:table-cell>
          <table:table-cell office:value-type="string">
            <text:p>Zr_92</text:p>
          </table:table-cell>
          <table:table-cell office:value-type="string">
            <text:p>40_92</text:p>
          </table:table-cell>
          <table:table-cell office:value-type="string">
            <text:p>Zirkonium_92</text:p>
          </table:table-cell>
          <table:table-cell office:value-type="string">
            <text:p>Zirconium_92</text:p>
          </table:table-cell>
          <table:table-cell office:value-type="string">
            <text:p>Circonio_92</text:p>
          </table:table-cell>
          <table:table-cell office:value-type="string">
            <text:p>Zirconio_92</text:p>
          </table:table-cell>
          <table:table-cell office:value-type="float" office:value="91.9050401">
            <text:p>91.9050401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zirconium_94</text:p>
          </table:table-cell>
          <table:table-cell office:value-type="string">
            <text:p>Zr_94</text:p>
          </table:table-cell>
          <table:table-cell office:value-type="string">
            <text:p>40_94</text:p>
          </table:table-cell>
          <table:table-cell office:value-type="string">
            <text:p>Zirkonium_94</text:p>
          </table:table-cell>
          <table:table-cell office:value-type="string">
            <text:p>Zirconium_94</text:p>
          </table:table-cell>
          <table:table-cell office:value-type="string">
            <text:p>Circonio_94</text:p>
          </table:table-cell>
          <table:table-cell office:value-type="string">
            <text:p>Zirconio_94</text:p>
          </table:table-cell>
          <table:table-cell office:value-type="float" office:value="93.9063158">
            <text:p>93.9063158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zirconium_96</text:p>
          </table:table-cell>
          <table:table-cell office:value-type="string">
            <text:p>Zr_96</text:p>
          </table:table-cell>
          <table:table-cell office:value-type="string">
            <text:p>40_96</text:p>
          </table:table-cell>
          <table:table-cell office:value-type="string">
            <text:p>Zirkonium_96</text:p>
          </table:table-cell>
          <table:table-cell office:value-type="string">
            <text:p>Zirconium_96</text:p>
          </table:table-cell>
          <table:table-cell office:value-type="string">
            <text:p>Circonio_96</text:p>
          </table:table-cell>
          <table:table-cell office:value-type="string">
            <text:p>Zirconio_96</text:p>
          </table:table-cell>
          <table:table-cell office:value-type="float" office:value="95.908276">
            <text:p>95.908276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office:value-type="string">
            <text:p>Niob</text:p>
          </table:table-cell>
          <table:table-cell office:value-type="string">
            <text:p>niobium</text:p>
          </table:table-cell>
          <table:table-cell table:number-columns-repeated="2" office:value-type="string">
            <text:p>niobio</text:p>
          </table:table-cell>
          <table:table-cell office:value-type="float" office:value="92.9063775">
            <text:p>92.9063775000</text:p>
          </table:table-cell>
          <table:table-cell table:number-columns-repeated="2" office:value-type="float" office:value="5">
            <text:p>5</text:p>
          </table:table-cell>
          <table:table-cell office:value-type="float" office:value="2468">
            <text:p>2468.00</text:p>
          </table:table-cell>
          <table:table-cell office:value-type="float" office:value="4742">
            <text:p>4742.0</text:p>
          </table:table-cell>
          <table:table-cell office:value-type="float" office:value="8.57">
            <text:p>8.5700000</text:p>
          </table:table-cell>
          <table:table-cell office:value-type="float" office:value="1.6">
            <text:p>1.60</text:p>
          </table:table-cell>
          <table:table-cell office:value-type="float" office:value="6.7589">
            <text:p>6.7589</text:p>
          </table:table-cell>
          <table:table-cell office:value-type="float" office:value="14.32">
            <text:p>14.320</text:p>
          </table:table-cell>
          <table:table-cell office:value-type="float" office:value="25.04">
            <text:p>25.040</text:p>
          </table:table-cell>
          <table:table-cell office:value-type="float" office:value="652">
            <text:p>652</text:p>
          </table:table-cell>
          <table:table-cell office:value-type="float" office:value="1382">
            <text:p>1382</text:p>
          </table:table-cell>
          <table:table-cell office:value-type="float" office:value="2416">
            <text:p>2416</text:p>
          </table:table-cell>
          <table:table-cell office:value-type="float" office:value="0.9">
            <text:p>0.900</text:p>
          </table:table-cell>
          <table:table-cell office:value-type="float" office:value="87">
            <text:p>87</text:p>
          </table:table-cell>
          <table:table-cell office:value-type="string">
            <text:p>+3, +5</text:p>
          </table:table-cell>
          <table:table-cell table:style-name="ce10" office:value-type="string">
            <text:p>+3, +5</text:p>
          </table:table-cell>
          <table:table-cell office:value-type="string">
            <text:p>[Kr] 5s2 4d3</text:p>
          </table:table-cell>
          <table:table-cell office:value-type="string">
            <text:p>[Kr] 5s1 4d4</text:p>
          </table:table-cell>
          <table:table-cell office:value-type="float" office:value="2.08">
            <text:p>2.08</text:p>
          </table:table-cell>
          <table:table-cell office:value-type="float" office:value="0.64">
            <text:p>0.64</text:p>
          </table:table-cell>
          <table:table-cell office:value-type="float" office:value="1.67">
            <text:p>1.67</text:p>
          </table:table-cell>
          <table:table-cell table:number-columns-repeated="2"/>
          <table:table-cell office:value-type="float" office:value="146">
            <text:p>146.0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.87">
            <text:p>10.87</text:p>
          </table:table-cell>
          <table:table-cell office:value-type="float" office:value="0.0693">
            <text:p>0.06930</text:p>
          </table:table-cell>
          <table:table-cell office:value-type="float" office:value="0.26">
            <text:p>0.260</text:p>
          </table:table-cell>
          <table:table-cell office:value-type="float" office:value="26.4">
            <text:p>26.40000</text:p>
          </table:table-cell>
          <table:table-cell office:value-type="float" office:value="682">
            <text:p>682.00000</text:p>
          </table:table-cell>
          <table:table-cell office:value-type="float" office:value="53.7">
            <text:p>53.70000</text:p>
          </table:table-cell>
          <table:table-cell/>
          <table:table-cell office:value-type="float" office:value="15.7">
            <text:p>15.700</text:p>
          </table:table-cell>
          <table:table-cell office:value-type="float" office:value="726">
            <text:p>726</text:p>
          </table:table-cell>
          <table:table-cell office:value-type="float" office:value="-0.156144577376839">
            <text:p>-0.156144577376839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string">
            <text:p>Molybdän</text:p>
          </table:table-cell>
          <table:table-cell office:value-type="string">
            <text:p>molybdène</text:p>
          </table:table-cell>
          <table:table-cell table:number-columns-repeated="2" office:value-type="string">
            <text:p>molibdeno</text:p>
          </table:table-cell>
          <table:table-cell office:value-type="float" office:value="95.9046789">
            <text:p>95.90467890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617">
            <text:p>2617.00</text:p>
          </table:table-cell>
          <table:table-cell office:value-type="float" office:value="4612">
            <text:p>4612.0</text:p>
          </table:table-cell>
          <table:table-cell office:value-type="float" office:value="10.2">
            <text:p>10.2000000</text:p>
          </table:table-cell>
          <table:table-cell office:value-type="float" office:value="2.16">
            <text:p>2.16</text:p>
          </table:table-cell>
          <table:table-cell office:value-type="float" office:value="7.0924">
            <text:p>7.0924</text:p>
          </table:table-cell>
          <table:table-cell office:value-type="float" office:value="16.461">
            <text:p>16.461</text:p>
          </table:table-cell>
          <table:table-cell office:value-type="float" office:value="27.16">
            <text:p>27.160</text:p>
          </table:table-cell>
          <table:table-cell office:value-type="float" office:value="684">
            <text:p>684</text:p>
          </table:table-cell>
          <table:table-cell office:value-type="float" office:value="1588">
            <text:p>1588</text:p>
          </table:table-cell>
          <table:table-cell office:value-type="float" office:value="2621">
            <text:p>2621</text:p>
          </table:table-cell>
          <table:table-cell office:value-type="float" office:value="0.75">
            <text:p>0.750</text:p>
          </table:table-cell>
          <table:table-cell office:value-type="float" office:value="72">
            <text:p>72</text:p>
          </table:table-cell>
          <table:table-cell office:value-type="string">
            <text:p>+3, +5, +6</text:p>
          </table:table-cell>
          <table:table-cell table:style-name="ce10" office:value-type="string">
            <text:p>+3, +5, +6</text:p>
          </table:table-cell>
          <table:table-cell office:value-type="string">
            <text:p>[Kr] 5s2 4d4</text:p>
          </table:table-cell>
          <table:table-cell office:value-type="string">
            <text:p>[Kr] 5s1 4d5</text:p>
          </table:table-cell>
          <table:table-cell office:value-type="float" office:value="2.01">
            <text:p>2.01</text:p>
          </table:table-cell>
          <table:table-cell office:value-type="float" office:value="0.59">
            <text:p>0.59</text:p>
          </table:table-cell>
          <table:table-cell office:value-type="float" office:value="1.3">
            <text:p>1.30</text:p>
          </table:table-cell>
          <table:table-cell table:number-columns-repeated="2"/>
          <table:table-cell office:value-type="float" office:value="139">
            <text:p>139.0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9.4">
            <text:p>9.40</text:p>
          </table:table-cell>
          <table:table-cell office:value-type="float" office:value="0.187">
            <text:p>0.18700</text:p>
          </table:table-cell>
          <table:table-cell office:value-type="float" office:value="0.25">
            <text:p>0.250</text:p>
          </table:table-cell>
          <table:table-cell office:value-type="float" office:value="32">
            <text:p>32.00000</text:p>
          </table:table-cell>
          <table:table-cell office:value-type="float" office:value="598">
            <text:p>598.00000</text:p>
          </table:table-cell>
          <table:table-cell office:value-type="float" office:value="138">
            <text:p>138.00000</text:p>
          </table:table-cell>
          <table:table-cell/>
          <table:table-cell office:value-type="float" office:value="12.8">
            <text:p>12.800</text:p>
          </table:table-cell>
          <table:table-cell office:value-type="float" office:value="658">
            <text:p>658</text:p>
          </table:table-cell>
          <table:table-cell office:value-type="float" office:value="0.406540180433955">
            <text:p>0.40654018043395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olybdenum_92</text:p>
          </table:table-cell>
          <table:table-cell office:value-type="string">
            <text:p>Mo_92</text:p>
          </table:table-cell>
          <table:table-cell office:value-type="string">
            <text:p>42_92</text:p>
          </table:table-cell>
          <table:table-cell office:value-type="string">
            <text:p>Molybdän_92</text:p>
          </table:table-cell>
          <table:table-cell office:value-type="string">
            <text:p>Molybdène_92</text:p>
          </table:table-cell>
          <table:table-cell table:number-columns-repeated="2" office:value-type="string">
            <text:p>Molibdeno_92</text:p>
          </table:table-cell>
          <table:table-cell office:value-type="float" office:value="91.90681">
            <text:p>91.906810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olybdenum_94</text:p>
          </table:table-cell>
          <table:table-cell office:value-type="string">
            <text:p>Mo_94</text:p>
          </table:table-cell>
          <table:table-cell office:value-type="string">
            <text:p>42_94</text:p>
          </table:table-cell>
          <table:table-cell office:value-type="string">
            <text:p>Molybdän_94</text:p>
          </table:table-cell>
          <table:table-cell office:value-type="string">
            <text:p>Molybdène_94</text:p>
          </table:table-cell>
          <table:table-cell table:number-columns-repeated="2" office:value-type="string">
            <text:p>Molibdeno_94</text:p>
          </table:table-cell>
          <table:table-cell office:value-type="float" office:value="93.9050876">
            <text:p>93.9050876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olybdenum_95</text:p>
          </table:table-cell>
          <table:table-cell office:value-type="string">
            <text:p>Mo_95</text:p>
          </table:table-cell>
          <table:table-cell office:value-type="string">
            <text:p>42_95</text:p>
          </table:table-cell>
          <table:table-cell office:value-type="string">
            <text:p>Molybdän_95</text:p>
          </table:table-cell>
          <table:table-cell office:value-type="string">
            <text:p>Molybdène_95</text:p>
          </table:table-cell>
          <table:table-cell table:number-columns-repeated="2" office:value-type="string">
            <text:p>Molibdeno_95</text:p>
          </table:table-cell>
          <table:table-cell office:value-type="float" office:value="94.9058415">
            <text:p>94.9058415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olybdenum_97</text:p>
          </table:table-cell>
          <table:table-cell office:value-type="string">
            <text:p>Mo_97</text:p>
          </table:table-cell>
          <table:table-cell office:value-type="string">
            <text:p>42_97</text:p>
          </table:table-cell>
          <table:table-cell office:value-type="string">
            <text:p>Molybdän_97</text:p>
          </table:table-cell>
          <table:table-cell office:value-type="string">
            <text:p>Molybdène_97</text:p>
          </table:table-cell>
          <table:table-cell table:number-columns-repeated="2" office:value-type="string">
            <text:p>Molibdeno_97</text:p>
          </table:table-cell>
          <table:table-cell office:value-type="float" office:value="96.906021">
            <text:p>96.906021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olybdenum_98</text:p>
          </table:table-cell>
          <table:table-cell office:value-type="string">
            <text:p>Mo_98</text:p>
          </table:table-cell>
          <table:table-cell office:value-type="string">
            <text:p>42_98</text:p>
          </table:table-cell>
          <table:table-cell office:value-type="string">
            <text:p>Molybdän_98</text:p>
          </table:table-cell>
          <table:table-cell office:value-type="string">
            <text:p>Molybdène_98</text:p>
          </table:table-cell>
          <table:table-cell table:number-columns-repeated="2" office:value-type="string">
            <text:p>Molibdeno_98</text:p>
          </table:table-cell>
          <table:table-cell office:value-type="float" office:value="97.9054078">
            <text:p>97.905407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olybdenum_100</text:p>
          </table:table-cell>
          <table:table-cell office:value-type="string">
            <text:p>Mo_100</text:p>
          </table:table-cell>
          <table:table-cell office:value-type="string">
            <text:p>42_100</text:p>
          </table:table-cell>
          <table:table-cell office:value-type="string">
            <text:p>Molybdän_100</text:p>
          </table:table-cell>
          <table:table-cell office:value-type="string">
            <text:p>Molybdène_100</text:p>
          </table:table-cell>
          <table:table-cell table:number-columns-repeated="2" office:value-type="string">
            <text:p>Molibdeno_100</text:p>
          </table:table-cell>
          <table:table-cell office:value-type="float" office:value="99.907477">
            <text:p>99.907477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string">
            <text:p>Technetium</text:p>
          </table:table-cell>
          <table:table-cell office:value-type="string">
            <text:p>technétium</text:p>
          </table:table-cell>
          <table:table-cell office:value-type="string">
            <text:p>tecnecio</text:p>
          </table:table-cell>
          <table:table-cell office:value-type="string">
            <text:p>tecnezio</text:p>
          </table:table-cell>
          <table:table-cell office:value-type="float" office:value="97.907216">
            <text:p>97.90721600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172">
            <text:p>2172.00</text:p>
          </table:table-cell>
          <table:table-cell office:value-type="float" office:value="4877">
            <text:p>4877.0</text:p>
          </table:table-cell>
          <table:table-cell office:value-type="float" office:value="11.5">
            <text:p>11.5000000</text:p>
          </table:table-cell>
          <table:table-cell office:value-type="float" office:value="1.9">
            <text:p>1.90</text:p>
          </table:table-cell>
          <table:table-cell office:value-type="float" office:value="7.28">
            <text:p>7.2800</text:p>
          </table:table-cell>
          <table:table-cell office:value-type="float" office:value="15.26">
            <text:p>15.260</text:p>
          </table:table-cell>
          <table:table-cell office:value-type="float" office:value="29.54">
            <text:p>29.540</text:p>
          </table:table-cell>
          <table:table-cell office:value-type="float" office:value="702">
            <text:p>702</text:p>
          </table:table-cell>
          <table:table-cell office:value-type="float" office:value="1472">
            <text:p>1472</text:p>
          </table:table-cell>
          <table:table-cell office:value-type="float" office:value="2850">
            <text:p>2850</text:p>
          </table:table-cell>
          <table:table-cell office:value-type="float" office:value="0.55">
            <text:p>0.550</text:p>
          </table:table-cell>
          <table:table-cell office:value-type="float" office:value="53">
            <text:p>53</text:p>
          </table:table-cell>
          <table:table-cell office:value-type="string">
            <text:p>+4, +6, +7</text:p>
          </table:table-cell>
          <table:table-cell table:style-name="ce10" office:value-type="string">
            <text:p>+4, +6, +7</text:p>
          </table:table-cell>
          <table:table-cell table:number-columns-repeated="2" office:value-type="string">
            <text:p>[Kr] 5s2 4d5</text:p>
          </table:table-cell>
          <table:table-cell office:value-type="float" office:value="1.95">
            <text:p>1.95</text:p>
          </table:table-cell>
          <table:table-cell/>
          <table:table-cell office:value-type="float" office:value="1.27">
            <text:p>1.27</text:p>
          </table:table-cell>
          <table:table-cell table:number-columns-repeated="2"/>
          <table:table-cell office:value-type="float" office:value="136">
            <text:p>136.0</text:p>
          </table:table-cell>
          <table:table-cell table:number-columns-repeated="3"/>
          <table:table-cell office:value-type="float" office:value="8.5">
            <text:p>8.50</text:p>
          </table:table-cell>
          <table:table-cell office:value-type="float" office:value="0.067">
            <text:p>0.06700</text:p>
          </table:table-cell>
          <table:table-cell office:value-type="float" office:value="0.21">
            <text:p>0.210</text:p>
          </table:table-cell>
          <table:table-cell office:value-type="float" office:value="24">
            <text:p>24.00000</text:p>
          </table:table-cell>
          <table:table-cell office:value-type="float" office:value="660">
            <text:p>660.00000</text:p>
          </table:table-cell>
          <table:table-cell office:value-type="float" office:value="50.6">
            <text:p>50.60000</text:p>
          </table:table-cell>
          <table:table-cell/>
          <table:table-cell office:value-type="float" office:value="11.4">
            <text:p>11.400</text:p>
          </table:table-cell>
          <table:table-cell office:value-type="float" office:value="677">
            <text:p>677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technetium_97</text:p>
          </table:table-cell>
          <table:table-cell office:value-type="string">
            <text:p>Tc_97</text:p>
          </table:table-cell>
          <table:table-cell office:value-type="string">
            <text:p>43_97</text:p>
          </table:table-cell>
          <table:table-cell office:value-type="string">
            <text:p>Technetium_97</text:p>
          </table:table-cell>
          <table:table-cell office:value-type="string">
            <text:p>Technétium_97</text:p>
          </table:table-cell>
          <table:table-cell office:value-type="string">
            <text:p>Tecnecio_97</text:p>
          </table:table-cell>
          <table:table-cell office:value-type="string">
            <text:p>Tecnezio_97</text:p>
          </table:table-cell>
          <table:table-cell office:value-type="float" office:value="96.906365">
            <text:p>96.906365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echnetium_99</text:p>
          </table:table-cell>
          <table:table-cell office:value-type="string">
            <text:p>Tc_99</text:p>
          </table:table-cell>
          <table:table-cell office:value-type="string">
            <text:p>43_99</text:p>
          </table:table-cell>
          <table:table-cell office:value-type="string">
            <text:p>Technetium_99</text:p>
          </table:table-cell>
          <table:table-cell office:value-type="string">
            <text:p>Technétium_99</text:p>
          </table:table-cell>
          <table:table-cell office:value-type="string">
            <text:p>Tecnecio_99</text:p>
          </table:table-cell>
          <table:table-cell office:value-type="string">
            <text:p>Tecnezio_99</text:p>
          </table:table-cell>
          <table:table-cell office:value-type="float" office:value="98.9062546">
            <text:p>98.9062546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string">
            <text:p>Ruthenium</text:p>
          </table:table-cell>
          <table:table-cell office:value-type="string">
            <text:p>ruthénium</text:p>
          </table:table-cell>
          <table:table-cell table:number-columns-repeated="2" office:value-type="string">
            <text:p>rutenio</text:p>
          </table:table-cell>
          <table:table-cell office:value-type="float" office:value="101.9043495">
            <text:p>101.90434950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310">
            <text:p>2310.00</text:p>
          </table:table-cell>
          <table:table-cell office:value-type="float" office:value="3900">
            <text:p>3900.0</text:p>
          </table:table-cell>
          <table:table-cell office:value-type="float" office:value="12.4">
            <text:p>12.4000000</text:p>
          </table:table-cell>
          <table:table-cell office:value-type="float" office:value="2.2">
            <text:p>2.20</text:p>
          </table:table-cell>
          <table:table-cell office:value-type="float" office:value="7.3605">
            <text:p>7.3605</text:p>
          </table:table-cell>
          <table:table-cell office:value-type="float" office:value="16.76">
            <text:p>16.760</text:p>
          </table:table-cell>
          <table:table-cell office:value-type="float" office:value="28.47">
            <text:p>28.470</text:p>
          </table:table-cell>
          <table:table-cell office:value-type="float" office:value="710">
            <text:p>710</text:p>
          </table:table-cell>
          <table:table-cell office:value-type="float" office:value="1617">
            <text:p>1617</text:p>
          </table:table-cell>
          <table:table-cell office:value-type="float" office:value="2747">
            <text:p>2747</text:p>
          </table:table-cell>
          <table:table-cell office:value-type="float" office:value="1.05">
            <text:p>1.050</text:p>
          </table:table-cell>
          <table:table-cell office:value-type="float" office:value="101">
            <text:p>101</text:p>
          </table:table-cell>
          <table:table-cell office:value-type="string">
            <text:p>+3, +4, +6, +8</text:p>
          </table:table-cell>
          <table:table-cell table:style-name="ce10" office:value-type="string">
            <text:p>+3, +4, +6, +8</text:p>
          </table:table-cell>
          <table:table-cell office:value-type="string">
            <text:p>[Kr] 5s2 4d6</text:p>
          </table:table-cell>
          <table:table-cell office:value-type="string">
            <text:p>[Kr] 5s1 4d7</text:p>
          </table:table-cell>
          <table:table-cell office:value-type="float" office:value="1.89">
            <text:p>1.89</text:p>
          </table:table-cell>
          <table:table-cell office:value-type="float" office:value="0.62">
            <text:p>0.62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34">
            <text:p>134.0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8.3">
            <text:p>8.30</text:p>
          </table:table-cell>
          <table:table-cell office:value-type="float" office:value="0.137">
            <text:p>0.13700</text:p>
          </table:table-cell>
          <table:table-cell office:value-type="float" office:value="0.238">
            <text:p>0.238</text:p>
          </table:table-cell>
          <table:table-cell office:value-type="float" office:value="24">
            <text:p>24.00000</text:p>
          </table:table-cell>
          <table:table-cell office:value-type="float" office:value="595">
            <text:p>595.00000</text:p>
          </table:table-cell>
          <table:table-cell office:value-type="float" office:value="117">
            <text:p>117.00000</text:p>
          </table:table-cell>
          <table:table-cell office:value-type="float" office:value="6.5">
            <text:p>6.500</text:p>
          </table:table-cell>
          <table:table-cell office:value-type="float" office:value="9.6">
            <text:p>9.600</text:p>
          </table:table-cell>
          <table:table-cell office:value-type="float" office:value="643">
            <text:p>643</text:p>
          </table:table-cell>
          <table:table-cell office:value-type="float" office:value="0.269512944217916">
            <text:p>0.26951294421791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ruthenium_96</text:p>
          </table:table-cell>
          <table:table-cell office:value-type="string">
            <text:p>Ru_96</text:p>
          </table:table-cell>
          <table:table-cell office:value-type="string">
            <text:p>44_96</text:p>
          </table:table-cell>
          <table:table-cell office:value-type="string">
            <text:p>Ruthenium_96</text:p>
          </table:table-cell>
          <table:table-cell office:value-type="string">
            <text:p>Ruthénium_96</text:p>
          </table:table-cell>
          <table:table-cell table:number-columns-repeated="2" office:value-type="string">
            <text:p>Rutenio_96</text:p>
          </table:table-cell>
          <table:table-cell office:value-type="float" office:value="95.907598">
            <text:p>95.907598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ruthenium_98</text:p>
          </table:table-cell>
          <table:table-cell office:value-type="string">
            <text:p>Ru_98</text:p>
          </table:table-cell>
          <table:table-cell office:value-type="string">
            <text:p>44_98</text:p>
          </table:table-cell>
          <table:table-cell office:value-type="string">
            <text:p>Ruthenium_98</text:p>
          </table:table-cell>
          <table:table-cell office:value-type="string">
            <text:p>Ruthénium_98</text:p>
          </table:table-cell>
          <table:table-cell table:number-columns-repeated="2" office:value-type="string">
            <text:p>Rutenio_98</text:p>
          </table:table-cell>
          <table:table-cell office:value-type="float" office:value="97.905287">
            <text:p>97.905287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ruthenium_99</text:p>
          </table:table-cell>
          <table:table-cell office:value-type="string">
            <text:p>Ru_99</text:p>
          </table:table-cell>
          <table:table-cell office:value-type="string">
            <text:p>44_99</text:p>
          </table:table-cell>
          <table:table-cell office:value-type="string">
            <text:p>Ruthenium_99</text:p>
          </table:table-cell>
          <table:table-cell office:value-type="string">
            <text:p>Ruthénium_99</text:p>
          </table:table-cell>
          <table:table-cell table:number-columns-repeated="2" office:value-type="string">
            <text:p>Rutenio_99</text:p>
          </table:table-cell>
          <table:table-cell office:value-type="float" office:value="98.9059393">
            <text:p>98.9059393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ruthenium_100</text:p>
          </table:table-cell>
          <table:table-cell office:value-type="string">
            <text:p>Ru_100</text:p>
          </table:table-cell>
          <table:table-cell office:value-type="string">
            <text:p>44_100</text:p>
          </table:table-cell>
          <table:table-cell office:value-type="string">
            <text:p>Ruthenium_100</text:p>
          </table:table-cell>
          <table:table-cell office:value-type="string">
            <text:p>Ruthénium_100</text:p>
          </table:table-cell>
          <table:table-cell table:number-columns-repeated="2" office:value-type="string">
            <text:p>Rutenio_100</text:p>
          </table:table-cell>
          <table:table-cell office:value-type="float" office:value="99.9042197">
            <text:p>99.9042197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ruthenium_101</text:p>
          </table:table-cell>
          <table:table-cell office:value-type="string">
            <text:p>Ru_101</text:p>
          </table:table-cell>
          <table:table-cell office:value-type="string">
            <text:p>44_101</text:p>
          </table:table-cell>
          <table:table-cell office:value-type="string">
            <text:p>Ruthenium_101</text:p>
          </table:table-cell>
          <table:table-cell office:value-type="string">
            <text:p>Ruthénium_101</text:p>
          </table:table-cell>
          <table:table-cell table:number-columns-repeated="2" office:value-type="string">
            <text:p>Rutenio_101</text:p>
          </table:table-cell>
          <table:table-cell office:value-type="float" office:value="100.9055822">
            <text:p>100.9055822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ruthenium_104</text:p>
          </table:table-cell>
          <table:table-cell office:value-type="string">
            <text:p>Ru_104</text:p>
          </table:table-cell>
          <table:table-cell office:value-type="string">
            <text:p>44_104</text:p>
          </table:table-cell>
          <table:table-cell office:value-type="string">
            <text:p>Ruthenium_104</text:p>
          </table:table-cell>
          <table:table-cell office:value-type="string">
            <text:p>Ruthénium_104</text:p>
          </table:table-cell>
          <table:table-cell table:number-columns-repeated="2" office:value-type="string">
            <text:p>Rutenio_104</text:p>
          </table:table-cell>
          <table:table-cell office:value-type="float" office:value="103.90543">
            <text:p>103.905430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string">
            <text:p>Rhodium</text:p>
          </table:table-cell>
          <table:table-cell office:value-type="string">
            <text:p>rhodium</text:p>
          </table:table-cell>
          <table:table-cell table:number-columns-repeated="2" office:value-type="string">
            <text:p>rodio</text:p>
          </table:table-cell>
          <table:table-cell office:value-type="float" office:value="102.905504">
            <text:p>102.905504000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966">
            <text:p>1966.00</text:p>
          </table:table-cell>
          <table:table-cell office:value-type="float" office:value="3727">
            <text:p>3727.0</text:p>
          </table:table-cell>
          <table:table-cell office:value-type="float" office:value="12.4">
            <text:p>12.4000000</text:p>
          </table:table-cell>
          <table:table-cell office:value-type="float" office:value="2.28">
            <text:p>2.28</text:p>
          </table:table-cell>
          <table:table-cell office:value-type="float" office:value="7.4589">
            <text:p>7.4589</text:p>
          </table:table-cell>
          <table:table-cell office:value-type="float" office:value="18.08">
            <text:p>18.080</text:p>
          </table:table-cell>
          <table:table-cell office:value-type="float" office:value="31.06">
            <text:p>31.060</text:p>
          </table:table-cell>
          <table:table-cell office:value-type="float" office:value="720">
            <text:p>720</text:p>
          </table:table-cell>
          <table:table-cell office:value-type="float" office:value="1744">
            <text:p>1744</text:p>
          </table:table-cell>
          <table:table-cell office:value-type="float" office:value="2997">
            <text:p>2997</text:p>
          </table:table-cell>
          <table:table-cell office:value-type="float" office:value="1.14">
            <text:p>1.140</text:p>
          </table:table-cell>
          <table:table-cell office:value-type="float" office:value="110">
            <text:p>110</text:p>
          </table:table-cell>
          <table:table-cell office:value-type="string">
            <text:p>+3, +4, +6</text:p>
          </table:table-cell>
          <table:table-cell table:style-name="ce10" office:value-type="string">
            <text:p>+3, +4, +6</text:p>
          </table:table-cell>
          <table:table-cell office:value-type="string">
            <text:p>[Kr] 5s2 4d7</text:p>
          </table:table-cell>
          <table:table-cell office:value-type="string">
            <text:p>[Kr] 5s1 4d8</text:p>
          </table:table-cell>
          <table:table-cell office:value-type="float" office:value="1.83">
            <text:p>1.83</text:p>
          </table:table-cell>
          <table:table-cell office:value-type="float" office:value="0.67">
            <text:p>0.67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34">
            <text:p>134.0</text:p>
          </table:table-cell>
          <table:table-cell table:number-columns-repeated="2"/>
          <table:table-cell office:value-type="float" office:value="80.5">
            <text:p>80.5</text:p>
          </table:table-cell>
          <table:table-cell office:value-type="float" office:value="8.3">
            <text:p>8.30</text:p>
          </table:table-cell>
          <table:table-cell office:value-type="float" office:value="0.211">
            <text:p>0.21100</text:p>
          </table:table-cell>
          <table:table-cell office:value-type="float" office:value="0.242">
            <text:p>0.242</text:p>
          </table:table-cell>
          <table:table-cell office:value-type="float" office:value="21.5">
            <text:p>21.50000</text:p>
          </table:table-cell>
          <table:table-cell office:value-type="float" office:value="493">
            <text:p>493.00000</text:p>
          </table:table-cell>
          <table:table-cell office:value-type="float" office:value="150">
            <text:p>150.00000</text:p>
          </table:table-cell>
          <table:table-cell/>
          <table:table-cell office:value-type="float" office:value="8.6">
            <text:p>8.600</text:p>
          </table:table-cell>
          <table:table-cell office:value-type="float" office:value="556">
            <text:p>556</text:p>
          </table:table-cell>
          <table:table-cell office:value-type="float" office:value="-0.46344155742847">
            <text:p>-0.46344155742847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string">
            <text:p>Palladium</text:p>
          </table:table-cell>
          <table:table-cell office:value-type="string">
            <text:p>palladium</text:p>
          </table:table-cell>
          <table:table-cell office:value-type="string">
            <text:p>paladio</text:p>
          </table:table-cell>
          <table:table-cell office:value-type="string">
            <text:p>palladio</text:p>
          </table:table-cell>
          <table:table-cell office:value-type="float" office:value="105.903483">
            <text:p>105.9034830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54">
            <text:p>1554.00</text:p>
          </table:table-cell>
          <table:table-cell office:value-type="float" office:value="3140">
            <text:p>3140.0</text:p>
          </table:table-cell>
          <table:table-cell office:value-type="float" office:value="12">
            <text:p>12.0000000</text:p>
          </table:table-cell>
          <table:table-cell office:value-type="float" office:value="2.2">
            <text:p>2.20</text:p>
          </table:table-cell>
          <table:table-cell office:value-type="float" office:value="8.3369">
            <text:p>8.3369</text:p>
          </table:table-cell>
          <table:table-cell office:value-type="float" office:value="19.63">
            <text:p>19.630</text:p>
          </table:table-cell>
          <table:table-cell office:value-type="float" office:value="32.93">
            <text:p>32.930</text:p>
          </table:table-cell>
          <table:table-cell office:value-type="float" office:value="804">
            <text:p>804</text:p>
          </table:table-cell>
          <table:table-cell office:value-type="float" office:value="1894">
            <text:p>1894</text:p>
          </table:table-cell>
          <table:table-cell office:value-type="float" office:value="3177">
            <text:p>3177</text:p>
          </table:table-cell>
          <table:table-cell office:value-type="float" office:value="0.56">
            <text:p>0.560</text:p>
          </table:table-cell>
          <table:table-cell office:value-type="float" office:value="54">
            <text:p>54</text:p>
          </table:table-cell>
          <table:table-cell office:value-type="string">
            <text:p>+2, +4</text:p>
          </table:table-cell>
          <table:table-cell table:style-name="ce10" office:value-type="string">
            <text:p>+2, +4</text:p>
          </table:table-cell>
          <table:table-cell office:value-type="string">
            <text:p>[Kr] 5s2 4d8</text:p>
          </table:table-cell>
          <table:table-cell office:value-type="string">
            <text:p>[Kr] (5s0) 4d10</text:p>
          </table:table-cell>
          <table:table-cell office:value-type="float" office:value="1.79">
            <text:p>1.79</text:p>
          </table:table-cell>
          <table:table-cell office:value-type="float" office:value="0.64">
            <text:p>0.64</text:p>
          </table:table-cell>
          <table:table-cell office:value-type="float" office:value="1.28">
            <text:p>1.28</text:p>
          </table:table-cell>
          <table:table-cell table:number-columns-repeated="2"/>
          <table:table-cell office:value-type="float" office:value="137">
            <text:p>137.0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.9">
            <text:p>8.90</text:p>
          </table:table-cell>
          <table:table-cell office:value-type="float" office:value="0.095">
            <text:p>0.09500</text:p>
          </table:table-cell>
          <table:table-cell office:value-type="float" office:value="0.24">
            <text:p>0.240</text:p>
          </table:table-cell>
          <table:table-cell office:value-type="float" office:value="17.6">
            <text:p>17.60000</text:p>
          </table:table-cell>
          <table:table-cell office:value-type="float" office:value="357">
            <text:p>357.00000</text:p>
          </table:table-cell>
          <table:table-cell office:value-type="float" office:value="71.8">
            <text:p>71.80000</text:p>
          </table:table-cell>
          <table:table-cell table:number-columns-repeated="2" office:value-type="float" office:value="4.8">
            <text:p>4.800</text:p>
          </table:table-cell>
          <table:table-cell office:value-type="float" office:value="378">
            <text:p>378</text:p>
          </table:table-cell>
          <table:table-cell office:value-type="float" office:value="0.143014800254095">
            <text:p>0.14301480025409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alladium_102</text:p>
          </table:table-cell>
          <table:table-cell office:value-type="string">
            <text:p>Pd_102</text:p>
          </table:table-cell>
          <table:table-cell office:value-type="string">
            <text:p>46_102</text:p>
          </table:table-cell>
          <table:table-cell table:number-columns-repeated="2" office:value-type="string">
            <text:p>Palladium_102</text:p>
          </table:table-cell>
          <table:table-cell office:value-type="string">
            <text:p>Paladio_102</text:p>
          </table:table-cell>
          <table:table-cell office:value-type="string">
            <text:p>Palladio_102</text:p>
          </table:table-cell>
          <table:table-cell office:value-type="float" office:value="101.905608">
            <text:p>101.905608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alladium_104</text:p>
          </table:table-cell>
          <table:table-cell office:value-type="string">
            <text:p>Pd_104</text:p>
          </table:table-cell>
          <table:table-cell office:value-type="string">
            <text:p>46_104</text:p>
          </table:table-cell>
          <table:table-cell table:number-columns-repeated="2" office:value-type="string">
            <text:p>Palladium_104</text:p>
          </table:table-cell>
          <table:table-cell office:value-type="string">
            <text:p>Paladio_104</text:p>
          </table:table-cell>
          <table:table-cell office:value-type="string">
            <text:p>Palladio_104</text:p>
          </table:table-cell>
          <table:table-cell office:value-type="float" office:value="103.904035">
            <text:p>103.904035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alladium_105</text:p>
          </table:table-cell>
          <table:table-cell office:value-type="string">
            <text:p>Pd_105</text:p>
          </table:table-cell>
          <table:table-cell office:value-type="string">
            <text:p>46_105</text:p>
          </table:table-cell>
          <table:table-cell table:number-columns-repeated="2" office:value-type="string">
            <text:p>Palladium_105</text:p>
          </table:table-cell>
          <table:table-cell office:value-type="string">
            <text:p>Paladio_105</text:p>
          </table:table-cell>
          <table:table-cell office:value-type="string">
            <text:p>Palladio_105</text:p>
          </table:table-cell>
          <table:table-cell office:value-type="float" office:value="104.905084">
            <text:p>104.905084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alladium_108</text:p>
          </table:table-cell>
          <table:table-cell office:value-type="string">
            <text:p>Pd_108</text:p>
          </table:table-cell>
          <table:table-cell office:value-type="string">
            <text:p>46_108</text:p>
          </table:table-cell>
          <table:table-cell table:number-columns-repeated="2" office:value-type="string">
            <text:p>Palladium_108</text:p>
          </table:table-cell>
          <table:table-cell office:value-type="string">
            <text:p>Paladio_108</text:p>
          </table:table-cell>
          <table:table-cell office:value-type="string">
            <text:p>Palladio_108</text:p>
          </table:table-cell>
          <table:table-cell office:value-type="float" office:value="107.903894">
            <text:p>107.903894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alladium_110</text:p>
          </table:table-cell>
          <table:table-cell office:value-type="string">
            <text:p>Pd_110</text:p>
          </table:table-cell>
          <table:table-cell office:value-type="string">
            <text:p>46_110</text:p>
          </table:table-cell>
          <table:table-cell table:number-columns-repeated="2" office:value-type="string">
            <text:p>Palladium_110</text:p>
          </table:table-cell>
          <table:table-cell office:value-type="string">
            <text:p>Paladio_110</text:p>
          </table:table-cell>
          <table:table-cell office:value-type="string">
            <text:p>Palladio_110</text:p>
          </table:table-cell>
          <table:table-cell office:value-type="float" office:value="109.905152">
            <text:p>109.905152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string">
            <text:p>Silber</text:p>
          </table:table-cell>
          <table:table-cell office:value-type="string">
            <text:p>argent</text:p>
          </table:table-cell>
          <table:table-cell office:value-type="string">
            <text:p>plata</text:p>
          </table:table-cell>
          <table:table-cell office:value-type="string">
            <text:p>argento</text:p>
          </table:table-cell>
          <table:table-cell office:value-type="float" office:value="106.905093">
            <text:p>106.905093000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62">
            <text:p>962.00</text:p>
          </table:table-cell>
          <table:table-cell office:value-type="float" office:value="2212">
            <text:p>2212.0</text:p>
          </table:table-cell>
          <table:table-cell office:value-type="float" office:value="10.5">
            <text:p>10.5000000</text:p>
          </table:table-cell>
          <table:table-cell office:value-type="float" office:value="1.93">
            <text:p>1.93</text:p>
          </table:table-cell>
          <table:table-cell office:value-type="float" office:value="7.5762">
            <text:p>7.5762</text:p>
          </table:table-cell>
          <table:table-cell office:value-type="float" office:value="21.49">
            <text:p>21.490</text:p>
          </table:table-cell>
          <table:table-cell office:value-type="float" office:value="34.83">
            <text:p>34.830</text:p>
          </table:table-cell>
          <table:table-cell office:value-type="float" office:value="731">
            <text:p>731</text:p>
          </table:table-cell>
          <table:table-cell office:value-type="float" office:value="2073">
            <text:p>2073</text:p>
          </table:table-cell>
          <table:table-cell office:value-type="float" office:value="3361">
            <text:p>3361</text:p>
          </table:table-cell>
          <table:table-cell office:value-type="float" office:value="1.3">
            <text:p>1.300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+1</text:p>
          </table:table-cell>
          <table:table-cell office:value-type="string">
            <text:p>[Kr] 5s2 4d9</text:p>
          </table:table-cell>
          <table:table-cell office:value-type="string">
            <text:p>[Kr] 5s1 4d10</text:p>
          </table:table-cell>
          <table:table-cell office:value-type="float" office:value="1.75">
            <text:p>1.75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table:number-columns-repeated="2"/>
          <table:table-cell office:value-type="float" office:value="144">
            <text:p>144.0</text:p>
          </table:table-cell>
          <table:table-cell office:value-type="float" office:value="129">
            <text:p>129</text:p>
          </table:table-cell>
          <table:table-cell office:value-type="float" office:value="108">
            <text:p>108</text:p>
          </table:table-cell>
          <table:table-cell office:value-type="float" office:value="89">
            <text:p>89</text:p>
          </table:table-cell>
          <table:table-cell office:value-type="float" office:value="10.3">
            <text:p>10.30</text:p>
          </table:table-cell>
          <table:table-cell office:value-type="float" office:value="0.63">
            <text:p>0.63000</text:p>
          </table:table-cell>
          <table:table-cell office:value-type="float" office:value="0.235">
            <text:p>0.235</text:p>
          </table:table-cell>
          <table:table-cell office:value-type="float" office:value="11.3">
            <text:p>11.30000</text:p>
          </table:table-cell>
          <table:table-cell office:value-type="float" office:value="250.58">
            <text:p>250.58000</text:p>
          </table:table-cell>
          <table:table-cell office:value-type="float" office:value="429">
            <text:p>429.00000</text:p>
          </table:table-cell>
          <table:table-cell office:value-type="float" office:value="3.25">
            <text:p>3.250</text:p>
          </table:table-cell>
          <table:table-cell office:value-type="float" office:value="7.9">
            <text:p>7.900</text:p>
          </table:table-cell>
          <table:table-cell office:value-type="float" office:value="284">
            <text:p>284</text:p>
          </table:table-cell>
          <table:table-cell office:value-type="float" office:value="-0.313363730737707">
            <text:p>-0.313363730737707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ilver_109</text:p>
          </table:table-cell>
          <table:table-cell office:value-type="string">
            <text:p>Ag_109</text:p>
          </table:table-cell>
          <table:table-cell office:value-type="string">
            <text:p>47_109</text:p>
          </table:table-cell>
          <table:table-cell office:value-type="string">
            <text:p>Silber_109</text:p>
          </table:table-cell>
          <table:table-cell office:value-type="string">
            <text:p>Argent_109</text:p>
          </table:table-cell>
          <table:table-cell office:value-type="string">
            <text:p>Plata_109</text:p>
          </table:table-cell>
          <table:table-cell office:value-type="string">
            <text:p>Argento_109</text:p>
          </table:table-cell>
          <table:table-cell office:value-type="float" office:value="108.904756">
            <text:p>108.904756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string">
            <text:p>Kadmium</text:p>
          </table:table-cell>
          <table:table-cell office:value-type="string">
            <text:p>cadmium</text:p>
          </table:table-cell>
          <table:table-cell table:number-columns-repeated="2" office:value-type="string">
            <text:p>cadmio</text:p>
          </table:table-cell>
          <table:table-cell office:value-type="float" office:value="113.9033581">
            <text:p>113.903358100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20.9">
            <text:p>320.90</text:p>
          </table:table-cell>
          <table:table-cell office:value-type="float" office:value="765">
            <text:p>765.0</text:p>
          </table:table-cell>
          <table:table-cell office:value-type="float" office:value="8.65">
            <text:p>8.6500000</text:p>
          </table:table-cell>
          <table:table-cell office:value-type="float" office:value="1.69">
            <text:p>1.69</text:p>
          </table:table-cell>
          <table:table-cell office:value-type="float" office:value="8.9937">
            <text:p>8.9937</text:p>
          </table:table-cell>
          <table:table-cell office:value-type="float" office:value="16.908">
            <text:p>16.908</text:p>
          </table:table-cell>
          <table:table-cell office:value-type="float" office:value="37.48">
            <text:p>37.480</text:p>
          </table:table-cell>
          <table:table-cell office:value-type="float" office:value="868">
            <text:p>868</text:p>
          </table:table-cell>
          <table:table-cell office:value-type="float" office:value="1631">
            <text:p>1631</text:p>
          </table:table-cell>
          <table:table-cell office:value-type="float" office:value="3616">
            <text:p>3616</text:p>
          </table:table-cell>
          <table:table-cell table:style-name="Default"/>
          <table:table-cell/>
          <table:table-cell table:number-columns-repeated="2" office:value-type="string">
            <text:p>+2</text:p>
          </table:table-cell>
          <table:table-cell table:number-columns-repeated="2" office:value-type="string">
            <text:p>[Kr] 5s2 4d10</text:p>
          </table:table-cell>
          <table:table-cell office:value-type="float" office:value="1.71">
            <text:p>1.71</text:p>
          </table:table-cell>
          <table:table-cell office:value-type="float" office:value="0.95">
            <text:p>0.95</text:p>
          </table:table-cell>
          <table:table-cell office:value-type="float" office:value="1.48">
            <text:p>1.48</text:p>
          </table:table-cell>
          <table:table-cell table:number-columns-repeated="2"/>
          <table:table-cell office:value-type="float" office:value="151">
            <text:p>151.0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13.1">
            <text:p>13.10</text:p>
          </table:table-cell>
          <table:table-cell office:value-type="float" office:value="0.138">
            <text:p>0.13800</text:p>
          </table:table-cell>
          <table:table-cell office:value-type="float" office:value="0.23">
            <text:p>0.230</text:p>
          </table:table-cell>
          <table:table-cell office:value-type="float" office:value="6.192">
            <text:p>6.19200</text:p>
          </table:table-cell>
          <table:table-cell office:value-type="float" office:value="99.57">
            <text:p>99.57000</text:p>
          </table:table-cell>
          <table:table-cell office:value-type="float" office:value="96.8">
            <text:p>96.80000</text:p>
          </table:table-cell>
          <table:table-cell office:value-type="float" office:value="2">
            <text:p>2.000</text:p>
          </table:table-cell>
          <table:table-cell office:value-type="float" office:value="7.2">
            <text:p>7.200</text:p>
          </table:table-cell>
          <table:table-cell office:value-type="float" office:value="112">
            <text:p>112</text:p>
          </table:table-cell>
          <table:table-cell office:value-type="float" office:value="0.20682587603185">
            <text:p>0.2068258760318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admium_106</text:p>
          </table:table-cell>
          <table:table-cell office:value-type="string">
            <text:p>Cd_106</text:p>
          </table:table-cell>
          <table:table-cell office:value-type="string">
            <text:p>48_106</text:p>
          </table:table-cell>
          <table:table-cell office:value-type="string">
            <text:p>Kadmium_106</text:p>
          </table:table-cell>
          <table:table-cell office:value-type="string">
            <text:p>Cadmium_106</text:p>
          </table:table-cell>
          <table:table-cell table:number-columns-repeated="2" office:value-type="string">
            <text:p>Cadmio_106</text:p>
          </table:table-cell>
          <table:table-cell office:value-type="float" office:value="105.906458">
            <text:p>105.906458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cadmium_108</text:p>
          </table:table-cell>
          <table:table-cell office:value-type="string">
            <text:p>Cd_108</text:p>
          </table:table-cell>
          <table:table-cell office:value-type="string">
            <text:p>48_108</text:p>
          </table:table-cell>
          <table:table-cell office:value-type="string">
            <text:p>Kadmium_108</text:p>
          </table:table-cell>
          <table:table-cell office:value-type="string">
            <text:p>Cadmium_108</text:p>
          </table:table-cell>
          <table:table-cell table:number-columns-repeated="2" office:value-type="string">
            <text:p>Cadmio_108</text:p>
          </table:table-cell>
          <table:table-cell office:value-type="float" office:value="107.904183">
            <text:p>107.904183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cadmium_110</text:p>
          </table:table-cell>
          <table:table-cell office:value-type="string">
            <text:p>Cd_110</text:p>
          </table:table-cell>
          <table:table-cell office:value-type="string">
            <text:p>48_110</text:p>
          </table:table-cell>
          <table:table-cell office:value-type="string">
            <text:p>Kadmium_110</text:p>
          </table:table-cell>
          <table:table-cell office:value-type="string">
            <text:p>Cadmium_110</text:p>
          </table:table-cell>
          <table:table-cell table:number-columns-repeated="2" office:value-type="string">
            <text:p>Cadmio_110</text:p>
          </table:table-cell>
          <table:table-cell office:value-type="float" office:value="109.903006">
            <text:p>109.903006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cadmium_111</text:p>
          </table:table-cell>
          <table:table-cell office:value-type="string">
            <text:p>Cd_111</text:p>
          </table:table-cell>
          <table:table-cell office:value-type="string">
            <text:p>48_111</text:p>
          </table:table-cell>
          <table:table-cell office:value-type="string">
            <text:p>Kadmium_111</text:p>
          </table:table-cell>
          <table:table-cell office:value-type="string">
            <text:p>Cadmium_111</text:p>
          </table:table-cell>
          <table:table-cell table:number-columns-repeated="2" office:value-type="string">
            <text:p>Cadmio_111</text:p>
          </table:table-cell>
          <table:table-cell office:value-type="float" office:value="110.904182">
            <text:p>110.904182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cadmium_112</text:p>
          </table:table-cell>
          <table:table-cell office:value-type="string">
            <text:p>Cd_112</text:p>
          </table:table-cell>
          <table:table-cell office:value-type="string">
            <text:p>48_112</text:p>
          </table:table-cell>
          <table:table-cell office:value-type="string">
            <text:p>Kadmium_112</text:p>
          </table:table-cell>
          <table:table-cell office:value-type="string">
            <text:p>Cadmium_112</text:p>
          </table:table-cell>
          <table:table-cell table:number-columns-repeated="2" office:value-type="string">
            <text:p>Cadmio_112</text:p>
          </table:table-cell>
          <table:table-cell office:value-type="float" office:value="111.9027572">
            <text:p>111.9027572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cadmium_113</text:p>
          </table:table-cell>
          <table:table-cell office:value-type="string">
            <text:p>Cd_113</text:p>
          </table:table-cell>
          <table:table-cell office:value-type="string">
            <text:p>48_113</text:p>
          </table:table-cell>
          <table:table-cell office:value-type="string">
            <text:p>Kadmium_113</text:p>
          </table:table-cell>
          <table:table-cell office:value-type="string">
            <text:p>Cadmium_113</text:p>
          </table:table-cell>
          <table:table-cell table:number-columns-repeated="2" office:value-type="string">
            <text:p>Cadmio_113</text:p>
          </table:table-cell>
          <table:table-cell office:value-type="float" office:value="112.9044009">
            <text:p>112.9044009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cadmium_116</text:p>
          </table:table-cell>
          <table:table-cell office:value-type="string">
            <text:p>Cd_116</text:p>
          </table:table-cell>
          <table:table-cell office:value-type="string">
            <text:p>48_116</text:p>
          </table:table-cell>
          <table:table-cell office:value-type="string">
            <text:p>Kadmium_116</text:p>
          </table:table-cell>
          <table:table-cell office:value-type="string">
            <text:p>Cadmium_116</text:p>
          </table:table-cell>
          <table:table-cell table:number-columns-repeated="2" office:value-type="string">
            <text:p>Cadmio_116</text:p>
          </table:table-cell>
          <table:table-cell office:value-type="float" office:value="115.904755">
            <text:p>115.904755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string">
            <text:p>Indium</text:p>
          </table:table-cell>
          <table:table-cell office:value-type="string">
            <text:p>indium</text:p>
          </table:table-cell>
          <table:table-cell table:number-columns-repeated="2" office:value-type="string">
            <text:p>indio</text:p>
          </table:table-cell>
          <table:table-cell office:value-type="float" office:value="114.903878">
            <text:p>114.903878000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6.6">
            <text:p>156.60</text:p>
          </table:table-cell>
          <table:table-cell office:value-type="float" office:value="2080">
            <text:p>2080.0</text:p>
          </table:table-cell>
          <table:table-cell office:value-type="float" office:value="7.31">
            <text:p>7.3100000</text:p>
          </table:table-cell>
          <table:table-cell office:value-type="float" office:value="1.78">
            <text:p>1.78</text:p>
          </table:table-cell>
          <table:table-cell office:value-type="float" office:value="5.7864">
            <text:p>5.7864</text:p>
          </table:table-cell>
          <table:table-cell office:value-type="float" office:value="18.869">
            <text:p>18.869</text:p>
          </table:table-cell>
          <table:table-cell office:value-type="float" office:value="28.03">
            <text:p>28.030</text:p>
          </table:table-cell>
          <table:table-cell office:value-type="float" office:value="558">
            <text:p>558</text:p>
          </table:table-cell>
          <table:table-cell office:value-type="float" office:value="1821">
            <text:p>1821</text:p>
          </table:table-cell>
          <table:table-cell office:value-type="float" office:value="2704">
            <text:p>2704</text:p>
          </table:table-cell>
          <table:table-cell office:value-type="float" office:value="0.3">
            <text:p>0.300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+3</text:p>
          </table:table-cell>
          <table:table-cell table:number-columns-repeated="2" office:value-type="string">
            <text:p>[Kr] 5s2 4d10 5p1</text:p>
          </table:table-cell>
          <table:table-cell office:value-type="float" office:value="2">
            <text:p>2.00</text:p>
          </table:table-cell>
          <table:table-cell office:value-type="float" office:value="0.8">
            <text:p>0.80</text:p>
          </table:table-cell>
          <table:table-cell office:value-type="float" office:value="1.44">
            <text:p>1.44</text:p>
          </table:table-cell>
          <table:table-cell table:number-columns-repeated="2"/>
          <table:table-cell office:value-type="float" office:value="167">
            <text:p>167.0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15.7">
            <text:p>15.70</text:p>
          </table:table-cell>
          <table:table-cell office:value-type="float" office:value="0.116">
            <text:p>0.11600</text:p>
          </table:table-cell>
          <table:table-cell office:value-type="float" office:value="0.23">
            <text:p>0.230</text:p>
          </table:table-cell>
          <table:table-cell office:value-type="float" office:value="3.263">
            <text:p>3.26300</text:p>
          </table:table-cell>
          <table:table-cell office:value-type="float" office:value="231.5">
            <text:p>231.50000</text:p>
          </table:table-cell>
          <table:table-cell office:value-type="float" office:value="81.6">
            <text:p>81.60000</text:p>
          </table:table-cell>
          <table:table-cell office:value-type="float" office:value="1.2">
            <text:p>1.200</text:p>
          </table:table-cell>
          <table:table-cell office:value-type="float" office:value="9.7">
            <text:p>9.700</text:p>
          </table:table-cell>
          <table:table-cell office:value-type="float" office:value="243">
            <text:p>243</text:p>
          </table:table-cell>
          <table:table-cell office:value-type="float" office:value="-0.735182176990463">
            <text:p>-0.73518217699046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indium_113</text:p>
          </table:table-cell>
          <table:table-cell office:value-type="string">
            <text:p>In_113</text:p>
          </table:table-cell>
          <table:table-cell office:value-type="string">
            <text:p>49_113</text:p>
          </table:table-cell>
          <table:table-cell table:number-columns-repeated="2" office:value-type="string">
            <text:p>Indium_113</text:p>
          </table:table-cell>
          <table:table-cell table:number-columns-repeated="2" office:value-type="string">
            <text:p>Indio_113</text:p>
          </table:table-cell>
          <table:table-cell office:value-type="float" office:value="112.904061">
            <text:p>112.904061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string">
            <text:p>Zinn</text:p>
          </table:table-cell>
          <table:table-cell office:value-type="string">
            <text:p>Étain</text:p>
          </table:table-cell>
          <table:table-cell office:value-type="string">
            <text:p>estaño</text:p>
          </table:table-cell>
          <table:table-cell office:value-type="string">
            <text:p>stagno</text:p>
          </table:table-cell>
          <table:table-cell office:value-type="float" office:value="119.9021966">
            <text:p>119.902196600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32">
            <text:p>232.00</text:p>
          </table:table-cell>
          <table:table-cell office:value-type="float" office:value="2270">
            <text:p>2270.0</text:p>
          </table:table-cell>
          <table:table-cell office:value-type="float" office:value="7.31">
            <text:p>7.3100000</text:p>
          </table:table-cell>
          <table:table-cell office:value-type="float" office:value="1.96">
            <text:p>1.96</text:p>
          </table:table-cell>
          <table:table-cell office:value-type="float" office:value="7.3438">
            <text:p>7.3438</text:p>
          </table:table-cell>
          <table:table-cell office:value-type="float" office:value="14.632">
            <text:p>14.632</text:p>
          </table:table-cell>
          <table:table-cell office:value-type="float" office:value="30.502">
            <text:p>30.502</text:p>
          </table:table-cell>
          <table:table-cell office:value-type="float" office:value="709">
            <text:p>709</text:p>
          </table:table-cell>
          <table:table-cell office:value-type="float" office:value="1412">
            <text:p>1412</text:p>
          </table:table-cell>
          <table:table-cell office:value-type="float" office:value="2943">
            <text:p>2943</text:p>
          </table:table-cell>
          <table:table-cell office:value-type="float" office:value="1.11">
            <text:p>1.110</text:p>
          </table:table-cell>
          <table:table-cell office:value-type="float" office:value="107">
            <text:p>107</text:p>
          </table:table-cell>
          <table:table-cell office:value-type="string">
            <text:p>+2, +4</text:p>
          </table:table-cell>
          <table:table-cell table:style-name="ce10" office:value-type="string">
            <text:p>+2, +4</text:p>
          </table:table-cell>
          <table:table-cell table:number-columns-repeated="2" office:value-type="string">
            <text:p>[Kr] 5s2 4d10 5p2</text:p>
          </table:table-cell>
          <table:table-cell office:value-type="float" office:value="1.72">
            <text:p>1.72</text:p>
          </table:table-cell>
          <table:table-cell office:value-type="float" office:value="0.71">
            <text:p>0.71</text:p>
          </table:table-cell>
          <table:table-cell office:value-type="float" office:value="1.41">
            <text:p>1.41</text:p>
          </table:table-cell>
          <table:table-cell table:number-columns-repeated="2"/>
          <table:table-cell office:value-type="float" office:value="140.5">
            <text:p>140.5</text:p>
          </table:table-cell>
          <table:table-cell table:number-columns-repeated="3"/>
          <table:table-cell office:value-type="float" office:value="16.3">
            <text:p>16.30</text:p>
          </table:table-cell>
          <table:table-cell office:value-type="float" office:value="0.0917">
            <text:p>0.09170</text:p>
          </table:table-cell>
          <table:table-cell office:value-type="float" office:value="0.227">
            <text:p>0.227</text:p>
          </table:table-cell>
          <table:table-cell office:value-type="float" office:value="7.029">
            <text:p>7.02900</text:p>
          </table:table-cell>
          <table:table-cell office:value-type="float" office:value="295.8">
            <text:p>295.80000</text:p>
          </table:table-cell>
          <table:table-cell office:value-type="float" office:value="66.6">
            <text:p>66.60000</text:p>
          </table:table-cell>
          <table:table-cell office:value-type="float" office:value="1.65">
            <text:p>1.650</text:p>
          </table:table-cell>
          <table:table-cell office:value-type="float" office:value="7.7">
            <text:p>7.700</text:p>
          </table:table-cell>
          <table:table-cell office:value-type="float" office:value="302">
            <text:p>302</text:p>
          </table:table-cell>
          <table:table-cell office:value-type="float" office:value="0.582063362911709">
            <text:p>0.582063362911709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in_112</text:p>
          </table:table-cell>
          <table:table-cell office:value-type="string">
            <text:p>Sn_112</text:p>
          </table:table-cell>
          <table:table-cell office:value-type="string">
            <text:p>50_112</text:p>
          </table:table-cell>
          <table:table-cell office:value-type="string">
            <text:p>Zinn_112</text:p>
          </table:table-cell>
          <table:table-cell office:value-type="string">
            <text:p>Étain_112</text:p>
          </table:table-cell>
          <table:table-cell office:value-type="string">
            <text:p>Estaño_112</text:p>
          </table:table-cell>
          <table:table-cell office:value-type="string">
            <text:p>Stagno_112</text:p>
          </table:table-cell>
          <table:table-cell office:value-type="float" office:value="111.904821">
            <text:p>111.904821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n_114</text:p>
          </table:table-cell>
          <table:table-cell office:value-type="string">
            <text:p>Sn_114</text:p>
          </table:table-cell>
          <table:table-cell office:value-type="string">
            <text:p>50_114</text:p>
          </table:table-cell>
          <table:table-cell office:value-type="string">
            <text:p>Zinn_114</text:p>
          </table:table-cell>
          <table:table-cell office:value-type="string">
            <text:p>Étain_114</text:p>
          </table:table-cell>
          <table:table-cell office:value-type="string">
            <text:p>Estaño_114</text:p>
          </table:table-cell>
          <table:table-cell office:value-type="string">
            <text:p>Stagno_114</text:p>
          </table:table-cell>
          <table:table-cell office:value-type="float" office:value="113.902782">
            <text:p>113.902782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n_115</text:p>
          </table:table-cell>
          <table:table-cell office:value-type="string">
            <text:p>Sn_115</text:p>
          </table:table-cell>
          <table:table-cell office:value-type="string">
            <text:p>50_115</text:p>
          </table:table-cell>
          <table:table-cell office:value-type="string">
            <text:p>Zinn_115</text:p>
          </table:table-cell>
          <table:table-cell office:value-type="string">
            <text:p>Étain_115</text:p>
          </table:table-cell>
          <table:table-cell office:value-type="string">
            <text:p>Estaño_115</text:p>
          </table:table-cell>
          <table:table-cell office:value-type="string">
            <text:p>Stagno_115</text:p>
          </table:table-cell>
          <table:table-cell office:value-type="float" office:value="114.903346">
            <text:p>114.903346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n_116</text:p>
          </table:table-cell>
          <table:table-cell office:value-type="string">
            <text:p>Sn_116</text:p>
          </table:table-cell>
          <table:table-cell office:value-type="string">
            <text:p>50_116</text:p>
          </table:table-cell>
          <table:table-cell office:value-type="string">
            <text:p>Zinn_116</text:p>
          </table:table-cell>
          <table:table-cell office:value-type="string">
            <text:p>Étain_116</text:p>
          </table:table-cell>
          <table:table-cell office:value-type="string">
            <text:p>Estaño_116</text:p>
          </table:table-cell>
          <table:table-cell office:value-type="string">
            <text:p>Stagno_116</text:p>
          </table:table-cell>
          <table:table-cell office:value-type="float" office:value="115.901744">
            <text:p>115.901744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2">
          <table:table-cell office:value-type="string">
            <text:p>tin_117</text:p>
          </table:table-cell>
          <table:table-cell office:value-type="string">
            <text:p>Sn_117</text:p>
          </table:table-cell>
          <table:table-cell office:value-type="string">
            <text:p>50_117</text:p>
          </table:table-cell>
          <table:table-cell office:value-type="string">
            <text:p>Zinn_117</text:p>
          </table:table-cell>
          <table:table-cell table:style-name="ce2" office:value-type="string">
            <text:p>Étain<text:span text:style-name="T1">_117</text:span></text:p>
          </table:table-cell>
          <table:table-cell office:value-type="string">
            <text:p>estaño<text:span text:style-name="T2">_117</text:span></text:p>
          </table:table-cell>
          <table:table-cell office:value-type="string">
            <text:p>Stagno<text:span text:style-name="T2">_117</text:span></text:p>
          </table:table-cell>
          <table:table-cell office:value-type="float" office:value="116.902954">
            <text:p>116.902954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n_118</text:p>
          </table:table-cell>
          <table:table-cell office:value-type="string">
            <text:p>Sn_118</text:p>
          </table:table-cell>
          <table:table-cell office:value-type="string">
            <text:p>50_118</text:p>
          </table:table-cell>
          <table:table-cell office:value-type="string">
            <text:p>Zinn_118</text:p>
          </table:table-cell>
          <table:table-cell office:value-type="string">
            <text:p>Étain_118</text:p>
          </table:table-cell>
          <table:table-cell office:value-type="string">
            <text:p>Estaño_118</text:p>
          </table:table-cell>
          <table:table-cell office:value-type="string">
            <text:p>Stagno_118</text:p>
          </table:table-cell>
          <table:table-cell office:value-type="float" office:value="117.901606">
            <text:p>117.901606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n_119</text:p>
          </table:table-cell>
          <table:table-cell office:value-type="string">
            <text:p>Sn_119</text:p>
          </table:table-cell>
          <table:table-cell office:value-type="string">
            <text:p>50_119</text:p>
          </table:table-cell>
          <table:table-cell office:value-type="string">
            <text:p>Zinn_119</text:p>
          </table:table-cell>
          <table:table-cell office:value-type="string">
            <text:p>Étain_119</text:p>
          </table:table-cell>
          <table:table-cell office:value-type="string">
            <text:p>Estaño_119</text:p>
          </table:table-cell>
          <table:table-cell office:value-type="string">
            <text:p>Stagno_119</text:p>
          </table:table-cell>
          <table:table-cell office:value-type="float" office:value="118.903309">
            <text:p>118.903309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n_122</text:p>
          </table:table-cell>
          <table:table-cell office:value-type="string">
            <text:p>Sn_122</text:p>
          </table:table-cell>
          <table:table-cell office:value-type="string">
            <text:p>50_122</text:p>
          </table:table-cell>
          <table:table-cell office:value-type="string">
            <text:p>Zinn_122</text:p>
          </table:table-cell>
          <table:table-cell office:value-type="string">
            <text:p>Étain_122</text:p>
          </table:table-cell>
          <table:table-cell office:value-type="string">
            <text:p>Estaño_122</text:p>
          </table:table-cell>
          <table:table-cell office:value-type="string">
            <text:p>Stagno_122</text:p>
          </table:table-cell>
          <table:table-cell office:value-type="float" office:value="121.9034401">
            <text:p>121.9034401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in_124</text:p>
          </table:table-cell>
          <table:table-cell office:value-type="string">
            <text:p>Sn_124</text:p>
          </table:table-cell>
          <table:table-cell office:value-type="string">
            <text:p>50_124</text:p>
          </table:table-cell>
          <table:table-cell office:value-type="string">
            <text:p>Zinn_124</text:p>
          </table:table-cell>
          <table:table-cell office:value-type="string">
            <text:p>Étain_124</text:p>
          </table:table-cell>
          <table:table-cell office:value-type="string">
            <text:p>Estaño_124</text:p>
          </table:table-cell>
          <table:table-cell office:value-type="string">
            <text:p>Stagno_124</text:p>
          </table:table-cell>
          <table:table-cell office:value-type="float" office:value="123.9052746">
            <text:p>123.9052746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antimony_121</text:p>
          </table:table-cell>
          <table:table-cell office:value-type="string">
            <text:p>Sb_121</text:p>
          </table:table-cell>
          <table:table-cell office:value-type="string">
            <text:p>51_121</text:p>
          </table:table-cell>
          <table:table-cell office:value-type="string">
            <text:p>Antimon_121</text:p>
          </table:table-cell>
          <table:table-cell office:value-type="string">
            <text:p>Antimoine_121</text:p>
          </table:table-cell>
          <table:table-cell table:number-columns-repeated="2" office:value-type="string">
            <text:p>Antimonio_121</text:p>
          </table:table-cell>
          <table:table-cell office:value-type="float" office:value="120.903818">
            <text:p>120.90381800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31">
            <text:p>631.00</text:p>
          </table:table-cell>
          <table:table-cell office:value-type="float" office:value="1950">
            <text:p>1950.0</text:p>
          </table:table-cell>
          <table:table-cell office:value-type="float" office:value="6.69">
            <text:p>6.6900000</text:p>
          </table:table-cell>
          <table:table-cell office:value-type="float" office:value="2.05">
            <text:p>2.05</text:p>
          </table:table-cell>
          <table:table-cell office:value-type="float" office:value="8.64">
            <text:p>8.6400</text:p>
          </table:table-cell>
          <table:table-cell office:value-type="float" office:value="16.53">
            <text:p>16.530</text:p>
          </table:table-cell>
          <table:table-cell office:value-type="float" office:value="25.3">
            <text:p>25.300</text:p>
          </table:table-cell>
          <table:table-cell office:value-type="float" office:value="834">
            <text:p>834</text:p>
          </table:table-cell>
          <table:table-cell office:value-type="float" office:value="1595">
            <text:p>1595</text:p>
          </table:table-cell>
          <table:table-cell office:value-type="float" office:value="2441">
            <text:p>2441</text:p>
          </table:table-cell>
          <table:table-cell office:value-type="float" office:value="1.07">
            <text:p>1.070</text:p>
          </table:table-cell>
          <table:table-cell office:value-type="float" office:value="103">
            <text:p>103</text:p>
          </table:table-cell>
          <table:table-cell office:value-type="string">
            <text:p>+3, +5</text:p>
          </table:table-cell>
          <table:table-cell table:style-name="ce10" office:value-type="string">
            <text:p>+3, +5</text:p>
          </table:table-cell>
          <table:table-cell table:number-columns-repeated="2" office:value-type="string">
            <text:p>[Kr] 5s2 4d10 5p3</text:p>
          </table:table-cell>
          <table:table-cell office:value-type="float" office:value="1.53">
            <text:p>1.53</text:p>
          </table:table-cell>
          <table:table-cell office:value-type="float" office:value="0.76">
            <text:p>0.76</text:p>
          </table:table-cell>
          <table:table-cell office:value-type="float" office:value="1.4">
            <text:p>1.40</text:p>
          </table:table-cell>
          <table:table-cell table:number-columns-repeated="2"/>
          <table:table-cell office:value-type="float" office:value="140">
            <text:p>140.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8.23">
            <text:p>18.23</text:p>
          </table:table-cell>
          <table:table-cell office:value-type="float" office:value="0.0288">
            <text:p>0.02880</text:p>
          </table:table-cell>
          <table:table-cell office:value-type="float" office:value="0.21">
            <text:p>0.210</text:p>
          </table:table-cell>
          <table:table-cell office:value-type="float" office:value="19.87">
            <text:p>19.87000</text:p>
          </table:table-cell>
          <table:table-cell office:value-type="float" office:value="77.14">
            <text:p>77.14000</text:p>
          </table:table-cell>
          <table:table-cell office:value-type="float" office:value="24.3">
            <text:p>24.30000</text:p>
          </table:table-cell>
          <table:table-cell office:value-type="float" office:value="3.15">
            <text:p>3.150</text:p>
          </table:table-cell>
          <table:table-cell office:value-type="float" office:value="6.6">
            <text:p>6.600</text:p>
          </table:table-cell>
          <table:table-cell office:value-type="float" office:value="262">
            <text:p>262</text:p>
          </table:table-cell>
          <table:table-cell office:value-type="float" office:value="-0.510041520575165">
            <text:p>-0.51004152057516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Antimony_123</text:p>
          </table:table-cell>
          <table:table-cell office:value-type="string">
            <text:p>Sb_123</text:p>
          </table:table-cell>
          <table:table-cell office:value-type="string">
            <text:p>51_123</text:p>
          </table:table-cell>
          <table:table-cell office:value-type="string">
            <text:p>Antimon_123</text:p>
          </table:table-cell>
          <table:table-cell office:value-type="string">
            <text:p>Antimoine_123</text:p>
          </table:table-cell>
          <table:table-cell table:number-columns-repeated="2" office:value-type="string">
            <text:p>Antimonio_123</text:p>
          </table:table-cell>
          <table:table-cell office:value-type="float" office:value="122.9042157">
            <text:p>122.9042157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string">
            <text:p>Tellur</text:p>
          </table:table-cell>
          <table:table-cell office:value-type="string">
            <text:p>tellure</text:p>
          </table:table-cell>
          <table:table-cell office:value-type="string">
            <text:p>teluro</text:p>
          </table:table-cell>
          <table:table-cell office:value-type="string">
            <text:p>tellurio</text:p>
          </table:table-cell>
          <table:table-cell office:value-type="float" office:value="129.9062228">
            <text:p>129.906222800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49.5">
            <text:p>449.50</text:p>
          </table:table-cell>
          <table:table-cell office:value-type="float" office:value="989.8">
            <text:p>989.8</text:p>
          </table:table-cell>
          <table:table-cell office:value-type="float" office:value="6.24">
            <text:p>6.2400000</text:p>
          </table:table-cell>
          <table:table-cell office:value-type="float" office:value="2.1">
            <text:p>2.10</text:p>
          </table:table-cell>
          <table:table-cell office:value-type="float" office:value="9.0096">
            <text:p>9.0096</text:p>
          </table:table-cell>
          <table:table-cell office:value-type="float" office:value="18.6">
            <text:p>18.600</text:p>
          </table:table-cell>
          <table:table-cell office:value-type="float" office:value="27.96">
            <text:p>27.960</text:p>
          </table:table-cell>
          <table:table-cell office:value-type="float" office:value="869">
            <text:p>869</text:p>
          </table:table-cell>
          <table:table-cell office:value-type="float" office:value="1795">
            <text:p>1795</text:p>
          </table:table-cell>
          <table:table-cell office:value-type="float" office:value="2698">
            <text:p>2698</text:p>
          </table:table-cell>
          <table:table-cell office:value-type="float" office:value="1.97">
            <text:p>1.970</text:p>
          </table:table-cell>
          <table:table-cell office:value-type="float" office:value="190">
            <text:p>190</text:p>
          </table:table-cell>
          <table:table-cell office:value-type="string">
            <text:p>-2, +4, +6</text:p>
          </table:table-cell>
          <table:table-cell office:value-type="string">
            <text:p>−2</text:p>
          </table:table-cell>
          <table:table-cell table:number-columns-repeated="2" office:value-type="string">
            <text:p>[Kr] 5s2 4d10 5p4</text:p>
          </table:table-cell>
          <table:table-cell office:value-type="float" office:value="1.43">
            <text:p>1.43</text:p>
          </table:table-cell>
          <table:table-cell office:value-type="float" office:value="0.97">
            <text:p>0.97</text:p>
          </table:table-cell>
          <table:table-cell office:value-type="float" office:value="1.36">
            <text:p>1.36</text:p>
          </table:table-cell>
          <table:table-cell office:value-type="float" office:value="207">
            <text:p>207</text:p>
          </table:table-cell>
          <table:table-cell/>
          <table:table-cell office:value-type="float" office:value="142">
            <text:p>142.0</text:p>
          </table:table-cell>
          <table:table-cell table:number-columns-repeated="3"/>
          <table:table-cell office:value-type="float" office:value="20.5">
            <text:p>20.50</text:p>
          </table:table-cell>
          <table:table-cell office:value-type="float" office:value="0.000002">
            <text:p>0.00000</text:p>
          </table:table-cell>
          <table:table-cell office:value-type="float" office:value="0.2">
            <text:p>0.200</text:p>
          </table:table-cell>
          <table:table-cell office:value-type="float" office:value="17.49">
            <text:p>17.49000</text:p>
          </table:table-cell>
          <table:table-cell office:value-type="float" office:value="52.55">
            <text:p>52.55000</text:p>
          </table:table-cell>
          <table:table-cell office:value-type="float" office:value="2.35">
            <text:p>2.35000</text:p>
          </table:table-cell>
          <table:table-cell office:value-type="float" office:value="2.3">
            <text:p>2.300</text:p>
          </table:table-cell>
          <table:table-cell office:value-type="float" office:value="5.5">
            <text:p>5.500</text:p>
          </table:table-cell>
          <table:table-cell office:value-type="float" office:value="197">
            <text:p>197</text:p>
          </table:table-cell>
          <table:table-cell office:value-type="float" office:value="0.682145076373832">
            <text:p>0.68214507637383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ellurium_120</text:p>
          </table:table-cell>
          <table:table-cell office:value-type="string">
            <text:p>Te_120</text:p>
          </table:table-cell>
          <table:table-cell office:value-type="string">
            <text:p>52_120</text:p>
          </table:table-cell>
          <table:table-cell office:value-type="string">
            <text:p>Tellur_120</text:p>
          </table:table-cell>
          <table:table-cell office:value-type="string">
            <text:p>Tellure_120</text:p>
          </table:table-cell>
          <table:table-cell office:value-type="string">
            <text:p>Teluro_120</text:p>
          </table:table-cell>
          <table:table-cell office:value-type="string">
            <text:p>Tellurio_120</text:p>
          </table:table-cell>
          <table:table-cell office:value-type="float" office:value="119.90402">
            <text:p>119.90402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ellurium_122</text:p>
          </table:table-cell>
          <table:table-cell office:value-type="string">
            <text:p>Te_122</text:p>
          </table:table-cell>
          <table:table-cell office:value-type="string">
            <text:p>52_122</text:p>
          </table:table-cell>
          <table:table-cell office:value-type="string">
            <text:p>Tellur_122</text:p>
          </table:table-cell>
          <table:table-cell office:value-type="string">
            <text:p>Tellure_122</text:p>
          </table:table-cell>
          <table:table-cell office:value-type="string">
            <text:p>Teluro_122</text:p>
          </table:table-cell>
          <table:table-cell office:value-type="string">
            <text:p>Tellurio_122</text:p>
          </table:table-cell>
          <table:table-cell office:value-type="float" office:value="121.9030471">
            <text:p>121.9030471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ellurium_123</text:p>
          </table:table-cell>
          <table:table-cell office:value-type="string">
            <text:p>Te_123</text:p>
          </table:table-cell>
          <table:table-cell office:value-type="string">
            <text:p>52_123</text:p>
          </table:table-cell>
          <table:table-cell office:value-type="string">
            <text:p>Tellur_123</text:p>
          </table:table-cell>
          <table:table-cell office:value-type="string">
            <text:p>Tellure_123</text:p>
          </table:table-cell>
          <table:table-cell office:value-type="string">
            <text:p>Teluro_123</text:p>
          </table:table-cell>
          <table:table-cell office:value-type="string">
            <text:p>Tellurio_123</text:p>
          </table:table-cell>
          <table:table-cell office:value-type="float" office:value="122.904273">
            <text:p>122.904273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ellurium_124</text:p>
          </table:table-cell>
          <table:table-cell office:value-type="string">
            <text:p>Te_124</text:p>
          </table:table-cell>
          <table:table-cell office:value-type="string">
            <text:p>52_124</text:p>
          </table:table-cell>
          <table:table-cell office:value-type="string">
            <text:p>Tellur_124</text:p>
          </table:table-cell>
          <table:table-cell office:value-type="string">
            <text:p>Tellure_124</text:p>
          </table:table-cell>
          <table:table-cell office:value-type="string">
            <text:p>Teluro_124</text:p>
          </table:table-cell>
          <table:table-cell office:value-type="string">
            <text:p>Tellurio_124</text:p>
          </table:table-cell>
          <table:table-cell office:value-type="float" office:value="123.9028195">
            <text:p>123.9028195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ellurium_125</text:p>
          </table:table-cell>
          <table:table-cell office:value-type="string">
            <text:p>Te_125</text:p>
          </table:table-cell>
          <table:table-cell office:value-type="string">
            <text:p>52_125</text:p>
          </table:table-cell>
          <table:table-cell office:value-type="string">
            <text:p>Tellur_125</text:p>
          </table:table-cell>
          <table:table-cell office:value-type="string">
            <text:p>Tellure_125</text:p>
          </table:table-cell>
          <table:table-cell office:value-type="string">
            <text:p>Teluro_125</text:p>
          </table:table-cell>
          <table:table-cell office:value-type="string">
            <text:p>Tellurio_125</text:p>
          </table:table-cell>
          <table:table-cell office:value-type="float" office:value="124.9044247">
            <text:p>124.9044247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ellurium_126</text:p>
          </table:table-cell>
          <table:table-cell office:value-type="string">
            <text:p>Te_126</text:p>
          </table:table-cell>
          <table:table-cell office:value-type="string">
            <text:p>52_126</text:p>
          </table:table-cell>
          <table:table-cell office:value-type="string">
            <text:p>Tellur_126</text:p>
          </table:table-cell>
          <table:table-cell office:value-type="string">
            <text:p>Tellure_126</text:p>
          </table:table-cell>
          <table:table-cell office:value-type="string">
            <text:p>Teluro_126</text:p>
          </table:table-cell>
          <table:table-cell office:value-type="string">
            <text:p>Tellurio_126</text:p>
          </table:table-cell>
          <table:table-cell office:value-type="float" office:value="125.9033055">
            <text:p>125.9033055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ellurium_128</text:p>
          </table:table-cell>
          <table:table-cell office:value-type="string">
            <text:p>Te_128</text:p>
          </table:table-cell>
          <table:table-cell office:value-type="string">
            <text:p>52_128</text:p>
          </table:table-cell>
          <table:table-cell office:value-type="string">
            <text:p>Tellur_128</text:p>
          </table:table-cell>
          <table:table-cell office:value-type="string">
            <text:p>Tellure_128</text:p>
          </table:table-cell>
          <table:table-cell office:value-type="string">
            <text:p>Teluro_128</text:p>
          </table:table-cell>
          <table:table-cell office:value-type="string">
            <text:p>Tellurio_128</text:p>
          </table:table-cell>
          <table:table-cell office:value-type="float" office:value="127.9044614">
            <text:p>127.9044614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Iod (Jod)</text:p>
          </table:table-cell>
          <table:table-cell office:value-type="string">
            <text:p>iode</text:p>
          </table:table-cell>
          <table:table-cell office:value-type="string">
            <text:p>yodo</text:p>
          </table:table-cell>
          <table:table-cell office:value-type="string">
            <text:p>iodio</text:p>
          </table:table-cell>
          <table:table-cell office:value-type="float" office:value="126.904468">
            <text:p>126.904468000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13.5">
            <text:p>113.50</text:p>
          </table:table-cell>
          <table:table-cell office:value-type="float" office:value="184">
            <text:p>184.0</text:p>
          </table:table-cell>
          <table:table-cell office:value-type="float" office:value="4.93">
            <text:p>4.9300000</text:p>
          </table:table-cell>
          <table:table-cell office:value-type="float" office:value="2.66">
            <text:p>2.66</text:p>
          </table:table-cell>
          <table:table-cell office:value-type="float" office:value="10.4513">
            <text:p>10.4513</text:p>
          </table:table-cell>
          <table:table-cell office:value-type="float" office:value="19.131">
            <text:p>19.131</text:p>
          </table:table-cell>
          <table:table-cell office:value-type="float" office:value="33">
            <text:p>33.000</text:p>
          </table:table-cell>
          <table:table-cell office:value-type="float" office:value="1008">
            <text:p>1008</text:p>
          </table:table-cell>
          <table:table-cell office:value-type="float" office:value="1846">
            <text:p>1846</text:p>
          </table:table-cell>
          <table:table-cell office:value-type="float" office:value="3184">
            <text:p>3184</text:p>
          </table:table-cell>
          <table:table-cell office:value-type="float" office:value="3.06">
            <text:p>3.060</text:p>
          </table:table-cell>
          <table:table-cell office:value-type="float" office:value="295">
            <text:p>295</text:p>
          </table:table-cell>
          <table:table-cell office:value-type="string">
            <text:p>-1, +5, +6</text:p>
          </table:table-cell>
          <table:table-cell office:value-type="string">
            <text:p>−1</text:p>
          </table:table-cell>
          <table:table-cell table:number-columns-repeated="2" office:value-type="string">
            <text:p>[Kr] 5s2 4d10 5p5</text:p>
          </table:table-cell>
          <table:table-cell office:value-type="float" office:value="1.32">
            <text:p>1.32</text:p>
          </table:table-cell>
          <table:table-cell office:value-type="float" office:value="2.2">
            <text:p>2.20</text:p>
          </table:table-cell>
          <table:table-cell office:value-type="float" office:value="1.33">
            <text:p>1.33</text:p>
          </table:table-cell>
          <table:table-cell/>
          <table:table-cell office:value-type="float" office:value="206">
            <text:p>206</text:p>
          </table:table-cell>
          <table:table-cell office:value-type="float" office:value="133">
            <text:p>133.0</text:p>
          </table:table-cell>
          <table:table-cell table:number-columns-repeated="3"/>
          <table:table-cell office:value-type="float" office:value="25.74">
            <text:p>25.74</text:p>
          </table:table-cell>
          <table:table-cell office:value-type="float" office:value="8E-016">
            <text:p>0.00000</text:p>
          </table:table-cell>
          <table:table-cell office:value-type="float" office:value="0.214">
            <text:p>0.214</text:p>
          </table:table-cell>
          <table:table-cell office:value-type="float" office:value="7.824">
            <text:p>7.82400</text:p>
          </table:table-cell>
          <table:table-cell office:value-type="float" office:value="20.752">
            <text:p>20.75200</text:p>
          </table:table-cell>
          <table:table-cell office:value-type="float" office:value="0.449">
            <text:p>0.44900</text:p>
          </table:table-cell>
          <table:table-cell/>
          <table:table-cell office:value-type="float" office:value="5">
            <text:p>5.000</text:p>
          </table:table-cell>
          <table:table-cell office:value-type="float" office:value="107">
            <text:p>107</text:p>
          </table:table-cell>
          <table:table-cell office:value-type="float" office:value="-0.0457574905606751">
            <text:p>-0.04575749056067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string">
            <text:p>Xenon</text:p>
          </table:table-cell>
          <table:table-cell office:value-type="string">
            <text:p>xénon</text:p>
          </table:table-cell>
          <table:table-cell office:value-type="string">
            <text:p>xenón</text:p>
          </table:table-cell>
          <table:table-cell office:value-type="string">
            <text:p>xeno</text:p>
          </table:table-cell>
          <table:table-cell office:value-type="float" office:value="131.9041545">
            <text:p>131.904154500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-111.8">
            <text:p>-111.80</text:p>
          </table:table-cell>
          <table:table-cell office:value-type="float" office:value="-107.1">
            <text:p>-107.1</text:p>
          </table:table-cell>
          <table:table-cell office:value-type="float" office:value="0.00589">
            <text:p>0.0058900</text:p>
          </table:table-cell>
          <table:table-cell office:value-type="float" office:value="2.6">
            <text:p>2.60</text:p>
          </table:table-cell>
          <table:table-cell office:value-type="float" office:value="12.1299">
            <text:p>12.1299</text:p>
          </table:table-cell>
          <table:table-cell office:value-type="float" office:value="21.21">
            <text:p>21.210</text:p>
          </table:table-cell>
          <table:table-cell office:value-type="float" office:value="32.1">
            <text:p>32.100</text:p>
          </table:table-cell>
          <table:table-cell office:value-type="float" office:value="1170">
            <text:p>1170</text:p>
          </table:table-cell>
          <table:table-cell office:value-type="float" office:value="2046">
            <text:p>2046</text:p>
          </table:table-cell>
          <table:table-cell office:value-type="float" office:value="3097">
            <text:p>3097</text:p>
          </table:table-cell>
          <table:table-cell table:style-name="Default"/>
          <table:table-cell/>
          <table:table-cell office:value-type="string">
            <text:p>0</text:p>
          </table:table-cell>
          <table:table-cell/>
          <table:table-cell table:number-columns-repeated="2" office:value-type="string">
            <text:p>[Kr] 5s2 4d10 5p6</text:p>
          </table:table-cell>
          <table:table-cell office:value-type="float" office:value="1.24">
            <text:p>1.24</text:p>
          </table:table-cell>
          <table:table-cell/>
          <table:table-cell office:value-type="float" office:value="1.31">
            <text:p>1.31</text:p>
          </table:table-cell>
          <table:table-cell table:number-columns-repeated="2"/>
          <table:table-cell office:value-type="float" office:value="131">
            <text:p>131.0</text:p>
          </table:table-cell>
          <table:table-cell table:number-columns-repeated="3"/>
          <table:table-cell office:value-type="float" office:value="37.3">
            <text:p>37.30</text:p>
          </table:table-cell>
          <table:table-cell/>
          <table:table-cell office:value-type="float" office:value="0.158">
            <text:p>0.158</text:p>
          </table:table-cell>
          <table:table-cell office:value-type="float" office:value="2.297">
            <text:p>2.29700</text:p>
          </table:table-cell>
          <table:table-cell office:value-type="float" office:value="12.636">
            <text:p>12.63600</text:p>
          </table:table-cell>
          <table:table-cell office:value-type="float" office:value="0.00569">
            <text:p>0.00569</text:p>
          </table:table-cell>
          <table:table-cell/>
          <table:table-cell office:value-type="float" office:value="4">
            <text:p>4.000</text:p>
          </table:table-cell>
          <table:table-cell office:value-type="float" office:value="0">
            <text:p>0</text:p>
          </table:table-cell>
          <table:table-cell office:value-type="float" office:value="0.672097857935717">
            <text:p>0.672097857935717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xenon_124</text:p>
          </table:table-cell>
          <table:table-cell office:value-type="string">
            <text:p>Xe_124</text:p>
          </table:table-cell>
          <table:table-cell office:value-type="string">
            <text:p>54_124</text:p>
          </table:table-cell>
          <table:table-cell office:value-type="string">
            <text:p>Xenon_124</text:p>
          </table:table-cell>
          <table:table-cell office:value-type="string">
            <text:p>Xénon_124</text:p>
          </table:table-cell>
          <table:table-cell office:value-type="string">
            <text:p>Xenón_124</text:p>
          </table:table-cell>
          <table:table-cell office:value-type="string">
            <text:p>Xeno_124</text:p>
          </table:table-cell>
          <table:table-cell office:value-type="float" office:value="123.9058958">
            <text:p>123.9058958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xenon_126</text:p>
          </table:table-cell>
          <table:table-cell office:value-type="string">
            <text:p>Xe_126</text:p>
          </table:table-cell>
          <table:table-cell office:value-type="string">
            <text:p>54_126</text:p>
          </table:table-cell>
          <table:table-cell office:value-type="string">
            <text:p>Xenon_126</text:p>
          </table:table-cell>
          <table:table-cell office:value-type="string">
            <text:p>Xénon_126</text:p>
          </table:table-cell>
          <table:table-cell office:value-type="string">
            <text:p>Xenón_126</text:p>
          </table:table-cell>
          <table:table-cell office:value-type="string">
            <text:p>Xeno_126</text:p>
          </table:table-cell>
          <table:table-cell office:value-type="float" office:value="125.904269">
            <text:p>125.904269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xenon_128</text:p>
          </table:table-cell>
          <table:table-cell office:value-type="string">
            <text:p>Xe_128</text:p>
          </table:table-cell>
          <table:table-cell office:value-type="string">
            <text:p>54_128</text:p>
          </table:table-cell>
          <table:table-cell office:value-type="string">
            <text:p>Xenon_128</text:p>
          </table:table-cell>
          <table:table-cell office:value-type="string">
            <text:p>Xénon_128</text:p>
          </table:table-cell>
          <table:table-cell office:value-type="string">
            <text:p>Xenón_128</text:p>
          </table:table-cell>
          <table:table-cell office:value-type="string">
            <text:p>Xeno_128</text:p>
          </table:table-cell>
          <table:table-cell office:value-type="float" office:value="127.9035304">
            <text:p>127.9035304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xenon_129</text:p>
          </table:table-cell>
          <table:table-cell office:value-type="string">
            <text:p>Xe_129</text:p>
          </table:table-cell>
          <table:table-cell office:value-type="string">
            <text:p>54_129</text:p>
          </table:table-cell>
          <table:table-cell office:value-type="string">
            <text:p>Xenon_129</text:p>
          </table:table-cell>
          <table:table-cell office:value-type="string">
            <text:p>Xénon_129</text:p>
          </table:table-cell>
          <table:table-cell office:value-type="string">
            <text:p>Xenón_129</text:p>
          </table:table-cell>
          <table:table-cell office:value-type="string">
            <text:p>Xeno_129</text:p>
          </table:table-cell>
          <table:table-cell office:value-type="float" office:value="128.9047795">
            <text:p>128.9047795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xenon_130</text:p>
          </table:table-cell>
          <table:table-cell office:value-type="string">
            <text:p>Xe_130</text:p>
          </table:table-cell>
          <table:table-cell office:value-type="string">
            <text:p>54_130</text:p>
          </table:table-cell>
          <table:table-cell office:value-type="string">
            <text:p>Xenon_130</text:p>
          </table:table-cell>
          <table:table-cell office:value-type="string">
            <text:p>Xénon_130</text:p>
          </table:table-cell>
          <table:table-cell office:value-type="string">
            <text:p>Xenón_130</text:p>
          </table:table-cell>
          <table:table-cell office:value-type="string">
            <text:p>Xeno_130</text:p>
          </table:table-cell>
          <table:table-cell office:value-type="float" office:value="129.9035079">
            <text:p>129.9035079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xenon_131</text:p>
          </table:table-cell>
          <table:table-cell office:value-type="string">
            <text:p>Xe_131</text:p>
          </table:table-cell>
          <table:table-cell office:value-type="string">
            <text:p>54_131</text:p>
          </table:table-cell>
          <table:table-cell office:value-type="string">
            <text:p>Xenon_131</text:p>
          </table:table-cell>
          <table:table-cell office:value-type="string">
            <text:p>Xénon_131</text:p>
          </table:table-cell>
          <table:table-cell office:value-type="string">
            <text:p>Xenón_131</text:p>
          </table:table-cell>
          <table:table-cell office:value-type="string">
            <text:p>Xeno_131</text:p>
          </table:table-cell>
          <table:table-cell office:value-type="float" office:value="130.9050819">
            <text:p>130.9050819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xenon_134</text:p>
          </table:table-cell>
          <table:table-cell office:value-type="string">
            <text:p>Xe_134</text:p>
          </table:table-cell>
          <table:table-cell office:value-type="string">
            <text:p>54_134</text:p>
          </table:table-cell>
          <table:table-cell office:value-type="string">
            <text:p>Xenon_134</text:p>
          </table:table-cell>
          <table:table-cell office:value-type="string">
            <text:p>Xénon_134</text:p>
          </table:table-cell>
          <table:table-cell office:value-type="string">
            <text:p>Xenón_134</text:p>
          </table:table-cell>
          <table:table-cell office:value-type="string">
            <text:p>Xeno_134</text:p>
          </table:table-cell>
          <table:table-cell office:value-type="float" office:value="133.9053945">
            <text:p>133.9053945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xenon_136</text:p>
          </table:table-cell>
          <table:table-cell office:value-type="string">
            <text:p>Xe_136</text:p>
          </table:table-cell>
          <table:table-cell office:value-type="string">
            <text:p>54_136</text:p>
          </table:table-cell>
          <table:table-cell office:value-type="string">
            <text:p>Xenon_136</text:p>
          </table:table-cell>
          <table:table-cell office:value-type="string">
            <text:p>Xénon_136</text:p>
          </table:table-cell>
          <table:table-cell office:value-type="string">
            <text:p>Xenón_136</text:p>
          </table:table-cell>
          <table:table-cell office:value-type="string">
            <text:p>Xeno_136</text:p>
          </table:table-cell>
          <table:table-cell office:value-type="float" office:value="135.90722">
            <text:p>135.907220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string">
            <text:p>Zäsium</text:p>
          </table:table-cell>
          <table:table-cell office:value-type="string">
            <text:p>césium</text:p>
          </table:table-cell>
          <table:table-cell table:number-columns-repeated="2" office:value-type="string">
            <text:p>cesio</text:p>
          </table:table-cell>
          <table:table-cell office:value-type="float" office:value="132.905447">
            <text:p>132.905447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.4">
            <text:p>28.40</text:p>
          </table:table-cell>
          <table:table-cell office:value-type="float" office:value="669">
            <text:p>669.0</text:p>
          </table:table-cell>
          <table:table-cell office:value-type="float" office:value="1.87">
            <text:p>1.8700000</text:p>
          </table:table-cell>
          <table:table-cell office:value-type="float" office:value="0.79">
            <text:p>0.79</text:p>
          </table:table-cell>
          <table:table-cell office:value-type="float" office:value="3.8939">
            <text:p>3.8939</text:p>
          </table:table-cell>
          <table:table-cell office:value-type="float" office:value="25.1">
            <text:p>25.100</text:p>
          </table:table-cell>
          <table:table-cell/>
          <table:table-cell office:value-type="float" office:value="376">
            <text:p>376</text:p>
          </table:table-cell>
          <table:table-cell office:value-type="float" office:value="2422">
            <text:p>2422</text:p>
          </table:table-cell>
          <table:table-cell/>
          <table:table-cell office:value-type="float" office:value="0.47">
            <text:p>0.470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+1</text:p>
          </table:table-cell>
          <table:table-cell table:number-columns-repeated="2" office:value-type="string">
            <text:p>[Xe] 6s1</text:p>
          </table:table-cell>
          <table:table-cell office:value-type="float" office:value="3.34">
            <text:p>3.34</text:p>
          </table:table-cell>
          <table:table-cell office:value-type="float" office:value="1.74">
            <text:p>1.74</text:p>
          </table:table-cell>
          <table:table-cell office:value-type="float" office:value="2.35">
            <text:p>2.35</text:p>
          </table:table-cell>
          <table:table-cell table:number-columns-repeated="2"/>
          <table:table-cell office:value-type="float" office:value="265">
            <text:p>265.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float" office:value="71.07">
            <text:p>71.07</text:p>
          </table:table-cell>
          <table:table-cell office:value-type="float" office:value="0.0489">
            <text:p>0.04890</text:p>
          </table:table-cell>
          <table:table-cell office:value-type="float" office:value="0.24">
            <text:p>0.240</text:p>
          </table:table-cell>
          <table:table-cell office:value-type="float" office:value="2.092">
            <text:p>2.09200</text:p>
          </table:table-cell>
          <table:table-cell office:value-type="float" office:value="67.74">
            <text:p>67.74000</text:p>
          </table:table-cell>
          <table:table-cell office:value-type="float" office:value="59">
            <text:p>59.00000</text:p>
          </table:table-cell>
          <table:table-cell office:value-type="float" office:value="0.2">
            <text:p>0.200</text:p>
          </table:table-cell>
          <table:table-cell office:value-type="float" office:value="59.6">
            <text:p>59.600</text:p>
          </table:table-cell>
          <table:table-cell office:value-type="float" office:value="79">
            <text:p>79</text:p>
          </table:table-cell>
          <table:table-cell office:value-type="float" office:value="-0.429457060118102">
            <text:p>-0.42945706011810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string">
            <text:p>Barium</text:p>
          </table:table-cell>
          <table:table-cell office:value-type="string">
            <text:p>baryum</text:p>
          </table:table-cell>
          <table:table-cell table:number-columns-repeated="2" office:value-type="string">
            <text:p>bario</text:p>
          </table:table-cell>
          <table:table-cell office:value-type="float" office:value="137.905241">
            <text:p>137.90524100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25">
            <text:p>725.00</text:p>
          </table:table-cell>
          <table:table-cell office:value-type="float" office:value="1640">
            <text:p>1640.0</text:p>
          </table:table-cell>
          <table:table-cell office:value-type="float" office:value="3.5">
            <text:p>3.5000000</text:p>
          </table:table-cell>
          <table:table-cell office:value-type="float" office:value="0.89">
            <text:p>0.89</text:p>
          </table:table-cell>
          <table:table-cell office:value-type="float" office:value="5.2117">
            <text:p>5.2117</text:p>
          </table:table-cell>
          <table:table-cell office:value-type="float" office:value="10.004">
            <text:p>10.004</text:p>
          </table:table-cell>
          <table:table-cell/>
          <table:table-cell office:value-type="float" office:value="503">
            <text:p>503</text:p>
          </table:table-cell>
          <table:table-cell office:value-type="float" office:value="965">
            <text:p>965</text:p>
          </table:table-cell>
          <table:table-cell/>
          <table:table-cell office:value-type="float" office:value="0.15">
            <text:p>0.150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+2</text:p>
          </table:table-cell>
          <table:table-cell table:number-columns-repeated="2" office:value-type="string">
            <text:p>[Xe] 6s2</text:p>
          </table:table-cell>
          <table:table-cell office:value-type="float" office:value="2.78">
            <text:p>2.78</text:p>
          </table:table-cell>
          <table:table-cell office:value-type="float" office:value="1.42">
            <text:p>1.42</text:p>
          </table:table-cell>
          <table:table-cell office:value-type="float" office:value="1.98">
            <text:p>1.98</text:p>
          </table:table-cell>
          <table:table-cell table:number-columns-repeated="2"/>
          <table:table-cell office:value-type="float" office:value="222">
            <text:p>222.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39.24">
            <text:p>39.24</text:p>
          </table:table-cell>
          <table:table-cell office:value-type="float" office:value="0.03">
            <text:p>0.03000</text:p>
          </table:table-cell>
          <table:table-cell office:value-type="float" office:value="0.204">
            <text:p>0.204</text:p>
          </table:table-cell>
          <table:table-cell office:value-type="float" office:value="7.75">
            <text:p>7.75000</text:p>
          </table:table-cell>
          <table:table-cell office:value-type="float" office:value="142">
            <text:p>142.00000</text:p>
          </table:table-cell>
          <table:table-cell office:value-type="float" office:value="18.4">
            <text:p>18.40000</text:p>
          </table:table-cell>
          <table:table-cell/>
          <table:table-cell office:value-type="float" office:value="39.7">
            <text:p>39.700</text:p>
          </table:table-cell>
          <table:table-cell office:value-type="float" office:value="180">
            <text:p>180</text:p>
          </table:table-cell>
          <table:table-cell office:value-type="float" office:value="0.652246341003323">
            <text:p>0.65224634100332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arium_130</text:p>
          </table:table-cell>
          <table:table-cell office:value-type="string">
            <text:p>Ba_130</text:p>
          </table:table-cell>
          <table:table-cell office:value-type="string">
            <text:p>56_130</text:p>
          </table:table-cell>
          <table:table-cell office:value-type="string">
            <text:p>Barium_130</text:p>
          </table:table-cell>
          <table:table-cell office:value-type="string">
            <text:p>Baryum_130</text:p>
          </table:table-cell>
          <table:table-cell table:number-columns-repeated="2" office:value-type="string">
            <text:p>Bario_130</text:p>
          </table:table-cell>
          <table:table-cell office:value-type="float" office:value="129.90631">
            <text:p>129.90631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barium_132</text:p>
          </table:table-cell>
          <table:table-cell office:value-type="string">
            <text:p>Ba_132</text:p>
          </table:table-cell>
          <table:table-cell office:value-type="string">
            <text:p>56_132</text:p>
          </table:table-cell>
          <table:table-cell office:value-type="string">
            <text:p>Barium_132</text:p>
          </table:table-cell>
          <table:table-cell office:value-type="string">
            <text:p>Baryum_132</text:p>
          </table:table-cell>
          <table:table-cell table:number-columns-repeated="2" office:value-type="string">
            <text:p>Bario_132</text:p>
          </table:table-cell>
          <table:table-cell office:value-type="float" office:value="131.905056">
            <text:p>131.905056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barium_134</text:p>
          </table:table-cell>
          <table:table-cell office:value-type="string">
            <text:p>Ba_134</text:p>
          </table:table-cell>
          <table:table-cell office:value-type="string">
            <text:p>56_134</text:p>
          </table:table-cell>
          <table:table-cell office:value-type="string">
            <text:p>Barium_134</text:p>
          </table:table-cell>
          <table:table-cell office:value-type="string">
            <text:p>Baryum_134</text:p>
          </table:table-cell>
          <table:table-cell table:number-columns-repeated="2" office:value-type="string">
            <text:p>Bario_134</text:p>
          </table:table-cell>
          <table:table-cell office:value-type="float" office:value="133.904503">
            <text:p>133.904503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barium_135</text:p>
          </table:table-cell>
          <table:table-cell office:value-type="string">
            <text:p>Ba_135</text:p>
          </table:table-cell>
          <table:table-cell office:value-type="string">
            <text:p>56_135</text:p>
          </table:table-cell>
          <table:table-cell office:value-type="string">
            <text:p>Barium_135</text:p>
          </table:table-cell>
          <table:table-cell office:value-type="string">
            <text:p>Baryum_135</text:p>
          </table:table-cell>
          <table:table-cell table:number-columns-repeated="2" office:value-type="string">
            <text:p>Bario_135</text:p>
          </table:table-cell>
          <table:table-cell office:value-type="float" office:value="134.905683">
            <text:p>134.905683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barium_136</text:p>
          </table:table-cell>
          <table:table-cell office:value-type="string">
            <text:p>Ba_136</text:p>
          </table:table-cell>
          <table:table-cell office:value-type="string">
            <text:p>56_136</text:p>
          </table:table-cell>
          <table:table-cell office:value-type="string">
            <text:p>Barium_136</text:p>
          </table:table-cell>
          <table:table-cell office:value-type="string">
            <text:p>Baryum_136</text:p>
          </table:table-cell>
          <table:table-cell table:number-columns-repeated="2" office:value-type="string">
            <text:p>Bario_136</text:p>
          </table:table-cell>
          <table:table-cell office:value-type="float" office:value="135.90457">
            <text:p>135.90457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barium_137</text:p>
          </table:table-cell>
          <table:table-cell office:value-type="string">
            <text:p>Ba_137</text:p>
          </table:table-cell>
          <table:table-cell office:value-type="string">
            <text:p>56_137</text:p>
          </table:table-cell>
          <table:table-cell office:value-type="string">
            <text:p>Barium_137</text:p>
          </table:table-cell>
          <table:table-cell office:value-type="string">
            <text:p>Baryum_137</text:p>
          </table:table-cell>
          <table:table-cell table:number-columns-repeated="2" office:value-type="string">
            <text:p>Bario_137</text:p>
          </table:table-cell>
          <table:table-cell office:value-type="float" office:value="136.905821">
            <text:p>136.905821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string">
            <text:p>Lanthan</text:p>
          </table:table-cell>
          <table:table-cell office:value-type="string">
            <text:p>lanthane</text:p>
          </table:table-cell>
          <table:table-cell office:value-type="string">
            <text:p>lantano</text:p>
          </table:table-cell>
          <table:table-cell office:value-type="string">
            <text:p>lantanio</text:p>
          </table:table-cell>
          <table:table-cell office:value-type="float" office:value="138.906348">
            <text:p>138.906348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920">
            <text:p>920.00</text:p>
          </table:table-cell>
          <table:table-cell office:value-type="float" office:value="3454">
            <text:p>3454.0</text:p>
          </table:table-cell>
          <table:table-cell office:value-type="float" office:value="6.15">
            <text:p>6.1500000</text:p>
          </table:table-cell>
          <table:table-cell office:value-type="float" office:value="1.1">
            <text:p>1.10</text:p>
          </table:table-cell>
          <table:table-cell office:value-type="float" office:value="5.577">
            <text:p>5.5770</text:p>
          </table:table-cell>
          <table:table-cell office:value-type="float" office:value="11.059">
            <text:p>11.059</text:p>
          </table:table-cell>
          <table:table-cell office:value-type="float" office:value="19.174">
            <text:p>19.174</text:p>
          </table:table-cell>
          <table:table-cell office:value-type="float" office:value="538">
            <text:p>538</text:p>
          </table:table-cell>
          <table:table-cell office:value-type="float" office:value="1067">
            <text:p>1067</text:p>
          </table:table-cell>
          <table:table-cell office:value-type="float" office:value="1850">
            <text:p>1850</text:p>
          </table:table-cell>
          <table:table-cell office:value-type="float" office:value="0.5">
            <text:p>0.500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+3</text:p>
          </table:table-cell>
          <table:table-cell table:number-columns-repeated="2" office:value-type="string">
            <text:p>[Xe] 6s2 4f1</text:p>
          </table:table-cell>
          <table:table-cell office:value-type="float" office:value="2.74">
            <text:p>2.74</text:p>
          </table:table-cell>
          <table:table-cell office:value-type="float" office:value="1.16">
            <text:p>1.16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87">
            <text:p>187.0</text:p>
          </table:table-cell>
          <table:table-cell table:number-columns-repeated="2"/>
          <table:table-cell office:value-type="float" office:value="117.2">
            <text:p>117.2</text:p>
          </table:table-cell>
          <table:table-cell office:value-type="float" office:value="20.73">
            <text:p>20.73</text:p>
          </table:table-cell>
          <table:table-cell office:value-type="float" office:value="0.0126">
            <text:p>0.01260</text:p>
          </table:table-cell>
          <table:table-cell office:value-type="float" office:value="0.19">
            <text:p>0.190</text:p>
          </table:table-cell>
          <table:table-cell office:value-type="float" office:value="6.2">
            <text:p>6.20000</text:p>
          </table:table-cell>
          <table:table-cell office:value-type="float" office:value="414">
            <text:p>414.00000</text:p>
          </table:table-cell>
          <table:table-cell office:value-type="float" office:value="13.5">
            <text:p>13.50000</text:p>
          </table:table-cell>
          <table:table-cell/>
          <table:table-cell office:value-type="float" office:value="31.1">
            <text:p>31.100</text:p>
          </table:table-cell>
          <table:table-cell office:value-type="float" office:value="423">
            <text:p>423</text:p>
          </table:table-cell>
          <table:table-cell office:value-type="float" office:value="-0.350665141287858">
            <text:p>-0.350665141287858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lanthanum_138</text:p>
          </table:table-cell>
          <table:table-cell office:value-type="string">
            <text:p>La_138</text:p>
          </table:table-cell>
          <table:table-cell office:value-type="string">
            <text:p>57_138</text:p>
          </table:table-cell>
          <table:table-cell office:value-type="string">
            <text:p>Lanthan_138</text:p>
          </table:table-cell>
          <table:table-cell office:value-type="string">
            <text:p>Lanthane_138</text:p>
          </table:table-cell>
          <table:table-cell office:value-type="string">
            <text:p>Lantano_138</text:p>
          </table:table-cell>
          <table:table-cell office:value-type="string">
            <text:p>Lantanio_138</text:p>
          </table:table-cell>
          <table:table-cell office:value-type="float" office:value="137.907107">
            <text:p>137.907107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string">
            <text:p>Zer</text:p>
          </table:table-cell>
          <table:table-cell office:value-type="string">
            <text:p>cérium</text:p>
          </table:table-cell>
          <table:table-cell table:number-columns-repeated="2" office:value-type="string">
            <text:p>cerio</text:p>
          </table:table-cell>
          <table:table-cell office:value-type="float" office:value="139.905434">
            <text:p>139.905434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798">
            <text:p>798.00</text:p>
          </table:table-cell>
          <table:table-cell office:value-type="float" office:value="3257">
            <text:p>3257.0</text:p>
          </table:table-cell>
          <table:table-cell office:value-type="float" office:value="6.66">
            <text:p>6.6600000</text:p>
          </table:table-cell>
          <table:table-cell office:value-type="float" office:value="1.12">
            <text:p>1.12</text:p>
          </table:table-cell>
          <table:table-cell office:value-type="float" office:value="5.5387">
            <text:p>5.5387</text:p>
          </table:table-cell>
          <table:table-cell office:value-type="float" office:value="10.851">
            <text:p>10.851</text:p>
          </table:table-cell>
          <table:table-cell office:value-type="float" office:value="20.2">
            <text:p>20.200</text:p>
          </table:table-cell>
          <table:table-cell office:value-type="float" office:value="534">
            <text:p>534</text:p>
          </table:table-cell>
          <table:table-cell office:value-type="float" office:value="1047">
            <text:p>1047</text:p>
          </table:table-cell>
          <table:table-cell office:value-type="float" office:value="1949">
            <text:p>1949</text:p>
          </table:table-cell>
          <table:table-cell table:number-columns-repeated="2"/>
          <table:table-cell office:value-type="string">
            <text:p>+3, +4</text:p>
          </table:table-cell>
          <table:table-cell table:style-name="ce10" office:value-type="string">
            <text:p>+3, +4</text:p>
          </table:table-cell>
          <table:table-cell table:number-columns-repeated="2" office:value-type="string">
            <text:p>[Xe] 6s2 4f2</text:p>
          </table:table-cell>
          <table:table-cell office:value-type="float" office:value="2.7">
            <text:p>2.70</text:p>
          </table:table-cell>
          <table:table-cell office:value-type="float" office:value="1.14">
            <text:p>1.14</text:p>
          </table:table-cell>
          <table:table-cell office:value-type="float" office:value="1.65">
            <text:p>1.65</text:p>
          </table:table-cell>
          <table:table-cell table:number-columns-repeated="2"/>
          <table:table-cell office:value-type="float" office:value="182">
            <text:p>182.0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20.67">
            <text:p>20.67</text:p>
          </table:table-cell>
          <table:table-cell office:value-type="float" office:value="0.0115">
            <text:p>0.01150</text:p>
          </table:table-cell>
          <table:table-cell office:value-type="float" office:value="0.19">
            <text:p>0.190</text:p>
          </table:table-cell>
          <table:table-cell office:value-type="float" office:value="5.46">
            <text:p>5.46000</text:p>
          </table:table-cell>
          <table:table-cell office:value-type="float" office:value="414">
            <text:p>414.00000</text:p>
          </table:table-cell>
          <table:table-cell office:value-type="float" office:value="11.4">
            <text:p>11.40000</text:p>
          </table:table-cell>
          <table:table-cell/>
          <table:table-cell office:value-type="float" office:value="29.6">
            <text:p>29.600</text:p>
          </table:table-cell>
          <table:table-cell office:value-type="float" office:value="419">
            <text:p>419</text:p>
          </table:table-cell>
          <table:table-cell office:value-type="float" office:value="0.055378331375">
            <text:p>0.05537833137500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erium_136</text:p>
          </table:table-cell>
          <table:table-cell office:value-type="string">
            <text:p>Ce_136</text:p>
          </table:table-cell>
          <table:table-cell office:value-type="string">
            <text:p>58_136</text:p>
          </table:table-cell>
          <table:table-cell office:value-type="string">
            <text:p>Zer_136</text:p>
          </table:table-cell>
          <table:table-cell office:value-type="string">
            <text:p>Cérium_136</text:p>
          </table:table-cell>
          <table:table-cell table:number-columns-repeated="2" office:value-type="string">
            <text:p>Cerio_136</text:p>
          </table:table-cell>
          <table:table-cell office:value-type="float" office:value="135.90714">
            <text:p>135.907140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erium_138</text:p>
          </table:table-cell>
          <table:table-cell office:value-type="string">
            <text:p>Ce_138</text:p>
          </table:table-cell>
          <table:table-cell office:value-type="string">
            <text:p>58_138</text:p>
          </table:table-cell>
          <table:table-cell office:value-type="string">
            <text:p>Zer_138</text:p>
          </table:table-cell>
          <table:table-cell office:value-type="string">
            <text:p>Cérium_138</text:p>
          </table:table-cell>
          <table:table-cell table:number-columns-repeated="2" office:value-type="string">
            <text:p>Cerio_138</text:p>
          </table:table-cell>
          <table:table-cell office:value-type="float" office:value="137.905986">
            <text:p>137.905986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erium_142</text:p>
          </table:table-cell>
          <table:table-cell office:value-type="string">
            <text:p>Ce_142</text:p>
          </table:table-cell>
          <table:table-cell office:value-type="string">
            <text:p>58_142</text:p>
          </table:table-cell>
          <table:table-cell office:value-type="string">
            <text:p>Zer_142</text:p>
          </table:table-cell>
          <table:table-cell office:value-type="string">
            <text:p>Cérium_142</text:p>
          </table:table-cell>
          <table:table-cell table:number-columns-repeated="2" office:value-type="string">
            <text:p>Cerio_142</text:p>
          </table:table-cell>
          <table:table-cell office:value-type="float" office:value="141.90924">
            <text:p>141.909240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rase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string">
            <text:p>Praseodym</text:p>
          </table:table-cell>
          <table:table-cell office:value-type="string">
            <text:p>praséodyme</text:p>
          </table:table-cell>
          <table:table-cell office:value-type="string">
            <text:p>prosedimio</text:p>
          </table:table-cell>
          <table:table-cell office:value-type="string">
            <text:p>praseodimio</text:p>
          </table:table-cell>
          <table:table-cell office:value-type="float" office:value="140.907648">
            <text:p>140.907648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931">
            <text:p>931.00</text:p>
          </table:table-cell>
          <table:table-cell office:value-type="float" office:value="3017">
            <text:p>3017.0</text:p>
          </table:table-cell>
          <table:table-cell office:value-type="float" office:value="6.77">
            <text:p>6.7700000</text:p>
          </table:table-cell>
          <table:table-cell office:value-type="float" office:value="1.13">
            <text:p>1.13</text:p>
          </table:table-cell>
          <table:table-cell office:value-type="float" office:value="5.464">
            <text:p>5.4640</text:p>
          </table:table-cell>
          <table:table-cell office:value-type="float" office:value="10.551">
            <text:p>10.551</text:p>
          </table:table-cell>
          <table:table-cell office:value-type="float" office:value="21.62">
            <text:p>21.620</text:p>
          </table:table-cell>
          <table:table-cell office:value-type="float" office:value="527">
            <text:p>527</text:p>
          </table:table-cell>
          <table:table-cell office:value-type="float" office:value="1018">
            <text:p>1018</text:p>
          </table:table-cell>
          <table:table-cell office:value-type="float" office:value="2086">
            <text:p>2086</text:p>
          </table:table-cell>
          <table:table-cell table:number-columns-repeated="2"/>
          <table:table-cell office:value-type="string">
            <text:p>+3, +4</text:p>
          </table:table-cell>
          <table:table-cell table:style-name="ce10" office:value-type="string">
            <text:p>+3, +4</text:p>
          </table:table-cell>
          <table:table-cell table:number-columns-repeated="2" office:value-type="string">
            <text:p>[Xe] 6s2 4f3</text:p>
          </table:table-cell>
          <table:table-cell office:value-type="float" office:value="2.67">
            <text:p>2.67</text:p>
          </table:table-cell>
          <table:table-cell office:value-type="float" office:value="1.13">
            <text:p>1.13</text:p>
          </table:table-cell>
          <table:table-cell office:value-type="float" office:value="1.65">
            <text:p>1.65</text:p>
          </table:table-cell>
          <table:table-cell table:number-columns-repeated="2"/>
          <table:table-cell office:value-type="float" office:value="182">
            <text:p>182.0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20.8">
            <text:p>20.80</text:p>
          </table:table-cell>
          <table:table-cell office:value-type="float" office:value="0.0148">
            <text:p>0.01480</text:p>
          </table:table-cell>
          <table:table-cell office:value-type="float" office:value="0.19">
            <text:p>0.190</text:p>
          </table:table-cell>
          <table:table-cell office:value-type="float" office:value="6.89">
            <text:p>6.89000</text:p>
          </table:table-cell>
          <table:table-cell office:value-type="float" office:value="296.8">
            <text:p>296.80000</text:p>
          </table:table-cell>
          <table:table-cell office:value-type="float" office:value="12.5">
            <text:p>12.50000</text:p>
          </table:table-cell>
          <table:table-cell/>
          <table:table-cell office:value-type="float" office:value="28.2">
            <text:p>28.200</text:p>
          </table:table-cell>
          <table:table-cell office:value-type="float" office:value="356">
            <text:p>356</text:p>
          </table:table-cell>
          <table:table-cell office:value-type="float" office:value="-0.777543663320753">
            <text:p>-0.77754366332075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string">
            <text:p>Neodym</text:p>
          </table:table-cell>
          <table:table-cell office:value-type="string">
            <text:p>néodyme</text:p>
          </table:table-cell>
          <table:table-cell table:number-columns-repeated="2" office:value-type="string">
            <text:p>neodimio</text:p>
          </table:table-cell>
          <table:table-cell office:value-type="float" office:value="141.907719">
            <text:p>141.907719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016">
            <text:p>1016.00</text:p>
          </table:table-cell>
          <table:table-cell office:value-type="float" office:value="3127">
            <text:p>3127.0</text:p>
          </table:table-cell>
          <table:table-cell office:value-type="float" office:value="7">
            <text:p>7.0000000</text:p>
          </table:table-cell>
          <table:table-cell office:value-type="float" office:value="1.14">
            <text:p>1.14</text:p>
          </table:table-cell>
          <table:table-cell office:value-type="float" office:value="5.525">
            <text:p>5.5250</text:p>
          </table:table-cell>
          <table:table-cell office:value-type="float" office:value="10.727">
            <text:p>10.727</text:p>
          </table:table-cell>
          <table:table-cell office:value-type="float" office:value="22.076">
            <text:p>22.076</text:p>
          </table:table-cell>
          <table:table-cell office:value-type="float" office:value="533">
            <text:p>533</text:p>
          </table:table-cell>
          <table:table-cell office:value-type="float" office:value="1035">
            <text:p>1035</text:p>
          </table:table-cell>
          <table:table-cell office:value-type="float" office:value="2130">
            <text:p>2130</text:p>
          </table:table-cell>
          <table:table-cell table:number-columns-repeated="2"/>
          <table:table-cell table:number-columns-repeated="2" office:value-type="string">
            <text:p>+3</text:p>
          </table:table-cell>
          <table:table-cell table:number-columns-repeated="2" office:value-type="string">
            <text:p>[Xe] 6s2 4f4</text:p>
          </table:table-cell>
          <table:table-cell office:value-type="float" office:value="2.64">
            <text:p>2.64</text:p>
          </table:table-cell>
          <table:table-cell/>
          <table:table-cell office:value-type="float" office:value="1.64">
            <text:p>1.64</text:p>
          </table:table-cell>
          <table:table-cell table:number-columns-repeated="2"/>
          <table:table-cell office:value-type="float" office:value="181">
            <text:p>181.0</text:p>
          </table:table-cell>
          <table:table-cell table:number-columns-repeated="2"/>
          <table:table-cell office:value-type="float" office:value="112.3">
            <text:p>112.3</text:p>
          </table:table-cell>
          <table:table-cell office:value-type="float" office:value="20.6">
            <text:p>20.60</text:p>
          </table:table-cell>
          <table:table-cell office:value-type="float" office:value="0.0157">
            <text:p>0.01570</text:p>
          </table:table-cell>
          <table:table-cell office:value-type="float" office:value="0.19">
            <text:p>0.190</text:p>
          </table:table-cell>
          <table:table-cell office:value-type="float" office:value="7.14">
            <text:p>7.14000</text:p>
          </table:table-cell>
          <table:table-cell office:value-type="float" office:value="273">
            <text:p>273.00000</text:p>
          </table:table-cell>
          <table:table-cell office:value-type="float" office:value="16.5">
            <text:p>16.50000</text:p>
          </table:table-cell>
          <table:table-cell/>
          <table:table-cell office:value-type="float" office:value="31.4">
            <text:p>31.400</text:p>
          </table:table-cell>
          <table:table-cell office:value-type="float" office:value="328">
            <text:p>328</text:p>
          </table:table-cell>
          <table:table-cell office:value-type="float" office:value="-0.0820221174070917">
            <text:p>-0.08202211740709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eodymium_143</text:p>
          </table:table-cell>
          <table:table-cell office:value-type="string">
            <text:p>Nd_143</text:p>
          </table:table-cell>
          <table:table-cell office:value-type="string">
            <text:p>60_143</text:p>
          </table:table-cell>
          <table:table-cell office:value-type="string">
            <text:p>Neodym_143</text:p>
          </table:table-cell>
          <table:table-cell office:value-type="string">
            <text:p>Néodyme_143</text:p>
          </table:table-cell>
          <table:table-cell table:number-columns-repeated="2" office:value-type="string">
            <text:p>Neodimio_143</text:p>
          </table:table-cell>
          <table:table-cell office:value-type="float" office:value="142.90981">
            <text:p>142.90981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neodymium_144</text:p>
          </table:table-cell>
          <table:table-cell office:value-type="string">
            <text:p>Nd_144</text:p>
          </table:table-cell>
          <table:table-cell office:value-type="string">
            <text:p>60_144</text:p>
          </table:table-cell>
          <table:table-cell office:value-type="string">
            <text:p>Neodym_144</text:p>
          </table:table-cell>
          <table:table-cell office:value-type="string">
            <text:p>Néodyme_144</text:p>
          </table:table-cell>
          <table:table-cell table:number-columns-repeated="2" office:value-type="string">
            <text:p>Neodimio_144</text:p>
          </table:table-cell>
          <table:table-cell office:value-type="float" office:value="143.910083">
            <text:p>143.910083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neodymium_145</text:p>
          </table:table-cell>
          <table:table-cell office:value-type="string">
            <text:p>Nd_145</text:p>
          </table:table-cell>
          <table:table-cell office:value-type="string">
            <text:p>60_145</text:p>
          </table:table-cell>
          <table:table-cell office:value-type="string">
            <text:p>Neodym_145</text:p>
          </table:table-cell>
          <table:table-cell office:value-type="string">
            <text:p>Néodyme_145</text:p>
          </table:table-cell>
          <table:table-cell table:number-columns-repeated="2" office:value-type="string">
            <text:p>Neodimio_145</text:p>
          </table:table-cell>
          <table:table-cell office:value-type="float" office:value="144.912569">
            <text:p>144.912569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neodymium_146</text:p>
          </table:table-cell>
          <table:table-cell office:value-type="string">
            <text:p>Nd_146</text:p>
          </table:table-cell>
          <table:table-cell office:value-type="string">
            <text:p>60_146</text:p>
          </table:table-cell>
          <table:table-cell office:value-type="string">
            <text:p>Neodym_146</text:p>
          </table:table-cell>
          <table:table-cell office:value-type="string">
            <text:p>Néodyme_146</text:p>
          </table:table-cell>
          <table:table-cell table:number-columns-repeated="2" office:value-type="string">
            <text:p>Neodimio_146</text:p>
          </table:table-cell>
          <table:table-cell office:value-type="float" office:value="145.913112">
            <text:p>145.913112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neodymium_148</text:p>
          </table:table-cell>
          <table:table-cell office:value-type="string">
            <text:p>Nd_148</text:p>
          </table:table-cell>
          <table:table-cell office:value-type="string">
            <text:p>60_148</text:p>
          </table:table-cell>
          <table:table-cell office:value-type="string">
            <text:p>Neodym_148</text:p>
          </table:table-cell>
          <table:table-cell office:value-type="string">
            <text:p>Néodyme_148</text:p>
          </table:table-cell>
          <table:table-cell table:number-columns-repeated="2" office:value-type="string">
            <text:p>Neodimio_148</text:p>
          </table:table-cell>
          <table:table-cell office:value-type="float" office:value="147.916889">
            <text:p>147.916889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neodymium_150</text:p>
          </table:table-cell>
          <table:table-cell office:value-type="string">
            <text:p>Nd_150</text:p>
          </table:table-cell>
          <table:table-cell office:value-type="string">
            <text:p>60_150</text:p>
          </table:table-cell>
          <table:table-cell office:value-type="string">
            <text:p>Neodym_150</text:p>
          </table:table-cell>
          <table:table-cell office:value-type="string">
            <text:p>Néodyme_150</text:p>
          </table:table-cell>
          <table:table-cell table:number-columns-repeated="2" office:value-type="string">
            <text:p>Neodimio_150</text:p>
          </table:table-cell>
          <table:table-cell office:value-type="float" office:value="149.920887">
            <text:p>149.920887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string">
            <text:p>Promethium</text:p>
          </table:table-cell>
          <table:table-cell office:value-type="string">
            <text:p>prométhium</text:p>
          </table:table-cell>
          <table:table-cell office:value-type="string">
            <text:p>promecio</text:p>
          </table:table-cell>
          <table:table-cell office:value-type="string">
            <text:p>promezio</text:p>
          </table:table-cell>
          <table:table-cell office:value-type="float" office:value="144.912744">
            <text:p>144.912744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042">
            <text:p>1042.00</text:p>
          </table:table-cell>
          <table:table-cell office:value-type="float" office:value="3000">
            <text:p>3000.0</text:p>
          </table:table-cell>
          <table:table-cell office:value-type="float" office:value="7.26">
            <text:p>7.2600000</text:p>
          </table:table-cell>
          <table:table-cell/>
          <table:table-cell office:value-type="float" office:value="5.55">
            <text:p>5.5500</text:p>
          </table:table-cell>
          <table:table-cell office:value-type="float" office:value="10.903">
            <text:p>10.903</text:p>
          </table:table-cell>
          <table:table-cell office:value-type="float" office:value="22.283">
            <text:p>22.283</text:p>
          </table:table-cell>
          <table:table-cell office:value-type="float" office:value="535">
            <text:p>535</text:p>
          </table:table-cell>
          <table:table-cell office:value-type="float" office:value="1052">
            <text:p>1052</text:p>
          </table:table-cell>
          <table:table-cell office:value-type="float" office:value="2150">
            <text:p>2150</text:p>
          </table:table-cell>
          <table:table-cell table:number-columns-repeated="2"/>
          <table:table-cell table:number-columns-repeated="2" office:value-type="string">
            <text:p>+3</text:p>
          </table:table-cell>
          <table:table-cell table:number-columns-repeated="2" office:value-type="string">
            <text:p>[Xe] 6s2 4f5</text:p>
          </table:table-cell>
          <table:table-cell office:value-type="float" office:value="2.62">
            <text:p>2.62</text:p>
          </table:table-cell>
          <table:table-cell office:value-type="float" office:value="1.07">
            <text:p>1.07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183">
            <text:p>183.0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22.39">
            <text:p>22.39</text:p>
          </table:table-cell>
          <table:table-cell/>
          <table:table-cell office:value-type="float" office:value="0.18">
            <text:p>0.180</text:p>
          </table:table-cell>
          <table:table-cell table:number-columns-repeated="2"/>
          <table:table-cell office:value-type="float" office:value="17.9">
            <text:p>17.90000</text:p>
          </table:table-cell>
          <table:table-cell/>
          <table:table-cell office:value-type="float" office:value="30.1">
            <text:p>30.100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promethium_147</text:p>
          </table:table-cell>
          <table:table-cell office:value-type="string">
            <text:p>Pm_147</text:p>
          </table:table-cell>
          <table:table-cell office:value-type="string">
            <text:p>61_147</text:p>
          </table:table-cell>
          <table:table-cell office:value-type="string">
            <text:p>Promethium_147</text:p>
          </table:table-cell>
          <table:table-cell office:value-type="string">
            <text:p>Prométhium_147</text:p>
          </table:table-cell>
          <table:table-cell office:value-type="string">
            <text:p>Promecio_147</text:p>
          </table:table-cell>
          <table:table-cell office:value-type="string">
            <text:p>Promezio_147</text:p>
          </table:table-cell>
          <table:table-cell office:value-type="float" office:value="146.915134">
            <text:p>146.915134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string">
            <text:p>Samarium</text:p>
          </table:table-cell>
          <table:table-cell office:value-type="string">
            <text:p>samarium</text:p>
          </table:table-cell>
          <table:table-cell table:number-columns-repeated="2" office:value-type="string">
            <text:p>samario</text:p>
          </table:table-cell>
          <table:table-cell office:value-type="float" office:value="151.919728">
            <text:p>151.919728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074">
            <text:p>1074.00</text:p>
          </table:table-cell>
          <table:table-cell office:value-type="float" office:value="1794">
            <text:p>1794.0</text:p>
          </table:table-cell>
          <table:table-cell office:value-type="float" office:value="7.52">
            <text:p>7.5200000</text:p>
          </table:table-cell>
          <table:table-cell office:value-type="float" office:value="1.17">
            <text:p>1.17</text:p>
          </table:table-cell>
          <table:table-cell office:value-type="float" office:value="5.6437">
            <text:p>5.6437</text:p>
          </table:table-cell>
          <table:table-cell office:value-type="float" office:value="11.069">
            <text:p>11.069</text:p>
          </table:table-cell>
          <table:table-cell office:value-type="float" office:value="23.423">
            <text:p>23.423</text:p>
          </table:table-cell>
          <table:table-cell office:value-type="float" office:value="545">
            <text:p>545</text:p>
          </table:table-cell>
          <table:table-cell office:value-type="float" office:value="1068">
            <text:p>1068</text:p>
          </table:table-cell>
          <table:table-cell office:value-type="float" office:value="2260">
            <text:p>2260</text:p>
          </table:table-cell>
          <table:table-cell table:number-columns-repeated="2"/>
          <table:table-cell office:value-type="string">
            <text:p>+2, +3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Xe] 6s2 4f6</text:p>
          </table:table-cell>
          <table:table-cell office:value-type="float" office:value="2.59">
            <text:p>2.59</text:p>
          </table:table-cell>
          <table:table-cell office:value-type="float" office:value="1.08">
            <text:p>1.08</text:p>
          </table:table-cell>
          <table:table-cell office:value-type="float" office:value="1.62">
            <text:p>1.62</text:p>
          </table:table-cell>
          <table:table-cell table:number-columns-repeated="2"/>
          <table:table-cell office:value-type="float" office:value="180">
            <text:p>180.0</text:p>
          </table:table-cell>
          <table:table-cell table:number-columns-repeated="2"/>
          <table:table-cell office:value-type="float" office:value="109.8">
            <text:p>109.8</text:p>
          </table:table-cell>
          <table:table-cell office:value-type="float" office:value="19.95">
            <text:p>19.95</text:p>
          </table:table-cell>
          <table:table-cell office:value-type="float" office:value="0.00956">
            <text:p>0.00956</text:p>
          </table:table-cell>
          <table:table-cell office:value-type="float" office:value="0.2">
            <text:p>0.200</text:p>
          </table:table-cell>
          <table:table-cell office:value-type="float" office:value="8.63">
            <text:p>8.63000</text:p>
          </table:table-cell>
          <table:table-cell office:value-type="float" office:value="166.4">
            <text:p>166.40000</text:p>
          </table:table-cell>
          <table:table-cell office:value-type="float" office:value="13.3">
            <text:p>13.30000</text:p>
          </table:table-cell>
          <table:table-cell/>
          <table:table-cell office:value-type="float" office:value="28.8">
            <text:p>28.800</text:p>
          </table:table-cell>
          <table:table-cell office:value-type="float" office:value="207">
            <text:p>207</text:p>
          </table:table-cell>
          <table:table-cell office:value-type="float" office:value="-0.588043762069599">
            <text:p>-0.588043762069599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marium_144</text:p>
          </table:table-cell>
          <table:table-cell office:value-type="string">
            <text:p>Sm_144</text:p>
          </table:table-cell>
          <table:table-cell office:value-type="string">
            <text:p>62_144</text:p>
          </table:table-cell>
          <table:table-cell table:number-columns-repeated="2" office:value-type="string">
            <text:p>Samarium_144</text:p>
          </table:table-cell>
          <table:table-cell table:number-columns-repeated="2" office:value-type="string">
            <text:p>Samario_144</text:p>
          </table:table-cell>
          <table:table-cell office:value-type="float" office:value="143.911995">
            <text:p>143.911995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samarium_147</text:p>
          </table:table-cell>
          <table:table-cell office:value-type="string">
            <text:p>Sm_147</text:p>
          </table:table-cell>
          <table:table-cell office:value-type="string">
            <text:p>62_147</text:p>
          </table:table-cell>
          <table:table-cell table:number-columns-repeated="2" office:value-type="string">
            <text:p>Samarium_147</text:p>
          </table:table-cell>
          <table:table-cell table:number-columns-repeated="2" office:value-type="string">
            <text:p>Samario_147</text:p>
          </table:table-cell>
          <table:table-cell office:value-type="float" office:value="146.914893">
            <text:p>146.914893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samarium_148</text:p>
          </table:table-cell>
          <table:table-cell office:value-type="string">
            <text:p>Sm_148</text:p>
          </table:table-cell>
          <table:table-cell office:value-type="string">
            <text:p>62_148</text:p>
          </table:table-cell>
          <table:table-cell table:number-columns-repeated="2" office:value-type="string">
            <text:p>Samarium_148</text:p>
          </table:table-cell>
          <table:table-cell table:number-columns-repeated="2" office:value-type="string">
            <text:p>Samario_148</text:p>
          </table:table-cell>
          <table:table-cell office:value-type="float" office:value="147.914818">
            <text:p>147.914818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samarium_149</text:p>
          </table:table-cell>
          <table:table-cell office:value-type="string">
            <text:p>Sm_149</text:p>
          </table:table-cell>
          <table:table-cell office:value-type="string">
            <text:p>62_149</text:p>
          </table:table-cell>
          <table:table-cell table:number-columns-repeated="2" office:value-type="string">
            <text:p>Samarium_149</text:p>
          </table:table-cell>
          <table:table-cell table:number-columns-repeated="2" office:value-type="string">
            <text:p>Samario_149</text:p>
          </table:table-cell>
          <table:table-cell office:value-type="float" office:value="148.91718">
            <text:p>148.917180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samarium_150</text:p>
          </table:table-cell>
          <table:table-cell office:value-type="string">
            <text:p>Sm_150</text:p>
          </table:table-cell>
          <table:table-cell office:value-type="string">
            <text:p>62_150</text:p>
          </table:table-cell>
          <table:table-cell table:number-columns-repeated="2" office:value-type="string">
            <text:p>Samarium_150</text:p>
          </table:table-cell>
          <table:table-cell table:number-columns-repeated="2" office:value-type="string">
            <text:p>Samario_150</text:p>
          </table:table-cell>
          <table:table-cell office:value-type="float" office:value="149.917271">
            <text:p>149.917271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samarium_154</text:p>
          </table:table-cell>
          <table:table-cell office:value-type="string">
            <text:p>Sm_154</text:p>
          </table:table-cell>
          <table:table-cell office:value-type="string">
            <text:p>62_154</text:p>
          </table:table-cell>
          <table:table-cell table:number-columns-repeated="2" office:value-type="string">
            <text:p>Samarium_154</text:p>
          </table:table-cell>
          <table:table-cell table:number-columns-repeated="2" office:value-type="string">
            <text:p>Samario_154</text:p>
          </table:table-cell>
          <table:table-cell office:value-type="float" office:value="153.922205">
            <text:p>153.922205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office:value-type="string">
            <text:p>Europium</text:p>
          </table:table-cell>
          <table:table-cell office:value-type="string">
            <text:p>europium</text:p>
          </table:table-cell>
          <table:table-cell table:number-columns-repeated="2" office:value-type="string">
            <text:p>europio</text:p>
          </table:table-cell>
          <table:table-cell office:value-type="float" office:value="152.921226">
            <text:p>152.921226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822">
            <text:p>822.00</text:p>
          </table:table-cell>
          <table:table-cell office:value-type="float" office:value="1529">
            <text:p>1529.0</text:p>
          </table:table-cell>
          <table:table-cell office:value-type="float" office:value="5.24">
            <text:p>5.2400000</text:p>
          </table:table-cell>
          <table:table-cell/>
          <table:table-cell office:value-type="float" office:value="5.6704">
            <text:p>5.6704</text:p>
          </table:table-cell>
          <table:table-cell office:value-type="float" office:value="11.245">
            <text:p>11.245</text:p>
          </table:table-cell>
          <table:table-cell office:value-type="float" office:value="24.926">
            <text:p>24.926</text:p>
          </table:table-cell>
          <table:table-cell office:value-type="float" office:value="547">
            <text:p>547</text:p>
          </table:table-cell>
          <table:table-cell office:value-type="float" office:value="1085">
            <text:p>1085</text:p>
          </table:table-cell>
          <table:table-cell office:value-type="float" office:value="2405">
            <text:p>2405</text:p>
          </table:table-cell>
          <table:table-cell table:number-columns-repeated="2"/>
          <table:table-cell office:value-type="string">
            <text:p>+2, +3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Xe] 6s2 4f7</text:p>
          </table:table-cell>
          <table:table-cell office:value-type="float" office:value="2.56">
            <text:p>2.56</text:p>
          </table:table-cell>
          <table:table-cell office:value-type="float" office:value="1.07">
            <text:p>1.07</text:p>
          </table:table-cell>
          <table:table-cell office:value-type="float" office:value="1.85">
            <text:p>1.85</text:p>
          </table:table-cell>
          <table:table-cell table:number-columns-repeated="2"/>
          <table:table-cell office:value-type="float" office:value="208">
            <text:p>208.0</text:p>
          </table:table-cell>
          <table:table-cell/>
          <table:table-cell office:value-type="float" office:value="131">
            <text:p>131</text:p>
          </table:table-cell>
          <table:table-cell office:value-type="float" office:value="108.7">
            <text:p>108.7</text:p>
          </table:table-cell>
          <table:table-cell office:value-type="float" office:value="28.9">
            <text:p>28.90</text:p>
          </table:table-cell>
          <table:table-cell office:value-type="float" office:value="0.00112">
            <text:p>0.00112</text:p>
          </table:table-cell>
          <table:table-cell office:value-type="float" office:value="0.18">
            <text:p>0.180</text:p>
          </table:table-cell>
          <table:table-cell office:value-type="float" office:value="9.21">
            <text:p>9.21000</text:p>
          </table:table-cell>
          <table:table-cell office:value-type="float" office:value="143.5">
            <text:p>143.50000</text:p>
          </table:table-cell>
          <table:table-cell office:value-type="float" office:value="13.9">
            <text:p>13.90000</text:p>
          </table:table-cell>
          <table:table-cell/>
          <table:table-cell office:value-type="float" office:value="27.7">
            <text:p>27.700</text:p>
          </table:table-cell>
          <table:table-cell office:value-type="float" office:value="178">
            <text:p>178</text:p>
          </table:table-cell>
          <table:table-cell office:value-type="float" office:value="-1.01188715973165">
            <text:p>-1.0118871597316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europium_151</text:p>
          </table:table-cell>
          <table:table-cell office:value-type="string">
            <text:p>Eu_151</text:p>
          </table:table-cell>
          <table:table-cell office:value-type="string">
            <text:p>63_151</text:p>
          </table:table-cell>
          <table:table-cell table:number-columns-repeated="2" office:value-type="string">
            <text:p>Europium_151</text:p>
          </table:table-cell>
          <table:table-cell table:number-columns-repeated="2" office:value-type="string">
            <text:p>Europio_151</text:p>
          </table:table-cell>
          <table:table-cell office:value-type="float" office:value="150.919846">
            <text:p>150.919846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string">
            <text:p>Gadolinium</text:p>
          </table:table-cell>
          <table:table-cell office:value-type="string">
            <text:p>gadolinium</text:p>
          </table:table-cell>
          <table:table-cell office:value-type="string">
            <text:p>gadolineo</text:p>
          </table:table-cell>
          <table:table-cell office:value-type="string">
            <text:p>gadolinio</text:p>
          </table:table-cell>
          <table:table-cell office:value-type="float" office:value="157.924101">
            <text:p>157.924101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313">
            <text:p>1313.00</text:p>
          </table:table-cell>
          <table:table-cell office:value-type="float" office:value="3273">
            <text:p>3273.0</text:p>
          </table:table-cell>
          <table:table-cell office:value-type="float" office:value="7.9">
            <text:p>7.9000000</text:p>
          </table:table-cell>
          <table:table-cell office:value-type="float" office:value="1.2">
            <text:p>1.20</text:p>
          </table:table-cell>
          <table:table-cell office:value-type="float" office:value="6.15">
            <text:p>6.1500</text:p>
          </table:table-cell>
          <table:table-cell office:value-type="float" office:value="12.095">
            <text:p>12.095</text:p>
          </table:table-cell>
          <table:table-cell office:value-type="float" office:value="20.635">
            <text:p>20.635</text:p>
          </table:table-cell>
          <table:table-cell office:value-type="float" office:value="593">
            <text:p>593</text:p>
          </table:table-cell>
          <table:table-cell office:value-type="float" office:value="1167">
            <text:p>1167</text:p>
          </table:table-cell>
          <table:table-cell office:value-type="float" office:value="1991">
            <text:p>1991</text:p>
          </table:table-cell>
          <table:table-cell table:number-columns-repeated="2"/>
          <table:table-cell table:number-columns-repeated="2" office:value-type="string">
            <text:p>+3</text:p>
          </table:table-cell>
          <table:table-cell table:number-columns-repeated="2" office:value-type="string">
            <text:p>[Xe] 6s2 4f8</text:p>
          </table:table-cell>
          <table:table-cell office:value-type="float" office:value="2.54">
            <text:p>2.54</text:p>
          </table:table-cell>
          <table:table-cell office:value-type="float" office:value="1.05">
            <text:p>1.05</text:p>
          </table:table-cell>
          <table:table-cell office:value-type="float" office:value="1.61">
            <text:p>1.61</text:p>
          </table:table-cell>
          <table:table-cell table:number-columns-repeated="2"/>
          <table:table-cell office:value-type="float" office:value="180">
            <text:p>180.0</text:p>
          </table:table-cell>
          <table:table-cell table:number-columns-repeated="2"/>
          <table:table-cell office:value-type="float" office:value="107.8">
            <text:p>107.8</text:p>
          </table:table-cell>
          <table:table-cell office:value-type="float" office:value="19.9">
            <text:p>19.90</text:p>
          </table:table-cell>
          <table:table-cell office:value-type="float" office:value="0.00736">
            <text:p>0.00736</text:p>
          </table:table-cell>
          <table:table-cell office:value-type="float" office:value="0.23">
            <text:p>0.230</text:p>
          </table:table-cell>
          <table:table-cell office:value-type="float" office:value="10.05">
            <text:p>10.05000</text:p>
          </table:table-cell>
          <table:table-cell office:value-type="float" office:value="359.4">
            <text:p>359.40000</text:p>
          </table:table-cell>
          <table:table-cell office:value-type="float" office:value="10.6">
            <text:p>10.60000</text:p>
          </table:table-cell>
          <table:table-cell/>
          <table:table-cell office:value-type="float" office:value="23.5">
            <text:p>23.500</text:p>
          </table:table-cell>
          <table:table-cell office:value-type="float" office:value="398">
            <text:p>398</text:p>
          </table:table-cell>
          <table:table-cell office:value-type="float" office:value="-0.481486060122113">
            <text:p>-0.48148606012211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adolinium_152</text:p>
          </table:table-cell>
          <table:table-cell office:value-type="string">
            <text:p>Gd_152</text:p>
          </table:table-cell>
          <table:table-cell office:value-type="string">
            <text:p>64_152</text:p>
          </table:table-cell>
          <table:table-cell table:number-columns-repeated="2" office:value-type="string">
            <text:p>Gadolinium_152</text:p>
          </table:table-cell>
          <table:table-cell office:value-type="string">
            <text:p>Gadolineo_152</text:p>
          </table:table-cell>
          <table:table-cell office:value-type="string">
            <text:p>Gadolinio_152</text:p>
          </table:table-cell>
          <table:table-cell office:value-type="float" office:value="151.919788">
            <text:p>151.919788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gadolinium_154</text:p>
          </table:table-cell>
          <table:table-cell office:value-type="string">
            <text:p>Gd_154</text:p>
          </table:table-cell>
          <table:table-cell office:value-type="string">
            <text:p>64_154</text:p>
          </table:table-cell>
          <table:table-cell table:number-columns-repeated="2" office:value-type="string">
            <text:p>Gadolinium_154</text:p>
          </table:table-cell>
          <table:table-cell office:value-type="string">
            <text:p>Gadolineo_154</text:p>
          </table:table-cell>
          <table:table-cell office:value-type="string">
            <text:p>Gadolinio_154</text:p>
          </table:table-cell>
          <table:table-cell office:value-type="float" office:value="153.920862">
            <text:p>153.920862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gadolinium_155</text:p>
          </table:table-cell>
          <table:table-cell office:value-type="string">
            <text:p>Gd_155</text:p>
          </table:table-cell>
          <table:table-cell office:value-type="string">
            <text:p>64_155</text:p>
          </table:table-cell>
          <table:table-cell table:number-columns-repeated="2" office:value-type="string">
            <text:p>Gadolinium_155</text:p>
          </table:table-cell>
          <table:table-cell office:value-type="string">
            <text:p>Gadolineo_155</text:p>
          </table:table-cell>
          <table:table-cell office:value-type="string">
            <text:p>Gadolinio_155</text:p>
          </table:table-cell>
          <table:table-cell office:value-type="float" office:value="154.922619">
            <text:p>154.922619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gadolinium_156</text:p>
          </table:table-cell>
          <table:table-cell office:value-type="string">
            <text:p>Gd_156</text:p>
          </table:table-cell>
          <table:table-cell office:value-type="string">
            <text:p>64_156</text:p>
          </table:table-cell>
          <table:table-cell table:number-columns-repeated="2" office:value-type="string">
            <text:p>Gadolinium_156</text:p>
          </table:table-cell>
          <table:table-cell office:value-type="string">
            <text:p>Gadolineo_156</text:p>
          </table:table-cell>
          <table:table-cell office:value-type="string">
            <text:p>Gadolinio_156</text:p>
          </table:table-cell>
          <table:table-cell office:value-type="float" office:value="155.92212">
            <text:p>155.92212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gadolinium_157</text:p>
          </table:table-cell>
          <table:table-cell office:value-type="string">
            <text:p>Gd_157</text:p>
          </table:table-cell>
          <table:table-cell office:value-type="string">
            <text:p>64_157</text:p>
          </table:table-cell>
          <table:table-cell table:number-columns-repeated="2" office:value-type="string">
            <text:p>Gadolinium_157</text:p>
          </table:table-cell>
          <table:table-cell office:value-type="string">
            <text:p>Gadolineo_157</text:p>
          </table:table-cell>
          <table:table-cell office:value-type="string">
            <text:p>Gadolinio_157</text:p>
          </table:table-cell>
          <table:table-cell office:value-type="float" office:value="156.923957">
            <text:p>156.923957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gadolinium_160</text:p>
          </table:table-cell>
          <table:table-cell office:value-type="string">
            <text:p>Gd_160</text:p>
          </table:table-cell>
          <table:table-cell office:value-type="string">
            <text:p>64_160</text:p>
          </table:table-cell>
          <table:table-cell table:number-columns-repeated="2" office:value-type="string">
            <text:p>Gadolinium_160</text:p>
          </table:table-cell>
          <table:table-cell office:value-type="string">
            <text:p>Gadolineo_160</text:p>
          </table:table-cell>
          <table:table-cell office:value-type="string">
            <text:p>Gadolinio_160</text:p>
          </table:table-cell>
          <table:table-cell office:value-type="float" office:value="159.927051">
            <text:p>159.927051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string">
            <text:p>Terbium</text:p>
          </table:table-cell>
          <table:table-cell office:value-type="string">
            <text:p>terbium</text:p>
          </table:table-cell>
          <table:table-cell table:number-columns-repeated="2" office:value-type="string">
            <text:p>terbio</text:p>
          </table:table-cell>
          <table:table-cell office:value-type="float" office:value="158.925343">
            <text:p>158.925343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365">
            <text:p>1365.00</text:p>
          </table:table-cell>
          <table:table-cell office:value-type="float" office:value="3230">
            <text:p>3230.0</text:p>
          </table:table-cell>
          <table:table-cell office:value-type="float" office:value="8.23">
            <text:p>8.2300000</text:p>
          </table:table-cell>
          <table:table-cell/>
          <table:table-cell office:value-type="float" office:value="5.8939">
            <text:p>5.8939</text:p>
          </table:table-cell>
          <table:table-cell office:value-type="float" office:value="11.525">
            <text:p>11.525</text:p>
          </table:table-cell>
          <table:table-cell office:value-type="float" office:value="21.91">
            <text:p>21.910</text:p>
          </table:table-cell>
          <table:table-cell office:value-type="float" office:value="569">
            <text:p>569</text:p>
          </table:table-cell>
          <table:table-cell office:value-type="float" office:value="1112">
            <text:p>1112</text:p>
          </table:table-cell>
          <table:table-cell office:value-type="float" office:value="2114">
            <text:p>2114</text:p>
          </table:table-cell>
          <table:table-cell table:number-columns-repeated="2"/>
          <table:table-cell office:value-type="string">
            <text:p>+3, +4</text:p>
          </table:table-cell>
          <table:table-cell table:style-name="ce10" office:value-type="string">
            <text:p>+3, +4</text:p>
          </table:table-cell>
          <table:table-cell table:number-columns-repeated="2" office:value-type="string">
            <text:p>[Xe] 6s2 4f9</text:p>
          </table:table-cell>
          <table:table-cell office:value-type="float" office:value="2.51">
            <text:p>2.51</text:p>
          </table:table-cell>
          <table:table-cell office:value-type="float" office:value="1.18">
            <text:p>1.18</text:p>
          </table:table-cell>
          <table:table-cell office:value-type="float" office:value="1.59">
            <text:p>1.59</text:p>
          </table:table-cell>
          <table:table-cell table:number-columns-repeated="2"/>
          <table:table-cell office:value-type="float" office:value="177">
            <text:p>177.0</text:p>
          </table:table-cell>
          <table:table-cell table:number-columns-repeated="2"/>
          <table:table-cell office:value-type="float" office:value="106.3">
            <text:p>106.3</text:p>
          </table:table-cell>
          <table:table-cell office:value-type="float" office:value="19.2">
            <text:p>19.20</text:p>
          </table:table-cell>
          <table:table-cell office:value-type="float" office:value="0.00889">
            <text:p>0.00889</text:p>
          </table:table-cell>
          <table:table-cell office:value-type="float" office:value="0.18">
            <text:p>0.180</text:p>
          </table:table-cell>
          <table:table-cell office:value-type="float" office:value="10.8">
            <text:p>10.80000</text:p>
          </table:table-cell>
          <table:table-cell office:value-type="float" office:value="330.9">
            <text:p>330.90000</text:p>
          </table:table-cell>
          <table:table-cell office:value-type="float" office:value="11.1">
            <text:p>11.10000</text:p>
          </table:table-cell>
          <table:table-cell/>
          <table:table-cell office:value-type="float" office:value="25.5">
            <text:p>25.500</text:p>
          </table:table-cell>
          <table:table-cell office:value-type="float" office:value="389">
            <text:p>389</text:p>
          </table:table-cell>
          <table:table-cell office:value-type="float" office:value="-1.21968268785985">
            <text:p>-1.2196826878598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ys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string">
            <text:p>Dysprosium</text:p>
          </table:table-cell>
          <table:table-cell office:value-type="string">
            <text:p>dysprosium</text:p>
          </table:table-cell>
          <table:table-cell table:number-columns-repeated="2" office:value-type="string">
            <text:p>disprosio</text:p>
          </table:table-cell>
          <table:table-cell office:value-type="float" office:value="163.929171">
            <text:p>163.929171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412">
            <text:p>1412.00</text:p>
          </table:table-cell>
          <table:table-cell office:value-type="float" office:value="2567">
            <text:p>2567.0</text:p>
          </table:table-cell>
          <table:table-cell office:value-type="float" office:value="8.55">
            <text:p>8.5500000</text:p>
          </table:table-cell>
          <table:table-cell office:value-type="float" office:value="1.22">
            <text:p>1.22</text:p>
          </table:table-cell>
          <table:table-cell office:value-type="float" office:value="5.9389">
            <text:p>5.9389</text:p>
          </table:table-cell>
          <table:table-cell office:value-type="float" office:value="11.67">
            <text:p>11.670</text:p>
          </table:table-cell>
          <table:table-cell office:value-type="float" office:value="22.802">
            <text:p>22.802</text:p>
          </table:table-cell>
          <table:table-cell office:value-type="float" office:value="573">
            <text:p>573</text:p>
          </table:table-cell>
          <table:table-cell office:value-type="float" office:value="1126">
            <text:p>1126</text:p>
          </table:table-cell>
          <table:table-cell office:value-type="float" office:value="2200">
            <text:p>2200</text:p>
          </table:table-cell>
          <table:table-cell table:number-columns-repeated="2"/>
          <table:table-cell table:number-columns-repeated="2" office:value-type="string">
            <text:p>+3</text:p>
          </table:table-cell>
          <table:table-cell table:number-columns-repeated="2" office:value-type="string">
            <text:p>[Xe] 6s2 4f10</text:p>
          </table:table-cell>
          <table:table-cell office:value-type="float" office:value="2.49">
            <text:p>2.49</text:p>
          </table:table-cell>
          <table:table-cell office:value-type="float" office:value="1.03">
            <text:p>1.03</text:p>
          </table:table-cell>
          <table:table-cell office:value-type="float" office:value="1.59">
            <text:p>1.59</text:p>
          </table:table-cell>
          <table:table-cell table:number-columns-repeated="2"/>
          <table:table-cell office:value-type="float" office:value="178">
            <text:p>178.0</text:p>
          </table:table-cell>
          <table:table-cell/>
          <table:table-cell office:value-type="float" office:value="121">
            <text:p>121</text:p>
          </table:table-cell>
          <table:table-cell office:value-type="float" office:value="105.2">
            <text:p>105.2</text:p>
          </table:table-cell>
          <table:table-cell office:value-type="float" office:value="19">
            <text:p>19.00</text:p>
          </table:table-cell>
          <table:table-cell office:value-type="float" office:value="0.0108">
            <text:p>0.01080</text:p>
          </table:table-cell>
          <table:table-cell office:value-type="float" office:value="0.17">
            <text:p>0.170</text:p>
          </table:table-cell>
          <table:table-cell office:value-type="float" office:value="11.06">
            <text:p>11.06000</text:p>
          </table:table-cell>
          <table:table-cell office:value-type="float" office:value="230.1">
            <text:p>230.10000</text:p>
          </table:table-cell>
          <table:table-cell office:value-type="float" office:value="10.7">
            <text:p>10.70000</text:p>
          </table:table-cell>
          <table:table-cell/>
          <table:table-cell office:value-type="float" office:value="24.5">
            <text:p>24.500</text:p>
          </table:table-cell>
          <table:table-cell office:value-type="float" office:value="291">
            <text:p>291</text:p>
          </table:table-cell>
          <table:table-cell office:value-type="float" office:value="-0.404283380056576">
            <text:p>-0.40428338005657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ysprosium_156</text:p>
          </table:table-cell>
          <table:table-cell office:value-type="string">
            <text:p>Dy_156</text:p>
          </table:table-cell>
          <table:table-cell office:value-type="string">
            <text:p>66_156</text:p>
          </table:table-cell>
          <table:table-cell table:number-columns-repeated="2" office:value-type="string">
            <text:p>Dysprosium_156</text:p>
          </table:table-cell>
          <table:table-cell table:number-columns-repeated="2" office:value-type="string">
            <text:p>Disprosio_156</text:p>
          </table:table-cell>
          <table:table-cell office:value-type="float" office:value="155.924278">
            <text:p>155.924278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dysprosium_158</text:p>
          </table:table-cell>
          <table:table-cell office:value-type="string">
            <text:p>Dy_158</text:p>
          </table:table-cell>
          <table:table-cell office:value-type="string">
            <text:p>66_158</text:p>
          </table:table-cell>
          <table:table-cell table:number-columns-repeated="2" office:value-type="string">
            <text:p>Dysprosium_158</text:p>
          </table:table-cell>
          <table:table-cell table:number-columns-repeated="2" office:value-type="string">
            <text:p>Disprosio_158</text:p>
          </table:table-cell>
          <table:table-cell office:value-type="float" office:value="157.924405">
            <text:p>157.924405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dysprosium_160</text:p>
          </table:table-cell>
          <table:table-cell office:value-type="string">
            <text:p>Dy_160</text:p>
          </table:table-cell>
          <table:table-cell office:value-type="string">
            <text:p>66_160</text:p>
          </table:table-cell>
          <table:table-cell table:number-columns-repeated="2" office:value-type="string">
            <text:p>Dysprosium_160</text:p>
          </table:table-cell>
          <table:table-cell table:number-columns-repeated="2" office:value-type="string">
            <text:p>Disprosio_160</text:p>
          </table:table-cell>
          <table:table-cell office:value-type="float" office:value="159.925194">
            <text:p>159.925194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dysprosium_161</text:p>
          </table:table-cell>
          <table:table-cell office:value-type="string">
            <text:p>Dy_161</text:p>
          </table:table-cell>
          <table:table-cell office:value-type="string">
            <text:p>66_161</text:p>
          </table:table-cell>
          <table:table-cell table:number-columns-repeated="2" office:value-type="string">
            <text:p>Dysprosium_161</text:p>
          </table:table-cell>
          <table:table-cell table:number-columns-repeated="2" office:value-type="string">
            <text:p>Disprosio_161</text:p>
          </table:table-cell>
          <table:table-cell office:value-type="float" office:value="160.92693">
            <text:p>160.92693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dysprosium_162</text:p>
          </table:table-cell>
          <table:table-cell office:value-type="string">
            <text:p>Dy_162</text:p>
          </table:table-cell>
          <table:table-cell office:value-type="string">
            <text:p>66_162</text:p>
          </table:table-cell>
          <table:table-cell table:number-columns-repeated="2" office:value-type="string">
            <text:p>Dysprosium_162</text:p>
          </table:table-cell>
          <table:table-cell table:number-columns-repeated="2" office:value-type="string">
            <text:p>Disprosio_162</text:p>
          </table:table-cell>
          <table:table-cell office:value-type="float" office:value="161.926795">
            <text:p>161.926795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dysprosium_163</text:p>
          </table:table-cell>
          <table:table-cell office:value-type="string">
            <text:p>Dy_163</text:p>
          </table:table-cell>
          <table:table-cell office:value-type="string">
            <text:p>66_163</text:p>
          </table:table-cell>
          <table:table-cell table:number-columns-repeated="2" office:value-type="string">
            <text:p>Dysprosium_163</text:p>
          </table:table-cell>
          <table:table-cell table:number-columns-repeated="2" office:value-type="string">
            <text:p>Disprosio_163</text:p>
          </table:table-cell>
          <table:table-cell office:value-type="float" office:value="162.928728">
            <text:p>162.928728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string">
            <text:p>Holmium</text:p>
          </table:table-cell>
          <table:table-cell office:value-type="string">
            <text:p>holmium</text:p>
          </table:table-cell>
          <table:table-cell office:value-type="string">
            <text:p>holmio</text:p>
          </table:table-cell>
          <table:table-cell office:value-type="string">
            <text:p>olmio</text:p>
          </table:table-cell>
          <table:table-cell office:value-type="float" office:value="164.930319">
            <text:p>164.930319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474">
            <text:p>1474.00</text:p>
          </table:table-cell>
          <table:table-cell office:value-type="float" office:value="2700">
            <text:p>2700.0</text:p>
          </table:table-cell>
          <table:table-cell office:value-type="float" office:value="8.8">
            <text:p>8.8000000</text:p>
          </table:table-cell>
          <table:table-cell office:value-type="float" office:value="1.23">
            <text:p>1.23</text:p>
          </table:table-cell>
          <table:table-cell office:value-type="float" office:value="6.0216">
            <text:p>6.0216</text:p>
          </table:table-cell>
          <table:table-cell office:value-type="float" office:value="11.805">
            <text:p>11.805</text:p>
          </table:table-cell>
          <table:table-cell office:value-type="float" office:value="22.843">
            <text:p>22.843</text:p>
          </table:table-cell>
          <table:table-cell office:value-type="float" office:value="581">
            <text:p>581</text:p>
          </table:table-cell>
          <table:table-cell office:value-type="float" office:value="1139">
            <text:p>1139</text:p>
          </table:table-cell>
          <table:table-cell office:value-type="float" office:value="2204">
            <text:p>2204</text:p>
          </table:table-cell>
          <table:table-cell table:number-columns-repeated="2"/>
          <table:table-cell table:number-columns-repeated="2" office:value-type="string">
            <text:p>+3</text:p>
          </table:table-cell>
          <table:table-cell table:number-columns-repeated="2" office:value-type="string">
            <text:p>[Xe] 6s2 4f11</text:p>
          </table:table-cell>
          <table:table-cell office:value-type="float" office:value="2.47">
            <text:p>2.47</text:p>
          </table:table-cell>
          <table:table-cell/>
          <table:table-cell office:value-type="float" office:value="1.58">
            <text:p>1.58</text:p>
          </table:table-cell>
          <table:table-cell table:number-columns-repeated="2"/>
          <table:table-cell office:value-type="float" office:value="176">
            <text:p>176.0</text:p>
          </table:table-cell>
          <table:table-cell table:number-columns-repeated="2"/>
          <table:table-cell office:value-type="float" office:value="104.1">
            <text:p>104.1</text:p>
          </table:table-cell>
          <table:table-cell office:value-type="float" office:value="18.8">
            <text:p>18.80</text:p>
          </table:table-cell>
          <table:table-cell office:value-type="float" office:value="0.0124">
            <text:p>0.01240</text:p>
          </table:table-cell>
          <table:table-cell office:value-type="float" office:value="0.16">
            <text:p>0.160</text:p>
          </table:table-cell>
          <table:table-cell office:value-type="float" office:value="12.2">
            <text:p>12.20000</text:p>
          </table:table-cell>
          <table:table-cell office:value-type="float" office:value="241">
            <text:p>241.00000</text:p>
          </table:table-cell>
          <table:table-cell office:value-type="float" office:value="16.2">
            <text:p>16.20000</text:p>
          </table:table-cell>
          <table:table-cell/>
          <table:table-cell office:value-type="float" office:value="23.6">
            <text:p>23.600</text:p>
          </table:table-cell>
          <table:table-cell office:value-type="float" office:value="301">
            <text:p>301</text:p>
          </table:table-cell>
          <table:table-cell office:value-type="float" office:value="-1.05109823902979">
            <text:p>-1.05109823902979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string">
            <text:p>Erbium</text:p>
          </table:table-cell>
          <table:table-cell office:value-type="string">
            <text:p>erbium</text:p>
          </table:table-cell>
          <table:table-cell table:number-columns-repeated="2" office:value-type="string">
            <text:p>erbio</text:p>
          </table:table-cell>
          <table:table-cell office:value-type="float" office:value="165.93029">
            <text:p>165.930290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529">
            <text:p>1529.00</text:p>
          </table:table-cell>
          <table:table-cell office:value-type="float" office:value="2868">
            <text:p>2868.0</text:p>
          </table:table-cell>
          <table:table-cell office:value-type="float" office:value="9.07">
            <text:p>9.0700000</text:p>
          </table:table-cell>
          <table:table-cell office:value-type="float" office:value="1.24">
            <text:p>1.24</text:p>
          </table:table-cell>
          <table:table-cell office:value-type="float" office:value="6.1078">
            <text:p>6.1078</text:p>
          </table:table-cell>
          <table:table-cell office:value-type="float" office:value="11.929">
            <text:p>11.929</text:p>
          </table:table-cell>
          <table:table-cell office:value-type="float" office:value="22.739">
            <text:p>22.739</text:p>
          </table:table-cell>
          <table:table-cell office:value-type="float" office:value="589">
            <text:p>589</text:p>
          </table:table-cell>
          <table:table-cell office:value-type="float" office:value="1151">
            <text:p>1151</text:p>
          </table:table-cell>
          <table:table-cell office:value-type="float" office:value="2194">
            <text:p>2194</text:p>
          </table:table-cell>
          <table:table-cell table:number-columns-repeated="2"/>
          <table:table-cell table:number-columns-repeated="2" office:value-type="string">
            <text:p>+3</text:p>
          </table:table-cell>
          <table:table-cell table:number-columns-repeated="2" office:value-type="string">
            <text:p>[Xe] 6s2 4f12</text:p>
          </table:table-cell>
          <table:table-cell office:value-type="float" office:value="2.45">
            <text:p>2.45</text:p>
          </table:table-cell>
          <table:table-cell office:value-type="float" office:value="1">
            <text:p>1.00</text:p>
          </table:table-cell>
          <table:table-cell office:value-type="float" office:value="1.57">
            <text:p>1.57</text:p>
          </table:table-cell>
          <table:table-cell table:number-columns-repeated="2"/>
          <table:table-cell office:value-type="float" office:value="176">
            <text:p>176.0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18.4">
            <text:p>18.40</text:p>
          </table:table-cell>
          <table:table-cell office:value-type="float" office:value="0.0117">
            <text:p>0.01170</text:p>
          </table:table-cell>
          <table:table-cell office:value-type="float" office:value="0.17">
            <text:p>0.170</text:p>
          </table:table-cell>
          <table:table-cell office:value-type="float" office:value="19.9">
            <text:p>19.90000</text:p>
          </table:table-cell>
          <table:table-cell office:value-type="float" office:value="261">
            <text:p>261.00000</text:p>
          </table:table-cell>
          <table:table-cell office:value-type="float" office:value="14.3">
            <text:p>14.30000</text:p>
          </table:table-cell>
          <table:table-cell/>
          <table:table-cell office:value-type="float" office:value="22.7">
            <text:p>22.700</text:p>
          </table:table-cell>
          <table:table-cell office:value-type="float" office:value="317">
            <text:p>317</text:p>
          </table:table-cell>
          <table:table-cell office:value-type="float" office:value="-0.600672467841321">
            <text:p>-0.60067246784132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erbium_162</text:p>
          </table:table-cell>
          <table:table-cell office:value-type="string">
            <text:p>Er_162</text:p>
          </table:table-cell>
          <table:table-cell office:value-type="string">
            <text:p>68_162</text:p>
          </table:table-cell>
          <table:table-cell table:number-columns-repeated="2" office:value-type="string">
            <text:p>Erbium_162</text:p>
          </table:table-cell>
          <table:table-cell table:number-columns-repeated="2" office:value-type="string">
            <text:p>Erbio_162</text:p>
          </table:table-cell>
          <table:table-cell office:value-type="float" office:value="161.928775">
            <text:p>161.928775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erbium_164</text:p>
          </table:table-cell>
          <table:table-cell office:value-type="string">
            <text:p>Er_164</text:p>
          </table:table-cell>
          <table:table-cell office:value-type="string">
            <text:p>68_164</text:p>
          </table:table-cell>
          <table:table-cell table:number-columns-repeated="2" office:value-type="string">
            <text:p>Erbium_164</text:p>
          </table:table-cell>
          <table:table-cell table:number-columns-repeated="2" office:value-type="string">
            <text:p>Erbio_164</text:p>
          </table:table-cell>
          <table:table-cell office:value-type="float" office:value="163.929197">
            <text:p>163.929197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erbium_167</text:p>
          </table:table-cell>
          <table:table-cell office:value-type="string">
            <text:p>Er_167</text:p>
          </table:table-cell>
          <table:table-cell office:value-type="string">
            <text:p>68_167</text:p>
          </table:table-cell>
          <table:table-cell table:number-columns-repeated="2" office:value-type="string">
            <text:p>Erbium_167</text:p>
          </table:table-cell>
          <table:table-cell table:number-columns-repeated="2" office:value-type="string">
            <text:p>Erbio_167</text:p>
          </table:table-cell>
          <table:table-cell office:value-type="float" office:value="166.932045">
            <text:p>166.932045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erbium_168</text:p>
          </table:table-cell>
          <table:table-cell office:value-type="string">
            <text:p>Er_168</text:p>
          </table:table-cell>
          <table:table-cell office:value-type="string">
            <text:p>68_168</text:p>
          </table:table-cell>
          <table:table-cell table:number-columns-repeated="2" office:value-type="string">
            <text:p>Erbium_168</text:p>
          </table:table-cell>
          <table:table-cell table:number-columns-repeated="2" office:value-type="string">
            <text:p>Erbio_168</text:p>
          </table:table-cell>
          <table:table-cell office:value-type="float" office:value="167.932368">
            <text:p>167.932368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erbium_170</text:p>
          </table:table-cell>
          <table:table-cell office:value-type="string">
            <text:p>Er_170</text:p>
          </table:table-cell>
          <table:table-cell office:value-type="string">
            <text:p>68_170</text:p>
          </table:table-cell>
          <table:table-cell table:number-columns-repeated="2" office:value-type="string">
            <text:p>Erbium_170</text:p>
          </table:table-cell>
          <table:table-cell table:number-columns-repeated="2" office:value-type="string">
            <text:p>Erbio_170</text:p>
          </table:table-cell>
          <table:table-cell office:value-type="float" office:value="169.93546">
            <text:p>169.93546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string">
            <text:p>Thulium</text:p>
          </table:table-cell>
          <table:table-cell office:value-type="string">
            <text:p>thulium</text:p>
          </table:table-cell>
          <table:table-cell table:number-columns-repeated="2" office:value-type="string">
            <text:p>tulio</text:p>
          </table:table-cell>
          <table:table-cell office:value-type="float" office:value="168.934211">
            <text:p>168.9342110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1545">
            <text:p>1545.00</text:p>
          </table:table-cell>
          <table:table-cell office:value-type="float" office:value="1950">
            <text:p>1950.0</text:p>
          </table:table-cell>
          <table:table-cell office:value-type="float" office:value="9.32">
            <text:p>9.3200000</text:p>
          </table:table-cell>
          <table:table-cell office:value-type="float" office:value="1.25">
            <text:p>1.25</text:p>
          </table:table-cell>
          <table:table-cell office:value-type="float" office:value="6.1843">
            <text:p>6.1843</text:p>
          </table:table-cell>
          <table:table-cell office:value-type="float" office:value="12.054">
            <text:p>12.054</text:p>
          </table:table-cell>
          <table:table-cell office:value-type="float" office:value="26.367">
            <text:p>26.367</text:p>
          </table:table-cell>
          <table:table-cell office:value-type="float" office:value="597">
            <text:p>597</text:p>
          </table:table-cell>
          <table:table-cell office:value-type="float" office:value="1163">
            <text:p>1163</text:p>
          </table:table-cell>
          <table:table-cell office:value-type="float" office:value="2544">
            <text:p>2544</text:p>
          </table:table-cell>
          <table:table-cell table:number-columns-repeated="2"/>
          <table:table-cell office:value-type="string">
            <text:p>+2, +3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Xe] 6s2 4f13</text:p>
          </table:table-cell>
          <table:table-cell office:value-type="float" office:value="2.42">
            <text:p>2.42</text:p>
          </table:table-cell>
          <table:table-cell office:value-type="float" office:value="1.09">
            <text:p>1.09</text:p>
          </table:table-cell>
          <table:table-cell office:value-type="float" office:value="1.56">
            <text:p>1.56</text:p>
          </table:table-cell>
          <table:table-cell table:number-columns-repeated="2"/>
          <table:table-cell office:value-type="float" office:value="176">
            <text:p>176.0</text:p>
          </table:table-cell>
          <table:table-cell/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8.1">
            <text:p>18.10</text:p>
          </table:table-cell>
          <table:table-cell office:value-type="float" office:value="0.015">
            <text:p>0.01500</text:p>
          </table:table-cell>
          <table:table-cell office:value-type="float" office:value="0.16">
            <text:p>0.160</text:p>
          </table:table-cell>
          <table:table-cell office:value-type="float" office:value="16.84">
            <text:p>16.84000</text:p>
          </table:table-cell>
          <table:table-cell office:value-type="float" office:value="191">
            <text:p>191.00000</text:p>
          </table:table-cell>
          <table:table-cell office:value-type="float" office:value="16.8">
            <text:p>16.80000</text:p>
          </table:table-cell>
          <table:table-cell/>
          <table:table-cell office:value-type="float" office:value="21.8">
            <text:p>21.800</text:p>
          </table:table-cell>
          <table:table-cell office:value-type="float" office:value="232">
            <text:p>232</text:p>
          </table:table-cell>
          <table:table-cell office:value-type="float" office:value="-1.42250820016277">
            <text:p>-1.42250820016277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string">
            <text:p>Ytterbium</text:p>
          </table:table-cell>
          <table:table-cell office:value-type="string">
            <text:p>ytterbium</text:p>
          </table:table-cell>
          <table:table-cell office:value-type="string">
            <text:p>iterbio</text:p>
          </table:table-cell>
          <table:table-cell office:value-type="string">
            <text:p>itterbio</text:p>
          </table:table-cell>
          <table:table-cell office:value-type="float" office:value="173.9388581">
            <text:p>173.9388581000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float" office:value="819">
            <text:p>819.00</text:p>
          </table:table-cell>
          <table:table-cell office:value-type="float" office:value="1196">
            <text:p>1196.0</text:p>
          </table:table-cell>
          <table:table-cell office:value-type="float" office:value="6.97">
            <text:p>6.9700000</text:p>
          </table:table-cell>
          <table:table-cell/>
          <table:table-cell office:value-type="float" office:value="6.2542">
            <text:p>6.2542</text:p>
          </table:table-cell>
          <table:table-cell office:value-type="float" office:value="12.188">
            <text:p>12.188</text:p>
          </table:table-cell>
          <table:table-cell office:value-type="float" office:value="25.03">
            <text:p>25.030</text:p>
          </table:table-cell>
          <table:table-cell office:value-type="float" office:value="603">
            <text:p>603</text:p>
          </table:table-cell>
          <table:table-cell office:value-type="float" office:value="1176">
            <text:p>1176</text:p>
          </table:table-cell>
          <table:table-cell office:value-type="float" office:value="2415">
            <text:p>2415</text:p>
          </table:table-cell>
          <table:table-cell table:number-columns-repeated="2"/>
          <table:table-cell office:value-type="string">
            <text:p>+2, +3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Xe] 6s2 4f14</text:p>
          </table:table-cell>
          <table:table-cell office:value-type="float" office:value="2.4">
            <text:p>2.40</text:p>
          </table:table-cell>
          <table:table-cell office:value-type="float" office:value="0.99">
            <text:p>0.99</text:p>
          </table:table-cell>
          <table:table-cell office:value-type="float" office:value="1.74">
            <text:p>1.74</text:p>
          </table:table-cell>
          <table:table-cell table:number-columns-repeated="2"/>
          <table:table-cell office:value-type="float" office:value="193">
            <text:p>193.0</text:p>
          </table:table-cell>
          <table:table-cell/>
          <table:table-cell office:value-type="float" office:value="116">
            <text:p>116</text:p>
          </table:table-cell>
          <table:table-cell office:value-type="float" office:value="100.8">
            <text:p>100.8</text:p>
          </table:table-cell>
          <table:table-cell office:value-type="float" office:value="24.79">
            <text:p>24.79</text:p>
          </table:table-cell>
          <table:table-cell office:value-type="float" office:value="0.0351">
            <text:p>0.03510</text:p>
          </table:table-cell>
          <table:table-cell office:value-type="float" office:value="0.15">
            <text:p>0.150</text:p>
          </table:table-cell>
          <table:table-cell office:value-type="float" office:value="7.66">
            <text:p>7.66000</text:p>
          </table:table-cell>
          <table:table-cell office:value-type="float" office:value="128.9">
            <text:p>128.90000</text:p>
          </table:table-cell>
          <table:table-cell office:value-type="float" office:value="34.9">
            <text:p>34.90000</text:p>
          </table:table-cell>
          <table:table-cell/>
          <table:table-cell office:value-type="float" office:value="21">
            <text:p>21.000</text:p>
          </table:table-cell>
          <table:table-cell office:value-type="float" office:value="152">
            <text:p>152</text:p>
          </table:table-cell>
          <table:table-cell office:value-type="float" office:value="-0.605723473232178">
            <text:p>-0.605723473232178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ytterbium_168</text:p>
          </table:table-cell>
          <table:table-cell office:value-type="string">
            <text:p>Yb_168</text:p>
          </table:table-cell>
          <table:table-cell office:value-type="string">
            <text:p>70_168</text:p>
          </table:table-cell>
          <table:table-cell table:number-columns-repeated="2" office:value-type="string">
            <text:p>Ytterbium_168</text:p>
          </table:table-cell>
          <table:table-cell office:value-type="string">
            <text:p>Iterbio_168</text:p>
          </table:table-cell>
          <table:table-cell office:value-type="string">
            <text:p>Itterbio_168</text:p>
          </table:table-cell>
          <table:table-cell office:value-type="float" office:value="167.933894">
            <text:p>167.933894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ytterbium_170</text:p>
          </table:table-cell>
          <table:table-cell office:value-type="string">
            <text:p>Yb_170</text:p>
          </table:table-cell>
          <table:table-cell office:value-type="string">
            <text:p>70_170</text:p>
          </table:table-cell>
          <table:table-cell table:number-columns-repeated="2" office:value-type="string">
            <text:p>Ytterbium_170</text:p>
          </table:table-cell>
          <table:table-cell office:value-type="string">
            <text:p>Iterbio_170</text:p>
          </table:table-cell>
          <table:table-cell office:value-type="string">
            <text:p>Itterbio_170</text:p>
          </table:table-cell>
          <table:table-cell office:value-type="float" office:value="169.934759">
            <text:p>169.934759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ytterbium_171</text:p>
          </table:table-cell>
          <table:table-cell office:value-type="string">
            <text:p>Yb_171</text:p>
          </table:table-cell>
          <table:table-cell office:value-type="string">
            <text:p>70_171</text:p>
          </table:table-cell>
          <table:table-cell table:number-columns-repeated="2" office:value-type="string">
            <text:p>Ytterbium_171</text:p>
          </table:table-cell>
          <table:table-cell office:value-type="string">
            <text:p>Iterbio_171</text:p>
          </table:table-cell>
          <table:table-cell office:value-type="string">
            <text:p>Itterbio_171</text:p>
          </table:table-cell>
          <table:table-cell office:value-type="float" office:value="170.936322">
            <text:p>170.936322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ytterbium_172</text:p>
          </table:table-cell>
          <table:table-cell office:value-type="string">
            <text:p>Yb_172</text:p>
          </table:table-cell>
          <table:table-cell office:value-type="string">
            <text:p>70_172</text:p>
          </table:table-cell>
          <table:table-cell table:number-columns-repeated="2" office:value-type="string">
            <text:p>Ytterbium_172</text:p>
          </table:table-cell>
          <table:table-cell office:value-type="string">
            <text:p>Iterbio_172</text:p>
          </table:table-cell>
          <table:table-cell office:value-type="string">
            <text:p>Itterbio_172</text:p>
          </table:table-cell>
          <table:table-cell office:value-type="float" office:value="171.9363777">
            <text:p>171.9363777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ytterbium_173</text:p>
          </table:table-cell>
          <table:table-cell office:value-type="string">
            <text:p>Yb_173</text:p>
          </table:table-cell>
          <table:table-cell office:value-type="string">
            <text:p>70_173</text:p>
          </table:table-cell>
          <table:table-cell table:number-columns-repeated="2" office:value-type="string">
            <text:p>Ytterbium_173</text:p>
          </table:table-cell>
          <table:table-cell office:value-type="string">
            <text:p>Iterbio_173</text:p>
          </table:table-cell>
          <table:table-cell office:value-type="string">
            <text:p>Itterbio_173</text:p>
          </table:table-cell>
          <table:table-cell office:value-type="float" office:value="172.9382068">
            <text:p>172.938206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string">
            <text:p>Ytterbium</text:p>
          </table:table-cell>
          <table:table-cell office:value-type="string">
            <text:p>ytterbium</text:p>
          </table:table-cell>
          <table:table-cell office:value-type="string">
            <text:p>iterbio</text:p>
          </table:table-cell>
          <table:table-cell office:value-type="string">
            <text:p>itterbio</text:p>
          </table:table-cell>
          <table:table-cell office:value-type="float" office:value="175.942568">
            <text:p>175.942568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string">
            <text:p>Lutetium</text:p>
          </table:table-cell>
          <table:table-cell office:value-type="string">
            <text:p>lutécium</text:p>
          </table:table-cell>
          <table:table-cell office:value-type="string">
            <text:p>lutecio</text:p>
          </table:table-cell>
          <table:table-cell office:value-type="string">
            <text:p>lutezio</text:p>
          </table:table-cell>
          <table:table-cell office:value-type="float" office:value="174.9407679">
            <text:p>174.94076790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63">
            <text:p>1663.00</text:p>
          </table:table-cell>
          <table:table-cell office:value-type="float" office:value="3402">
            <text:p>3402.0</text:p>
          </table:table-cell>
          <table:table-cell office:value-type="float" office:value="9.84">
            <text:p>9.8400000</text:p>
          </table:table-cell>
          <table:table-cell office:value-type="float" office:value="1.27">
            <text:p>1.27</text:p>
          </table:table-cell>
          <table:table-cell office:value-type="float" office:value="5.4259">
            <text:p>5.4259</text:p>
          </table:table-cell>
          <table:table-cell office:value-type="float" office:value="13.888">
            <text:p>13.888</text:p>
          </table:table-cell>
          <table:table-cell office:value-type="float" office:value="20.957">
            <text:p>20.957</text:p>
          </table:table-cell>
          <table:table-cell office:value-type="float" office:value="524">
            <text:p>524</text:p>
          </table:table-cell>
          <table:table-cell office:value-type="float" office:value="1340">
            <text:p>1340</text:p>
          </table:table-cell>
          <table:table-cell office:value-type="float" office:value="2022">
            <text:p>2022</text:p>
          </table:table-cell>
          <table:table-cell table:number-columns-repeated="2"/>
          <table:table-cell table:number-columns-repeated="2" office:value-type="string">
            <text:p>+3</text:p>
          </table:table-cell>
          <table:table-cell table:number-columns-repeated="2" office:value-type="string">
            <text:p>[Xe] 6s2 4f14 5d1</text:p>
          </table:table-cell>
          <table:table-cell office:value-type="float" office:value="2.25">
            <text:p>2.25</text:p>
          </table:table-cell>
          <table:table-cell office:value-type="float" office:value="0.98">
            <text:p>0.98</text:p>
          </table:table-cell>
          <table:table-cell office:value-type="float" office:value="1.56">
            <text:p>1.56</text:p>
          </table:table-cell>
          <table:table-cell table:number-columns-repeated="2"/>
          <table:table-cell office:value-type="float" office:value="174">
            <text:p>174.0</text:p>
          </table:table-cell>
          <table:table-cell table:number-columns-repeated="2"/>
          <table:table-cell office:value-type="float" office:value="100.1">
            <text:p>100.1</text:p>
          </table:table-cell>
          <table:table-cell office:value-type="float" office:value="17.78">
            <text:p>17.78</text:p>
          </table:table-cell>
          <table:table-cell office:value-type="float" office:value="0.0185">
            <text:p>0.01850</text:p>
          </table:table-cell>
          <table:table-cell office:value-type="float" office:value="0.15">
            <text:p>0.150</text:p>
          </table:table-cell>
          <table:table-cell office:value-type="float" office:value="18.6">
            <text:p>18.60000</text:p>
          </table:table-cell>
          <table:table-cell office:value-type="float" office:value="355.9">
            <text:p>355.90000</text:p>
          </table:table-cell>
          <table:table-cell office:value-type="float" office:value="16.4">
            <text:p>16.40000</text:p>
          </table:table-cell>
          <table:table-cell/>
          <table:table-cell office:value-type="float" office:value="21.9">
            <text:p>21.900</text:p>
          </table:table-cell>
          <table:table-cell/>
          <table:table-cell office:value-type="float" office:value="-1.43533393574791">
            <text:p>-1.43533393574791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lutetium_176</text:p>
          </table:table-cell>
          <table:table-cell office:value-type="string">
            <text:p>Lu_176</text:p>
          </table:table-cell>
          <table:table-cell office:value-type="string">
            <text:p>71_176</text:p>
          </table:table-cell>
          <table:table-cell office:value-type="string">
            <text:p>Lutetium_176</text:p>
          </table:table-cell>
          <table:table-cell office:value-type="string">
            <text:p>Lutécium_176</text:p>
          </table:table-cell>
          <table:table-cell office:value-type="string">
            <text:p>Lutecio_176</text:p>
          </table:table-cell>
          <table:table-cell office:value-type="string">
            <text:p>Lutezio_176</text:p>
          </table:table-cell>
          <table:table-cell office:value-type="float" office:value="175.9426824">
            <text:p>175.9426824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string">
            <text:p>Hafnium</text:p>
          </table:table-cell>
          <table:table-cell office:value-type="string">
            <text:p>hafnium</text:p>
          </table:table-cell>
          <table:table-cell table:number-columns-repeated="2" office:value-type="string">
            <text:p>hafnio</text:p>
          </table:table-cell>
          <table:table-cell office:value-type="float" office:value="179.9465488">
            <text:p>179.9465488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27">
            <text:p>2227.00</text:p>
          </table:table-cell>
          <table:table-cell office:value-type="float" office:value="4600">
            <text:p>4600.0</text:p>
          </table:table-cell>
          <table:table-cell office:value-type="float" office:value="13.3">
            <text:p>13.3000000</text:p>
          </table:table-cell>
          <table:table-cell office:value-type="float" office:value="1.3">
            <text:p>1.30</text:p>
          </table:table-cell>
          <table:table-cell office:value-type="float" office:value="6.8251">
            <text:p>6.8251</text:p>
          </table:table-cell>
          <table:table-cell office:value-type="float" office:value="14.925">
            <text:p>14.925</text:p>
          </table:table-cell>
          <table:table-cell office:value-type="float" office:value="23.32">
            <text:p>23.320</text:p>
          </table:table-cell>
          <table:table-cell office:value-type="float" office:value="659">
            <text:p>659</text:p>
          </table:table-cell>
          <table:table-cell office:value-type="float" office:value="1440">
            <text:p>1440</text:p>
          </table:table-cell>
          <table:table-cell office:value-type="float" office:value="2250">
            <text:p>2250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+4</text:p>
          </table:table-cell>
          <table:table-cell table:number-columns-repeated="2" office:value-type="string">
            <text:p>[Xe] 6s2 4f14 5d2</text:p>
          </table:table-cell>
          <table:table-cell office:value-type="float" office:value="2.16">
            <text:p>2.16</text:p>
          </table:table-cell>
          <table:table-cell office:value-type="float" office:value="0.83">
            <text:p>0.83</text:p>
          </table:table-cell>
          <table:table-cell office:value-type="float" office:value="1.44">
            <text:p>1.44</text:p>
          </table:table-cell>
          <table:table-cell table:number-columns-repeated="2"/>
          <table:table-cell office:value-type="float" office:value="159">
            <text:p>159.0</text:p>
          </table:table-cell>
          <table:table-cell table:number-columns-repeated="3"/>
          <table:table-cell office:value-type="float" office:value="13.6">
            <text:p>13.60</text:p>
          </table:table-cell>
          <table:table-cell office:value-type="float" office:value="0.0312">
            <text:p>0.03120</text:p>
          </table:table-cell>
          <table:table-cell office:value-type="float" office:value="0.14">
            <text:p>0.140</text:p>
          </table:table-cell>
          <table:table-cell office:value-type="float" office:value="24.06">
            <text:p>24.06000</text:p>
          </table:table-cell>
          <table:table-cell office:value-type="float" office:value="575">
            <text:p>575.00000</text:p>
          </table:table-cell>
          <table:table-cell office:value-type="float" office:value="23">
            <text:p>23.00000</text:p>
          </table:table-cell>
          <table:table-cell/>
          <table:table-cell office:value-type="float" office:value="16.2">
            <text:p>16.200</text:p>
          </table:table-cell>
          <table:table-cell office:value-type="float" office:value="619">
            <text:p>619</text:p>
          </table:table-cell>
          <table:table-cell office:value-type="float" office:value="-0.812479279163537">
            <text:p>-0.812479279163537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hafnium_174</text:p>
          </table:table-cell>
          <table:table-cell office:value-type="string">
            <text:p>Hf_174</text:p>
          </table:table-cell>
          <table:table-cell office:value-type="string">
            <text:p>72_174</text:p>
          </table:table-cell>
          <table:table-cell table:number-columns-repeated="2" office:value-type="string">
            <text:p>Hafnium_174</text:p>
          </table:table-cell>
          <table:table-cell table:number-columns-repeated="2" office:value-type="string">
            <text:p>Hafnio_174</text:p>
          </table:table-cell>
          <table:table-cell office:value-type="float" office:value="173.94004">
            <text:p>173.94004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hafnium_176</text:p>
          </table:table-cell>
          <table:table-cell office:value-type="string">
            <text:p>Hf_176</text:p>
          </table:table-cell>
          <table:table-cell office:value-type="string">
            <text:p>72_176</text:p>
          </table:table-cell>
          <table:table-cell table:number-columns-repeated="2" office:value-type="string">
            <text:p>Hafnium_176</text:p>
          </table:table-cell>
          <table:table-cell table:number-columns-repeated="2" office:value-type="string">
            <text:p>Hafnio_176</text:p>
          </table:table-cell>
          <table:table-cell office:value-type="float" office:value="175.9414018">
            <text:p>175.9414018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hafnium_177</text:p>
          </table:table-cell>
          <table:table-cell office:value-type="string">
            <text:p>Hf_177</text:p>
          </table:table-cell>
          <table:table-cell office:value-type="string">
            <text:p>72_177</text:p>
          </table:table-cell>
          <table:table-cell table:number-columns-repeated="2" office:value-type="string">
            <text:p>Hafnium_177</text:p>
          </table:table-cell>
          <table:table-cell table:number-columns-repeated="2" office:value-type="string">
            <text:p>Hafnio_177</text:p>
          </table:table-cell>
          <table:table-cell office:value-type="float" office:value="176.94322">
            <text:p>176.94322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hafnium_178</text:p>
          </table:table-cell>
          <table:table-cell office:value-type="string">
            <text:p>Hf_178</text:p>
          </table:table-cell>
          <table:table-cell office:value-type="string">
            <text:p>72_178</text:p>
          </table:table-cell>
          <table:table-cell table:number-columns-repeated="2" office:value-type="string">
            <text:p>Hafnium_178</text:p>
          </table:table-cell>
          <table:table-cell table:number-columns-repeated="2" office:value-type="string">
            <text:p>Hafnio_178</text:p>
          </table:table-cell>
          <table:table-cell office:value-type="float" office:value="177.9436977">
            <text:p>177.9436977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hafnium_179</text:p>
          </table:table-cell>
          <table:table-cell office:value-type="string">
            <text:p>Hf_179</text:p>
          </table:table-cell>
          <table:table-cell office:value-type="string">
            <text:p>72_179</text:p>
          </table:table-cell>
          <table:table-cell table:number-columns-repeated="2" office:value-type="string">
            <text:p>Hafnium_179</text:p>
          </table:table-cell>
          <table:table-cell table:number-columns-repeated="2" office:value-type="string">
            <text:p>Hafnio_179</text:p>
          </table:table-cell>
          <table:table-cell office:value-type="float" office:value="178.9458151">
            <text:p>178.9458151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antal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string">
            <text:p>Tantal</text:p>
          </table:table-cell>
          <table:table-cell office:value-type="string">
            <text:p>tantale</text:p>
          </table:table-cell>
          <table:table-cell office:value-type="string">
            <text:p>tántalo</text:p>
          </table:table-cell>
          <table:table-cell office:value-type="string">
            <text:p>tantalio</text:p>
          </table:table-cell>
          <table:table-cell office:value-type="float" office:value="180.947996">
            <text:p>180.9479960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96">
            <text:p>2996.00</text:p>
          </table:table-cell>
          <table:table-cell office:value-type="float" office:value="5425">
            <text:p>5425.0</text:p>
          </table:table-cell>
          <table:table-cell office:value-type="float" office:value="16.6">
            <text:p>16.6000000</text:p>
          </table:table-cell>
          <table:table-cell office:value-type="float" office:value="1.5">
            <text:p>1.50</text:p>
          </table:table-cell>
          <table:table-cell office:value-type="float" office:value="7.89">
            <text:p>7.8900</text:p>
          </table:table-cell>
          <table:table-cell table:number-columns-repeated="2"/>
          <table:table-cell office:value-type="float" office:value="761">
            <text:p>761</text:p>
          </table:table-cell>
          <table:table-cell table:number-columns-repeated="2"/>
          <table:table-cell office:value-type="float" office:value="0.32">
            <text:p>0.320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+5</text:p>
          </table:table-cell>
          <table:table-cell table:number-columns-repeated="2" office:value-type="string">
            <text:p>[Xe] 6s2 4f14 5d3</text:p>
          </table:table-cell>
          <table:table-cell office:value-type="float" office:value="2.09">
            <text:p>2.09</text:p>
          </table:table-cell>
          <table:table-cell office:value-type="float" office:value="0.64">
            <text:p>0.64</text:p>
          </table:table-cell>
          <table:table-cell office:value-type="float" office:value="1.34">
            <text:p>1.34</text:p>
          </table:table-cell>
          <table:table-cell table:number-columns-repeated="2"/>
          <table:table-cell office:value-type="float" office:value="146">
            <text:p>146.0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.9">
            <text:p>10.90</text:p>
          </table:table-cell>
          <table:table-cell office:value-type="float" office:value="0.0761">
            <text:p>0.07610</text:p>
          </table:table-cell>
          <table:table-cell office:value-type="float" office:value="0.14">
            <text:p>0.140</text:p>
          </table:table-cell>
          <table:table-cell office:value-type="float" office:value="31.6">
            <text:p>31.60000</text:p>
          </table:table-cell>
          <table:table-cell office:value-type="float" office:value="743">
            <text:p>743.00000</text:p>
          </table:table-cell>
          <table:table-cell office:value-type="float" office:value="57.5">
            <text:p>57.50000</text:p>
          </table:table-cell>
          <table:table-cell/>
          <table:table-cell office:value-type="float" office:value="13.1">
            <text:p>13.100</text:p>
          </table:table-cell>
          <table:table-cell office:value-type="float" office:value="782">
            <text:p>782</text:p>
          </table:table-cell>
          <table:table-cell office:value-type="float" office:value="-1.68402965454308">
            <text:p>-1.68402965454308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antalum_180</text:p>
          </table:table-cell>
          <table:table-cell office:value-type="string">
            <text:p>Ta_180</text:p>
          </table:table-cell>
          <table:table-cell office:value-type="string">
            <text:p>73_180</text:p>
          </table:table-cell>
          <table:table-cell office:value-type="string">
            <text:p>Tantal_180</text:p>
          </table:table-cell>
          <table:table-cell office:value-type="string">
            <text:p>Tantale_180</text:p>
          </table:table-cell>
          <table:table-cell office:value-type="string">
            <text:p>Tántalo_180</text:p>
          </table:table-cell>
          <table:table-cell office:value-type="string">
            <text:p>Tantalio_180</text:p>
          </table:table-cell>
          <table:table-cell office:value-type="float" office:value="179.947466">
            <text:p>179.947466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tungsten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office:value-type="string">
            <text:p>Wolfram</text:p>
          </table:table-cell>
          <table:table-cell office:value-type="string">
            <text:p>tungstène</text:p>
          </table:table-cell>
          <table:table-cell table:number-columns-repeated="2" office:value-type="string">
            <text:p>tungsteno</text:p>
          </table:table-cell>
          <table:table-cell office:value-type="float" office:value="183.9509326">
            <text:p>183.9509326000</text:p>
          </table:table-cell>
          <table:table-cell table:number-columns-repeated="2" office:value-type="float" office:value="6">
            <text:p>6</text:p>
          </table:table-cell>
          <table:table-cell office:value-type="float" office:value="3410">
            <text:p>3410.00</text:p>
          </table:table-cell>
          <table:table-cell office:value-type="float" office:value="5660">
            <text:p>5660.0</text:p>
          </table:table-cell>
          <table:table-cell office:value-type="float" office:value="19.3">
            <text:p>19.3000000</text:p>
          </table:table-cell>
          <table:table-cell office:value-type="float" office:value="2.36">
            <text:p>2.36</text:p>
          </table:table-cell>
          <table:table-cell office:value-type="float" office:value="7.98">
            <text:p>7.9800</text:p>
          </table:table-cell>
          <table:table-cell table:number-columns-repeated="2"/>
          <table:table-cell office:value-type="float" office:value="770">
            <text:p>770</text:p>
          </table:table-cell>
          <table:table-cell table:number-columns-repeated="2"/>
          <table:table-cell office:value-type="float" office:value="0.86">
            <text:p>0.860</text:p>
          </table:table-cell>
          <table:table-cell office:value-type="float" office:value="83">
            <text:p>83</text:p>
          </table:table-cell>
          <table:table-cell office:value-type="string">
            <text:p>+4, +6</text:p>
          </table:table-cell>
          <table:table-cell table:style-name="ce10" office:value-type="string">
            <text:p>+4, +6</text:p>
          </table:table-cell>
          <table:table-cell table:number-columns-repeated="2" office:value-type="string">
            <text:p>[Xe] 6s2 4f14 5d4</text:p>
          </table:table-cell>
          <table:table-cell office:value-type="float" office:value="2.02">
            <text:p>2.02</text:p>
          </table:table-cell>
          <table:table-cell office:value-type="float" office:value="0.6">
            <text:p>0.60</text:p>
          </table:table-cell>
          <table:table-cell office:value-type="float" office:value="1.3">
            <text:p>1.30</text:p>
          </table:table-cell>
          <table:table-cell table:number-columns-repeated="2"/>
          <table:table-cell office:value-type="float" office:value="139">
            <text:p>139.0</text:p>
          </table:table-cell>
          <table:table-cell table:number-columns-repeated="3"/>
          <table:table-cell office:value-type="float" office:value="9.53">
            <text:p>9.53</text:p>
          </table:table-cell>
          <table:table-cell office:value-type="float" office:value="0.189">
            <text:p>0.18900</text:p>
          </table:table-cell>
          <table:table-cell office:value-type="float" office:value="0.13">
            <text:p>0.130</text:p>
          </table:table-cell>
          <table:table-cell office:value-type="float" office:value="35.4">
            <text:p>35.40000</text:p>
          </table:table-cell>
          <table:table-cell office:value-type="float" office:value="824">
            <text:p>824.00000</text:p>
          </table:table-cell>
          <table:table-cell office:value-type="float" office:value="174">
            <text:p>174.00000</text:p>
          </table:table-cell>
          <table:table-cell/>
          <table:table-cell office:value-type="float" office:value="11.1">
            <text:p>11.100</text:p>
          </table:table-cell>
          <table:table-cell office:value-type="float" office:value="849">
            <text:p>849</text:p>
          </table:table-cell>
          <table:table-cell office:value-type="float" office:value="-0.876148359032914">
            <text:p>-0.87614835903291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ungsten_180</text:p>
          </table:table-cell>
          <table:table-cell office:value-type="string">
            <text:p>W_180</text:p>
          </table:table-cell>
          <table:table-cell office:value-type="string">
            <text:p>74_180</text:p>
          </table:table-cell>
          <table:table-cell office:value-type="string">
            <text:p>Wolfram_180</text:p>
          </table:table-cell>
          <table:table-cell office:value-type="string">
            <text:p>Tungstène_180</text:p>
          </table:table-cell>
          <table:table-cell table:number-columns-repeated="2" office:value-type="string">
            <text:p>Tungsteno_180</text:p>
          </table:table-cell>
          <table:table-cell office:value-type="float" office:value="179.946706">
            <text:p>179.946706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ungsten_182</text:p>
          </table:table-cell>
          <table:table-cell office:value-type="string">
            <text:p>W_182</text:p>
          </table:table-cell>
          <table:table-cell office:value-type="string">
            <text:p>74_182</text:p>
          </table:table-cell>
          <table:table-cell office:value-type="string">
            <text:p>Wolfram_182</text:p>
          </table:table-cell>
          <table:table-cell office:value-type="string">
            <text:p>Tungstène_182</text:p>
          </table:table-cell>
          <table:table-cell table:number-columns-repeated="2" office:value-type="string">
            <text:p>Tungsteno_182</text:p>
          </table:table-cell>
          <table:table-cell office:value-type="float" office:value="181.948206">
            <text:p>181.948206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ungsten_183</text:p>
          </table:table-cell>
          <table:table-cell office:value-type="string">
            <text:p>W_183</text:p>
          </table:table-cell>
          <table:table-cell office:value-type="string">
            <text:p>74_183</text:p>
          </table:table-cell>
          <table:table-cell office:value-type="string">
            <text:p>Wolfram_183</text:p>
          </table:table-cell>
          <table:table-cell office:value-type="string">
            <text:p>Tungstène_183</text:p>
          </table:table-cell>
          <table:table-cell table:number-columns-repeated="2" office:value-type="string">
            <text:p>Tungsteno_183</text:p>
          </table:table-cell>
          <table:table-cell office:value-type="float" office:value="182.9502245">
            <text:p>182.9502245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ungsten_186</text:p>
          </table:table-cell>
          <table:table-cell office:value-type="string">
            <text:p>W_186</text:p>
          </table:table-cell>
          <table:table-cell office:value-type="string">
            <text:p>74_186</text:p>
          </table:table-cell>
          <table:table-cell office:value-type="string">
            <text:p>Wolfram_186</text:p>
          </table:table-cell>
          <table:table-cell office:value-type="string">
            <text:p>Tungstène_186</text:p>
          </table:table-cell>
          <table:table-cell table:number-columns-repeated="2" office:value-type="string">
            <text:p>Tungsteno_186</text:p>
          </table:table-cell>
          <table:table-cell office:value-type="float" office:value="185.954362">
            <text:p>185.954362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string">
            <text:p>Rhenium</text:p>
          </table:table-cell>
          <table:table-cell office:value-type="string">
            <text:p>rhénium</text:p>
          </table:table-cell>
          <table:table-cell table:number-columns-repeated="2" office:value-type="string">
            <text:p>renio</text:p>
          </table:table-cell>
          <table:table-cell office:value-type="float" office:value="186.9557508">
            <text:p>186.95575080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180">
            <text:p>3180.00</text:p>
          </table:table-cell>
          <table:table-cell office:value-type="float" office:value="5600">
            <text:p>5600.0</text:p>
          </table:table-cell>
          <table:table-cell office:value-type="float" office:value="21">
            <text:p>21.0000000</text:p>
          </table:table-cell>
          <table:table-cell office:value-type="float" office:value="1.9">
            <text:p>1.90</text:p>
          </table:table-cell>
          <table:table-cell office:value-type="float" office:value="7.88">
            <text:p>7.8800</text:p>
          </table:table-cell>
          <table:table-cell table:number-columns-repeated="2"/>
          <table:table-cell office:value-type="float" office:value="760">
            <text:p>760</text:p>
          </table:table-cell>
          <table:table-cell table:number-columns-repeated="2"/>
          <table:table-cell office:value-type="float" office:value="0.15">
            <text:p>0.150</text:p>
          </table:table-cell>
          <table:table-cell office:value-type="float" office:value="14">
            <text:p>14</text:p>
          </table:table-cell>
          <table:table-cell office:value-type="string">
            <text:p>+4, +6, +7</text:p>
          </table:table-cell>
          <table:table-cell table:style-name="ce10" office:value-type="string">
            <text:p>+4, +6, +7</text:p>
          </table:table-cell>
          <table:table-cell table:number-columns-repeated="2" office:value-type="string">
            <text:p>[Xe] 6s2 4f14 5d5</text:p>
          </table:table-cell>
          <table:table-cell office:value-type="float" office:value="1.97">
            <text:p>1.97</text:p>
          </table:table-cell>
          <table:table-cell office:value-type="float" office:value="0.53">
            <text:p>0.53</text:p>
          </table:table-cell>
          <table:table-cell office:value-type="float" office:value="1.28">
            <text:p>1.28</text:p>
          </table:table-cell>
          <table:table-cell table:number-columns-repeated="2"/>
          <table:table-cell office:value-type="float" office:value="137">
            <text:p>137.0</text:p>
          </table:table-cell>
          <table:table-cell table:number-columns-repeated="3"/>
          <table:table-cell office:value-type="float" office:value="8.85">
            <text:p>8.85</text:p>
          </table:table-cell>
          <table:table-cell office:value-type="float" office:value="0.0542">
            <text:p>0.05420</text:p>
          </table:table-cell>
          <table:table-cell office:value-type="float" office:value="0.13">
            <text:p>0.130</text:p>
          </table:table-cell>
          <table:table-cell office:value-type="float" office:value="33.2">
            <text:p>33.20000</text:p>
          </table:table-cell>
          <table:table-cell office:value-type="float" office:value="715">
            <text:p>715.00000</text:p>
          </table:table-cell>
          <table:table-cell office:value-type="float" office:value="47.9">
            <text:p>47.90000</text:p>
          </table:table-cell>
          <table:table-cell/>
          <table:table-cell office:value-type="float" office:value="9.7">
            <text:p>9.700</text:p>
          </table:table-cell>
          <table:table-cell office:value-type="float" office:value="770">
            <text:p>770</text:p>
          </table:table-cell>
          <table:table-cell office:value-type="float" office:value="-1.28650945690606">
            <text:p>-1.28650945690606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rhenium_185</text:p>
          </table:table-cell>
          <table:table-cell office:value-type="string">
            <text:p>Re_185</text:p>
          </table:table-cell>
          <table:table-cell office:value-type="string">
            <text:p>75_185</text:p>
          </table:table-cell>
          <table:table-cell office:value-type="string">
            <text:p>Rhenium_185</text:p>
          </table:table-cell>
          <table:table-cell office:value-type="string">
            <text:p>Rhénium_185</text:p>
          </table:table-cell>
          <table:table-cell table:number-columns-repeated="2" office:value-type="string">
            <text:p>Renio_185</text:p>
          </table:table-cell>
          <table:table-cell office:value-type="float" office:value="184.9529557">
            <text:p>184.9529557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string">
            <text:p>Osmium</text:p>
          </table:table-cell>
          <table:table-cell office:value-type="string">
            <text:p>osmium</text:p>
          </table:table-cell>
          <table:table-cell table:number-columns-repeated="2" office:value-type="string">
            <text:p>osmio</text:p>
          </table:table-cell>
          <table:table-cell office:value-type="float" office:value="191.961479">
            <text:p>191.96147900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045">
            <text:p>3045.00</text:p>
          </table:table-cell>
          <table:table-cell office:value-type="float" office:value="5030">
            <text:p>5030.0</text:p>
          </table:table-cell>
          <table:table-cell office:value-type="float" office:value="22.6">
            <text:p>22.6000000</text:p>
          </table:table-cell>
          <table:table-cell office:value-type="float" office:value="2.2">
            <text:p>2.20</text:p>
          </table:table-cell>
          <table:table-cell office:value-type="float" office:value="8.7">
            <text:p>8.7000</text:p>
          </table:table-cell>
          <table:table-cell table:number-columns-repeated="2"/>
          <table:table-cell office:value-type="float" office:value="839">
            <text:p>839</text:p>
          </table:table-cell>
          <table:table-cell table:number-columns-repeated="2"/>
          <table:table-cell office:value-type="float" office:value="1.1">
            <text:p>1.100</text:p>
          </table:table-cell>
          <table:table-cell office:value-type="float" office:value="106">
            <text:p>106</text:p>
          </table:table-cell>
          <table:table-cell office:value-type="string">
            <text:p>+4, +6, +8</text:p>
          </table:table-cell>
          <table:table-cell table:style-name="ce10" office:value-type="string">
            <text:p>+4, +6, +8</text:p>
          </table:table-cell>
          <table:table-cell table:number-columns-repeated="2" office:value-type="string">
            <text:p>[Xe] 6s2 4f14 5d6</text:p>
          </table:table-cell>
          <table:table-cell office:value-type="float" office:value="1.92">
            <text:p>1.92</text:p>
          </table:table-cell>
          <table:table-cell office:value-type="float" office:value="0.63">
            <text:p>0.63</text:p>
          </table:table-cell>
          <table:table-cell office:value-type="float" office:value="1.26">
            <text:p>1.26</text:p>
          </table:table-cell>
          <table:table-cell table:number-columns-repeated="2"/>
          <table:table-cell office:value-type="float" office:value="135">
            <text:p>135.0</text:p>
          </table:table-cell>
          <table:table-cell table:number-columns-repeated="3"/>
          <table:table-cell office:value-type="float" office:value="8.49">
            <text:p>8.49</text:p>
          </table:table-cell>
          <table:table-cell office:value-type="float" office:value="0.109">
            <text:p>0.10900</text:p>
          </table:table-cell>
          <table:table-cell office:value-type="float" office:value="0.13">
            <text:p>0.130</text:p>
          </table:table-cell>
          <table:table-cell office:value-type="float" office:value="31.8">
            <text:p>31.80000</text:p>
          </table:table-cell>
          <table:table-cell office:value-type="float" office:value="746">
            <text:p>746.00000</text:p>
          </table:table-cell>
          <table:table-cell office:value-type="float" office:value="87.6">
            <text:p>87.60000</text:p>
          </table:table-cell>
          <table:table-cell office:value-type="float" office:value="7">
            <text:p>7.000</text:p>
          </table:table-cell>
          <table:table-cell office:value-type="float" office:value="8.5">
            <text:p>8.500</text:p>
          </table:table-cell>
          <table:table-cell office:value-type="float" office:value="791">
            <text:p>791</text:p>
          </table:table-cell>
          <table:table-cell office:value-type="float" office:value="-0.170696227168975">
            <text:p>-0.17069622716897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smium_184</text:p>
          </table:table-cell>
          <table:table-cell office:value-type="string">
            <text:p>Os_184</text:p>
          </table:table-cell>
          <table:table-cell office:value-type="string">
            <text:p>76_184</text:p>
          </table:table-cell>
          <table:table-cell table:number-columns-repeated="2" office:value-type="string">
            <text:p>Osmium_184</text:p>
          </table:table-cell>
          <table:table-cell table:number-columns-repeated="2" office:value-type="string">
            <text:p>Osmio_184</text:p>
          </table:table-cell>
          <table:table-cell office:value-type="float" office:value="183.952491">
            <text:p>183.952491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osmium_186</text:p>
          </table:table-cell>
          <table:table-cell office:value-type="string">
            <text:p>Os_186</text:p>
          </table:table-cell>
          <table:table-cell office:value-type="string">
            <text:p>76_186</text:p>
          </table:table-cell>
          <table:table-cell table:number-columns-repeated="2" office:value-type="string">
            <text:p>Osmium_186</text:p>
          </table:table-cell>
          <table:table-cell table:number-columns-repeated="2" office:value-type="string">
            <text:p>Osmio_186</text:p>
          </table:table-cell>
          <table:table-cell office:value-type="float" office:value="185.953838">
            <text:p>185.953838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osmium_187</text:p>
          </table:table-cell>
          <table:table-cell office:value-type="string">
            <text:p>Os_187</text:p>
          </table:table-cell>
          <table:table-cell office:value-type="string">
            <text:p>76_187</text:p>
          </table:table-cell>
          <table:table-cell table:number-columns-repeated="2" office:value-type="string">
            <text:p>Osmium_187</text:p>
          </table:table-cell>
          <table:table-cell table:number-columns-repeated="2" office:value-type="string">
            <text:p>Osmio_187</text:p>
          </table:table-cell>
          <table:table-cell office:value-type="float" office:value="186.9557479">
            <text:p>186.9557479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osmium_188</text:p>
          </table:table-cell>
          <table:table-cell office:value-type="string">
            <text:p>Os_188</text:p>
          </table:table-cell>
          <table:table-cell office:value-type="string">
            <text:p>76_188</text:p>
          </table:table-cell>
          <table:table-cell table:number-columns-repeated="2" office:value-type="string">
            <text:p>Osmium_188</text:p>
          </table:table-cell>
          <table:table-cell table:number-columns-repeated="2" office:value-type="string">
            <text:p>Osmio_188</text:p>
          </table:table-cell>
          <table:table-cell office:value-type="float" office:value="187.955836">
            <text:p>187.955836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osmium_189</text:p>
          </table:table-cell>
          <table:table-cell office:value-type="string">
            <text:p>Os_189</text:p>
          </table:table-cell>
          <table:table-cell office:value-type="string">
            <text:p>76_189</text:p>
          </table:table-cell>
          <table:table-cell table:number-columns-repeated="2" office:value-type="string">
            <text:p>Osmium_189</text:p>
          </table:table-cell>
          <table:table-cell table:number-columns-repeated="2" office:value-type="string">
            <text:p>Osmio_189</text:p>
          </table:table-cell>
          <table:table-cell office:value-type="float" office:value="188.9581449">
            <text:p>188.9581449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osmium_190</text:p>
          </table:table-cell>
          <table:table-cell office:value-type="string">
            <text:p>Os_190</text:p>
          </table:table-cell>
          <table:table-cell office:value-type="string">
            <text:p>76_190</text:p>
          </table:table-cell>
          <table:table-cell table:number-columns-repeated="2" office:value-type="string">
            <text:p>Osmium_190</text:p>
          </table:table-cell>
          <table:table-cell table:number-columns-repeated="2" office:value-type="string">
            <text:p>Osmio_190</text:p>
          </table:table-cell>
          <table:table-cell office:value-type="float" office:value="189.958445">
            <text:p>189.958445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string">
            <text:p>Iridium</text:p>
          </table:table-cell>
          <table:table-cell office:value-type="string">
            <text:p>iridium</text:p>
          </table:table-cell>
          <table:table-cell table:number-columns-repeated="2" office:value-type="string">
            <text:p>iridio</text:p>
          </table:table-cell>
          <table:table-cell office:value-type="float" office:value="192.962924">
            <text:p>192.96292400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410">
            <text:p>2410.00</text:p>
          </table:table-cell>
          <table:table-cell office:value-type="float" office:value="4130">
            <text:p>4130.0</text:p>
          </table:table-cell>
          <table:table-cell office:value-type="float" office:value="22.4">
            <text:p>22.4000000</text:p>
          </table:table-cell>
          <table:table-cell office:value-type="float" office:value="2.2">
            <text:p>2.20</text:p>
          </table:table-cell>
          <table:table-cell office:value-type="float" office:value="9.1">
            <text:p>9.1000</text:p>
          </table:table-cell>
          <table:table-cell table:number-columns-repeated="2"/>
          <table:table-cell office:value-type="float" office:value="878">
            <text:p>878</text:p>
          </table:table-cell>
          <table:table-cell table:number-columns-repeated="2"/>
          <table:table-cell office:value-type="float" office:value="1.57">
            <text:p>1.570</text:p>
          </table:table-cell>
          <table:table-cell office:value-type="float" office:value="151">
            <text:p>151</text:p>
          </table:table-cell>
          <table:table-cell office:value-type="string">
            <text:p>+3, +4, +6</text:p>
          </table:table-cell>
          <table:table-cell table:style-name="ce10" office:value-type="string">
            <text:p>+3, +4, +6</text:p>
          </table:table-cell>
          <table:table-cell table:number-columns-repeated="2" office:value-type="string">
            <text:p>[Xe] 6s2 4f14 5d7</text:p>
          </table:table-cell>
          <table:table-cell office:value-type="float" office:value="1.87">
            <text:p>1.87</text:p>
          </table:table-cell>
          <table:table-cell office:value-type="float" office:value="0.63">
            <text:p>0.63</text:p>
          </table:table-cell>
          <table:table-cell office:value-type="float" office:value="1.27">
            <text:p>1.27</text:p>
          </table:table-cell>
          <table:table-cell table:number-columns-repeated="2"/>
          <table:table-cell office:value-type="float" office:value="136">
            <text:p>136.0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8.54">
            <text:p>8.54</text:p>
          </table:table-cell>
          <table:table-cell office:value-type="float" office:value="0.197">
            <text:p>0.19700</text:p>
          </table:table-cell>
          <table:table-cell office:value-type="float" office:value="0.13">
            <text:p>0.130</text:p>
          </table:table-cell>
          <table:table-cell office:value-type="float" office:value="26.1">
            <text:p>26.10000</text:p>
          </table:table-cell>
          <table:table-cell office:value-type="float" office:value="604">
            <text:p>604.00000</text:p>
          </table:table-cell>
          <table:table-cell office:value-type="float" office:value="147">
            <text:p>147.00000</text:p>
          </table:table-cell>
          <table:table-cell office:value-type="float" office:value="6.25">
            <text:p>6.250</text:p>
          </table:table-cell>
          <table:table-cell office:value-type="float" office:value="7.6">
            <text:p>7.600</text:p>
          </table:table-cell>
          <table:table-cell office:value-type="float" office:value="665">
            <text:p>665</text:p>
          </table:table-cell>
          <table:table-cell office:value-type="float" office:value="-0.17979854051436">
            <text:p>-0.17979854051436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iridium_191</text:p>
          </table:table-cell>
          <table:table-cell office:value-type="string">
            <text:p>Ir_191</text:p>
          </table:table-cell>
          <table:table-cell office:value-type="string">
            <text:p>77_191</text:p>
          </table:table-cell>
          <table:table-cell table:number-columns-repeated="2" office:value-type="string">
            <text:p>Iridium_191</text:p>
          </table:table-cell>
          <table:table-cell table:number-columns-repeated="2" office:value-type="string">
            <text:p>Iridio_191</text:p>
          </table:table-cell>
          <table:table-cell office:value-type="float" office:value="190.960591">
            <text:p>190.960591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string">
            <text:p>Platin</text:p>
          </table:table-cell>
          <table:table-cell office:value-type="string">
            <text:p>platine</text:p>
          </table:table-cell>
          <table:table-cell table:number-columns-repeated="2" office:value-type="string">
            <text:p>platino</text:p>
          </table:table-cell>
          <table:table-cell office:value-type="float" office:value="194.964774">
            <text:p>194.96477400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72">
            <text:p>1772.00</text:p>
          </table:table-cell>
          <table:table-cell office:value-type="float" office:value="3827">
            <text:p>3827.0</text:p>
          </table:table-cell>
          <table:table-cell office:value-type="float" office:value="21.4">
            <text:p>21.4000000</text:p>
          </table:table-cell>
          <table:table-cell office:value-type="float" office:value="2.28">
            <text:p>2.28</text:p>
          </table:table-cell>
          <table:table-cell office:value-type="float" office:value="9">
            <text:p>9.0000</text:p>
          </table:table-cell>
          <table:table-cell office:value-type="float" office:value="18.563">
            <text:p>18.563</text:p>
          </table:table-cell>
          <table:table-cell/>
          <table:table-cell office:value-type="float" office:value="868">
            <text:p>868</text:p>
          </table:table-cell>
          <table:table-cell office:value-type="float" office:value="1791">
            <text:p>1791</text:p>
          </table:table-cell>
          <table:table-cell/>
          <table:table-cell office:value-type="float" office:value="2.13">
            <text:p>2.130</text:p>
          </table:table-cell>
          <table:table-cell office:value-type="float" office:value="206">
            <text:p>206</text:p>
          </table:table-cell>
          <table:table-cell office:value-type="string">
            <text:p>+2, +4</text:p>
          </table:table-cell>
          <table:table-cell table:style-name="ce10" office:value-type="string">
            <text:p>+2, +4</text:p>
          </table:table-cell>
          <table:table-cell table:number-columns-repeated="2" office:value-type="string">
            <text:p>[Xe] 6s2 4f14 5d8</text:p>
          </table:table-cell>
          <table:table-cell office:value-type="float" office:value="1.83">
            <text:p>1.83</text:p>
          </table:table-cell>
          <table:table-cell office:value-type="float" office:value="0.63">
            <text:p>0.63</text:p>
          </table:table-cell>
          <table:table-cell office:value-type="float" office:value="1.3">
            <text:p>1.30</text:p>
          </table:table-cell>
          <table:table-cell table:number-columns-repeated="2"/>
          <table:table-cell office:value-type="float" office:value="139">
            <text:p>139.0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9.1">
            <text:p>9.10</text:p>
          </table:table-cell>
          <table:table-cell office:value-type="float" office:value="0.0966">
            <text:p>0.09660</text:p>
          </table:table-cell>
          <table:table-cell office:value-type="float" office:value="0.13">
            <text:p>0.130</text:p>
          </table:table-cell>
          <table:table-cell office:value-type="float" office:value="19.6">
            <text:p>19.60000</text:p>
          </table:table-cell>
          <table:table-cell office:value-type="float" office:value="510">
            <text:p>510.00000</text:p>
          </table:table-cell>
          <table:table-cell office:value-type="float" office:value="71.6">
            <text:p>71.60000</text:p>
          </table:table-cell>
          <table:table-cell office:value-type="float" office:value="4.3">
            <text:p>4.300</text:p>
          </table:table-cell>
          <table:table-cell office:value-type="float" office:value="6.5">
            <text:p>6.500</text:p>
          </table:table-cell>
          <table:table-cell office:value-type="float" office:value="565">
            <text:p>565</text:p>
          </table:table-cell>
          <table:table-cell office:value-type="float" office:value="0.127104798364808">
            <text:p>0.127104798364808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latinum_190</text:p>
          </table:table-cell>
          <table:table-cell office:value-type="string">
            <text:p>Pt_190</text:p>
          </table:table-cell>
          <table:table-cell office:value-type="string">
            <text:p>78_190</text:p>
          </table:table-cell>
          <table:table-cell office:value-type="string">
            <text:p>Platin_190</text:p>
          </table:table-cell>
          <table:table-cell office:value-type="string">
            <text:p>Platine_190</text:p>
          </table:table-cell>
          <table:table-cell table:number-columns-repeated="2" office:value-type="string">
            <text:p>Platino_190</text:p>
          </table:table-cell>
          <table:table-cell office:value-type="float" office:value="189.95993">
            <text:p>189.959930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atinum_192</text:p>
          </table:table-cell>
          <table:table-cell office:value-type="string">
            <text:p>Pt_192</text:p>
          </table:table-cell>
          <table:table-cell office:value-type="string">
            <text:p>78_192</text:p>
          </table:table-cell>
          <table:table-cell office:value-type="string">
            <text:p>Platin_192</text:p>
          </table:table-cell>
          <table:table-cell office:value-type="string">
            <text:p>Platine_192</text:p>
          </table:table-cell>
          <table:table-cell table:number-columns-repeated="2" office:value-type="string">
            <text:p>Platino_192</text:p>
          </table:table-cell>
          <table:table-cell office:value-type="float" office:value="191.961035">
            <text:p>191.961035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atinum_194</text:p>
          </table:table-cell>
          <table:table-cell office:value-type="string">
            <text:p>Pt_194</text:p>
          </table:table-cell>
          <table:table-cell office:value-type="string">
            <text:p>78_194</text:p>
          </table:table-cell>
          <table:table-cell office:value-type="string">
            <text:p>Platin_194</text:p>
          </table:table-cell>
          <table:table-cell office:value-type="string">
            <text:p>Platine_194</text:p>
          </table:table-cell>
          <table:table-cell table:number-columns-repeated="2" office:value-type="string">
            <text:p>Platino_194</text:p>
          </table:table-cell>
          <table:table-cell office:value-type="float" office:value="193.962664">
            <text:p>193.962664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atinum_196</text:p>
          </table:table-cell>
          <table:table-cell office:value-type="string">
            <text:p>Pt_196</text:p>
          </table:table-cell>
          <table:table-cell office:value-type="string">
            <text:p>78_196</text:p>
          </table:table-cell>
          <table:table-cell office:value-type="string">
            <text:p>Platin_196</text:p>
          </table:table-cell>
          <table:table-cell office:value-type="string">
            <text:p>Platine_196</text:p>
          </table:table-cell>
          <table:table-cell table:number-columns-repeated="2" office:value-type="string">
            <text:p>Platino_196</text:p>
          </table:table-cell>
          <table:table-cell office:value-type="float" office:value="195.964935">
            <text:p>195.964935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atinum_198</text:p>
          </table:table-cell>
          <table:table-cell office:value-type="string">
            <text:p>Pt_198</text:p>
          </table:table-cell>
          <table:table-cell office:value-type="string">
            <text:p>78_198</text:p>
          </table:table-cell>
          <table:table-cell office:value-type="string">
            <text:p>Platin_198</text:p>
          </table:table-cell>
          <table:table-cell office:value-type="string">
            <text:p>Platine_198</text:p>
          </table:table-cell>
          <table:table-cell table:number-columns-repeated="2" office:value-type="string">
            <text:p>Platino_198</text:p>
          </table:table-cell>
          <table:table-cell office:value-type="float" office:value="197.967876">
            <text:p>197.967876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string">
            <text:p>Gold</text:p>
          </table:table-cell>
          <table:table-cell office:value-type="string">
            <text:p>or</text:p>
          </table:table-cell>
          <table:table-cell table:number-columns-repeated="2" office:value-type="string">
            <text:p>oro</text:p>
          </table:table-cell>
          <table:table-cell office:value-type="float" office:value="196.966552">
            <text:p>196.966552000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64">
            <text:p>1064.00</text:p>
          </table:table-cell>
          <table:table-cell office:value-type="float" office:value="3080">
            <text:p>3080.0</text:p>
          </table:table-cell>
          <table:table-cell office:value-type="float" office:value="19.3">
            <text:p>19.3000000</text:p>
          </table:table-cell>
          <table:table-cell office:value-type="float" office:value="2.54">
            <text:p>2.54</text:p>
          </table:table-cell>
          <table:table-cell office:value-type="float" office:value="9.2257">
            <text:p>9.2257</text:p>
          </table:table-cell>
          <table:table-cell office:value-type="float" office:value="20.521">
            <text:p>20.521</text:p>
          </table:table-cell>
          <table:table-cell/>
          <table:table-cell office:value-type="float" office:value="890">
            <text:p>890</text:p>
          </table:table-cell>
          <table:table-cell office:value-type="float" office:value="1980">
            <text:p>1980</text:p>
          </table:table-cell>
          <table:table-cell/>
          <table:table-cell office:value-type="float" office:value="2.31">
            <text:p>2.310</text:p>
          </table:table-cell>
          <table:table-cell office:value-type="float" office:value="223">
            <text:p>223</text:p>
          </table:table-cell>
          <table:table-cell office:value-type="string">
            <text:p>+1, +3</text:p>
          </table:table-cell>
          <table:table-cell table:style-name="ce10" office:value-type="string">
            <text:p>+1, +3</text:p>
          </table:table-cell>
          <table:table-cell table:number-columns-repeated="2" office:value-type="string">
            <text:p>[Xe] 6s2 4f14 5d9</text:p>
          </table:table-cell>
          <table:table-cell office:value-type="float" office:value="1.79">
            <text:p>1.79</text:p>
          </table:table-cell>
          <table:table-cell office:value-type="float" office:value="0.85">
            <text:p>0.85</text:p>
          </table:table-cell>
          <table:table-cell office:value-type="float" office:value="1.34">
            <text:p>1.34</text:p>
          </table:table-cell>
          <table:table-cell table:number-columns-repeated="2"/>
          <table:table-cell office:value-type="float" office:value="144">
            <text:p>144.0</text:p>
          </table:table-cell>
          <table:table-cell office:value-type="float" office:value="151">
            <text:p>151</text:p>
          </table:table-cell>
          <table:table-cell/>
          <table:table-cell office:value-type="float" office:value="99">
            <text:p>99</text:p>
          </table:table-cell>
          <table:table-cell office:value-type="float" office:value="10.2">
            <text:p>10.20</text:p>
          </table:table-cell>
          <table:table-cell office:value-type="float" office:value="0.452">
            <text:p>0.45200</text:p>
          </table:table-cell>
          <table:table-cell office:value-type="float" office:value="0.128">
            <text:p>0.128</text:p>
          </table:table-cell>
          <table:table-cell office:value-type="float" office:value="12.55">
            <text:p>12.55000</text:p>
          </table:table-cell>
          <table:table-cell office:value-type="float" office:value="334.4">
            <text:p>334.40000</text:p>
          </table:table-cell>
          <table:table-cell office:value-type="float" office:value="317">
            <text:p>317.00000</text:p>
          </table:table-cell>
          <table:table-cell office:value-type="float" office:value="2.75">
            <text:p>2.750</text:p>
          </table:table-cell>
          <table:table-cell office:value-type="float" office:value="6.1">
            <text:p>6.100</text:p>
          </table:table-cell>
          <table:table-cell office:value-type="float" office:value="366">
            <text:p>366</text:p>
          </table:table-cell>
          <table:table-cell office:value-type="float" office:value="-0.728158393463501">
            <text:p>-0.72815839346350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string">
            <text:p>Quecksilber</text:p>
          </table:table-cell>
          <table:table-cell office:value-type="string">
            <text:p>mercure</text:p>
          </table:table-cell>
          <table:table-cell table:number-columns-repeated="2" office:value-type="string">
            <text:p>mercurio</text:p>
          </table:table-cell>
          <table:table-cell office:value-type="float" office:value="201.970626">
            <text:p>201.97062600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-38.9">
            <text:p>-38.90</text:p>
          </table:table-cell>
          <table:table-cell office:value-type="float" office:value="357">
            <text:p>357.0</text:p>
          </table:table-cell>
          <table:table-cell office:value-type="float" office:value="13.5">
            <text:p>13.5000000</text:p>
          </table:table-cell>
          <table:table-cell office:value-type="float" office:value="2">
            <text:p>2.00</text:p>
          </table:table-cell>
          <table:table-cell office:value-type="float" office:value="10.4375">
            <text:p>10.4375</text:p>
          </table:table-cell>
          <table:table-cell office:value-type="float" office:value="18.759">
            <text:p>18.759</text:p>
          </table:table-cell>
          <table:table-cell office:value-type="float" office:value="34.202">
            <text:p>34.202</text:p>
          </table:table-cell>
          <table:table-cell office:value-type="float" office:value="1007">
            <text:p>1007</text:p>
          </table:table-cell>
          <table:table-cell office:value-type="float" office:value="1810">
            <text:p>1810</text:p>
          </table:table-cell>
          <table:table-cell office:value-type="float" office:value="3300">
            <text:p>3300</text:p>
          </table:table-cell>
          <table:table-cell table:style-name="Default"/>
          <table:table-cell/>
          <table:table-cell office:value-type="string">
            <text:p>+1, +2</text:p>
          </table:table-cell>
          <table:table-cell table:style-name="ce10" office:value-type="string">
            <text:p>+1, +2</text:p>
          </table:table-cell>
          <table:table-cell table:number-columns-repeated="2" office:value-type="string">
            <text:p>[Xe] 6s2 4f14 5d10</text:p>
          </table:table-cell>
          <table:table-cell office:value-type="float" office:value="1.76">
            <text:p>1.76</text:p>
          </table:table-cell>
          <table:table-cell office:value-type="float" office:value="1.02">
            <text:p>1.02</text:p>
          </table:table-cell>
          <table:table-cell office:value-type="float" office:value="1.49">
            <text:p>1.49</text:p>
          </table:table-cell>
          <table:table-cell table:number-columns-repeated="2"/>
          <table:table-cell office:value-type="float" office:value="151">
            <text:p>151.0</text:p>
          </table:table-cell>
          <table:table-cell office:value-type="float" office:value="133">
            <text:p>133</text:p>
          </table:table-cell>
          <table:table-cell office:value-type="float" office:value="116">
            <text:p>116</text:p>
          </table:table-cell>
          <table:table-cell/>
          <table:table-cell office:value-type="float" office:value="14.82">
            <text:p>14.82</text:p>
          </table:table-cell>
          <table:table-cell office:value-type="float" office:value="0.0104">
            <text:p>0.01040</text:p>
          </table:table-cell>
          <table:table-cell office:value-type="float" office:value="0.139">
            <text:p>0.139</text:p>
          </table:table-cell>
          <table:table-cell office:value-type="float" office:value="2.295">
            <text:p>2.29500</text:p>
          </table:table-cell>
          <table:table-cell office:value-type="float" office:value="59.229">
            <text:p>59.22900</text:p>
          </table:table-cell>
          <table:table-cell office:value-type="float" office:value="8.34">
            <text:p>8.34000</text:p>
          </table:table-cell>
          <table:table-cell/>
          <table:table-cell office:value-type="float" office:value="5.4">
            <text:p>5.400</text:p>
          </table:table-cell>
          <table:table-cell office:value-type="float" office:value="61">
            <text:p>61</text:p>
          </table:table-cell>
          <table:table-cell office:value-type="float" office:value="-0.468521082957745">
            <text:p>-0.46852108295774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ercury_196</text:p>
          </table:table-cell>
          <table:table-cell office:value-type="string">
            <text:p>Hg_196</text:p>
          </table:table-cell>
          <table:table-cell office:value-type="string">
            <text:p>80_196</text:p>
          </table:table-cell>
          <table:table-cell office:value-type="string">
            <text:p>Quecksilber_196</text:p>
          </table:table-cell>
          <table:table-cell office:value-type="string">
            <text:p>Mercure_196</text:p>
          </table:table-cell>
          <table:table-cell table:number-columns-repeated="2" office:value-type="string">
            <text:p>Mercurio_196</text:p>
          </table:table-cell>
          <table:table-cell office:value-type="float" office:value="195.965815">
            <text:p>195.9658150000</text:p>
          </table:table-cell>
          <table:table-cell table:number-columns-repeated="12"/>
          <table:table-cell table:style-name="Default"/>
          <table:table-cell table:number-columns-repeated="2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ercury_198</text:p>
          </table:table-cell>
          <table:table-cell office:value-type="string">
            <text:p>Hg_198</text:p>
          </table:table-cell>
          <table:table-cell office:value-type="string">
            <text:p>80_198</text:p>
          </table:table-cell>
          <table:table-cell office:value-type="string">
            <text:p>Quecksilber_198</text:p>
          </table:table-cell>
          <table:table-cell office:value-type="string">
            <text:p>Mercure_198</text:p>
          </table:table-cell>
          <table:table-cell table:number-columns-repeated="2" office:value-type="string">
            <text:p>Mercurio_198</text:p>
          </table:table-cell>
          <table:table-cell office:value-type="float" office:value="197.966752">
            <text:p>197.9667520000</text:p>
          </table:table-cell>
          <table:table-cell table:number-columns-repeated="12"/>
          <table:table-cell table:style-name="Default"/>
          <table:table-cell table:number-columns-repeated="2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ercury_199</text:p>
          </table:table-cell>
          <table:table-cell office:value-type="string">
            <text:p>Hg_199</text:p>
          </table:table-cell>
          <table:table-cell office:value-type="string">
            <text:p>80_199</text:p>
          </table:table-cell>
          <table:table-cell office:value-type="string">
            <text:p>Quecksilber_199</text:p>
          </table:table-cell>
          <table:table-cell office:value-type="string">
            <text:p>Mercure_199</text:p>
          </table:table-cell>
          <table:table-cell table:number-columns-repeated="2" office:value-type="string">
            <text:p>Mercurio_199</text:p>
          </table:table-cell>
          <table:table-cell office:value-type="float" office:value="198.968262">
            <text:p>198.9682620000</text:p>
          </table:table-cell>
          <table:table-cell table:number-columns-repeated="12"/>
          <table:table-cell table:style-name="Default"/>
          <table:table-cell table:number-columns-repeated="2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ercury_200</text:p>
          </table:table-cell>
          <table:table-cell office:value-type="string">
            <text:p>Hg_200</text:p>
          </table:table-cell>
          <table:table-cell office:value-type="string">
            <text:p>80_200</text:p>
          </table:table-cell>
          <table:table-cell office:value-type="string">
            <text:p>Quecksilber_200</text:p>
          </table:table-cell>
          <table:table-cell office:value-type="string">
            <text:p>Mercure_200</text:p>
          </table:table-cell>
          <table:table-cell table:number-columns-repeated="2" office:value-type="string">
            <text:p>Mercurio_200</text:p>
          </table:table-cell>
          <table:table-cell office:value-type="float" office:value="199.968309">
            <text:p>199.9683090000</text:p>
          </table:table-cell>
          <table:table-cell table:number-columns-repeated="12"/>
          <table:table-cell table:style-name="Default"/>
          <table:table-cell table:number-columns-repeated="2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ercury_201</text:p>
          </table:table-cell>
          <table:table-cell office:value-type="string">
            <text:p>Hg_201</text:p>
          </table:table-cell>
          <table:table-cell office:value-type="string">
            <text:p>80_201</text:p>
          </table:table-cell>
          <table:table-cell office:value-type="string">
            <text:p>Quecksilber_201</text:p>
          </table:table-cell>
          <table:table-cell office:value-type="string">
            <text:p>Mercure_201</text:p>
          </table:table-cell>
          <table:table-cell table:number-columns-repeated="2" office:value-type="string">
            <text:p>Mercurio_201</text:p>
          </table:table-cell>
          <table:table-cell office:value-type="float" office:value="200.970285">
            <text:p>200.9702850000</text:p>
          </table:table-cell>
          <table:table-cell table:number-columns-repeated="12"/>
          <table:table-cell table:style-name="Default"/>
          <table:table-cell table:number-columns-repeated="2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mercury_204</text:p>
          </table:table-cell>
          <table:table-cell office:value-type="string">
            <text:p>Hg_204</text:p>
          </table:table-cell>
          <table:table-cell office:value-type="string">
            <text:p>80_204</text:p>
          </table:table-cell>
          <table:table-cell office:value-type="string">
            <text:p>Quecksilber_204</text:p>
          </table:table-cell>
          <table:table-cell office:value-type="string">
            <text:p>Mercure_204</text:p>
          </table:table-cell>
          <table:table-cell table:number-columns-repeated="2" office:value-type="string">
            <text:p>Mercurio_204</text:p>
          </table:table-cell>
          <table:table-cell office:value-type="float" office:value="203.973476">
            <text:p>203.9734760000</text:p>
          </table:table-cell>
          <table:table-cell table:number-columns-repeated="12"/>
          <table:table-cell table:style-name="Default"/>
          <table:table-cell table:number-columns-repeated="2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string">
            <text:p>Thallium</text:p>
          </table:table-cell>
          <table:table-cell office:value-type="string">
            <text:p>thallium</text:p>
          </table:table-cell>
          <table:table-cell office:value-type="string">
            <text:p>talio</text:p>
          </table:table-cell>
          <table:table-cell office:value-type="string">
            <text:p>tallio</text:p>
          </table:table-cell>
          <table:table-cell office:value-type="float" office:value="204.974412">
            <text:p>204.974412000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03">
            <text:p>303.00</text:p>
          </table:table-cell>
          <table:table-cell office:value-type="float" office:value="1457">
            <text:p>1457.0</text:p>
          </table:table-cell>
          <table:table-cell office:value-type="float" office:value="11.9">
            <text:p>11.9000000</text:p>
          </table:table-cell>
          <table:table-cell office:value-type="float" office:value="1.62">
            <text:p>1.62</text:p>
          </table:table-cell>
          <table:table-cell office:value-type="float" office:value="6.1083">
            <text:p>6.1083</text:p>
          </table:table-cell>
          <table:table-cell office:value-type="float" office:value="20.428">
            <text:p>20.428</text:p>
          </table:table-cell>
          <table:table-cell office:value-type="float" office:value="29.829">
            <text:p>29.829</text:p>
          </table:table-cell>
          <table:table-cell office:value-type="float" office:value="589">
            <text:p>589</text:p>
          </table:table-cell>
          <table:table-cell office:value-type="float" office:value="1971">
            <text:p>1971</text:p>
          </table:table-cell>
          <table:table-cell office:value-type="float" office:value="2878">
            <text:p>2878</text:p>
          </table:table-cell>
          <table:table-cell office:value-type="float" office:value="0.2">
            <text:p>0.200</text:p>
          </table:table-cell>
          <table:table-cell office:value-type="float" office:value="19">
            <text:p>19</text:p>
          </table:table-cell>
          <table:table-cell office:value-type="string">
            <text:p>+1, +3</text:p>
          </table:table-cell>
          <table:table-cell table:style-name="ce10" office:value-type="string">
            <text:p>+1, +3</text:p>
          </table:table-cell>
          <table:table-cell table:number-columns-repeated="2" office:value-type="string">
            <text:p>[Xe] 6s2 4f14 5d10 6p1</text:p>
          </table:table-cell>
          <table:table-cell office:value-type="float" office:value="2.08">
            <text:p>2.08</text:p>
          </table:table-cell>
          <table:table-cell office:value-type="float" office:value="1.59">
            <text:p>1.59</text:p>
          </table:table-cell>
          <table:table-cell office:value-type="float" office:value="1.48">
            <text:p>1.48</text:p>
          </table:table-cell>
          <table:table-cell table:number-columns-repeated="2"/>
          <table:table-cell office:value-type="float" office:value="170">
            <text:p>170.0</text:p>
          </table:table-cell>
          <table:table-cell office:value-type="float" office:value="164">
            <text:p>164</text:p>
          </table:table-cell>
          <table:table-cell/>
          <table:table-cell office:value-type="float" office:value="102.5">
            <text:p>102.5</text:p>
          </table:table-cell>
          <table:table-cell office:value-type="float" office:value="17.2">
            <text:p>17.20</text:p>
          </table:table-cell>
          <table:table-cell office:value-type="float" office:value="0.0617">
            <text:p>0.06170</text:p>
          </table:table-cell>
          <table:table-cell office:value-type="float" office:value="0.13">
            <text:p>0.130</text:p>
          </table:table-cell>
          <table:table-cell office:value-type="float" office:value="4.142">
            <text:p>4.14200</text:p>
          </table:table-cell>
          <table:table-cell office:value-type="float" office:value="164.1">
            <text:p>164.10000</text:p>
          </table:table-cell>
          <table:table-cell office:value-type="float" office:value="46.1">
            <text:p>46.10000</text:p>
          </table:table-cell>
          <table:table-cell office:value-type="float" office:value="1.2">
            <text:p>1.200</text:p>
          </table:table-cell>
          <table:table-cell office:value-type="float" office:value="7.6">
            <text:p>7.600</text:p>
          </table:table-cell>
          <table:table-cell office:value-type="float" office:value="182">
            <text:p>182</text:p>
          </table:table-cell>
          <table:table-cell office:value-type="float" office:value="-0.735182176990463">
            <text:p>-0.73518217699046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hallium_203</text:p>
          </table:table-cell>
          <table:table-cell office:value-type="string">
            <text:p>Tl_203</text:p>
          </table:table-cell>
          <table:table-cell office:value-type="string">
            <text:p>81_203</text:p>
          </table:table-cell>
          <table:table-cell table:number-columns-repeated="2" office:value-type="string">
            <text:p>Thallium_203</text:p>
          </table:table-cell>
          <table:table-cell office:value-type="string">
            <text:p>Talio_203</text:p>
          </table:table-cell>
          <table:table-cell office:value-type="string">
            <text:p>Tallio_203</text:p>
          </table:table-cell>
          <table:table-cell office:value-type="float" office:value="202.972329">
            <text:p>202.972329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string">
            <text:p>Blei</text:p>
          </table:table-cell>
          <table:table-cell office:value-type="string">
            <text:p>plomb</text:p>
          </table:table-cell>
          <table:table-cell office:value-type="string">
            <text:p>plomo</text:p>
          </table:table-cell>
          <table:table-cell office:value-type="string">
            <text:p>piombo</text:p>
          </table:table-cell>
          <table:table-cell office:value-type="float" office:value="207.976636">
            <text:p>207.976636000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27.5">
            <text:p>327.50</text:p>
          </table:table-cell>
          <table:table-cell office:value-type="float" office:value="1740">
            <text:p>1740.0</text:p>
          </table:table-cell>
          <table:table-cell office:value-type="float" office:value="11.4">
            <text:p>11.4000000</text:p>
          </table:table-cell>
          <table:table-cell office:value-type="float" office:value="2.33">
            <text:p>2.33</text:p>
          </table:table-cell>
          <table:table-cell office:value-type="float" office:value="7.4167">
            <text:p>7.4167</text:p>
          </table:table-cell>
          <table:table-cell office:value-type="float" office:value="15.028">
            <text:p>15.028</text:p>
          </table:table-cell>
          <table:table-cell office:value-type="float" office:value="31.943">
            <text:p>31.943</text:p>
          </table:table-cell>
          <table:table-cell office:value-type="float" office:value="716">
            <text:p>716</text:p>
          </table:table-cell>
          <table:table-cell office:value-type="float" office:value="1450">
            <text:p>1450</text:p>
          </table:table-cell>
          <table:table-cell office:value-type="float" office:value="3082">
            <text:p>3082</text:p>
          </table:table-cell>
          <table:table-cell office:value-type="float" office:value="0.36">
            <text:p>0.360</text:p>
          </table:table-cell>
          <table:table-cell office:value-type="float" office:value="35">
            <text:p>35</text:p>
          </table:table-cell>
          <table:table-cell office:value-type="string">
            <text:p>+2, +4</text:p>
          </table:table-cell>
          <table:table-cell table:style-name="ce10" office:value-type="string">
            <text:p>+2, +4</text:p>
          </table:table-cell>
          <table:table-cell table:number-columns-repeated="2" office:value-type="string">
            <text:p>[Xe] 6s2 4f14 5d10 6p2</text:p>
          </table:table-cell>
          <table:table-cell office:value-type="float" office:value="1.81">
            <text:p>1.81</text:p>
          </table:table-cell>
          <table:table-cell office:value-type="float" office:value="1.19">
            <text:p>1.19</text:p>
          </table:table-cell>
          <table:table-cell office:value-type="float" office:value="1.47">
            <text:p>1.47</text:p>
          </table:table-cell>
          <table:table-cell table:number-columns-repeated="2"/>
          <table:table-cell office:value-type="float" office:value="146">
            <text:p>146.0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float" office:value="18.17">
            <text:p>18.17</text:p>
          </table:table-cell>
          <table:table-cell office:value-type="float" office:value="0.0481">
            <text:p>0.04810</text:p>
          </table:table-cell>
          <table:table-cell office:value-type="float" office:value="0.13">
            <text:p>0.130</text:p>
          </table:table-cell>
          <table:table-cell office:value-type="float" office:value="4.799">
            <text:p>4.79900</text:p>
          </table:table-cell>
          <table:table-cell office:value-type="float" office:value="177.7">
            <text:p>177.70000</text:p>
          </table:table-cell>
          <table:table-cell office:value-type="float" office:value="35.3">
            <text:p>35.30000</text:p>
          </table:table-cell>
          <table:table-cell office:value-type="float" office:value="1.5">
            <text:p>1.500</text:p>
          </table:table-cell>
          <table:table-cell office:value-type="float" office:value="6.8">
            <text:p>6.800</text:p>
          </table:table-cell>
          <table:table-cell office:value-type="float" office:value="196">
            <text:p>196</text:p>
          </table:table-cell>
          <table:table-cell office:value-type="float" office:value="0.4983105537896">
            <text:p>0.49831055378960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lead_204</text:p>
          </table:table-cell>
          <table:table-cell office:value-type="string">
            <text:p>Pb_204</text:p>
          </table:table-cell>
          <table:table-cell office:value-type="string">
            <text:p>82_204</text:p>
          </table:table-cell>
          <table:table-cell office:value-type="string">
            <text:p>Blei_204</text:p>
          </table:table-cell>
          <table:table-cell office:value-type="string">
            <text:p>Plomb_204</text:p>
          </table:table-cell>
          <table:table-cell office:value-type="string">
            <text:p>Plomo_204</text:p>
          </table:table-cell>
          <table:table-cell office:value-type="string">
            <text:p>Piombo_204</text:p>
          </table:table-cell>
          <table:table-cell office:value-type="float" office:value="203.973029">
            <text:p>203.973029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lead_206</text:p>
          </table:table-cell>
          <table:table-cell office:value-type="string">
            <text:p>Pb_206</text:p>
          </table:table-cell>
          <table:table-cell office:value-type="string">
            <text:p>82_206</text:p>
          </table:table-cell>
          <table:table-cell office:value-type="string">
            <text:p>Blei_206</text:p>
          </table:table-cell>
          <table:table-cell office:value-type="string">
            <text:p>Plomb_206</text:p>
          </table:table-cell>
          <table:table-cell office:value-type="string">
            <text:p>Plomo_206</text:p>
          </table:table-cell>
          <table:table-cell office:value-type="string">
            <text:p>Piombo_206</text:p>
          </table:table-cell>
          <table:table-cell office:value-type="float" office:value="205.974449">
            <text:p>205.974449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lead_207</text:p>
          </table:table-cell>
          <table:table-cell office:value-type="string">
            <text:p>Pb_207</text:p>
          </table:table-cell>
          <table:table-cell office:value-type="string">
            <text:p>82_207</text:p>
          </table:table-cell>
          <table:table-cell office:value-type="string">
            <text:p>Blei_207</text:p>
          </table:table-cell>
          <table:table-cell office:value-type="string">
            <text:p>Plomb_207</text:p>
          </table:table-cell>
          <table:table-cell office:value-type="string">
            <text:p>Plomo_207</text:p>
          </table:table-cell>
          <table:table-cell office:value-type="string">
            <text:p>Piombo_207</text:p>
          </table:table-cell>
          <table:table-cell office:value-type="float" office:value="206.975881">
            <text:p>206.975881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string">
            <text:p>Wismut</text:p>
          </table:table-cell>
          <table:table-cell office:value-type="string">
            <text:p>bismuth</text:p>
          </table:table-cell>
          <table:table-cell table:number-columns-repeated="2" office:value-type="string">
            <text:p>bismuto</text:p>
          </table:table-cell>
          <table:table-cell office:value-type="float" office:value="208.980383">
            <text:p>208.980383000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71">
            <text:p>271.00</text:p>
          </table:table-cell>
          <table:table-cell office:value-type="float" office:value="1560">
            <text:p>1560.0</text:p>
          </table:table-cell>
          <table:table-cell office:value-type="float" office:value="9.75">
            <text:p>9.7500000</text:p>
          </table:table-cell>
          <table:table-cell office:value-type="float" office:value="2.02">
            <text:p>2.02</text:p>
          </table:table-cell>
          <table:table-cell office:value-type="float" office:value="7.289">
            <text:p>7.2890</text:p>
          </table:table-cell>
          <table:table-cell office:value-type="float" office:value="16.687">
            <text:p>16.687</text:p>
          </table:table-cell>
          <table:table-cell office:value-type="float" office:value="25.559">
            <text:p>25.559</text:p>
          </table:table-cell>
          <table:table-cell office:value-type="float" office:value="703">
            <text:p>703</text:p>
          </table:table-cell>
          <table:table-cell office:value-type="float" office:value="1610">
            <text:p>1610</text:p>
          </table:table-cell>
          <table:table-cell office:value-type="float" office:value="2466">
            <text:p>2466</text:p>
          </table:table-cell>
          <table:table-cell office:value-type="float" office:value="0.95">
            <text:p>0.950</text:p>
          </table:table-cell>
          <table:table-cell office:value-type="float" office:value="92">
            <text:p>92</text:p>
          </table:table-cell>
          <table:table-cell office:value-type="string">
            <text:p>+3, +5</text:p>
          </table:table-cell>
          <table:table-cell table:style-name="ce10" office:value-type="string">
            <text:p>+3, +5</text:p>
          </table:table-cell>
          <table:table-cell table:number-columns-repeated="2" office:value-type="string">
            <text:p>[Xe] 6s2 4f14 5d10 6p3</text:p>
          </table:table-cell>
          <table:table-cell office:value-type="float" office:value="1.63">
            <text:p>1.63</text:p>
          </table:table-cell>
          <table:table-cell office:value-type="float" office:value="1.03">
            <text:p>1.03</text:p>
          </table:table-cell>
          <table:table-cell office:value-type="float" office:value="1.46">
            <text:p>1.46</text:p>
          </table:table-cell>
          <table:table-cell table:number-columns-repeated="2"/>
          <table:table-cell office:value-type="float" office:value="150">
            <text:p>150.0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21.3">
            <text:p>21.30</text:p>
          </table:table-cell>
          <table:table-cell office:value-type="float" office:value="0.00867">
            <text:p>0.00867</text:p>
          </table:table-cell>
          <table:table-cell office:value-type="float" office:value="0.12">
            <text:p>0.120</text:p>
          </table:table-cell>
          <table:table-cell office:value-type="float" office:value="11.3">
            <text:p>11.30000</text:p>
          </table:table-cell>
          <table:table-cell office:value-type="float" office:value="104.8">
            <text:p>104.80000</text:p>
          </table:table-cell>
          <table:table-cell office:value-type="float" office:value="7.87">
            <text:p>7.87000</text:p>
          </table:table-cell>
          <table:table-cell office:value-type="float" office:value="2.5">
            <text:p>2.500</text:p>
          </table:table-cell>
          <table:table-cell office:value-type="float" office:value="7.4">
            <text:p>7.400</text:p>
          </table:table-cell>
          <table:table-cell office:value-type="float" office:value="207">
            <text:p>207</text:p>
          </table:table-cell>
          <table:table-cell office:value-type="float" office:value="-0.84163750790475">
            <text:p>-0.8416375079047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string">
            <text:p>Polonium</text:p>
          </table:table-cell>
          <table:table-cell office:value-type="string">
            <text:p>polonium</text:p>
          </table:table-cell>
          <table:table-cell table:number-columns-repeated="2" office:value-type="string">
            <text:p>polonio</text:p>
          </table:table-cell>
          <table:table-cell office:value-type="float" office:value="208.982416">
            <text:p>208.982416000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4">
            <text:p>254.00</text:p>
          </table:table-cell>
          <table:table-cell office:value-type="float" office:value="962">
            <text:p>962.0</text:p>
          </table:table-cell>
          <table:table-cell office:value-type="float" office:value="9.32">
            <text:p>9.3200000</text:p>
          </table:table-cell>
          <table:table-cell office:value-type="float" office:value="2">
            <text:p>2.00</text:p>
          </table:table-cell>
          <table:table-cell office:value-type="float" office:value="8.4167">
            <text:p>8.4167</text:p>
          </table:table-cell>
          <table:table-cell table:number-columns-repeated="2"/>
          <table:table-cell office:value-type="float" office:value="812">
            <text:p>812</text:p>
          </table:table-cell>
          <table:table-cell table:number-columns-repeated="2"/>
          <table:table-cell office:value-type="float" office:value="1.9">
            <text:p>1.900</text:p>
          </table:table-cell>
          <table:table-cell office:value-type="float" office:value="183">
            <text:p>183</text:p>
          </table:table-cell>
          <table:table-cell office:value-type="string">
            <text:p>+2, +4</text:p>
          </table:table-cell>
          <table:table-cell table:style-name="ce10" office:value-type="string">
            <text:p>+2, +4</text:p>
          </table:table-cell>
          <table:table-cell table:number-columns-repeated="2" office:value-type="string">
            <text:p>[Xe] 6s2 4f14 5d10 6p4</text:p>
          </table:table-cell>
          <table:table-cell office:value-type="float" office:value="1.53">
            <text:p>1.53</text:p>
          </table:table-cell>
          <table:table-cell/>
          <table:table-cell office:value-type="float" office:value="1.46">
            <text:p>1.46</text:p>
          </table:table-cell>
          <table:table-cell table:number-columns-repeated="2"/>
          <table:table-cell office:value-type="float" office:value="168">
            <text:p>168.0</text:p>
          </table:table-cell>
          <table:table-cell table:number-columns-repeated="3"/>
          <table:table-cell office:value-type="float" office:value="22.23">
            <text:p>22.23</text:p>
          </table:table-cell>
          <table:table-cell office:value-type="float" office:value="0.0219">
            <text:p>0.02190</text:p>
          </table:table-cell>
          <table:table-cell office:value-type="float" office:value="0.12">
            <text:p>0.120</text:p>
          </table:table-cell>
          <table:table-cell table:number-columns-repeated="2"/>
          <table:table-cell office:value-type="float" office:value="20">
            <text:p>20.00000</text:p>
          </table:table-cell>
          <table:table-cell/>
          <table:table-cell office:value-type="float" office:value="6.8">
            <text:p>6.800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polonium_210</text:p>
          </table:table-cell>
          <table:table-cell office:value-type="string">
            <text:p>Po_210</text:p>
          </table:table-cell>
          <table:table-cell office:value-type="string">
            <text:p>84_210</text:p>
          </table:table-cell>
          <table:table-cell table:number-columns-repeated="2" office:value-type="string">
            <text:p>Polonium_210</text:p>
          </table:table-cell>
          <table:table-cell table:number-columns-repeated="2" office:value-type="string">
            <text:p>Polonio_210</text:p>
          </table:table-cell>
          <table:table-cell office:value-type="float" office:value="209.982857">
            <text:p>209.982857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string">
            <text:p>Astat</text:p>
          </table:table-cell>
          <table:table-cell office:value-type="string">
            <text:p>astate</text:p>
          </table:table-cell>
          <table:table-cell table:number-columns-repeated="2" office:value-type="string">
            <text:p>astato</text:p>
          </table:table-cell>
          <table:table-cell office:value-type="float" office:value="209.987131">
            <text:p>209.987131000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02">
            <text:p>302.00</text:p>
          </table:table-cell>
          <table:table-cell office:value-type="float" office:value="337">
            <text:p>337.0</text:p>
          </table:table-cell>
          <table:table-cell/>
          <table:table-cell office:value-type="float" office:value="2.2">
            <text:p>2.20</text:p>
          </table:table-cell>
          <table:table-cell office:value-type="float" office:value="9.5">
            <text:p>9.5000</text:p>
          </table:table-cell>
          <table:table-cell table:number-columns-repeated="2"/>
          <table:table-cell office:value-type="float" office:value="917">
            <text:p>917</text:p>
          </table:table-cell>
          <table:table-cell table:number-columns-repeated="2"/>
          <table:table-cell office:value-type="float" office:value="2.8">
            <text:p>2.800</text:p>
          </table:table-cell>
          <table:table-cell office:value-type="float" office:value="270">
            <text:p>270</text:p>
          </table:table-cell>
          <table:table-cell table:number-columns-repeated="2"/>
          <table:table-cell table:number-columns-repeated="2" office:value-type="string">
            <text:p>[Xe] 6s2 4f14 5d10 6p5</text:p>
          </table:table-cell>
          <table:table-cell office:value-type="float" office:value="1.43">
            <text:p>1.43</text:p>
          </table:table-cell>
          <table:table-cell/>
          <table:table-cell office:value-type="float" office:value="1.45">
            <text:p>1.45</text:p>
          </table:table-cell>
          <table:table-cell table:number-columns-repeated="11"/>
          <table:table-cell office:value-type="float" office:value="1.7">
            <text:p>1.70000</text:p>
          </table:table-cell>
          <table:table-cell/>
          <table:table-cell office:value-type="float" office:value="6">
            <text:p>6.000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astatine_211</text:p>
          </table:table-cell>
          <table:table-cell office:value-type="string">
            <text:p>At_211</text:p>
          </table:table-cell>
          <table:table-cell office:value-type="string">
            <text:p>85_211</text:p>
          </table:table-cell>
          <table:table-cell office:value-type="string">
            <text:p>Astat_211</text:p>
          </table:table-cell>
          <table:table-cell office:value-type="string">
            <text:p>Astate_211</text:p>
          </table:table-cell>
          <table:table-cell table:number-columns-repeated="2" office:value-type="string">
            <text:p>Astato_211</text:p>
          </table:table-cell>
          <table:table-cell office:value-type="float" office:value="210.987481">
            <text:p>210.987481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string">
            <text:p>Radon</text:p>
          </table:table-cell>
          <table:table-cell office:value-type="string">
            <text:p>radon</text:p>
          </table:table-cell>
          <table:table-cell office:value-type="string">
            <text:p>radón</text:p>
          </table:table-cell>
          <table:table-cell office:value-type="string">
            <text:p>radon</text:p>
          </table:table-cell>
          <table:table-cell office:value-type="float" office:value="222.0175705">
            <text:p>222.017570500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-71">
            <text:p>-71.00</text:p>
          </table:table-cell>
          <table:table-cell office:value-type="float" office:value="-61.8">
            <text:p>-61.8</text:p>
          </table:table-cell>
          <table:table-cell office:value-type="float" office:value="0.00973">
            <text:p>0.0097300</text:p>
          </table:table-cell>
          <table:table-cell/>
          <table:table-cell office:value-type="float" office:value="10.7485">
            <text:p>10.7485</text:p>
          </table:table-cell>
          <table:table-cell table:number-columns-repeated="2"/>
          <table:table-cell office:value-type="float" office:value="1037">
            <text:p>1037</text:p>
          </table:table-cell>
          <table:table-cell table:number-columns-repeated="2"/>
          <table:table-cell table:style-name="Default"/>
          <table:table-cell/>
          <table:table-cell office:value-type="string">
            <text:p>0</text:p>
          </table:table-cell>
          <table:table-cell/>
          <table:table-cell table:number-columns-repeated="2" office:value-type="string">
            <text:p>[Xe] 6s2 4f14 5d10 6p6</text:p>
          </table:table-cell>
          <table:table-cell office:value-type="float" office:value="1.34">
            <text:p>1.34</text:p>
          </table:table-cell>
          <table:table-cell table:number-columns-repeated="8"/>
          <table:table-cell office:value-type="float" office:value="50.5">
            <text:p>50.50</text:p>
          </table:table-cell>
          <table:table-cell/>
          <table:table-cell office:value-type="float" office:value="0.09">
            <text:p>0.090</text:p>
          </table:table-cell>
          <table:table-cell office:value-type="float" office:value="2.89">
            <text:p>2.89000</text:p>
          </table:table-cell>
          <table:table-cell office:value-type="float" office:value="16.4">
            <text:p>16.40000</text:p>
          </table:table-cell>
          <table:table-cell office:value-type="float" office:value="0.00364">
            <text:p>0.00364</text:p>
          </table:table-cell>
          <table:table-cell/>
          <table:table-cell office:value-type="float" office:value="5.3">
            <text:p>5.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radon_211</text:p>
          </table:table-cell>
          <table:table-cell office:value-type="string">
            <text:p>Rn_211</text:p>
          </table:table-cell>
          <table:table-cell office:value-type="string">
            <text:p>86_211</text:p>
          </table:table-cell>
          <table:table-cell table:number-columns-repeated="2" office:value-type="string">
            <text:p>Radon_211</text:p>
          </table:table-cell>
          <table:table-cell office:value-type="string">
            <text:p>Radón_211</text:p>
          </table:table-cell>
          <table:table-cell office:value-type="string">
            <text:p>Radon_211</text:p>
          </table:table-cell>
          <table:table-cell office:value-type="float" office:value="210.990585">
            <text:p>210.990585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radon_220</text:p>
          </table:table-cell>
          <table:table-cell office:value-type="string">
            <text:p>Rn_220</text:p>
          </table:table-cell>
          <table:table-cell office:value-type="string">
            <text:p>86_220</text:p>
          </table:table-cell>
          <table:table-cell table:number-columns-repeated="2" office:value-type="string">
            <text:p>Radon_220</text:p>
          </table:table-cell>
          <table:table-cell office:value-type="string">
            <text:p>Radón_220</text:p>
          </table:table-cell>
          <table:table-cell office:value-type="string">
            <text:p>Radon_220</text:p>
          </table:table-cell>
          <table:table-cell office:value-type="float" office:value="220.0113841">
            <text:p>220.0113841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>
            <text:p>True</text:p>
          </table:table-cell>
        </table:table-row>
        <table:table-row table:style-name="ro1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string">
            <text:p>Franzium</text:p>
          </table:table-cell>
          <table:table-cell office:value-type="string">
            <text:p>francium</text:p>
          </table:table-cell>
          <table:table-cell table:number-columns-repeated="2" office:value-type="string">
            <text:p>francio</text:p>
          </table:table-cell>
          <table:table-cell office:value-type="float" office:value="223.0197307">
            <text:p>223.0197307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">
            <text:p>27.00</text:p>
          </table:table-cell>
          <table:table-cell office:value-type="float" office:value="677">
            <text:p>677.0</text:p>
          </table:table-cell>
          <table:table-cell/>
          <table:table-cell office:value-type="float" office:value="0.7">
            <text:p>0.70</text:p>
          </table:table-cell>
          <table:table-cell office:value-type="float" office:value="3.94">
            <text:p>3.9400</text:p>
          </table:table-cell>
          <table:table-cell table:number-columns-repeated="2"/>
          <table:table-cell office:value-type="float" office:value="380">
            <text:p>380</text:p>
          </table:table-cell>
          <table:table-cell table:number-columns-repeated="2"/>
          <table:table-cell office:value-type="float" office:value="0.46">
            <text:p>0.460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+1</text:p>
          </table:table-cell>
          <table:table-cell table:number-columns-repeated="2" office:value-type="string">
            <text:p>[Rn] 7s1</text:p>
          </table:table-cell>
          <table:table-cell table:number-columns-repeated="6"/>
          <table:table-cell office:value-type="float" office:value="194">
            <text:p>194</text:p>
          </table:table-cell>
          <table:table-cell table:number-columns-repeated="3"/>
          <table:table-cell office:value-type="float" office:value="0.03">
            <text:p>0.03000</text:p>
          </table:table-cell>
          <table:table-cell table:number-columns-repeated="3"/>
          <table:table-cell office:value-type="float" office:value="15">
            <text:p>15.00000</text:p>
          </table:table-cell>
          <table:table-cell/>
          <table:table-cell office:value-type="float" office:value="48.7">
            <text:p>48.700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string">
            <text:p>Radium</text:p>
          </table:table-cell>
          <table:table-cell office:value-type="string">
            <text:p>radium</text:p>
          </table:table-cell>
          <table:table-cell table:number-columns-repeated="2" office:value-type="string">
            <text:p>radio</text:p>
          </table:table-cell>
          <table:table-cell office:value-type="float" office:value="226.0254026">
            <text:p>226.02540260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00">
            <text:p>700.00</text:p>
          </table:table-cell>
          <table:table-cell office:value-type="float" office:value="1140">
            <text:p>1140.0</text:p>
          </table:table-cell>
          <table:table-cell office:value-type="float" office:value="5">
            <text:p>5.0000000</text:p>
          </table:table-cell>
          <table:table-cell office:value-type="float" office:value="0.9">
            <text:p>0.90</text:p>
          </table:table-cell>
          <table:table-cell office:value-type="float" office:value="5.2789">
            <text:p>5.2789</text:p>
          </table:table-cell>
          <table:table-cell office:value-type="float" office:value="10.148">
            <text:p>10.148</text:p>
          </table:table-cell>
          <table:table-cell/>
          <table:table-cell office:value-type="float" office:value="509">
            <text:p>509</text:p>
          </table:table-cell>
          <table:table-cell office:value-type="float" office:value="979">
            <text:p>979</text:p>
          </table:table-cell>
          <table:table-cell table:number-columns-repeated="3"/>
          <table:table-cell table:number-columns-repeated="2" office:value-type="string">
            <text:p>+2</text:p>
          </table:table-cell>
          <table:table-cell table:number-columns-repeated="2" office:value-type="string">
            <text:p>[Rn] 7s2</text:p>
          </table:table-cell>
          <table:table-cell/>
          <table:table-cell office:value-type="float" office:value="1.62">
            <text:p>1.62</text:p>
          </table:table-cell>
          <table:table-cell table:number-columns-repeated="5"/>
          <table:table-cell office:value-type="float" office:value="162">
            <text:p>162</text:p>
          </table:table-cell>
          <table:table-cell/>
          <table:table-cell office:value-type="float" office:value="45.2">
            <text:p>45.20</text:p>
          </table:table-cell>
          <table:table-cell/>
          <table:table-cell office:value-type="float" office:value="0.12">
            <text:p>0.120</text:p>
          </table:table-cell>
          <table:table-cell table:number-columns-repeated="2"/>
          <table:table-cell office:value-type="float" office:value="18.6">
            <text:p>18.60000</text:p>
          </table:table-cell>
          <table:table-cell/>
          <table:table-cell office:value-type="float" office:value="38.3">
            <text:p>38.300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radium_223</text:p>
          </table:table-cell>
          <table:table-cell office:value-type="string">
            <text:p>Ra_223</text:p>
          </table:table-cell>
          <table:table-cell office:value-type="string">
            <text:p>88_223</text:p>
          </table:table-cell>
          <table:table-cell table:number-columns-repeated="2" office:value-type="string">
            <text:p>Radium_223</text:p>
          </table:table-cell>
          <table:table-cell table:number-columns-repeated="2" office:value-type="string">
            <text:p>Radio_223</text:p>
          </table:table-cell>
          <table:table-cell office:value-type="float" office:value="223.018497">
            <text:p>223.018497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radium_224</text:p>
          </table:table-cell>
          <table:table-cell office:value-type="string">
            <text:p>Ra_224</text:p>
          </table:table-cell>
          <table:table-cell office:value-type="string">
            <text:p>88_224</text:p>
          </table:table-cell>
          <table:table-cell table:number-columns-repeated="2" office:value-type="string">
            <text:p>Radium_224</text:p>
          </table:table-cell>
          <table:table-cell table:number-columns-repeated="2" office:value-type="string">
            <text:p>Radio_224</text:p>
          </table:table-cell>
          <table:table-cell office:value-type="float" office:value="224.020202">
            <text:p>224.020202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radium_228</text:p>
          </table:table-cell>
          <table:table-cell office:value-type="string">
            <text:p>Ra_228</text:p>
          </table:table-cell>
          <table:table-cell office:value-type="string">
            <text:p>88_228</text:p>
          </table:table-cell>
          <table:table-cell table:number-columns-repeated="2" office:value-type="string">
            <text:p>Radium_228</text:p>
          </table:table-cell>
          <table:table-cell table:number-columns-repeated="2" office:value-type="string">
            <text:p>Radio_228</text:p>
          </table:table-cell>
          <table:table-cell office:value-type="float" office:value="228.0310641">
            <text:p>228.0310641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string">
            <text:p>Aktinium</text:p>
          </table:table-cell>
          <table:table-cell office:value-type="string">
            <text:p>actinium</text:p>
          </table:table-cell>
          <table:table-cell office:value-type="string">
            <text:p>actinio</text:p>
          </table:table-cell>
          <table:table-cell office:value-type="string">
            <text:p>attinio</text:p>
          </table:table-cell>
          <table:table-cell office:value-type="float" office:value="227.027747">
            <text:p>227.027747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050">
            <text:p>1050.00</text:p>
          </table:table-cell>
          <table:table-cell office:value-type="float" office:value="3200">
            <text:p>3200.0</text:p>
          </table:table-cell>
          <table:table-cell office:value-type="float" office:value="10.1">
            <text:p>10.1000000</text:p>
          </table:table-cell>
          <table:table-cell office:value-type="float" office:value="1.1">
            <text:p>1.10</text:p>
          </table:table-cell>
          <table:table-cell office:value-type="float" office:value="5.17">
            <text:p>5.1700</text:p>
          </table:table-cell>
          <table:table-cell office:value-type="float" office:value="12.126">
            <text:p>12.126</text:p>
          </table:table-cell>
          <table:table-cell/>
          <table:table-cell office:value-type="float" office:value="499">
            <text:p>499</text:p>
          </table:table-cell>
          <table:table-cell office:value-type="float" office:value="1170">
            <text:p>1170</text:p>
          </table:table-cell>
          <table:table-cell table:number-columns-repeated="3"/>
          <table:table-cell table:number-columns-repeated="2" office:value-type="string">
            <text:p>+3</text:p>
          </table:table-cell>
          <table:table-cell table:number-columns-repeated="2" office:value-type="string">
            <text:p>[Rn] 7s2 5f1</text:p>
          </table:table-cell>
          <table:table-cell table:number-columns-repeated="8"/>
          <table:table-cell office:value-type="float" office:value="126">
            <text:p>126</text:p>
          </table:table-cell>
          <table:table-cell office:value-type="float" office:value="22.54">
            <text:p>22.54</text:p>
          </table:table-cell>
          <table:table-cell table:number-columns-repeated="4"/>
          <table:table-cell office:value-type="float" office:value="12">
            <text:p>12.00000</text:p>
          </table:table-cell>
          <table:table-cell/>
          <table:table-cell office:value-type="float" office:value="32.1">
            <text:p>32.100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string">
            <text:p>Thorium</text:p>
          </table:table-cell>
          <table:table-cell office:value-type="string">
            <text:p>thorium</text:p>
          </table:table-cell>
          <table:table-cell table:number-columns-repeated="2" office:value-type="string">
            <text:p>torio</text:p>
          </table:table-cell>
          <table:table-cell office:value-type="float" office:value="232.0380504">
            <text:p>232.0380504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750">
            <text:p>1750.00</text:p>
          </table:table-cell>
          <table:table-cell office:value-type="float" office:value="4790">
            <text:p>4790.0</text:p>
          </table:table-cell>
          <table:table-cell office:value-type="float" office:value="11.7">
            <text:p>11.7000000</text:p>
          </table:table-cell>
          <table:table-cell office:value-type="float" office:value="1.3">
            <text:p>1.30</text:p>
          </table:table-cell>
          <table:table-cell office:value-type="float" office:value="6.08">
            <text:p>6.0800</text:p>
          </table:table-cell>
          <table:table-cell office:value-type="float" office:value="11.504">
            <text:p>11.504</text:p>
          </table:table-cell>
          <table:table-cell office:value-type="float" office:value="20.003">
            <text:p>20.003</text:p>
          </table:table-cell>
          <table:table-cell office:value-type="float" office:value="587">
            <text:p>587</text:p>
          </table:table-cell>
          <table:table-cell office:value-type="float" office:value="1110">
            <text:p>1110</text:p>
          </table:table-cell>
          <table:table-cell office:value-type="float" office:value="1930">
            <text:p>1930</text:p>
          </table:table-cell>
          <table:table-cell table:number-columns-repeated="2"/>
          <table:table-cell table:number-columns-repeated="2" office:value-type="string">
            <text:p>+4</text:p>
          </table:table-cell>
          <table:table-cell table:number-columns-repeated="2" office:value-type="string">
            <text:p>[Rn] 7s2 5f2</text:p>
          </table:table-cell>
          <table:table-cell/>
          <table:table-cell office:value-type="float" office:value="1.05">
            <text:p>1.05</text:p>
          </table:table-cell>
          <table:table-cell office:value-type="float" office:value="1.65">
            <text:p>1.65</text:p>
          </table:table-cell>
          <table:table-cell table:number-columns-repeated="2"/>
          <table:table-cell office:value-type="float" office:value="179">
            <text:p>179.0</text:p>
          </table:table-cell>
          <table:table-cell table:number-columns-repeated="3"/>
          <table:table-cell office:value-type="float" office:value="19.9">
            <text:p>19.90</text:p>
          </table:table-cell>
          <table:table-cell office:value-type="float" office:value="0.0653">
            <text:p>0.06530</text:p>
          </table:table-cell>
          <table:table-cell office:value-type="float" office:value="0.12">
            <text:p>0.120</text:p>
          </table:table-cell>
          <table:table-cell office:value-type="float" office:value="16.1">
            <text:p>16.10000</text:p>
          </table:table-cell>
          <table:table-cell office:value-type="float" office:value="514.4">
            <text:p>514.40000</text:p>
          </table:table-cell>
          <table:table-cell office:value-type="float" office:value="54">
            <text:p>54.00000</text:p>
          </table:table-cell>
          <table:table-cell/>
          <table:table-cell office:value-type="float" office:value="32.1">
            <text:p>32.100</text:p>
          </table:table-cell>
          <table:table-cell office:value-type="float" office:value="576">
            <text:p>576</text:p>
          </table:table-cell>
          <table:table-cell office:value-type="float" office:value="-1.47495519296315">
            <text:p>-1.47495519296315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horium_230</text:p>
          </table:table-cell>
          <table:table-cell office:value-type="string">
            <text:p>Th_230</text:p>
          </table:table-cell>
          <table:table-cell office:value-type="string">
            <text:p>90_230</text:p>
          </table:table-cell>
          <table:table-cell table:number-columns-repeated="2" office:value-type="string">
            <text:p>Thorium_230</text:p>
          </table:table-cell>
          <table:table-cell table:number-columns-repeated="2" office:value-type="string">
            <text:p>Torio_230</text:p>
          </table:table-cell>
          <table:table-cell office:value-type="float" office:value="230.0331266">
            <text:p>230.0331266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string">
            <text:p>Protaktinium</text:p>
          </table:table-cell>
          <table:table-cell office:value-type="string">
            <text:p>protactinium</text:p>
          </table:table-cell>
          <table:table-cell office:value-type="string">
            <text:p>protactinio</text:p>
          </table:table-cell>
          <table:table-cell office:value-type="string">
            <text:p>protoattinio</text:p>
          </table:table-cell>
          <table:table-cell office:value-type="float" office:value="231.0358789">
            <text:p>231.0358789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570">
            <text:p>1570.00</text:p>
          </table:table-cell>
          <table:table-cell office:value-type="float" office:value="4000">
            <text:p>4000.0</text:p>
          </table:table-cell>
          <table:table-cell office:value-type="float" office:value="15.4">
            <text:p>15.4000000</text:p>
          </table:table-cell>
          <table:table-cell office:value-type="float" office:value="1.5">
            <text:p>1.50</text:p>
          </table:table-cell>
          <table:table-cell office:value-type="float" office:value="5.89">
            <text:p>5.8900</text:p>
          </table:table-cell>
          <table:table-cell table:number-columns-repeated="2"/>
          <table:table-cell office:value-type="float" office:value="568">
            <text:p>568</text:p>
          </table:table-cell>
          <table:table-cell table:number-columns-repeated="4"/>
          <table:table-cell office:value-type="string">
            <text:p>+4, +5</text:p>
          </table:table-cell>
          <table:table-cell table:style-name="ce10" office:value-type="string">
            <text:p>+4, +5</text:p>
          </table:table-cell>
          <table:table-cell table:number-columns-repeated="2" office:value-type="string">
            <text:p>[Rn] 7s2 5f3</text:p>
          </table:table-cell>
          <table:table-cell table:number-columns-repeated="5"/>
          <table:table-cell office:value-type="float" office:value="163">
            <text:p>163.0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15">
            <text:p>15.00</text:p>
          </table:table-cell>
          <table:table-cell office:value-type="float" office:value="0.0529">
            <text:p>0.05290</text:p>
          </table:table-cell>
          <table:table-cell office:value-type="float" office:value="0.12">
            <text:p>0.120</text:p>
          </table:table-cell>
          <table:table-cell office:value-type="float" office:value="12.3">
            <text:p>12.30000</text:p>
          </table:table-cell>
          <table:table-cell/>
          <table:table-cell office:value-type="float" office:value="47">
            <text:p>47.00000</text:p>
          </table:table-cell>
          <table:table-cell/>
          <table:table-cell office:value-type="float" office:value="25.4">
            <text:p>25.400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string">
            <text:p>Uran</text:p>
          </table:table-cell>
          <table:table-cell office:value-type="string">
            <text:p>uranium</text:p>
          </table:table-cell>
          <table:table-cell table:number-columns-repeated="2" office:value-type="string">
            <text:p>uranio</text:p>
          </table:table-cell>
          <table:table-cell office:value-type="float" office:value="238.0507826">
            <text:p>238.0507826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132">
            <text:p>1132.00</text:p>
          </table:table-cell>
          <table:table-cell office:value-type="float" office:value="3818">
            <text:p>3818.0</text:p>
          </table:table-cell>
          <table:table-cell office:value-type="float" office:value="19">
            <text:p>19.0000000</text:p>
          </table:table-cell>
          <table:table-cell office:value-type="float" office:value="1.38">
            <text:p>1.38</text:p>
          </table:table-cell>
          <table:table-cell office:value-type="float" office:value="6.1941">
            <text:p>6.1941</text:p>
          </table:table-cell>
          <table:table-cell table:number-columns-repeated="2"/>
          <table:table-cell office:value-type="float" office:value="598">
            <text:p>598</text:p>
          </table:table-cell>
          <table:table-cell table:number-columns-repeated="4"/>
          <table:table-cell office:value-type="string">
            <text:p>+3, +4, +5, +6</text:p>
          </table:table-cell>
          <table:table-cell table:style-name="ce10" office:value-type="string">
            <text:p>+3, +4, +5, +6</text:p>
          </table:table-cell>
          <table:table-cell table:number-columns-repeated="2" office:value-type="string">
            <text:p>[Rn] 7s2 5f4</text:p>
          </table:table-cell>
          <table:table-cell/>
          <table:table-cell office:value-type="float" office:value="0.81">
            <text:p>0.81</text:p>
          </table:table-cell>
          <table:table-cell office:value-type="float" office:value="1.42">
            <text:p>1.42</text:p>
          </table:table-cell>
          <table:table-cell table:number-columns-repeated="2"/>
          <table:table-cell office:value-type="float" office:value="156">
            <text:p>156.0</text:p>
          </table:table-cell>
          <table:table-cell table:number-columns-repeated="2"/>
          <table:table-cell office:value-type="float" office:value="116.5">
            <text:p>116.5</text:p>
          </table:table-cell>
          <table:table-cell office:value-type="float" office:value="12.59">
            <text:p>12.59</text:p>
          </table:table-cell>
          <table:table-cell office:value-type="float" office:value="0.038">
            <text:p>0.03800</text:p>
          </table:table-cell>
          <table:table-cell office:value-type="float" office:value="0.12">
            <text:p>0.120</text:p>
          </table:table-cell>
          <table:table-cell office:value-type="float" office:value="8.52">
            <text:p>8.52000</text:p>
          </table:table-cell>
          <table:table-cell office:value-type="float" office:value="477">
            <text:p>477.00000</text:p>
          </table:table-cell>
          <table:table-cell office:value-type="float" office:value="27.6">
            <text:p>27.60000</text:p>
          </table:table-cell>
          <table:table-cell/>
          <table:table-cell office:value-type="float" office:value="27.4">
            <text:p>27.400</text:p>
          </table:table-cell>
          <table:table-cell office:value-type="float" office:value="490">
            <text:p>490</text:p>
          </table:table-cell>
          <table:table-cell office:value-type="float" office:value="-2.04575749056067">
            <text:p>-2.04575749056067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uranium_233</text:p>
          </table:table-cell>
          <table:table-cell office:value-type="string">
            <text:p>U_233</text:p>
          </table:table-cell>
          <table:table-cell office:value-type="string">
            <text:p>92_233</text:p>
          </table:table-cell>
          <table:table-cell office:value-type="string">
            <text:p>Uran_233</text:p>
          </table:table-cell>
          <table:table-cell office:value-type="string">
            <text:p>Uranium_233</text:p>
          </table:table-cell>
          <table:table-cell table:number-columns-repeated="2" office:value-type="string">
            <text:p>Uranio_233</text:p>
          </table:table-cell>
          <table:table-cell office:value-type="float" office:value="233.039628">
            <text:p>233.039628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uranium_234</text:p>
          </table:table-cell>
          <table:table-cell office:value-type="string">
            <text:p>U_234</text:p>
          </table:table-cell>
          <table:table-cell office:value-type="string">
            <text:p>92_234</text:p>
          </table:table-cell>
          <table:table-cell office:value-type="string">
            <text:p>Uran_234</text:p>
          </table:table-cell>
          <table:table-cell office:value-type="string">
            <text:p>Uranium_234</text:p>
          </table:table-cell>
          <table:table-cell table:number-columns-repeated="2" office:value-type="string">
            <text:p>Uranio_234</text:p>
          </table:table-cell>
          <table:table-cell office:value-type="float" office:value="234.0409456">
            <text:p>234.0409456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uranium_235</text:p>
          </table:table-cell>
          <table:table-cell office:value-type="string">
            <text:p>U_235</text:p>
          </table:table-cell>
          <table:table-cell office:value-type="string">
            <text:p>92_235</text:p>
          </table:table-cell>
          <table:table-cell office:value-type="string">
            <text:p>Uran_235</text:p>
          </table:table-cell>
          <table:table-cell office:value-type="string">
            <text:p>Uranium_235</text:p>
          </table:table-cell>
          <table:table-cell table:number-columns-repeated="2" office:value-type="string">
            <text:p>Uranio_235</text:p>
          </table:table-cell>
          <table:table-cell office:value-type="float" office:value="235.0439231">
            <text:p>235.0439231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uranium_236</text:p>
          </table:table-cell>
          <table:table-cell office:value-type="string">
            <text:p>U_236</text:p>
          </table:table-cell>
          <table:table-cell office:value-type="string">
            <text:p>92_236</text:p>
          </table:table-cell>
          <table:table-cell office:value-type="string">
            <text:p>Uran_236</text:p>
          </table:table-cell>
          <table:table-cell office:value-type="string">
            <text:p>Uranium_236</text:p>
          </table:table-cell>
          <table:table-cell table:number-columns-repeated="2" office:value-type="string">
            <text:p>Uranio_236</text:p>
          </table:table-cell>
          <table:table-cell office:value-type="float" office:value="236.0455619">
            <text:p>236.0455619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string">
            <text:p>Neptunium</text:p>
          </table:table-cell>
          <table:table-cell office:value-type="string">
            <text:p>neptunium</text:p>
          </table:table-cell>
          <table:table-cell office:value-type="string">
            <text:p>neptunio</text:p>
          </table:table-cell>
          <table:table-cell office:value-type="string">
            <text:p>nettunio</text:p>
          </table:table-cell>
          <table:table-cell office:value-type="float" office:value="237.0481673">
            <text:p>237.0481673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640">
            <text:p>640.00</text:p>
          </table:table-cell>
          <table:table-cell office:value-type="float" office:value="3900">
            <text:p>3900.0</text:p>
          </table:table-cell>
          <table:table-cell office:value-type="float" office:value="20.2">
            <text:p>20.2000000</text:p>
          </table:table-cell>
          <table:table-cell office:value-type="float" office:value="1.36">
            <text:p>1.36</text:p>
          </table:table-cell>
          <table:table-cell office:value-type="float" office:value="6.2657">
            <text:p>6.2657</text:p>
          </table:table-cell>
          <table:table-cell table:number-columns-repeated="2"/>
          <table:table-cell office:value-type="float" office:value="605">
            <text:p>605</text:p>
          </table:table-cell>
          <table:table-cell table:number-columns-repeated="4"/>
          <table:table-cell office:value-type="string">
            <text:p>+3, +4, +5, +6</text:p>
          </table:table-cell>
          <table:table-cell table:style-name="ce10" office:value-type="string">
            <text:p>+3, +4, +5, +6</text:p>
          </table:table-cell>
          <table:table-cell table:number-columns-repeated="2" office:value-type="string">
            <text:p>[Rn] 7s2 5f5</text:p>
          </table:table-cell>
          <table:table-cell table:number-columns-repeated="5"/>
          <table:table-cell office:value-type="float" office:value="155">
            <text:p>155.0</text:p>
          </table:table-cell>
          <table:table-cell/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1.62">
            <text:p>11.62</text:p>
          </table:table-cell>
          <table:table-cell office:value-type="float" office:value="0.00822">
            <text:p>0.00822</text:p>
          </table:table-cell>
          <table:table-cell office:value-type="float" office:value="0.12">
            <text:p>0.120</text:p>
          </table:table-cell>
          <table:table-cell office:value-type="float" office:value="5.19">
            <text:p>5.19000</text:p>
          </table:table-cell>
          <table:table-cell/>
          <table:table-cell office:value-type="float" office:value="6.3">
            <text:p>6.30000</text:p>
          </table:table-cell>
          <table:table-cell/>
          <table:table-cell office:value-type="float" office:value="24.8">
            <text:p>24.8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neptunium_239</text:p>
          </table:table-cell>
          <table:table-cell office:value-type="string">
            <text:p>Np_239</text:p>
          </table:table-cell>
          <table:table-cell office:value-type="string">
            <text:p>93_239</text:p>
          </table:table-cell>
          <table:table-cell table:number-columns-repeated="2" office:value-type="string">
            <text:p>Neptunium_239</text:p>
          </table:table-cell>
          <table:table-cell office:value-type="string">
            <text:p>Neptunio_239</text:p>
          </table:table-cell>
          <table:table-cell office:value-type="string">
            <text:p>Nettunio_239</text:p>
          </table:table-cell>
          <table:table-cell office:value-type="float" office:value="239.0529314">
            <text:p>239.0529314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string">
            <text:p>Plutonium</text:p>
          </table:table-cell>
          <table:table-cell office:value-type="string">
            <text:p>plutonium</text:p>
          </table:table-cell>
          <table:table-cell table:number-columns-repeated="2" office:value-type="string">
            <text:p>plutonio</text:p>
          </table:table-cell>
          <table:table-cell office:value-type="float" office:value="244.064198">
            <text:p>244.064198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641">
            <text:p>641.00</text:p>
          </table:table-cell>
          <table:table-cell office:value-type="float" office:value="3232">
            <text:p>3232.0</text:p>
          </table:table-cell>
          <table:table-cell office:value-type="float" office:value="19.8">
            <text:p>19.8000000</text:p>
          </table:table-cell>
          <table:table-cell office:value-type="float" office:value="1.28">
            <text:p>1.28</text:p>
          </table:table-cell>
          <table:table-cell office:value-type="float" office:value="6.06">
            <text:p>6.0600</text:p>
          </table:table-cell>
          <table:table-cell table:number-columns-repeated="2"/>
          <table:table-cell office:value-type="float" office:value="585">
            <text:p>585</text:p>
          </table:table-cell>
          <table:table-cell table:number-columns-repeated="4"/>
          <table:table-cell office:value-type="string">
            <text:p>+3, +4, +5, +6</text:p>
          </table:table-cell>
          <table:table-cell table:style-name="ce10" office:value-type="string">
            <text:p>+3, +4, +5, +6</text:p>
          </table:table-cell>
          <table:table-cell table:number-columns-repeated="2" office:value-type="string">
            <text:p>[Rn] 7s2 5f6</text:p>
          </table:table-cell>
          <table:table-cell table:number-columns-repeated="5"/>
          <table:table-cell office:value-type="float" office:value="159">
            <text:p>159.0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12.32">
            <text:p>12.32</text:p>
          </table:table-cell>
          <table:table-cell office:value-type="float" office:value="0.00666">
            <text:p>0.00666</text:p>
          </table:table-cell>
          <table:table-cell office:value-type="float" office:value="0.13">
            <text:p>0.130</text:p>
          </table:table-cell>
          <table:table-cell office:value-type="float" office:value="2.84">
            <text:p>2.84000</text:p>
          </table:table-cell>
          <table:table-cell office:value-type="float" office:value="344">
            <text:p>344.00000</text:p>
          </table:table-cell>
          <table:table-cell office:value-type="float" office:value="6.74">
            <text:p>6.74000</text:p>
          </table:table-cell>
          <table:table-cell/>
          <table:table-cell office:value-type="float" office:value="24.5">
            <text:p>24.500</text:p>
          </table:table-cell>
          <table:table-cell office:value-type="float" office:value="352">
            <text:p>352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plutonium_238</text:p>
          </table:table-cell>
          <table:table-cell office:value-type="string">
            <text:p>Pu_238</text:p>
          </table:table-cell>
          <table:table-cell office:value-type="string">
            <text:p>94_238</text:p>
          </table:table-cell>
          <table:table-cell table:number-columns-repeated="2" office:value-type="string">
            <text:p>Plutonium_238</text:p>
          </table:table-cell>
          <table:table-cell table:number-columns-repeated="2" office:value-type="string">
            <text:p>Plutonio_238</text:p>
          </table:table-cell>
          <table:table-cell office:value-type="float" office:value="238.0495534">
            <text:p>238.0495534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utonium_239</text:p>
          </table:table-cell>
          <table:table-cell office:value-type="string">
            <text:p>Pu_239</text:p>
          </table:table-cell>
          <table:table-cell office:value-type="string">
            <text:p>94_239</text:p>
          </table:table-cell>
          <table:table-cell table:number-columns-repeated="2" office:value-type="string">
            <text:p>Plutonium_239</text:p>
          </table:table-cell>
          <table:table-cell table:number-columns-repeated="2" office:value-type="string">
            <text:p>Plutonio_239</text:p>
          </table:table-cell>
          <table:table-cell office:value-type="float" office:value="239.0521565">
            <text:p>239.0521565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utonium_240</text:p>
          </table:table-cell>
          <table:table-cell office:value-type="string">
            <text:p>Pu_240</text:p>
          </table:table-cell>
          <table:table-cell office:value-type="string">
            <text:p>94_240</text:p>
          </table:table-cell>
          <table:table-cell table:number-columns-repeated="2" office:value-type="string">
            <text:p>Plutonium_240</text:p>
          </table:table-cell>
          <table:table-cell table:number-columns-repeated="2" office:value-type="string">
            <text:p>Plutonio_240</text:p>
          </table:table-cell>
          <table:table-cell office:value-type="float" office:value="240.0538075">
            <text:p>240.0538075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utonium_241</text:p>
          </table:table-cell>
          <table:table-cell office:value-type="string">
            <text:p>Pu_241</text:p>
          </table:table-cell>
          <table:table-cell office:value-type="string">
            <text:p>94_241</text:p>
          </table:table-cell>
          <table:table-cell table:number-columns-repeated="2" office:value-type="string">
            <text:p>Plutonium_241</text:p>
          </table:table-cell>
          <table:table-cell table:number-columns-repeated="2" office:value-type="string">
            <text:p>Plutonio_241</text:p>
          </table:table-cell>
          <table:table-cell office:value-type="float" office:value="241.0568453">
            <text:p>241.0568453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plutonium_242</text:p>
          </table:table-cell>
          <table:table-cell office:value-type="string">
            <text:p>Pu_242</text:p>
          </table:table-cell>
          <table:table-cell office:value-type="string">
            <text:p>94_242</text:p>
          </table:table-cell>
          <table:table-cell table:number-columns-repeated="2" office:value-type="string">
            <text:p>Plutonium_242</text:p>
          </table:table-cell>
          <table:table-cell table:number-columns-repeated="2" office:value-type="string">
            <text:p>Plutonio_242</text:p>
          </table:table-cell>
          <table:table-cell office:value-type="float" office:value="242.0587368">
            <text:p>242.0587368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string">
            <text:p>Amerizium</text:p>
          </table:table-cell>
          <table:table-cell office:value-type="string">
            <text:p>américium</text:p>
          </table:table-cell>
          <table:table-cell table:number-columns-repeated="2" office:value-type="string">
            <text:p>americio</text:p>
          </table:table-cell>
          <table:table-cell office:value-type="float" office:value="243.0613727">
            <text:p>243.0613727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994">
            <text:p>994.00</text:p>
          </table:table-cell>
          <table:table-cell office:value-type="float" office:value="2607">
            <text:p>2607.0</text:p>
          </table:table-cell>
          <table:table-cell office:value-type="float" office:value="13.7">
            <text:p>13.7000000</text:p>
          </table:table-cell>
          <table:table-cell office:value-type="float" office:value="1.3">
            <text:p>1.30</text:p>
          </table:table-cell>
          <table:table-cell office:value-type="float" office:value="5.9933">
            <text:p>5.9933</text:p>
          </table:table-cell>
          <table:table-cell table:number-columns-repeated="2"/>
          <table:table-cell office:value-type="float" office:value="578">
            <text:p>578</text:p>
          </table:table-cell>
          <table:table-cell table:number-columns-repeated="4"/>
          <table:table-cell office:value-type="string">
            <text:p>+3, +4, +5, +6</text:p>
          </table:table-cell>
          <table:table-cell table:style-name="ce10" office:value-type="string">
            <text:p>+3, +4, +5, +6</text:p>
          </table:table-cell>
          <table:table-cell table:number-columns-repeated="2" office:value-type="string">
            <text:p>[Rn] 7s2 5f7</text:p>
          </table:table-cell>
          <table:table-cell table:number-columns-repeated="5"/>
          <table:table-cell office:value-type="float" office:value="173">
            <text:p>173.0</text:p>
          </table:table-cell>
          <table:table-cell table:number-columns-repeated="2"/>
          <table:table-cell office:value-type="float" office:value="111.5">
            <text:p>111.5</text:p>
          </table:table-cell>
          <table:table-cell office:value-type="float" office:value="17.86">
            <text:p>17.86</text:p>
          </table:table-cell>
          <table:table-cell office:value-type="float" office:value="0.022">
            <text:p>0.02200</text:p>
          </table:table-cell>
          <table:table-cell office:value-type="float" office:value="0.11">
            <text:p>0.110</text:p>
          </table:table-cell>
          <table:table-cell office:value-type="float" office:value="14.4">
            <text:p>14.40000</text:p>
          </table:table-cell>
          <table:table-cell/>
          <table:table-cell office:value-type="float" office:value="10">
            <text:p>10.00000</text:p>
          </table:table-cell>
          <table:table-cell/>
          <table:table-cell office:value-type="float" office:value="23.3">
            <text:p>23.3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americium_241</text:p>
          </table:table-cell>
          <table:table-cell office:value-type="string">
            <text:p>Am_241</text:p>
          </table:table-cell>
          <table:table-cell office:value-type="string">
            <text:p>95_241</text:p>
          </table:table-cell>
          <table:table-cell office:value-type="string">
            <text:p>Amerizium_241</text:p>
          </table:table-cell>
          <table:table-cell office:value-type="string">
            <text:p>Américium_241</text:p>
          </table:table-cell>
          <table:table-cell table:number-columns-repeated="2" office:value-type="string">
            <text:p>Americio_241</text:p>
          </table:table-cell>
          <table:table-cell office:value-type="float" office:value="241.0568229">
            <text:p>241.0568229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office:value-type="string">
            <text:p>Kurium</text:p>
          </table:table-cell>
          <table:table-cell office:value-type="string">
            <text:p>curium</text:p>
          </table:table-cell>
          <table:table-cell table:number-columns-repeated="2" office:value-type="string">
            <text:p>curio</text:p>
          </table:table-cell>
          <table:table-cell office:value-type="float" office:value="247.070347">
            <text:p>247.070347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340">
            <text:p>1340.00</text:p>
          </table:table-cell>
          <table:table-cell/>
          <table:table-cell office:value-type="float" office:value="13.5">
            <text:p>13.5000000</text:p>
          </table:table-cell>
          <table:table-cell office:value-type="float" office:value="1.3">
            <text:p>1.30</text:p>
          </table:table-cell>
          <table:table-cell office:value-type="float" office:value="6.02">
            <text:p>6.0200</text:p>
          </table:table-cell>
          <table:table-cell table:number-columns-repeated="2"/>
          <table:table-cell office:value-type="float" office:value="581">
            <text:p>581</text:p>
          </table:table-cell>
          <table:table-cell table:number-columns-repeated="4"/>
          <table:table-cell table:number-columns-repeated="2" office:value-type="string">
            <text:p>+3</text:p>
          </table:table-cell>
          <table:table-cell table:number-columns-repeated="2" office:value-type="string">
            <text:p>[Rn] 7s2 5f8</text:p>
          </table:table-cell>
          <table:table-cell table:number-columns-repeated="5"/>
          <table:table-cell office:value-type="float" office:value="174">
            <text:p>174.0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8.28">
            <text:p>18.28</text:p>
          </table:table-cell>
          <table:table-cell table:number-columns-repeated="2"/>
          <table:table-cell office:value-type="float" office:value="15">
            <text:p>15.00000</text:p>
          </table:table-cell>
          <table:table-cell/>
          <table:table-cell office:value-type="float" office:value="10">
            <text:p>10.00000</text:p>
          </table:table-cell>
          <table:table-cell/>
          <table:table-cell office:value-type="float" office:value="23">
            <text:p>23.0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curium_243</text:p>
          </table:table-cell>
          <table:table-cell office:value-type="string">
            <text:p>Cm_243</text:p>
          </table:table-cell>
          <table:table-cell office:value-type="string">
            <text:p>96_243</text:p>
          </table:table-cell>
          <table:table-cell office:value-type="string">
            <text:p>Kurium_243</text:p>
          </table:table-cell>
          <table:table-cell office:value-type="string">
            <text:p>Curium_243</text:p>
          </table:table-cell>
          <table:table-cell table:number-columns-repeated="2" office:value-type="string">
            <text:p>Curio_243</text:p>
          </table:table-cell>
          <table:table-cell office:value-type="float" office:value="243.0613822">
            <text:p>243.0613822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urium_244</text:p>
          </table:table-cell>
          <table:table-cell office:value-type="string">
            <text:p>Cm_244</text:p>
          </table:table-cell>
          <table:table-cell office:value-type="string">
            <text:p>96_244</text:p>
          </table:table-cell>
          <table:table-cell office:value-type="string">
            <text:p>Kurium_244</text:p>
          </table:table-cell>
          <table:table-cell office:value-type="string">
            <text:p>Curium_244</text:p>
          </table:table-cell>
          <table:table-cell table:number-columns-repeated="2" office:value-type="string">
            <text:p>Curio_244</text:p>
          </table:table-cell>
          <table:table-cell office:value-type="float" office:value="244.0627463">
            <text:p>244.0627463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urium_245</text:p>
          </table:table-cell>
          <table:table-cell office:value-type="string">
            <text:p>Cm_245</text:p>
          </table:table-cell>
          <table:table-cell office:value-type="string">
            <text:p>96_245</text:p>
          </table:table-cell>
          <table:table-cell office:value-type="string">
            <text:p>Kurium_245</text:p>
          </table:table-cell>
          <table:table-cell office:value-type="string">
            <text:p>Curium_245</text:p>
          </table:table-cell>
          <table:table-cell table:number-columns-repeated="2" office:value-type="string">
            <text:p>Curio_245</text:p>
          </table:table-cell>
          <table:table-cell office:value-type="float" office:value="245.0654856">
            <text:p>245.0654856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urium_246</text:p>
          </table:table-cell>
          <table:table-cell office:value-type="string">
            <text:p>Cm_246</text:p>
          </table:table-cell>
          <table:table-cell office:value-type="string">
            <text:p>96_246</text:p>
          </table:table-cell>
          <table:table-cell office:value-type="string">
            <text:p>Kurium_246</text:p>
          </table:table-cell>
          <table:table-cell office:value-type="string">
            <text:p>Curium_246</text:p>
          </table:table-cell>
          <table:table-cell table:number-columns-repeated="2" office:value-type="string">
            <text:p>Curio_246</text:p>
          </table:table-cell>
          <table:table-cell office:value-type="float" office:value="246.0672176">
            <text:p>246.0672176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urium_248</text:p>
          </table:table-cell>
          <table:table-cell office:value-type="string">
            <text:p>Cm_248</text:p>
          </table:table-cell>
          <table:table-cell office:value-type="string">
            <text:p>96_248</text:p>
          </table:table-cell>
          <table:table-cell office:value-type="string">
            <text:p>Kurium_248</text:p>
          </table:table-cell>
          <table:table-cell office:value-type="string">
            <text:p>Curium_248</text:p>
          </table:table-cell>
          <table:table-cell table:number-columns-repeated="2" office:value-type="string">
            <text:p>Curio_248</text:p>
          </table:table-cell>
          <table:table-cell office:value-type="float" office:value="248.072342">
            <text:p>248.072342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string">
            <text:p>Berkelium</text:p>
          </table:table-cell>
          <table:table-cell office:value-type="string">
            <text:p>berkélium</text:p>
          </table:table-cell>
          <table:table-cell table:number-columns-repeated="2" office:value-type="string">
            <text:p>berkelio</text:p>
          </table:table-cell>
          <table:table-cell office:value-type="float" office:value="247.070299">
            <text:p>247.070299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986">
            <text:p>986.00</text:p>
          </table:table-cell>
          <table:table-cell/>
          <table:table-cell office:value-type="float" office:value="14">
            <text:p>14.0000000</text:p>
          </table:table-cell>
          <table:table-cell office:value-type="float" office:value="1.3">
            <text:p>1.30</text:p>
          </table:table-cell>
          <table:table-cell office:value-type="float" office:value="6.23">
            <text:p>6.2300</text:p>
          </table:table-cell>
          <table:table-cell table:number-columns-repeated="2"/>
          <table:table-cell office:value-type="float" office:value="601">
            <text:p>601</text:p>
          </table:table-cell>
          <table:table-cell table:number-columns-repeated="4"/>
          <table:table-cell office:value-type="string">
            <text:p>+3, +4</text:p>
          </table:table-cell>
          <table:table-cell table:style-name="ce10" office:value-type="string">
            <text:p>+3, +4</text:p>
          </table:table-cell>
          <table:table-cell table:number-columns-repeated="2" office:value-type="string">
            <text:p>[Rn] 7s2 5f9</text:p>
          </table:table-cell>
          <table:table-cell table:number-columns-repeated="5"/>
          <table:table-cell office:value-type="float" office:value="170">
            <text:p>170.0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5"/>
          <table:table-cell office:value-type="float" office:value="10">
            <text:p>10.00000</text:p>
          </table:table-cell>
          <table:table-cell/>
          <table:table-cell office:value-type="float" office:value="22.7">
            <text:p>22.7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berkelium_249</text:p>
          </table:table-cell>
          <table:table-cell office:value-type="string">
            <text:p>Bk_249</text:p>
          </table:table-cell>
          <table:table-cell office:value-type="string">
            <text:p>97_249</text:p>
          </table:table-cell>
          <table:table-cell office:value-type="string">
            <text:p>Berkelium_249</text:p>
          </table:table-cell>
          <table:table-cell office:value-type="string">
            <text:p>Berkélium_249</text:p>
          </table:table-cell>
          <table:table-cell table:number-columns-repeated="2" office:value-type="string">
            <text:p>Berkelio_249</text:p>
          </table:table-cell>
          <table:table-cell office:value-type="float" office:value="249.07498">
            <text:p>249.074980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string">
            <text:p>Kalifornium</text:p>
          </table:table-cell>
          <table:table-cell office:value-type="string">
            <text:p>californium</text:p>
          </table:table-cell>
          <table:table-cell table:number-columns-repeated="2" office:value-type="string">
            <text:p>californio</text:p>
          </table:table-cell>
          <table:table-cell office:value-type="float" office:value="251.07958">
            <text:p>251.079580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.3">
            <text:p>1.30</text:p>
          </table:table-cell>
          <table:table-cell office:value-type="float" office:value="6.3">
            <text:p>6.3000</text:p>
          </table:table-cell>
          <table:table-cell table:number-columns-repeated="2"/>
          <table:table-cell office:value-type="float" office:value="608">
            <text:p>608</text:p>
          </table:table-cell>
          <table:table-cell table:number-columns-repeated="4"/>
          <table:table-cell table:number-columns-repeated="2" office:value-type="string">
            <text:p>+3</text:p>
          </table:table-cell>
          <table:table-cell table:number-columns-repeated="2" office:value-type="string">
            <text:p>[Rn] 7s2 5f10</text:p>
          </table:table-cell>
          <table:table-cell table:number-columns-repeated="5"/>
          <table:table-cell office:value-type="float" office:value="186">
            <text:p>186.0</text:p>
          </table:table-cell>
          <table:table-cell table:number-columns-repeated="2"/>
          <table:table-cell office:value-type="float" office:value="109">
            <text:p>109</text:p>
          </table:table-cell>
          <table:table-cell table:number-columns-repeated="5"/>
          <table:table-cell office:value-type="float" office:value="10">
            <text:p>10.00000</text:p>
          </table:table-cell>
          <table:table-cell/>
          <table:table-cell office:value-type="float" office:value="20.5">
            <text:p>20.5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californium_249</text:p>
          </table:table-cell>
          <table:table-cell office:value-type="string">
            <text:p>Cf_249</text:p>
          </table:table-cell>
          <table:table-cell office:value-type="string">
            <text:p>98_249</text:p>
          </table:table-cell>
          <table:table-cell office:value-type="string">
            <text:p>Kalifornium_249</text:p>
          </table:table-cell>
          <table:table-cell office:value-type="string">
            <text:p>Californium_249</text:p>
          </table:table-cell>
          <table:table-cell table:number-columns-repeated="2" office:value-type="string">
            <text:p>Californio_249</text:p>
          </table:table-cell>
          <table:table-cell office:value-type="float" office:value="249.074847">
            <text:p>249.074847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lifornium_250</text:p>
          </table:table-cell>
          <table:table-cell office:value-type="string">
            <text:p>Cf_250</text:p>
          </table:table-cell>
          <table:table-cell office:value-type="string">
            <text:p>98_250</text:p>
          </table:table-cell>
          <table:table-cell office:value-type="string">
            <text:p>Kalifornium_250</text:p>
          </table:table-cell>
          <table:table-cell office:value-type="string">
            <text:p>Californium_250</text:p>
          </table:table-cell>
          <table:table-cell table:number-columns-repeated="2" office:value-type="string">
            <text:p>Californio_250</text:p>
          </table:table-cell>
          <table:table-cell office:value-type="float" office:value="250.0764">
            <text:p>250.07640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californium_252</text:p>
          </table:table-cell>
          <table:table-cell office:value-type="string">
            <text:p>Cf_252</text:p>
          </table:table-cell>
          <table:table-cell office:value-type="string">
            <text:p>98_252</text:p>
          </table:table-cell>
          <table:table-cell office:value-type="string">
            <text:p>Kalifornium_252</text:p>
          </table:table-cell>
          <table:table-cell office:value-type="string">
            <text:p>Californium_252</text:p>
          </table:table-cell>
          <table:table-cell table:number-columns-repeated="2" office:value-type="string">
            <text:p>Californio_252</text:p>
          </table:table-cell>
          <table:table-cell office:value-type="float" office:value="252.08162">
            <text:p>252.0816200000</text:p>
          </table:table-cell>
          <table:table-cell table:number-columns-repeated="37"/>
          <table:table-cell office:value-type="string">
            <text:p>True</text:p>
          </table:table-cell>
        </table:table-row>
        <table:table-row table:style-name="ro1">
          <table:table-cell office:value-type="string">
            <text:p>einsteinium</text:p>
          </table:table-cell>
          <table:table-cell office:value-type="string">
            <text:p>Es</text:p>
          </table:table-cell>
          <table:table-cell office:value-type="float" office:value="99">
            <text:p>99</text:p>
          </table:table-cell>
          <table:table-cell office:value-type="string">
            <text:p>Einsteinium</text:p>
          </table:table-cell>
          <table:table-cell office:value-type="string">
            <text:p>einsteinium</text:p>
          </table:table-cell>
          <table:table-cell table:number-columns-repeated="2" office:value-type="string">
            <text:p>einstenio</text:p>
          </table:table-cell>
          <table:table-cell office:value-type="float" office:value="252.08297">
            <text:p>252.082970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.3">
            <text:p>1.30</text:p>
          </table:table-cell>
          <table:table-cell office:value-type="float" office:value="6.42">
            <text:p>6.4200</text:p>
          </table:table-cell>
          <table:table-cell table:number-columns-repeated="2"/>
          <table:table-cell office:value-type="float" office:value="619">
            <text:p>619</text:p>
          </table:table-cell>
          <table:table-cell table:number-columns-repeated="4"/>
          <table:table-cell table:number-columns-repeated="2" office:value-type="string">
            <text:p>+3</text:p>
          </table:table-cell>
          <table:table-cell table:number-columns-repeated="2" office:value-type="string">
            <text:p>[Rn] 7s2 5f11</text:p>
          </table:table-cell>
          <table:table-cell table:number-columns-repeated="5"/>
          <table:table-cell office:value-type="float" office:value="186">
            <text:p>186.0</text:p>
          </table:table-cell>
          <table:table-cell table:number-columns-repeated="8"/>
          <table:table-cell office:value-type="float" office:value="10">
            <text:p>10.00000</text:p>
          </table:table-cell>
          <table:table-cell/>
          <table:table-cell office:value-type="float" office:value="19.7">
            <text:p>19.7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string">
            <text:p>Fermium</text:p>
          </table:table-cell>
          <table:table-cell office:value-type="string">
            <text:p>fermium</text:p>
          </table:table-cell>
          <table:table-cell table:number-columns-repeated="2" office:value-type="string">
            <text:p>fermio</text:p>
          </table:table-cell>
          <table:table-cell office:value-type="float" office:value="257.095099">
            <text:p>257.095099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.3">
            <text:p>1.30</text:p>
          </table:table-cell>
          <table:table-cell office:value-type="float" office:value="6.5">
            <text:p>6.5000</text:p>
          </table:table-cell>
          <table:table-cell table:number-columns-repeated="2"/>
          <table:table-cell office:value-type="float" office:value="627">
            <text:p>627</text:p>
          </table:table-cell>
          <table:table-cell table:number-columns-repeated="4"/>
          <table:table-cell table:number-columns-repeated="2" office:value-type="string">
            <text:p>+3</text:p>
          </table:table-cell>
          <table:table-cell table:number-columns-repeated="2" office:value-type="string">
            <text:p>[Rn] 7s2 5f12</text:p>
          </table:table-cell>
          <table:table-cell table:number-columns-repeated="14"/>
          <table:table-cell office:value-type="float" office:value="10">
            <text:p>10.00000</text:p>
          </table:table-cell>
          <table:table-cell/>
          <table:table-cell office:value-type="float" office:value="23.8">
            <text:p>23.8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mendelevium</text:p>
          </table:table-cell>
          <table:table-cell office:value-type="string">
            <text:p>Md</text:p>
          </table:table-cell>
          <table:table-cell office:value-type="float" office:value="101">
            <text:p>101</text:p>
          </table:table-cell>
          <table:table-cell office:value-type="string">
            <text:p>Mendelevium</text:p>
          </table:table-cell>
          <table:table-cell office:value-type="string">
            <text:p>mendélévium</text:p>
          </table:table-cell>
          <table:table-cell table:number-columns-repeated="2" office:value-type="string">
            <text:p>mendelevio</text:p>
          </table:table-cell>
          <table:table-cell office:value-type="float" office:value="258.098425">
            <text:p>258.098425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.3">
            <text:p>1.30</text:p>
          </table:table-cell>
          <table:table-cell office:value-type="float" office:value="6.58">
            <text:p>6.5800</text:p>
          </table:table-cell>
          <table:table-cell table:number-columns-repeated="2"/>
          <table:table-cell office:value-type="float" office:value="635">
            <text:p>635</text:p>
          </table:table-cell>
          <table:table-cell table:number-columns-repeated="4"/>
          <table:table-cell office:value-type="string">
            <text:p>+2, +3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Rn] 7s2 5f13</text:p>
          </table:table-cell>
          <table:table-cell table:number-columns-repeated="14"/>
          <table:table-cell office:value-type="float" office:value="10">
            <text:p>10.00000</text:p>
          </table:table-cell>
          <table:table-cell/>
          <table:table-cell office:value-type="float" office:value="18.2">
            <text:p>18.2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mendelevium_256</text:p>
          </table:table-cell>
          <table:table-cell office:value-type="string">
            <text:p>Md_256</text:p>
          </table:table-cell>
          <table:table-cell office:value-type="string">
            <text:p>101_256</text:p>
          </table:table-cell>
          <table:table-cell office:value-type="string">
            <text:p>Mendelevium_256</text:p>
          </table:table-cell>
          <table:table-cell office:value-type="string">
            <text:p>Mendélévium_256</text:p>
          </table:table-cell>
          <table:table-cell table:number-columns-repeated="2" office:value-type="string">
            <text:p>Mendelevio_256</text:p>
          </table:table-cell>
          <table:table-cell office:value-type="float" office:value="256.09405">
            <text:p>256.0940500000</text:p>
          </table:table-cell>
          <table:table-cell table:number-columns-repeated="15"/>
          <table:table-cell table:style-name="ce10"/>
          <table:table-cell table:number-columns-repeated="21"/>
          <table:table-cell office:value-type="string">
            <text:p>True</text:p>
          </table:table-cell>
        </table:table-row>
        <table:table-row table:style-name="ro1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string">
            <text:p>Nobelium</text:p>
          </table:table-cell>
          <table:table-cell office:value-type="string">
            <text:p>nobélium</text:p>
          </table:table-cell>
          <table:table-cell table:number-columns-repeated="2" office:value-type="string">
            <text:p>nobelio</text:p>
          </table:table-cell>
          <table:table-cell office:value-type="float" office:value="259.10102">
            <text:p>259.1010200000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.3">
            <text:p>1.30</text:p>
          </table:table-cell>
          <table:table-cell office:value-type="float" office:value="6.65">
            <text:p>6.6500</text:p>
          </table:table-cell>
          <table:table-cell table:number-columns-repeated="2"/>
          <table:table-cell office:value-type="float" office:value="642">
            <text:p>642</text:p>
          </table:table-cell>
          <table:table-cell table:number-columns-repeated="4"/>
          <table:table-cell office:value-type="string">
            <text:p>+2, +3</text:p>
          </table:table-cell>
          <table:table-cell table:style-name="ce10" office:value-type="string">
            <text:p>+2, +3</text:p>
          </table:table-cell>
          <table:table-cell table:number-columns-repeated="2" office:value-type="string">
            <text:p>[Rn] 7s2 5f14</text:p>
          </table:table-cell>
          <table:table-cell table:number-columns-repeated="7"/>
          <table:table-cell office:value-type="float" office:value="124">
            <text:p>124</text:p>
          </table:table-cell>
          <table:table-cell table:number-columns-repeated="6"/>
          <table:table-cell office:value-type="float" office:value="10">
            <text:p>10.00000</text:p>
          </table:table-cell>
          <table:table-cell/>
          <table:table-cell office:value-type="float" office:value="17.5">
            <text:p>17.500</text:p>
          </table:table-cell>
          <table:table-cell table:number-columns-repeated="2"/>
          <table:table-cell office:value-type="string">
            <text:p>True</text:p>
          </table:table-cell>
        </table:table-row>
        <table:table-row table:style-name="ro1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string">
            <text:p>Lawrencium</text:p>
          </table:table-cell>
          <table:table-cell office:value-type="string">
            <text:p>lawrencium</text:p>
          </table:table-cell>
          <table:table-cell office:value-type="string">
            <text:p>lawrencio</text:p>
          </table:table-cell>
          <table:table-cell office:value-type="string">
            <text:p>laurenzio</text:p>
          </table:table-cell>
          <table:table-cell office:value-type="float" office:value="262.10969">
            <text:p>262.10969000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2" office:value-type="string">
            <text:p>+3</text:p>
          </table:table-cell>
          <table:table-cell table:number-columns-repeated="2" office:value-type="string">
            <text:p>[Rn] 7s2 5f14 6d1</text:p>
          </table:table-cell>
          <table:table-cell table:number-columns-repeated="14"/>
          <table:table-cell office:value-type="float" office:value="10">
            <text:p>10.00000</text:p>
          </table:table-cell>
          <table:table-cell table:number-columns-repeated="4"/>
          <table:table-cell office:value-type="string">
            <text:p>True</text:p>
          </table:table-cell>
        </table:table-row>
        <table:table-row table:style-name="ro1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string">
            <text:p>Rutherfordium</text:p>
          </table:table-cell>
          <table:table-cell office:value-type="string">
            <text:p>rutherfordium</text:p>
          </table:table-cell>
          <table:table-cell office:value-type="string">
            <text:p>ruterfordio</text:p>
          </table:table-cell>
          <table:table-cell office:value-type="string">
            <text:p>rutherfordio</text:p>
          </table:table-cell>
          <table:table-cell office:value-type="float" office:value="261.10875">
            <text:p>261.10875000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2</text:p>
          </table:table-cell>
          <table:table-cell table:number-columns-repeated="14"/>
          <table:table-cell office:value-type="float" office:value="23">
            <text:p>23.00000</text:p>
          </table:table-cell>
          <table:table-cell table:number-columns-repeated="4"/>
          <table:table-cell office:value-type="string">
            <text:p>True</text:p>
          </table:table-cell>
        </table:table-row>
        <table:table-row table:style-name="ro1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string">
            <text:p>Dubnium</text:p>
          </table:table-cell>
          <table:table-cell office:value-type="string">
            <text:p>dubnium</text:p>
          </table:table-cell>
          <table:table-cell table:number-columns-repeated="2" office:value-type="string">
            <text:p>dubnio</text:p>
          </table:table-cell>
          <table:table-cell office:value-type="float" office:value="262.11415">
            <text:p>262.1141500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3</text:p>
          </table:table-cell>
          <table:table-cell table:number-columns-repeated="14"/>
          <table:table-cell office:value-type="float" office:value="58">
            <text:p>58.00000</text:p>
          </table:table-cell>
          <table:table-cell table:number-columns-repeated="4"/>
          <table:table-cell office:value-type="string">
            <text:p>True</text:p>
          </table:table-cell>
        </table:table-row>
        <table:table-row table:style-name="ro1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string">
            <text:p>Seaborgium</text:p>
          </table:table-cell>
          <table:table-cell office:value-type="string">
            <text:p>seaborgium</text:p>
          </table:table-cell>
          <table:table-cell table:number-columns-repeated="2" office:value-type="string">
            <text:p>seaborgio</text:p>
          </table:table-cell>
          <table:table-cell office:value-type="float" office:value="266.12193">
            <text:p>266.121930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4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office:value-type="string">
            <text:p>Bohrium</text:p>
          </table:table-cell>
          <table:table-cell office:value-type="string">
            <text:p>bohrium</text:p>
          </table:table-cell>
          <table:table-cell table:number-columns-repeated="2" office:value-type="string">
            <text:p>bohrio</text:p>
          </table:table-cell>
          <table:table-cell office:value-type="float" office:value="264.12473">
            <text:p>264.1247300000</text:p>
          </table:table-cell>
          <table:table-cell table:number-columns-repeated="2"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5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string">
            <text:p>Hassium</text:p>
          </table:table-cell>
          <table:table-cell office:value-type="string">
            <text:p>hassium</text:p>
          </table:table-cell>
          <table:table-cell table:number-columns-repeated="2" office:value-type="string">
            <text:p>hassio</text:p>
          </table:table-cell>
          <table:table-cell office:value-type="float" office:value="269.13411">
            <text:p>269.134110000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6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string">
            <text:p>Meitnerium </text:p>
          </table:table-cell>
          <table:table-cell office:value-type="string">
            <text:p>meitnérium</text:p>
          </table:table-cell>
          <table:table-cell table:number-columns-repeated="2" office:value-type="string">
            <text:p>meitnerio</text:p>
          </table:table-cell>
          <table:table-cell office:value-type="float" office:value="268.13882">
            <text:p>268.13882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7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darmstadtium</text:p>
          </table:table-cell>
          <table:table-cell office:value-type="string">
            <text:p>Ds</text:p>
          </table:table-cell>
          <table:table-cell office:value-type="float" office:value="110">
            <text:p>110</text:p>
          </table:table-cell>
          <table:table-cell office:value-type="string">
            <text:p>Darmstadtium</text:p>
          </table:table-cell>
          <table:table-cell office:value-type="string">
            <text:p>darmstadtium</text:p>
          </table:table-cell>
          <table:table-cell table:number-columns-repeated="2" office:value-type="string">
            <text:p>darmstadtio</text:p>
          </table:table-cell>
          <table:table-cell office:value-type="float" office:value="271.14608">
            <text:p>271.14608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8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roentgentium</text:p>
          </table:table-cell>
          <table:table-cell office:value-type="string">
            <text:p>Rg</text:p>
          </table:table-cell>
          <table:table-cell office:value-type="float" office:value="111">
            <text:p>111</text:p>
          </table:table-cell>
          <table:table-cell office:value-type="string">
            <text:p>Roentgentium</text:p>
          </table:table-cell>
          <table:table-cell office:value-type="string">
            <text:p>roentgentium</text:p>
          </table:table-cell>
          <table:table-cell table:number-columns-repeated="2" office:value-type="string">
            <text:p>roentgentio</text:p>
          </table:table-cell>
          <table:table-cell office:value-type="float" office:value="272.15348">
            <text:p>272.15348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9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copernicum</text:p>
          </table:table-cell>
          <table:table-cell office:value-type="string">
            <text:p>Cn</text:p>
          </table:table-cell>
          <table:table-cell office:value-type="float" office:value="112">
            <text:p>112</text:p>
          </table:table-cell>
          <table:table-cell office:value-type="string">
            <text:p>Kopernikum</text:p>
          </table:table-cell>
          <table:table-cell office:value-type="string">
            <text:p>copérnicum</text:p>
          </table:table-cell>
          <table:table-cell table:number-columns-repeated="2" office:value-type="string">
            <text:p>copernico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10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nihonium</text:p>
          </table:table-cell>
          <table:table-cell office:value-type="string">
            <text:p>Nh</text:p>
          </table:table-cell>
          <table:table-cell office:value-type="float" office:value="113">
            <text:p>113</text:p>
          </table:table-cell>
          <table:table-cell office:value-type="string">
            <text:p>Nihonium</text:p>
          </table:table-cell>
          <table:table-cell office:value-type="string">
            <text:p>nihonium</text:p>
          </table:table-cell>
          <table:table-cell table:number-columns-repeated="2" office:value-type="string">
            <text:p>nihonio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10 7p1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flerovium</text:p>
          </table:table-cell>
          <table:table-cell office:value-type="string">
            <text:p>Fl</text:p>
          </table:table-cell>
          <table:table-cell office:value-type="float" office:value="114">
            <text:p>114</text:p>
          </table:table-cell>
          <table:table-cell office:value-type="string">
            <text:p>Flerovium</text:p>
          </table:table-cell>
          <table:table-cell office:value-type="string">
            <text:p>flerovium</text:p>
          </table:table-cell>
          <table:table-cell table:number-columns-repeated="2" office:value-type="string">
            <text:p>flerovio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10 7p2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moscovium</text:p>
          </table:table-cell>
          <table:table-cell office:value-type="string">
            <text:p>Mc</text:p>
          </table:table-cell>
          <table:table-cell office:value-type="float" office:value="115">
            <text:p>115</text:p>
          </table:table-cell>
          <table:table-cell office:value-type="string">
            <text:p>Moscovium</text:p>
          </table:table-cell>
          <table:table-cell office:value-type="string">
            <text:p>moscovium</text:p>
          </table:table-cell>
          <table:table-cell table:number-columns-repeated="2" office:value-type="string">
            <text:p>moscovio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10 7p3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livermorium</text:p>
          </table:table-cell>
          <table:table-cell office:value-type="string">
            <text:p>Lv</text:p>
          </table:table-cell>
          <table:table-cell office:value-type="float" office:value="116">
            <text:p>116</text:p>
          </table:table-cell>
          <table:table-cell office:value-type="string">
            <text:p>Livermorium</text:p>
          </table:table-cell>
          <table:table-cell office:value-type="string">
            <text:p>livermorium</text:p>
          </table:table-cell>
          <table:table-cell table:number-columns-repeated="2" office:value-type="string">
            <text:p>livermorio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10 7p4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>
          <table:table-cell office:value-type="string">
            <text:p>tennessine</text:p>
          </table:table-cell>
          <table:table-cell office:value-type="string">
            <text:p>Ts</text:p>
          </table:table-cell>
          <table:table-cell office:value-type="float" office:value="117">
            <text:p>117</text:p>
          </table:table-cell>
          <table:table-cell office:value-type="string">
            <text:p>Tennessine</text:p>
          </table:table-cell>
          <table:table-cell office:value-type="string">
            <text:p>tennessine</text:p>
          </table:table-cell>
          <table:table-cell table:number-columns-repeated="2" office:value-type="string">
            <text:p>tennessio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35"/>
          <table:table-cell office:value-type="string">
            <text:p>True</text:p>
          </table:table-cell>
        </table:table-row>
        <table:table-row table:style-name="ro1">
          <table:table-cell office:value-type="string">
            <text:p>oganesson</text:p>
          </table:table-cell>
          <table:table-cell office:value-type="string">
            <text:p>Og</text:p>
          </table:table-cell>
          <table:table-cell office:value-type="float" office:value="118">
            <text:p>118</text:p>
          </table:table-cell>
          <table:table-cell office:value-type="string">
            <text:p>Oganesson</text:p>
          </table:table-cell>
          <table:table-cell office:value-type="string">
            <text:p>oganesson</text:p>
          </table:table-cell>
          <table:table-cell table:number-columns-repeated="2" office:value-type="string">
            <text:p>oganessio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14"/>
          <table:table-cell table:number-columns-repeated="2" office:value-type="string">
            <text:p>[Rn] 7s2 5f14 6d10 7p6</text:p>
          </table:table-cell>
          <table:table-cell table:number-columns-repeated="19"/>
          <table:table-cell office:value-type="string">
            <text:p>True</text:p>
          </table:table-cell>
        </table:table-row>
        <table:table-row table:style-name="ro1" table:number-rows-repeated="104822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im Table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5"/>
        <table:table-column table:style-name="co37" table:default-cell-style-name="ce13"/>
        <table:table-column table:style-name="co38" table:number-columns-repeated="1015" table:default-cell-style-name="ce13"/>
        <table:table-row table:style-name="ro1">
          <table:table-cell table:style-name="Default" office:value-type="string">
            <text:p>English element name</text:p>
          </table:table-cell>
          <table:table-cell table:style-name="Default" office:value-type="string">
            <text:p>atomic symbol</text:p>
          </table:table-cell>
          <table:table-cell table:style-name="Default" office:value-type="string">
            <text:p>atomic #</text:p>
          </table:table-cell>
          <table:table-cell table:style-name="Default" office:value-type="string">
            <text:p>German element name</text:p>
          </table:table-cell>
          <table:table-cell table:style-name="Default" office:value-type="string">
            <text:p>French element name</text:p>
          </table:table-cell>
          <table:table-cell table:style-name="Default" office:value-type="string">
            <text:p>Spanish element name</text:p>
          </table:table-cell>
          <table:table-cell table:style-name="Default" office:value-type="string">
            <text:p>Italian element name</text:p>
          </table:table-cell>
          <table:table-cell table:style-name="ce3" office:value-type="string">
            <text:p>atomic mass (NIST 2016)</text:p>
          </table:table-cell>
          <table:table-cell table:style-name="Default" office:value-type="string">
            <text:p>Metallic (astrophisics)</text:p>
          </table:table-cell>
          <table:table-cell table:number-columns-repeated="1015"/>
        </table:table-row>
        <table:table-row table:style-name="ro1">
          <table:table-cell office:value-type="string">
            <text:p>hydrogen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Wasserstoff</text:p>
          </table:table-cell>
          <table:table-cell office:value-type="string">
            <text:p>hydrogène</text:p>
          </table:table-cell>
          <table:table-cell office:value-type="string">
            <text:p>hidrógeno</text:p>
          </table:table-cell>
          <table:table-cell office:value-type="string">
            <text:p>idrogeno</text:p>
          </table:table-cell>
          <table:table-cell office:value-type="float" office:value="1.0078250321">
            <text:p>1.0078250321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string">
            <text:p>Deuterium</text:p>
          </table:table-cell>
          <table:table-cell office:value-type="string">
            <text:p>H_2</text:p>
          </table:table-cell>
          <table:table-cell office:value-type="string">
            <text:p>1_2</text:p>
          </table:table-cell>
          <table:table-cell office:value-type="string">
            <text:p>Deuterium</text:p>
          </table:table-cell>
          <table:table-cell office:value-type="string">
            <text:p>deutérium</text:p>
          </table:table-cell>
          <table:table-cell table:number-columns-repeated="2" office:value-type="string">
            <text:p>deuterio</text:p>
          </table:table-cell>
          <table:table-cell office:value-type="float" office:value="2.014101778">
            <text:p>2.0141017780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string">
            <text:p>Helium</text:p>
          </table:table-cell>
          <table:table-cell office:value-type="string">
            <text:p>hélium</text:p>
          </table:table-cell>
          <table:table-cell office:value-type="string">
            <text:p>helio</text:p>
          </table:table-cell>
          <table:table-cell office:value-type="string">
            <text:p>elio</text:p>
          </table:table-cell>
          <table:table-cell office:value-type="float" office:value="4.0026032497">
            <text:p>4.0026032497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string">
            <text:p>Helium_3</text:p>
          </table:table-cell>
          <table:table-cell office:value-type="string">
            <text:p>He_3</text:p>
          </table:table-cell>
          <table:table-cell office:value-type="string">
            <text:p>2_3</text:p>
          </table:table-cell>
          <table:table-cell office:value-type="string">
            <text:p>Helium_3</text:p>
          </table:table-cell>
          <table:table-cell office:value-type="string">
            <text:p>Hélium_3</text:p>
          </table:table-cell>
          <table:table-cell office:value-type="string">
            <text:p>Helio_3</text:p>
          </table:table-cell>
          <table:table-cell office:value-type="string">
            <text:p>Elio_3</text:p>
          </table:table-cell>
          <table:table-cell office:value-type="float" office:value="3.01602931">
            <text:p>3.0160293100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string">
            <text:p>Lithium</text:p>
          </table:table-cell>
          <table:table-cell office:value-type="string">
            <text:p>lithium</text:p>
          </table:table-cell>
          <table:table-cell table:number-columns-repeated="2" office:value-type="string">
            <text:p>litio</text:p>
          </table:table-cell>
          <table:table-cell office:value-type="float" office:value="7.016004">
            <text:p>7.0160040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string">
            <text:p>Kohlenlstoff</text:p>
          </table:table-cell>
          <table:table-cell office:value-type="string">
            <text:p>carbone</text:p>
          </table:table-cell>
          <table:table-cell office:value-type="string">
            <text:p>carbono</text:p>
          </table:table-cell>
          <table:table-cell office:value-type="string">
            <text:p>carbonio</text:p>
          </table:table-cell>
          <table:table-cell office:value-type="float" office:value="12">
            <text:p>12.0000000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carbon_13</text:p>
          </table:table-cell>
          <table:table-cell office:value-type="string">
            <text:p>C_13</text:p>
          </table:table-cell>
          <table:table-cell office:value-type="string">
            <text:p>6_13</text:p>
          </table:table-cell>
          <table:table-cell office:value-type="string">
            <text:p>Kohlenlstoff_13</text:p>
          </table:table-cell>
          <table:table-cell office:value-type="string">
            <text:p>Carbone_13</text:p>
          </table:table-cell>
          <table:table-cell office:value-type="string">
            <text:p>Carbono_13</text:p>
          </table:table-cell>
          <table:table-cell office:value-type="string">
            <text:p>Carbonio_13</text:p>
          </table:table-cell>
          <table:table-cell office:value-type="float" office:value="13.0033548378">
            <text:p>13.0033548378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string">
            <text:p>Stickstoff</text:p>
          </table:table-cell>
          <table:table-cell office:value-type="string">
            <text:p>azote</text:p>
          </table:table-cell>
          <table:table-cell office:value-type="string">
            <text:p>nitrógeno</text:p>
          </table:table-cell>
          <table:table-cell office:value-type="string">
            <text:p>azoto</text:p>
          </table:table-cell>
          <table:table-cell office:value-type="float" office:value="14.0030740052">
            <text:p>14.0030740052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Nitrogen_15</text:p>
          </table:table-cell>
          <table:table-cell office:value-type="string">
            <text:p>N_15</text:p>
          </table:table-cell>
          <table:table-cell office:value-type="string">
            <text:p>7_15</text:p>
          </table:table-cell>
          <table:table-cell office:value-type="string">
            <text:p>Stickstoff_15</text:p>
          </table:table-cell>
          <table:table-cell office:value-type="string">
            <text:p>Azote_15</text:p>
          </table:table-cell>
          <table:table-cell office:value-type="string">
            <text:p>Nitrógeno_15</text:p>
          </table:table-cell>
          <table:table-cell office:value-type="string">
            <text:p>Azoto_15</text:p>
          </table:table-cell>
          <table:table-cell office:value-type="float" office:value="15.0001088984">
            <text:p>15.0001088984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string">
            <text:p>Sauerstoff</text:p>
          </table:table-cell>
          <table:table-cell office:value-type="string">
            <text:p>oxygène</text:p>
          </table:table-cell>
          <table:table-cell office:value-type="string">
            <text:p>oxígeno</text:p>
          </table:table-cell>
          <table:table-cell office:value-type="string">
            <text:p>ossigeno</text:p>
          </table:table-cell>
          <table:table-cell office:value-type="float" office:value="15.9949146221">
            <text:p>15.9949146221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Oxygen_17</text:p>
          </table:table-cell>
          <table:table-cell office:value-type="string">
            <text:p>O_17</text:p>
          </table:table-cell>
          <table:table-cell office:value-type="string">
            <text:p>8_17</text:p>
          </table:table-cell>
          <table:table-cell office:value-type="string">
            <text:p>Sauerstoff_17</text:p>
          </table:table-cell>
          <table:table-cell office:value-type="string">
            <text:p>Oxygène_17</text:p>
          </table:table-cell>
          <table:table-cell office:value-type="string">
            <text:p>Oxígeno_17</text:p>
          </table:table-cell>
          <table:table-cell office:value-type="string">
            <text:p>Ossigeno_17</text:p>
          </table:table-cell>
          <table:table-cell office:value-type="float" office:value="16.9991315">
            <text:p>16.9991315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oxygen_18</text:p>
          </table:table-cell>
          <table:table-cell office:value-type="string">
            <text:p>O_18</text:p>
          </table:table-cell>
          <table:table-cell office:value-type="string">
            <text:p>8_18</text:p>
          </table:table-cell>
          <table:table-cell office:value-type="string">
            <text:p>Sauerstoff_18</text:p>
          </table:table-cell>
          <table:table-cell office:value-type="string">
            <text:p>Oxygène_18</text:p>
          </table:table-cell>
          <table:table-cell office:value-type="string">
            <text:p>Oxígeno_18</text:p>
          </table:table-cell>
          <table:table-cell office:value-type="string">
            <text:p>Ossigeno_18</text:p>
          </table:table-cell>
          <table:table-cell office:value-type="float" office:value="17.9991604">
            <text:p>17.9991604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Fluor</text:p>
          </table:table-cell>
          <table:table-cell office:value-type="string">
            <text:p>fluor</text:p>
          </table:table-cell>
          <table:table-cell office:value-type="string">
            <text:p>flúor</text:p>
          </table:table-cell>
          <table:table-cell office:value-type="string">
            <text:p>fluoro</text:p>
          </table:table-cell>
          <table:table-cell office:value-type="float" office:value="18.9984032">
            <text:p>18.9984032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string">
            <text:p>Natrium</text:p>
          </table:table-cell>
          <table:table-cell office:value-type="string">
            <text:p>sodium</text:p>
          </table:table-cell>
          <table:table-cell table:number-columns-repeated="2" office:value-type="string">
            <text:p>sodio</text:p>
          </table:table-cell>
          <table:table-cell office:value-type="float" office:value="22.98976967">
            <text:p>22.98976967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string">
            <text:p>Magnesium</text:p>
          </table:table-cell>
          <table:table-cell office:value-type="string">
            <text:p>magnésium</text:p>
          </table:table-cell>
          <table:table-cell table:number-columns-repeated="2" office:value-type="string">
            <text:p>magnesio</text:p>
          </table:table-cell>
          <table:table-cell office:value-type="float" office:value="23.9850419">
            <text:p>23.9850419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string">
            <text:p>Aluminium</text:p>
          </table:table-cell>
          <table:table-cell office:value-type="string">
            <text:p>aluminium</text:p>
          </table:table-cell>
          <table:table-cell office:value-type="string">
            <text:p>aluminio</text:p>
          </table:table-cell>
          <table:table-cell office:value-type="string">
            <text:p>alluminio</text:p>
          </table:table-cell>
          <table:table-cell office:value-type="float" office:value="26.98153844">
            <text:p>26.98153844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string">
            <text:p>Silizium</text:p>
          </table:table-cell>
          <table:table-cell office:value-type="string">
            <text:p>silicium</text:p>
          </table:table-cell>
          <table:table-cell table:number-columns-repeated="2" office:value-type="string">
            <text:p>silicio</text:p>
          </table:table-cell>
          <table:table-cell office:value-type="float" office:value="27.9769265327">
            <text:p>27.9769265327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string">
            <text:p>Schwefel</text:p>
          </table:table-cell>
          <table:table-cell office:value-type="string">
            <text:p>soufre</text:p>
          </table:table-cell>
          <table:table-cell office:value-type="string">
            <text:p>azufre</text:p>
          </table:table-cell>
          <table:table-cell office:value-type="string">
            <text:p>zolfo</text:p>
          </table:table-cell>
          <table:table-cell office:value-type="float" office:value="31.97207069">
            <text:p>31.97207069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string">
            <text:p>Kalium</text:p>
          </table:table-cell>
          <table:table-cell office:value-type="string">
            <text:p>potassium</text:p>
          </table:table-cell>
          <table:table-cell office:value-type="string">
            <text:p>potasio</text:p>
          </table:table-cell>
          <table:table-cell office:value-type="string">
            <text:p>potassio</text:p>
          </table:table-cell>
          <table:table-cell office:value-type="float" office:value="38.9637069">
            <text:p>38.9637069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string">
            <text:p>Kalzium</text:p>
          </table:table-cell>
          <table:table-cell office:value-type="string">
            <text:p>calcium</text:p>
          </table:table-cell>
          <table:table-cell table:number-columns-repeated="2" office:value-type="string">
            <text:p>calcio</text:p>
          </table:table-cell>
          <table:table-cell office:value-type="float" office:value="39.9625912">
            <text:p>39.9625912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string">
            <text:p>Skandium</text:p>
          </table:table-cell>
          <table:table-cell office:value-type="string">
            <text:p>scandium</text:p>
          </table:table-cell>
          <table:table-cell office:value-type="string">
            <text:p>escandio</text:p>
          </table:table-cell>
          <table:table-cell office:value-type="string">
            <text:p>scandio</text:p>
          </table:table-cell>
          <table:table-cell office:value-type="float" office:value="44.9559102">
            <text:p>44.9559102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office:value-type="string">
            <text:p>Titan</text:p>
          </table:table-cell>
          <table:table-cell office:value-type="string">
            <text:p>titane</text:p>
          </table:table-cell>
          <table:table-cell table:number-columns-repeated="2" office:value-type="string">
            <text:p>titanio</text:p>
          </table:table-cell>
          <table:table-cell office:value-type="float" office:value="47.9479471">
            <text:p>47.9479471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string">
            <text:p>Vanadium</text:p>
          </table:table-cell>
          <table:table-cell office:value-type="string">
            <text:p>vanadium</text:p>
          </table:table-cell>
          <table:table-cell table:number-columns-repeated="2" office:value-type="string">
            <text:p>vanadio</text:p>
          </table:table-cell>
          <table:table-cell office:value-type="float" office:value="50.9439637">
            <text:p>50.9439637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string">
            <text:p>Chrom</text:p>
          </table:table-cell>
          <table:table-cell office:value-type="string">
            <text:p>chrome</text:p>
          </table:table-cell>
          <table:table-cell table:number-columns-repeated="2" office:value-type="string">
            <text:p>cromo</text:p>
          </table:table-cell>
          <table:table-cell office:value-type="float" office:value="51.9405119">
            <text:p>51.9405119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string">
            <text:p>Mangan</text:p>
          </table:table-cell>
          <table:table-cell office:value-type="string">
            <text:p>manganèse</text:p>
          </table:table-cell>
          <table:table-cell office:value-type="string">
            <text:p>manganeso</text:p>
          </table:table-cell>
          <table:table-cell office:value-type="string">
            <text:p>manganese</text:p>
          </table:table-cell>
          <table:table-cell office:value-type="float" office:value="54.9380496">
            <text:p>54.9380496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string">
            <text:p>Eisen</text:p>
          </table:table-cell>
          <table:table-cell office:value-type="string">
            <text:p>fer</text:p>
          </table:table-cell>
          <table:table-cell office:value-type="string">
            <text:p>hierro</text:p>
          </table:table-cell>
          <table:table-cell office:value-type="string">
            <text:p>ferro</text:p>
          </table:table-cell>
          <table:table-cell office:value-type="float" office:value="55.9349421">
            <text:p>55.9349421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string">
            <text:p>Kobalt</text:p>
          </table:table-cell>
          <table:table-cell office:value-type="string">
            <text:p>cobalt</text:p>
          </table:table-cell>
          <table:table-cell table:number-columns-repeated="2" office:value-type="string">
            <text:p>cobalto</text:p>
          </table:table-cell>
          <table:table-cell office:value-type="float" office:value="58.9332002">
            <text:p>58.9332002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string">
            <text:p>Nickel</text:p>
          </table:table-cell>
          <table:table-cell office:value-type="string">
            <text:p>nickel</text:p>
          </table:table-cell>
          <table:table-cell office:value-type="string">
            <text:p>níquel</text:p>
          </table:table-cell>
          <table:table-cell office:value-type="string">
            <text:p>nichelio</text:p>
          </table:table-cell>
          <table:table-cell office:value-type="float" office:value="57.9353479">
            <text:p>57.9353479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string">
            <text:p>Kupfer</text:p>
          </table:table-cell>
          <table:table-cell office:value-type="string">
            <text:p>cuivre</text:p>
          </table:table-cell>
          <table:table-cell office:value-type="string">
            <text:p>cobre</text:p>
          </table:table-cell>
          <table:table-cell office:value-type="string">
            <text:p>rame</text:p>
          </table:table-cell>
          <table:table-cell office:value-type="float" office:value="62.9296011">
            <text:p>62.9296011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string">
            <text:p>Zink</text:p>
          </table:table-cell>
          <table:table-cell table:number-columns-repeated="2" office:value-type="string">
            <text:p>zinc</text:p>
          </table:table-cell>
          <table:table-cell office:value-type="string">
            <text:p>zinco</text:p>
          </table:table-cell>
          <table:table-cell office:value-type="float" office:value="63.9291466">
            <text:p>63.9291466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europium</text:p>
          </table:table-cell>
          <table:table-cell office:value-type="string">
            <text:p>Eu</text:p>
          </table:table-cell>
          <table:table-cell table:style-name="ce14" office:value-type="float" office:value="63">
            <text:p>63</text:p>
          </table:table-cell>
          <table:table-cell office:value-type="string">
            <text:p>Europium</text:p>
          </table:table-cell>
          <table:table-cell office:value-type="string">
            <text:p>europium</text:p>
          </table:table-cell>
          <table:table-cell table:number-columns-repeated="2" office:value-type="string">
            <text:p>europio</text:p>
          </table:table-cell>
          <table:table-cell office:value-type="float" office:value="152.921226">
            <text:p>152.9212260000</text:p>
          </table:table-cell>
          <table:table-cell office:value-type="string">
            <text:p>True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Full Periodic Table'.H337:'Full Periodic Table'.H33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1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02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number-style style:name="N153">
      <number:number number:decimal-places="0" number:min-integer-digits="5"/>
    </number:number-style>
    <number:currency-style style:name="N15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5P0"/>
    </number:currency-style>
    <number:date-style style:name="N15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8P0" style:volatile="true">
      <number:month/>
      <number:text>/</number:text>
      <number:day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2" number:min-integer-digits="1"/>
    </number:number-style>
    <number:number-style style:name="N160">
      <number:number number:decimal-places="13" number:min-integer-digits="1"/>
    </number:number-style>
    <number:number-style style:name="N161">
      <number:number number:decimal-places="14" number:min-integer-digits="1"/>
    </number:number-style>
    <number:number-style style:name="N162">
      <number:number number:decimal-places="15" number:min-integer-digits="1"/>
    </number:number-style>
    <number:number-style style:name="N163">
      <number:number number:decimal-places="16" number:min-integer-digits="1"/>
    </number:number-style>
    <number:number-style style:name="N164">
      <number:number number:decimal-places="17" number:min-integer-digits="1"/>
    </number:number-style>
    <number:number-style style:name="N166">
      <number:scientific-number number:decimal-places="0" number:min-integer-digits="4" number:grouping="true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able-cell-properties fo:background-color="#cccc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01/04/2020</text:date>, <text:time>19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3M52S</meta:editing-duration>
    <meta:editing-cycles>9</meta:editing-cycles>
    <meta:generator>OpenOffice/4.1.6$Win32 OpenOffice.org_project/416m1$Build-9790</meta:generator>
    <dc:date>2020-01-04T19:01:01.75</dc:date>
    <meta:document-statistic meta:table-count="2" meta:cell-count="6493" meta:object-count="0"/>
    <meta:user-defined meta:name="Info 1"/>
    <meta:user-defined meta:name="Info 2"/>
    <meta:user-defined meta:name="Info 3"/>
    <meta:user-defined meta:name="Info 4"/>
  </office:meta>
</office:document-meta>
</file>